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99.5pt"/>
    </style:style>
    <style:style style:name="co4" style:family="table-column">
      <style:table-column-properties fo:break-before="auto" style:column-width="88.55pt"/>
    </style:style>
    <style:style style:name="co5" style:family="table-column">
      <style:table-column-properties fo:break-before="auto" style:column-width="128.49pt"/>
    </style:style>
    <style:style style:name="co6" style:family="table-column">
      <style:table-column-properties fo:break-before="auto" style:column-width="121.44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80.7pt"/>
    </style:style>
    <style:style style:name="co9" style:family="table-column">
      <style:table-column-properties fo:break-before="auto" style:column-width="87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0.74pt dotted #000000" fo:border-left="none" fo:border-right="none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order-bottom="0.06pt solid #000000" fo:background-color="#ffff66" fo:border-left="none" fo:border-right="none" fo:border-top="none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0" style:family="table-cell" style:parent-style-name="Default">
      <style:table-cell-properties fo:border-bottom="0.74pt dotted #000000" fo:background-color="transparent" fo:border-left="none" fo:border-right="none" fo:border-top="none"/>
    </style:style>
    <style:style style:name="ce11" style:family="table-cell" style:parent-style-name="Default">
      <style:table-cell-properties fo:background-color="transparent" fo:border="none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fo:border="none"/>
    </style:style>
    <style:style style:name="ce14" style:family="table-cell" style:parent-style-name="Default" style:data-style-name="N2">
      <style:table-cell-properties fo:border-bottom="0.74pt dotted #000000" fo:border-left="none" fo:border-right="none" fo:border-top="none"/>
    </style:style>
    <style:style style:name="ce15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6" style:family="table-cell" style:parent-style-name="Default" style:data-style-name="N60"/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9" style:family="table-cell" style:parent-style-name="Default" style:data-style-name="N60">
      <style:table-cell-properties fo:background-color="#ff0000"/>
    </style:style>
    <style:style style:name="ce20" style:family="table-cell" style:parent-style-name="Default" style:data-style-name="N60">
      <style:table-cell-properties fo:border-bottom="0.06pt solid #000000" fo:border-left="none" fo:border-right="none" fo:border-top="0.06pt solid #000000"/>
    </style:style>
    <style:style style:name="ce21" style:family="table-cell" style:parent-style-name="Default">
      <style:table-cell-properties fo:background-color="#ff3333"/>
    </style:style>
    <style:style style:name="ce22" style:family="table-cell" style:parent-style-name="Default" style:data-style-name="N60">
      <style:table-cell-properties fo:background-color="#ffff99"/>
    </style:style>
    <style:style style:name="ce23" style:family="table-cell" style:parent-style-name="Default">
      <style:table-cell-properties fo:background-color="#99ff66"/>
    </style:style>
    <style:style style:name="ce24" style:family="table-cell" style:parent-style-name="Default">
      <style:table-cell-properties fo:border-bottom="0.06pt solid #000000" fo:background-color="#99ff66" fo:border-left="none" fo:border-right="none" fo:border-top="none"/>
    </style:style>
    <style:style style:name="ce25" style:family="table-cell" style:parent-style-name="Default">
      <style:table-cell-properties fo:border-bottom="0.74pt dotted #000000" fo:background-color="#99ff66" fo:border-left="none" fo:border-right="none" fo:border-top="none"/>
    </style:style>
    <style:style style:name="ce26" style:family="table-cell" style:parent-style-name="Default">
      <style:table-cell-properties fo:border-bottom="0.06pt solid #000000" fo:background-color="#ff3333" fo:border-left="none" fo:border-right="none" fo:border-top="none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29" style:family="table-cell" style:parent-style-name="Default">
      <style:table-cell-properties fo:background-color="#00ff00"/>
    </style:style>
    <style:style style:name="ce30" style:family="table-cell" style:parent-style-name="Default">
      <style:table-cell-properties fo:background-color="#ff9966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2" style:family="table-cell" style:parent-style-name="Default" style:data-style-name="N99">
      <style:table-cell-properties fo:background-color="transparent"/>
    </style:style>
    <style:style style:name="ce33" style:family="table-cell" style:parent-style-name="Default" style:data-style-name="N99">
      <style:table-cell-properties fo:background-color="transparent" fo:border="none"/>
    </style:style>
    <style:style style:name="ce34" style:family="table-cell" style:parent-style-name="Default" style:data-style-name="N61">
      <style:table-cell-properties fo:border-bottom="none" fo:border-left="0.99pt groove #00cc33" fo:border-right="none" fo:border-top="0.99pt groove #00cc33"/>
    </style:style>
    <style:style style:name="ce35" style:family="table-cell" style:parent-style-name="Default" style:data-style-name="N61">
      <style:table-cell-properties fo:border-bottom="none" fo:border-left="0.99pt groove #00cc33" fo:border-right="none" fo:border-top="none"/>
    </style:style>
    <style:style style:name="ce36" style:family="table-cell" style:parent-style-name="Default" style:data-style-name="N61">
      <style:table-cell-properties fo:border-bottom="0.99pt groove #00cc33" fo:border-left="0.99pt groove #00cc33" fo:border-right="none" fo:border-top="none"/>
    </style:style>
    <style:style style:name="ce37" style:family="table-cell" style:parent-style-name="Default" style:data-style-name="N61">
      <style:table-cell-properties fo:border-bottom="none" fo:border-left="none" fo:border-right="0.99pt groove #00cc33" fo:border-top="0.99pt groove #00cc33"/>
    </style:style>
    <style:style style:name="ce38" style:family="table-cell" style:parent-style-name="Default" style:data-style-name="N61">
      <style:table-cell-properties fo:border-bottom="none" fo:border-left="none" fo:border-right="0.99pt groove #00cc33" fo:border-top="none"/>
    </style:style>
    <style:style style:name="ce39" style:family="table-cell" style:parent-style-name="Default" style:data-style-name="N61">
      <style:table-cell-properties fo:border-bottom="0.99pt groove #00cc33" fo:border-left="none" fo:border-right="0.99pt groove #00cc33" fo:border-top="none"/>
    </style:style>
    <style:style style:name="ce40" style:family="table-cell" style:parent-style-name="Default" style:data-style-name="N2">
      <style:table-cell-properties fo:background-color="#ff3333"/>
    </style:style>
    <style:style style:name="ce41" style:family="table-cell" style:parent-style-name="Default" style:data-style-name="N2">
      <style:table-cell-properties fo:border-bottom="0.06pt solid #000000" fo:border-left="none" fo:border-right="none" fo:border-top="0.06pt solid #000000"/>
    </style:style>
    <style:style style:name="ce4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alculation" table:style-name="ta1">
        <table:table-column table:style-name="co1" table:number-columns-repeated="7" table:default-cell-style-name="Default"/>
        <table:table-column table:style-name="co1" table:default-cell-style-name="ce12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Mean, pC</text:p>
          </table:table-cell>
          <table:table-cell office:value-type="string" calcext:value-type="string">
            <text:p>Sigma, pC</text:p>
          </table:table-cell>
          <table:table-cell office:value-type="string" calcext:value-type="string">
            <text:p>Mean, ph.e.</text:p>
          </table:table-cell>
          <table:table-cell office:value-type="string" calcext:value-type="string">
            <text:p>pC/ph.e.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Recommended voltage</text:p>
          </table:table-cell>
          <table:table-cell/>
          <table:table-cell office:value-type="string" calcext:value-type="string">
            <text:p>cell#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.89" calcext:value-type="float">
            <text:p>44.89</text:p>
          </table:table-cell>
          <table:table-cell office:value-type="float" office:value="5.295" calcext:value-type="float">
            <text:p>5.295</text:p>
          </table:table-cell>
          <table:table-cell table:formula="of:=([.B2]/[.C2])*([.B2]/[.C2])" office:value-type="float" office:value="71.8732497474322" calcext:value-type="float">
            <text:p>71.8732497474</text:p>
          </table:table-cell>
          <table:table-cell table:formula="of:=[.B2]/[.D2]" office:value-type="float" office:value="0.62457173089775" calcext:value-type="float">
            <text:p>0.6245717309</text:p>
          </table:table-cell>
          <table:table-cell table:style-name="ce4" table:formula="of:=[.E2]/0.0000001602/30" office:value-type="float" office:value="129956.664772732" calcext:value-type="float">
            <text:p>129956.66477273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.03" calcext:value-type="float">
            <text:p>31.03</text:p>
          </table:table-cell>
          <table:table-cell office:value-type="float" office:value="4.176" calcext:value-type="float">
            <text:p>4.176</text:p>
          </table:table-cell>
          <table:table-cell table:formula="of:=([.B3]/[.C3])*([.B3]/[.C3])" office:value-type="float" office:value="55.2131558641975" calcext:value-type="float">
            <text:p>55.2131558642</text:p>
          </table:table-cell>
          <table:table-cell table:formula="of:=[.B3]/[.D3]" office:value-type="float" office:value="0.562003738317757" calcext:value-type="float">
            <text:p>0.5620037383</text:p>
          </table:table-cell>
          <table:table-cell table:style-name="ce4" table:formula="of:=[.E3]/0.0000001602/30" office:value-type="float" office:value="116937.939724877" calcext:value-type="float">
            <text:p>116937.939724877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.8" calcext:value-type="float">
            <text:p>31.8</text:p>
          </table:table-cell>
          <table:table-cell office:value-type="float" office:value="4.094" calcext:value-type="float">
            <text:p>4.094</text:p>
          </table:table-cell>
          <table:table-cell table:formula="of:=([.B4]/[.C4])*([.B4]/[.C4])" office:value-type="float" office:value="60.333506037527" calcext:value-type="float">
            <text:p>60.3335060375</text:p>
          </table:table-cell>
          <table:table-cell table:formula="of:=[.B4]/[.D4]" office:value-type="float" office:value="0.527070314465409" calcext:value-type="float">
            <text:p>0.5270703145</text:p>
          </table:table-cell>
          <table:table-cell table:style-name="ce4" table:formula="of:=[.E4]/0.0000001602/30" office:value-type="float" office:value="109669.228977405" calcext:value-type="float">
            <text:p>109669.22897740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.17" calcext:value-type="float">
            <text:p>48.17</text:p>
          </table:table-cell>
          <table:table-cell office:value-type="float" office:value="5.374" calcext:value-type="float">
            <text:p>5.374</text:p>
          </table:table-cell>
          <table:table-cell table:formula="of:=([.B5]/[.C5])*([.B5]/[.C5])" office:value-type="float" office:value="80.3448359681323" calcext:value-type="float">
            <text:p>80.3448359681</text:p>
          </table:table-cell>
          <table:table-cell table:formula="of:=[.B5]/[.D5]" office:value-type="float" office:value="0.599540709985468" calcext:value-type="float">
            <text:p>0.59954071</text:p>
          </table:table-cell>
          <table:table-cell table:style-name="ce4" table:formula="of:=[.E5]/0.0000001602/30" office:value-type="float" office:value="124748.379106423" calcext:value-type="float">
            <text:p>124748.37910642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47" calcext:value-type="float">
            <text:p>10.47</text:p>
          </table:table-cell>
          <table:table-cell office:value-type="float" office:value="3.153" calcext:value-type="float">
            <text:p>3.153</text:p>
          </table:table-cell>
          <table:table-cell table:formula="of:=([.B6]/[.C6])*([.B6]/[.C6])" office:value-type="float" office:value="11.0266965175661" calcext:value-type="float">
            <text:p>11.0266965176</text:p>
          </table:table-cell>
          <table:table-cell table:formula="of:=[.B6]/[.D6]" office:value-type="float" office:value="0.949513753581662" calcext:value-type="float">
            <text:p>0.9495137536</text:p>
          </table:table-cell>
          <table:table-cell table:style-name="ce5" table:formula="of:=[.E6]/0.0000001602/30" office:value-type="float" office:value="197568.404823484" calcext:value-type="float">
            <text:p>197568.404823484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69" calcext:value-type="float">
            <text:p>35.69</text:p>
          </table:table-cell>
          <table:table-cell office:value-type="float" office:value="4.486" calcext:value-type="float">
            <text:p>4.486</text:p>
          </table:table-cell>
          <table:table-cell table:formula="of:=([.B7]/[.C7])*([.B7]/[.C7])" office:value-type="float" office:value="63.2957510451598" calcext:value-type="float">
            <text:p>63.2957510452</text:p>
          </table:table-cell>
          <table:table-cell table:formula="of:=[.B7]/[.D7]" office:value-type="float" office:value="0.563860913421126" calcext:value-type="float">
            <text:p>0.5638609134</text:p>
          </table:table-cell>
          <table:table-cell table:style-name="ce4" table:formula="of:=[.E7]/0.0000001602/30" office:value-type="float" office:value="117324.36816919" calcext:value-type="float">
            <text:p>117324.36816919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.14" calcext:value-type="float">
            <text:p>20.14</text:p>
          </table:table-cell>
          <table:table-cell office:value-type="float" office:value="3.472" calcext:value-type="float">
            <text:p>3.472</text:p>
          </table:table-cell>
          <table:table-cell table:formula="of:=([.B8]/[.C8])*([.B8]/[.C8])" office:value-type="float" office:value="33.6480189109983" calcext:value-type="float">
            <text:p>33.648018911</text:p>
          </table:table-cell>
          <table:table-cell table:formula="of:=[.B8]/[.D8]" office:value-type="float" office:value="0.598549354518371" calcext:value-type="float">
            <text:p>0.5985493545</text:p>
          </table:table-cell>
          <table:table-cell table:style-name="ce4" table:formula="of:=[.E8]/0.0000001602/30" office:value-type="float" office:value="124542.104560627" calcext:value-type="float">
            <text:p>124542.104560627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.89" calcext:value-type="float">
            <text:p>23.89</text:p>
          </table:table-cell>
          <table:table-cell office:value-type="float" office:value="3.982" calcext:value-type="float">
            <text:p>3.982</text:p>
          </table:table-cell>
          <table:table-cell table:formula="of:=([.B9]/[.C9])*([.B9]/[.C9])" office:value-type="float" office:value="35.9939731302161" calcext:value-type="float">
            <text:p>35.9939731302</text:p>
          </table:table-cell>
          <table:table-cell table:formula="of:=[.B9]/[.D9]" office:value-type="float" office:value="0.663722226873169" calcext:value-type="float">
            <text:p>0.6637222269</text:p>
          </table:table-cell>
          <table:table-cell table:style-name="ce4" table:formula="of:=[.E9]/0.0000001602/30" office:value-type="float" office:value="138102.835387676" calcext:value-type="float">
            <text:p>138102.835387676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.78" calcext:value-type="float">
            <text:p>39.78</text:p>
          </table:table-cell>
          <table:table-cell office:value-type="float" office:value="4.584" calcext:value-type="float">
            <text:p>4.584</text:p>
          </table:table-cell>
          <table:table-cell table:formula="of:=([.B10]/[.C10])*([.B10]/[.C10])" office:value-type="float" office:value="75.3078657383296" calcext:value-type="float">
            <text:p>75.3078657383</text:p>
          </table:table-cell>
          <table:table-cell table:formula="of:=[.B10]/[.D10]" office:value-type="float" office:value="0.528231674208145" calcext:value-type="float">
            <text:p>0.5282316742</text:p>
          </table:table-cell>
          <table:table-cell table:style-name="ce4" table:formula="of:=[.E10]/0.0000001602/30" office:value-type="float" office:value="109910.87686395" calcext:value-type="float">
            <text:p>109910.87686395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.69" calcext:value-type="float">
            <text:p>30.69</text:p>
          </table:table-cell>
          <table:table-cell office:value-type="float" office:value="4.45" calcext:value-type="float">
            <text:p>4.45</text:p>
          </table:table-cell>
          <table:table-cell table:formula="of:=([.B11]/[.C11])*([.B11]/[.C11])" office:value-type="float" office:value="47.5634945082692" calcext:value-type="float">
            <text:p>47.5634945083</text:p>
          </table:table-cell>
          <table:table-cell table:formula="of:=[.B11]/[.D11]" office:value-type="float" office:value="0.64524275008146" calcext:value-type="float">
            <text:p>0.6452427501</text:p>
          </table:table-cell>
          <table:table-cell table:style-name="ce4" table:formula="of:=[.E11]/0.0000001602/30" office:value-type="float" office:value="134257.750745206" calcext:value-type="float">
            <text:p>134257.75074520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.43" calcext:value-type="float">
            <text:p>55.43</text:p>
          </table:table-cell>
          <table:table-cell office:value-type="float" office:value="4.798" calcext:value-type="float">
            <text:p>4.798</text:p>
          </table:table-cell>
          <table:table-cell table:formula="of:=([.B12]/[.C12])*([.B12]/[.C12])" office:value-type="float" office:value="133.46557748374" calcext:value-type="float">
            <text:p>133.4655774837</text:p>
          </table:table-cell>
          <table:table-cell table:formula="of:=[.B12]/[.D12]" office:value-type="float" office:value="0.415313079559805" calcext:value-type="float">
            <text:p>0.4153130796</text:p>
          </table:table-cell>
          <table:table-cell table:style-name="ce5" table:formula="of:=[.E12]/0.0000001602/30" office:value-type="float" office:value="86415.5388181035" calcext:value-type="float">
            <text:p>86415.5388181035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.9" calcext:value-type="float">
            <text:p>103.9</text:p>
          </table:table-cell>
          <table:table-cell office:value-type="float" office:value="6.847" calcext:value-type="float">
            <text:p>6.847</text:p>
          </table:table-cell>
          <table:table-cell table:formula="of:=([.B13]/[.C13])*([.B13]/[.C13])" office:value-type="float" office:value="230.266330092596" calcext:value-type="float">
            <text:p>230.2663300926</text:p>
          </table:table-cell>
          <table:table-cell table:formula="of:=[.B13]/[.D13]" office:value-type="float" office:value="0.451216641000962" calcext:value-type="float">
            <text:p>0.451216641</text:p>
          </table:table-cell>
          <table:table-cell table:style-name="ce4" table:formula="of:=[.E13]/0.0000001602/30" office:value-type="float" office:value="93886.1092386522" calcext:value-type="float">
            <text:p>93886.1092386522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26.1" calcext:value-type="float">
            <text:p>126.1</text:p>
          </table:table-cell>
          <table:table-cell table:style-name="ce1" office:value-type="float" office:value="7.886" calcext:value-type="float">
            <text:p>7.886</text:p>
          </table:table-cell>
          <table:table-cell table:style-name="ce1" table:formula="of:=([.B14]/[.C14])*([.B14]/[.C14])" office:value-type="float" office:value="255.691698254784" calcext:value-type="float">
            <text:p>255.6916982548</text:p>
          </table:table-cell>
          <table:table-cell table:style-name="ce1" table:formula="of:=[.B14]/[.D14]" office:value-type="float" office:value="0.493172053925456" calcext:value-type="float">
            <text:p>0.4931720539</text:p>
          </table:table-cell>
          <table:table-cell table:style-name="ce6" table:formula="of:=[.E14]/0.0000001602/30" office:value-type="float" office:value="102615.908016117" calcext:value-type="float">
            <text:p>102615.908016117</text:p>
          </table:table-cell>
          <table:table-cell table:style-name="ce1"/>
          <table:table-cell table:style-name="ce15"/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2" calcext:value-type="float">
            <text:p>382</text:p>
          </table:table-cell>
          <table:table-cell office:value-type="float" office:value="17.51" calcext:value-type="float">
            <text:p>17.51</text:p>
          </table:table-cell>
          <table:table-cell table:formula="of:=([.B15]/[.C15])*([.B15]/[.C15])" office:value-type="float" office:value="475.942440984201" calcext:value-type="float">
            <text:p>475.9424409842</text:p>
          </table:table-cell>
          <table:table-cell table:formula="of:=[.B15]/[.D15]" office:value-type="float" office:value="0.802618062827225" calcext:value-type="float">
            <text:p>0.8026180628</text:p>
          </table:table-cell>
          <table:table-cell table:formula="of:=[.E15]/0.0000001602/30" office:value-type="float" office:value="167003.342244533" calcext:value-type="float">
            <text:p>167003.342244533</text:p>
          </table:table-cell>
          <table:table-cell office:value-type="float" office:value="71.1" calcext:value-type="float">
            <text:p>71.1</text:p>
          </table:table-cell>
          <table:table-cell table:formula="of:=[.G15]-([.F15]-[Constants.$C$2])/[Constants.$A$2]" office:value-type="float" office:value="70.0087923632644" calcext:value-type="float">
            <text:p>70.0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4.1" calcext:value-type="float">
            <text:p>404.1</text:p>
          </table:table-cell>
          <table:table-cell office:value-type="float" office:value="15.14" calcext:value-type="float">
            <text:p>15.14</text:p>
          </table:table-cell>
          <table:table-cell table:formula="of:=([.B16]/[.C16])*([.B16]/[.C16])" office:value-type="float" office:value="712.403345961689" calcext:value-type="float">
            <text:p>712.4033459617</text:p>
          </table:table-cell>
          <table:table-cell table:formula="of:=[.B16]/[.D16]" office:value-type="float" office:value="0.567234842860678" calcext:value-type="float">
            <text:p>0.5672348429</text:p>
          </table:table-cell>
          <table:table-cell table:formula="of:=[.E16]/0.0000001602/30" office:value-type="float" office:value="118026.392605218" calcext:value-type="float">
            <text:p>118026.392605218</text:p>
          </table:table-cell>
          <table:table-cell office:value-type="float" office:value="70.6" calcext:value-type="float">
            <text:p>70.6</text:p>
          </table:table-cell>
          <table:table-cell table:formula="of:=[.G16]-([.F16]-[Constants.$C$2])/[Constants.$A$2]" office:value-type="float" office:value="71.1787436159203" calcext:value-type="float">
            <text:p>71.1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4.3" calcext:value-type="float">
            <text:p>354.3</text:p>
          </table:table-cell>
          <table:table-cell office:value-type="float" office:value="18.34" calcext:value-type="float">
            <text:p>18.34</text:p>
          </table:table-cell>
          <table:table-cell table:formula="of:=([.B17]/[.C17])*([.B17]/[.C17])" office:value-type="float" office:value="373.201724603366" calcext:value-type="float">
            <text:p>373.2017246034</text:p>
          </table:table-cell>
          <table:table-cell table:formula="of:=[.B17]/[.D17]" office:value-type="float" office:value="0.949352526107818" calcext:value-type="float">
            <text:p>0.9493525261</text:p>
          </table:table-cell>
          <table:table-cell table:formula="of:=[.E17]/0.0000001602/30" office:value-type="float" office:value="197534.857700337" calcext:value-type="float">
            <text:p>197534.857700337</text:p>
          </table:table-cell>
          <table:table-cell office:value-type="float" office:value="72.2" calcext:value-type="float">
            <text:p>72.2</text:p>
          </table:table-cell>
          <table:table-cell table:formula="of:=[.G17]-([.F17]-[Constants.$C$2])/[Constants.$A$2]" office:value-type="float" office:value="70.0677691297559" calcext:value-type="float">
            <text:p>70.0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2.7" calcext:value-type="float">
            <text:p>402.7</text:p>
          </table:table-cell>
          <table:table-cell office:value-type="float" office:value="15.29" calcext:value-type="float">
            <text:p>15.29</text:p>
          </table:table-cell>
          <table:table-cell table:formula="of:=([.B18]/[.C18])*([.B18]/[.C18])" office:value-type="float" office:value="693.662614352302" calcext:value-type="float">
            <text:p>693.6626143523</text:p>
          </table:table-cell>
          <table:table-cell table:formula="of:=[.B18]/[.D18]" office:value-type="float" office:value="0.580541594238887" calcext:value-type="float">
            <text:p>0.5805415942</text:p>
          </table:table-cell>
          <table:table-cell table:formula="of:=[.E18]/0.0000001602/30" office:value-type="float" office:value="120795.171502057" calcext:value-type="float">
            <text:p>120795.171502057</text:p>
          </table:table-cell>
          <table:table-cell office:value-type="float" office:value="70.2" calcext:value-type="float">
            <text:p>70.2</text:p>
          </table:table-cell>
          <table:table-cell table:formula="of:=[.G18]-([.F18]-[Constants.$C$2])/[Constants.$A$2]" office:value-type="float" office:value="70.6843374550395" calcext:value-type="float">
            <text:p>70.6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2.4" calcext:value-type="float">
            <text:p>372.4</text:p>
          </table:table-cell>
          <table:table-cell office:value-type="float" office:value="18.86" calcext:value-type="float">
            <text:p>18.86</text:p>
          </table:table-cell>
          <table:table-cell table:formula="of:=([.B19]/[.C19])*([.B19]/[.C19])" office:value-type="float" office:value="389.88449804273" calcext:value-type="float">
            <text:p>389.8844980427</text:p>
          </table:table-cell>
          <table:table-cell table:formula="of:=[.B19]/[.D19]" office:value-type="float" office:value="0.955154672395274" calcext:value-type="float">
            <text:p>0.9551546724</text:p>
          </table:table-cell>
          <table:table-cell table:formula="of:=[.E19]/0.0000001602/30" office:value-type="float" office:value="198742.129087656" calcext:value-type="float">
            <text:p>198742.129087656</text:p>
          </table:table-cell>
          <table:table-cell office:value-type="float" office:value="72.5" calcext:value-type="float">
            <text:p>72.5</text:p>
          </table:table-cell>
          <table:table-cell table:formula="of:=[.G19]-([.F19]-[Constants.$C$2])/[Constants.$A$2]" office:value-type="float" office:value="70.3266051867093" calcext:value-type="float">
            <text:p>70.3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2.1" calcext:value-type="float">
            <text:p>392.1</text:p>
          </table:table-cell>
          <table:table-cell office:value-type="float" office:value="15.22" calcext:value-type="float">
            <text:p>15.22</text:p>
          </table:table-cell>
          <table:table-cell table:formula="of:=([.B20]/[.C20])*([.B20]/[.C20])" office:value-type="float" office:value="663.688633290798" calcext:value-type="float">
            <text:p>663.6886332908</text:p>
          </table:table-cell>
          <table:table-cell table:formula="of:=[.B20]/[.D20]" office:value-type="float" office:value="0.590789084417241" calcext:value-type="float">
            <text:p>0.5907890844</text:p>
          </table:table-cell>
          <table:table-cell table:formula="of:=[.E20]/0.0000001602/30" office:value-type="float" office:value="122927.400003587" calcext:value-type="float">
            <text:p>122927.400003587</text:p>
          </table:table-cell>
          <table:table-cell office:value-type="float" office:value="70.7" calcext:value-type="float">
            <text:p>70.7</text:p>
          </table:table-cell>
          <table:table-cell table:formula="of:=[.G20]-([.F20]-[Constants.$C$2])/[Constants.$A$2]" office:value-type="float" office:value="71.1116355476463" calcext:value-type="float">
            <text:p>71.11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1.9" calcext:value-type="float">
            <text:p>391.9</text:p>
          </table:table-cell>
          <table:table-cell office:value-type="float" office:value="15.06" calcext:value-type="float">
            <text:p>15.06</text:p>
          </table:table-cell>
          <table:table-cell table:formula="of:=([.B21]/[.C21])*([.B21]/[.C21])" office:value-type="float" office:value="677.174480475618" calcext:value-type="float">
            <text:p>677.1744804756</text:p>
          </table:table-cell>
          <table:table-cell table:formula="of:=[.B21]/[.D21]" office:value-type="float" office:value="0.578728247001786" calcext:value-type="float">
            <text:p>0.578728247</text:p>
          </table:table-cell>
          <table:table-cell table:formula="of:=[.E21]/0.0000001602/30" office:value-type="float" office:value="120417.862463959" calcext:value-type="float">
            <text:p>120417.862463959</text:p>
          </table:table-cell>
          <table:table-cell office:value-type="float" office:value="70.8" calcext:value-type="float">
            <text:p>70.8</text:p>
          </table:table-cell>
          <table:table-cell table:formula="of:=[.G21]-([.F21]-[Constants.$C$2])/[Constants.$A$2]" office:value-type="float" office:value="71.2972024395975" calcext:value-type="float">
            <text:p>71.30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4.8" calcext:value-type="float">
            <text:p>394.8</text:p>
          </table:table-cell>
          <table:table-cell office:value-type="float" office:value="15.31" calcext:value-type="float">
            <text:p>15.31</text:p>
          </table:table-cell>
          <table:table-cell table:formula="of:=([.B22]/[.C22])*([.B22]/[.C22])" office:value-type="float" office:value="664.972838711907" calcext:value-type="float">
            <text:p>664.9728387119</text:p>
          </table:table-cell>
          <table:table-cell table:formula="of:=[.B22]/[.D22]" office:value-type="float" office:value="0.593708459979737" calcext:value-type="float">
            <text:p>0.59370846</text:p>
          </table:table-cell>
          <table:table-cell table:formula="of:=[.E22]/0.0000001602/30" office:value-type="float" office:value="123534.843940852" calcext:value-type="float">
            <text:p>123534.843940852</text:p>
          </table:table-cell>
          <table:table-cell office:value-type="float" office:value="70.7" calcext:value-type="float">
            <text:p>70.7</text:p>
          </table:table-cell>
          <table:table-cell table:formula="of:=[.G22]-([.F22]-[Constants.$C$2])/[Constants.$A$2]" office:value-type="float" office:value="71.0909237276692" calcext:value-type="float">
            <text:p>71.09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2.7" calcext:value-type="float">
            <text:p>382.7</text:p>
          </table:table-cell>
          <table:table-cell office:value-type="float" office:value="13.76" calcext:value-type="float">
            <text:p>13.76</text:p>
          </table:table-cell>
          <table:table-cell table:formula="of:=([.B23]/[.C23])*([.B23]/[.C23])" office:value-type="float" office:value="773.53515625" calcext:value-type="float">
            <text:p>773.53515625</text:p>
          </table:table-cell>
          <table:table-cell table:formula="of:=[.B23]/[.D23]" office:value-type="float" office:value="0.494741573033708" calcext:value-type="float">
            <text:p>0.494741573</text:p>
          </table:table-cell>
          <table:table-cell table:formula="of:=[.E23]/0.0000001602/30" office:value-type="float" office:value="102942.482945008" calcext:value-type="float">
            <text:p>102942.482945008</text:p>
          </table:table-cell>
          <table:table-cell office:value-type="float" office:value="70" calcext:value-type="float">
            <text:p>70</text:p>
          </table:table-cell>
          <table:table-cell table:formula="of:=[.G23]-([.F23]-[Constants.$C$2])/[Constants.$A$2]" office:value-type="float" office:value="71.0930548177719" calcext:value-type="float">
            <text:p>71.09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.7" calcext:value-type="float">
            <text:p>362.7</text:p>
          </table:table-cell>
          <table:table-cell office:value-type="float" office:value="14.39" calcext:value-type="float">
            <text:p>14.39</text:p>
          </table:table-cell>
          <table:table-cell table:formula="of:=([.B24]/[.C24])*([.B24]/[.C24])" office:value-type="float" office:value="635.292200156371" calcext:value-type="float">
            <text:p>635.2922001564</text:p>
          </table:table-cell>
          <table:table-cell table:formula="of:=[.B24]/[.D24]" office:value-type="float" office:value="0.570918389853874" calcext:value-type="float">
            <text:p>0.5709183899</text:p>
          </table:table-cell>
          <table:table-cell table:formula="of:=[.E24]/0.0000001602/30" office:value-type="float" office:value="118792.840169345" calcext:value-type="float">
            <text:p>118792.840169345</text:p>
          </table:table-cell>
          <table:table-cell office:value-type="float" office:value="70.5" calcext:value-type="float">
            <text:p>70.5</text:p>
          </table:table-cell>
          <table:table-cell table:formula="of:=[.G24]-([.F24]-[Constants.$C$2])/[Constants.$A$2]" office:value-type="float" office:value="71.0526103005703" calcext:value-type="float">
            <text:p>71.05</text:p>
          </table:table-cell>
          <table:table-cell table:number-columns-repeated="1016"/>
        </table:table-row>
        <table:table-row table:style-name="ro1">
          <table:table-cell table:style-name="ce1" table:number-columns-repeated="7"/>
          <table:table-cell table:style-name="ce15" office:value-type="string" calcext:value-type="string">
            <text:p>@34degC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.66" calcext:value-type="float">
            <text:p>75.66</text:p>
          </table:table-cell>
          <table:table-cell office:value-type="float" office:value="6.616" calcext:value-type="float">
            <text:p>6.616</text:p>
          </table:table-cell>
          <table:table-cell table:formula="of:=([.B26]/[.C26])*([.B26]/[.C26])" office:value-type="float" office:value="130.780104733094" calcext:value-type="float">
            <text:p>130.7801047331</text:p>
          </table:table-cell>
          <table:table-cell table:formula="of:=[.B26]/[.D26]" office:value-type="float" office:value="0.578528363732487" calcext:value-type="float">
            <text:p>0.5785283637</text:p>
          </table:table-cell>
          <table:table-cell table:style-name="ce7" table:formula="of:=[.E26]/0.0000001602/30" office:value-type="float" office:value="120376.272104138" calcext:value-type="float">
            <text:p>120376.27210413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8.7" calcext:value-type="float">
            <text:p>258.7</text:p>
          </table:table-cell>
          <table:table-cell office:value-type="float" office:value="13.5" calcext:value-type="float">
            <text:p>13.5</text:p>
          </table:table-cell>
          <table:table-cell table:formula="of:=([.B27]/[.C27])*([.B27]/[.C27])" office:value-type="float" office:value="367.21914951989" calcext:value-type="float">
            <text:p>367.2191495199</text:p>
          </table:table-cell>
          <table:table-cell table:formula="of:=[.B27]/[.D27]" office:value-type="float" office:value="0.704483958252802" calcext:value-type="float">
            <text:p>0.7044839583</text:p>
          </table:table-cell>
          <table:table-cell table:style-name="ce7" table:formula="of:=[.E27]/0.0000001602/30" office:value-type="float" office:value="146584.260976447" calcext:value-type="float">
            <text:p>146584.260976447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.27" calcext:value-type="float">
            <text:p>31.27</text:p>
          </table:table-cell>
          <table:table-cell office:value-type="float" office:value="3.674" calcext:value-type="float">
            <text:p>3.674</text:p>
          </table:table-cell>
          <table:table-cell table:formula="of:=([.B28]/[.C28])*([.B28]/[.C28])" office:value-type="float" office:value="72.4398360205407" calcext:value-type="float">
            <text:p>72.4398360205</text:p>
          </table:table-cell>
          <table:table-cell table:formula="of:=[.B28]/[.D28]" office:value-type="float" office:value="0.431668564118964" calcext:value-type="float">
            <text:p>0.4316685641</text:p>
          </table:table-cell>
          <table:table-cell table:style-name="ce7" table:formula="of:=[.E28]/0.0000001602/30" office:value-type="float" office:value="89818.6775112284" calcext:value-type="float">
            <text:p>89818.677511228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office:value-type="float" office:value="13" calcext:value-type="float">
            <text:p>13</text:p>
          </table:table-cell>
          <table:table-cell table:formula="of:=([.B29]/[.C29])*([.B29]/[.C29])" office:value-type="float" office:value="352.284023668639" calcext:value-type="float">
            <text:p>352.2840236686</text:p>
          </table:table-cell>
          <table:table-cell table:formula="of:=[.B29]/[.D29]" office:value-type="float" office:value="0.692622950819672" calcext:value-type="float">
            <text:p>0.6926229508</text:p>
          </table:table-cell>
          <table:table-cell table:style-name="ce7" table:formula="of:=[.E29]/0.0000001602/30" office:value-type="float" office:value="144116.302709045" calcext:value-type="float">
            <text:p>144116.30270904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.02" calcext:value-type="float">
            <text:p>32.02</text:p>
          </table:table-cell>
          <table:table-cell office:value-type="float" office:value="3.922" calcext:value-type="float">
            <text:p>3.922</text:p>
          </table:table-cell>
          <table:table-cell table:formula="of:=([.B30]/[.C30])*([.B30]/[.C30])" office:value-type="float" office:value="66.6541932809625" calcext:value-type="float">
            <text:p>66.654193281</text:p>
          </table:table-cell>
          <table:table-cell table:formula="of:=[.B30]/[.D30]" office:value-type="float" office:value="0.480389881324172" calcext:value-type="float">
            <text:p>0.4803898813</text:p>
          </table:table-cell>
          <table:table-cell table:style-name="ce7" table:formula="of:=[.E30]/0.0000001602/30" office:value-type="float" office:value="99956.2799259618" calcext:value-type="float">
            <text:p>99956.2799259618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6.6" calcext:value-type="float">
            <text:p>226.6</text:p>
          </table:table-cell>
          <table:table-cell office:value-type="float" office:value="12.43" calcext:value-type="float">
            <text:p>12.43</text:p>
          </table:table-cell>
          <table:table-cell table:formula="of:=([.B31]/[.C31])*([.B31]/[.C31])" office:value-type="float" office:value="332.336126556504" calcext:value-type="float">
            <text:p>332.3361265565</text:p>
          </table:table-cell>
          <table:table-cell table:formula="of:=[.B31]/[.D31]" office:value-type="float" office:value="0.681839805825243" calcext:value-type="float">
            <text:p>0.6818398058</text:p>
          </table:table-cell>
          <table:table-cell table:style-name="ce7" table:formula="of:=[.E31]/0.0000001602/30" office:value-type="float" office:value="141872.618773459" calcext:value-type="float">
            <text:p>141872.618773459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1.3" calcext:value-type="float">
            <text:p>241.3</text:p>
          </table:table-cell>
          <table:table-cell office:value-type="float" office:value="12.93" calcext:value-type="float">
            <text:p>12.93</text:p>
          </table:table-cell>
          <table:table-cell table:formula="of:=([.B32]/[.C32])*([.B32]/[.C32])" office:value-type="float" office:value="348.271225451581" calcext:value-type="float">
            <text:p>348.2712254516</text:p>
          </table:table-cell>
          <table:table-cell table:formula="of:=[.B32]/[.D32]" office:value-type="float" office:value="0.692850808122669" calcext:value-type="float">
            <text:p>0.6928508081</text:p>
          </table:table-cell>
          <table:table-cell table:style-name="ce7" table:formula="of:=[.E32]/0.0000001602/30" office:value-type="float" office:value="144163.713716743" calcext:value-type="float">
            <text:p>144163.71371674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9.4" calcext:value-type="float">
            <text:p>219.4</text:p>
          </table:table-cell>
          <table:table-cell office:value-type="float" office:value="12.44" calcext:value-type="float">
            <text:p>12.44</text:p>
          </table:table-cell>
          <table:table-cell table:formula="of:=([.B33]/[.C33])*([.B33]/[.C33])" office:value-type="float" office:value="311.051633047632" calcext:value-type="float">
            <text:p>311.0516330476</text:p>
          </table:table-cell>
          <table:table-cell table:formula="of:=[.B33]/[.D33]" office:value-type="float" office:value="0.705349134001823" calcext:value-type="float">
            <text:p>0.705349134</text:p>
          </table:table-cell>
          <table:table-cell table:style-name="ce7" table:formula="of:=[.E33]/0.0000001602/30" office:value-type="float" office:value="146764.280899256" calcext:value-type="float">
            <text:p>146764.280899256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1.4" calcext:value-type="float">
            <text:p>371.4</text:p>
          </table:table-cell>
          <table:table-cell office:value-type="float" office:value="16.46" calcext:value-type="float">
            <text:p>16.46</text:p>
          </table:table-cell>
          <table:table-cell table:formula="of:=([.B34]/[.C34])*([.B34]/[.C34])" office:value-type="float" office:value="509.124664675512" calcext:value-type="float">
            <text:p>509.1246646755</text:p>
          </table:table-cell>
          <table:table-cell table:formula="of:=[.B34]/[.D34]" office:value-type="float" office:value="0.729487345180399" calcext:value-type="float">
            <text:p>0.7294873452</text:p>
          </table:table-cell>
          <table:table-cell table:style-name="ce7" table:formula="of:=[.E34]/0.0000001602/30" office:value-type="float" office:value="151786.796749979" calcext:value-type="float">
            <text:p>151786.796749979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3.8" calcext:value-type="float">
            <text:p>233.8</text:p>
          </table:table-cell>
          <table:table-cell office:value-type="float" office:value="12.72" calcext:value-type="float">
            <text:p>12.72</text:p>
          </table:table-cell>
          <table:table-cell table:formula="of:=([.B35]/[.C35])*([.B35]/[.C35])" office:value-type="float" office:value="337.842895850639" calcext:value-type="float">
            <text:p>337.8428958506</text:p>
          </table:table-cell>
          <table:table-cell table:formula="of:=[.B35]/[.D35]" office:value-type="float" office:value="0.692037639007699" calcext:value-type="float">
            <text:p>0.692037639</text:p>
          </table:table-cell>
          <table:table-cell table:style-name="ce7" table:formula="of:=[.E35]/0.0000001602/30" office:value-type="float" office:value="143994.514982875" calcext:value-type="float">
            <text:p>143994.51498287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1.9" calcext:value-type="float">
            <text:p>391.9</text:p>
          </table:table-cell>
          <table:table-cell office:value-type="float" office:value="15.67" calcext:value-type="float">
            <text:p>15.67</text:p>
          </table:table-cell>
          <table:table-cell table:formula="of:=([.B36]/[.C36])*([.B36]/[.C36])" office:value-type="float" office:value="625.478713201322" calcext:value-type="float">
            <text:p>625.4787132013</text:p>
          </table:table-cell>
          <table:table-cell table:formula="of:=[.B36]/[.D36]" office:value-type="float" office:value="0.626560091860168" calcext:value-type="float">
            <text:p>0.6265600919</text:p>
          </table:table-cell>
          <table:table-cell table:style-name="ce8" table:formula="of:=[.E36]/0.0000001602/30" office:value-type="float" office:value="130370.389484013" calcext:value-type="float">
            <text:p>130370.389484013</text:p>
          </table:table-cell>
          <table:table-cell office:value-type="float" office:value="70.01" calcext:value-type="float">
            <text:p>70.01</text:p>
          </table:table-cell>
          <table:table-cell table:formula="of:=[.G36]-([.F36]-[Constants.$C$2])/[Constants.$A$2]" office:value-type="float" office:value="70.1678543363239" calcext:value-type="float">
            <text:p>70.1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0.8" calcext:value-type="float">
            <text:p>290.8</text:p>
          </table:table-cell>
          <table:table-cell office:value-type="float" office:value="20.13" calcext:value-type="float">
            <text:p>20.13</text:p>
          </table:table-cell>
          <table:table-cell table:formula="of:=([.B37]/[.C37])*([.B37]/[.C37])" office:value-type="float" office:value="208.689815256965" calcext:value-type="float">
            <text:p>208.689815257</text:p>
          </table:table-cell>
          <table:table-cell table:formula="of:=[.B37]/[.D37]" office:value-type="float" office:value="1.39345563961486" calcext:value-type="float">
            <text:p>1.3934556396</text:p>
          </table:table-cell>
          <table:table-cell table:style-name="ce7" table:formula="of:=[.E37]/0.0000001602/30" office:value-type="float" office:value="289940.832212829" calcext:value-type="float">
            <text:p>289940.832212829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.3" calcext:value-type="float">
            <text:p>165.3</text:p>
          </table:table-cell>
          <table:table-cell office:value-type="float" office:value="10.28" calcext:value-type="float">
            <text:p>10.28</text:p>
          </table:table-cell>
          <table:table-cell table:formula="of:=([.B38]/[.C38])*([.B38]/[.C38])" office:value-type="float" office:value="258.558891883299" calcext:value-type="float">
            <text:p>258.5588918833</text:p>
          </table:table-cell>
          <table:table-cell table:formula="of:=[.B38]/[.D38]" office:value-type="float" office:value="0.639312764670296" calcext:value-type="float">
            <text:p>0.6393127647</text:p>
          </table:table-cell>
          <table:table-cell table:style-name="ce8" table:formula="of:=[.E38]/0.0000001602/30" office:value-type="float" office:value="133023.87945699" calcext:value-type="float">
            <text:p>133023.8794569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2.2" calcext:value-type="float">
            <text:p>372.2</text:p>
          </table:table-cell>
          <table:table-cell office:value-type="float" office:value="16.69" calcext:value-type="float">
            <text:p>16.69</text:p>
          </table:table-cell>
          <table:table-cell table:formula="of:=([.B39]/[.C39])*([.B39]/[.C39])" office:value-type="float" office:value="497.324739971589" calcext:value-type="float">
            <text:p>497.3247399716</text:p>
          </table:table-cell>
          <table:table-cell table:formula="of:=[.B39]/[.D39]" office:value-type="float" office:value="0.748404352498657" calcext:value-type="float">
            <text:p>0.7484043525</text:p>
          </table:table-cell>
          <table:table-cell table:style-name="ce8" table:formula="of:=[.E39]/0.0000001602/30" office:value-type="float" office:value="155722.919787486" calcext:value-type="float">
            <text:p>155722.919787486</text:p>
          </table:table-cell>
          <table:table-cell office:value-type="float" office:value="71.18" calcext:value-type="float">
            <text:p>71.18</text:p>
          </table:table-cell>
          <table:table-cell table:formula="of:=[.G39]-([.F39]-[Constants.$C$2])/[Constants.$A$2]" office:value-type="float" office:value="70.473417288895" calcext:value-type="float">
            <text:p>70.4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3.4" calcext:value-type="float">
            <text:p>263.4</text:p>
          </table:table-cell>
          <table:table-cell office:value-type="float" office:value="14.19" calcext:value-type="float">
            <text:p>14.19</text:p>
          </table:table-cell>
          <table:table-cell table:formula="of:=([.B40]/[.C40])*([.B40]/[.C40])" office:value-type="float" office:value="344.561500744204" calcext:value-type="float">
            <text:p>344.5615007442</text:p>
          </table:table-cell>
          <table:table-cell table:formula="of:=[.B40]/[.D40]" office:value-type="float" office:value="0.764449886104784" calcext:value-type="float">
            <text:p>0.7644498861</text:p>
          </table:table-cell>
          <table:table-cell table:style-name="ce8" table:formula="of:=[.E40]/0.0000001602/30" office:value-type="float" office:value="159061.56598102" calcext:value-type="float">
            <text:p>159061.5659810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12.03" calcext:value-type="float">
            <text:p>12.03</text:p>
          </table:table-cell>
          <table:table-cell table:formula="of:=([.B41]/[.C41])*([.B41]/[.C41])" office:value-type="float" office:value="346.70873384563" calcext:value-type="float">
            <text:p>346.7087338456</text:p>
          </table:table-cell>
          <table:table-cell table:formula="of:=[.B41]/[.D41]" office:value-type="float" office:value="0.646075446428571" calcext:value-type="float">
            <text:p>0.6460754464</text:p>
          </table:table-cell>
          <table:table-cell table:style-name="ce8" table:formula="of:=[.E41]/0.0000001602/30" office:value-type="float" office:value="134431.012573569" calcext:value-type="float">
            <text:p>134431.012573569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2.3" calcext:value-type="float">
            <text:p>452.3</text:p>
          </table:table-cell>
          <table:table-cell office:value-type="float" office:value="14.76" calcext:value-type="float">
            <text:p>14.76</text:p>
          </table:table-cell>
          <table:table-cell table:formula="of:=([.B42]/[.C42])*([.B42]/[.C42])" office:value-type="float" office:value="939.032147604674" calcext:value-type="float">
            <text:p>939.0321476047</text:p>
          </table:table-cell>
          <table:table-cell table:formula="of:=[.B42]/[.D42]" office:value-type="float" office:value="0.481666150784877" calcext:value-type="float">
            <text:p>0.4816661508</text:p>
          </table:table-cell>
          <table:table-cell table:style-name="ce8" table:formula="of:=[.E42]/0.0000001602/30" office:value-type="float" office:value="100221.837450037" calcext:value-type="float">
            <text:p>100221.837450037</text:p>
          </table:table-cell>
          <table:table-cell office:value-type="float" office:value="70.07" calcext:value-type="float">
            <text:p>70.07</text:p>
          </table:table-cell>
          <table:table-cell table:formula="of:=[.G42]-([.F42]-[Constants.$C$2])/[Constants.$A$2]" office:value-type="float" office:value="71.2558197895763" calcext:value-type="float">
            <text:p>71.2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5.1" calcext:value-type="float">
            <text:p>375.1</text:p>
          </table:table-cell>
          <table:table-cell office:value-type="float" office:value="16.36" calcext:value-type="float">
            <text:p>16.36</text:p>
          </table:table-cell>
          <table:table-cell table:formula="of:=([.B43]/[.C43])*([.B43]/[.C43])" office:value-type="float" office:value="525.687353913475" calcext:value-type="float">
            <text:p>525.6873539135</text:p>
          </table:table-cell>
          <table:table-cell table:formula="of:=[.B43]/[.D43]" office:value-type="float" office:value="0.713541988802986" calcext:value-type="float">
            <text:p>0.7135419888</text:p>
          </table:table-cell>
          <table:table-cell table:style-name="ce8" table:formula="of:=[.E43]/0.0000001602/30" office:value-type="float" office:value="148468.994757176" calcext:value-type="float">
            <text:p>148468.994757176</text:p>
          </table:table-cell>
          <table:table-cell office:value-type="float" office:value="70.68" calcext:value-type="float">
            <text:p>70.68</text:p>
          </table:table-cell>
          <table:table-cell table:formula="of:=[.G43]-([.F43]-[Constants.$C$2])/[Constants.$A$2]" office:value-type="float" office:value="70.2207520306511" calcext:value-type="float">
            <text:p>70.2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8" calcext:value-type="float">
            <text:p>428</text:p>
          </table:table-cell>
          <table:table-cell office:value-type="float" office:value="14.57" calcext:value-type="float">
            <text:p>14.57</text:p>
          </table:table-cell>
          <table:table-cell table:formula="of:=([.B44]/[.C44])*([.B44]/[.C44])" office:value-type="float" office:value="862.915826796913" calcext:value-type="float">
            <text:p>862.9158267969</text:p>
          </table:table-cell>
          <table:table-cell table:formula="of:=[.B44]/[.D44]" office:value-type="float" office:value="0.495992757009346" calcext:value-type="float">
            <text:p>0.495992757</text:p>
          </table:table-cell>
          <table:table-cell table:style-name="ce8" table:formula="of:=[.E44]/0.0000001602/30" office:value-type="float" office:value="103202.820850883" calcext:value-type="float">
            <text:p>103202.820850883</text:p>
          </table:table-cell>
          <table:table-cell office:value-type="float" office:value="70.33" calcext:value-type="float">
            <text:p>70.33</text:p>
          </table:table-cell>
          <table:table-cell table:formula="of:=[.G44]-([.F44]-[Constants.$C$2])/[Constants.$A$2]" office:value-type="float" office:value="71.4141781601761" calcext:value-type="float">
            <text:p>71.4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2.6" calcext:value-type="float">
            <text:p>352.6</text:p>
          </table:table-cell>
          <table:table-cell office:value-type="float" office:value="15.88" calcext:value-type="float">
            <text:p>15.88</text:p>
          </table:table-cell>
          <table:table-cell table:formula="of:=([.B45]/[.C45])*([.B45]/[.C45])" office:value-type="float" office:value="493.018958308218" calcext:value-type="float">
            <text:p>493.0189583082</text:p>
          </table:table-cell>
          <table:table-cell table:formula="of:=[.B45]/[.D45]" office:value-type="float" office:value="0.715185479296654" calcext:value-type="float">
            <text:p>0.7151854793</text:p>
          </table:table-cell>
          <table:table-cell table:style-name="ce8" table:formula="of:=[.E45]/0.0000001602/30" office:value-type="float" office:value="148810.961152029" calcext:value-type="float">
            <text:p>148810.961152029</text:p>
          </table:table-cell>
          <table:table-cell office:value-type="float" office:value="71.11" calcext:value-type="float">
            <text:p>71.11</text:p>
          </table:table-cell>
          <table:table-cell table:formula="of:=[.G45]-([.F45]-[Constants.$C$2])/[Constants.$A$2]" office:value-type="float" office:value="70.6390921127987" calcext:value-type="float">
            <text:p>70.6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7.6" calcext:value-type="float">
            <text:p>367.6</text:p>
          </table:table-cell>
          <table:table-cell office:value-type="float" office:value="16.51" calcext:value-type="float">
            <text:p>16.51</text:p>
          </table:table-cell>
          <table:table-cell table:formula="of:=([.B46]/[.C46])*([.B46]/[.C46])" office:value-type="float" office:value="495.743306279512" calcext:value-type="float">
            <text:p>495.7433062795</text:p>
          </table:table-cell>
          <table:table-cell table:formula="of:=[.B46]/[.D46]" office:value-type="float" office:value="0.741512785636562" calcext:value-type="float">
            <text:p>0.7415127856</text:p>
          </table:table-cell>
          <table:table-cell table:style-name="ce8" table:formula="of:=[.E46]/0.0000001602/30" office:value-type="float" office:value="154288.969129538" calcext:value-type="float">
            <text:p>154288.969129538</text:p>
          </table:table-cell>
          <table:table-cell office:value-type="float" office:value="71.3" calcext:value-type="float">
            <text:p>71.3</text:p>
          </table:table-cell>
          <table:table-cell table:formula="of:=[.G46]-([.F46]-[Constants.$C$2])/[Constants.$A$2]" office:value-type="float" office:value="70.6423102419091" calcext:value-type="float">
            <text:p>70.6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9.7" calcext:value-type="float">
            <text:p>359.7</text:p>
          </table:table-cell>
          <table:table-cell office:value-type="float" office:value="16.79" calcext:value-type="float">
            <text:p>16.79</text:p>
          </table:table-cell>
          <table:table-cell table:formula="of:=([.B47]/[.C47])*([.B47]/[.C47])" office:value-type="float" office:value="458.964910407476" calcext:value-type="float">
            <text:p>458.9649104075</text:p>
          </table:table-cell>
          <table:table-cell table:formula="of:=[.B47]/[.D47]" office:value-type="float" office:value="0.783720044481512" calcext:value-type="float">
            <text:p>0.7837200445</text:p>
          </table:table-cell>
          <table:table-cell table:style-name="ce8" table:formula="of:=[.E47]/0.0000001602/30" office:value-type="float" office:value="163071.170304102" calcext:value-type="float">
            <text:p>163071.170304102</text:p>
          </table:table-cell>
          <table:table-cell office:value-type="float" office:value="71.09" calcext:value-type="float">
            <text:p>71.09</text:p>
          </table:table-cell>
          <table:table-cell table:formula="of:=[.G47]-([.F47]-[Constants.$C$2])/[Constants.$A$2]" office:value-type="float" office:value="70.1328663614603" calcext:value-type="float">
            <text:p>70.13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1.3" calcext:value-type="float">
            <text:p>361.3</text:p>
          </table:table-cell>
          <table:table-cell office:value-type="float" office:value="16.78" calcext:value-type="float">
            <text:p>16.78</text:p>
          </table:table-cell>
          <table:table-cell table:formula="of:=([.B48]/[.C48])*([.B48]/[.C48])" office:value-type="float" office:value="463.60916210768" calcext:value-type="float">
            <text:p>463.6091621077</text:p>
          </table:table-cell>
          <table:table-cell table:formula="of:=[.B48]/[.D48]" office:value-type="float" office:value="0.779320232493773" calcext:value-type="float">
            <text:p>0.7793202325</text:p>
          </table:table-cell>
          <table:table-cell table:style-name="ce8" table:formula="of:=[.E48]/0.0000001602/30" office:value-type="float" office:value="162155.687160585" calcext:value-type="float">
            <text:p>162155.687160585</text:p>
          </table:table-cell>
          <table:table-cell office:value-type="float" office:value="71.09" calcext:value-type="float">
            <text:p>71.09</text:p>
          </table:table-cell>
          <table:table-cell table:formula="of:=[.G48]-([.F48]-[Constants.$C$2])/[Constants.$A$2]" office:value-type="float" office:value="70.1640812948843" calcext:value-type="float">
            <text:p>70.16</text:p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41.9" calcext:value-type="float">
            <text:p>341.9</text:p>
          </table:table-cell>
          <table:table-cell table:style-name="ce1" office:value-type="float" office:value="15.96" calcext:value-type="float">
            <text:p>15.96</text:p>
          </table:table-cell>
          <table:table-cell table:style-name="ce1" table:formula="of:=([.B49]/[.C49])*([.B49]/[.C49])" office:value-type="float" office:value="458.915184263918" calcext:value-type="float">
            <text:p>458.9151842639</text:p>
          </table:table-cell>
          <table:table-cell table:style-name="ce1" table:formula="of:=[.B49]/[.D49]" office:value-type="float" office:value="0.745017841474115" calcext:value-type="float">
            <text:p>0.7450178415</text:p>
          </table:table-cell>
          <table:table-cell table:style-name="ce9" table:formula="of:=[.E49]/0.0000001602/30" office:value-type="float" office:value="155018.277460282" calcext:value-type="float">
            <text:p>155018.277460282</text:p>
          </table:table-cell>
          <table:table-cell table:style-name="ce1" office:value-type="float" office:value="71.05" calcext:value-type="float">
            <text:p>71.05</text:p>
          </table:table-cell>
          <table:table-cell table:style-name="ce15" table:formula="of:=[.G49]-([.F49]-[Constants.$C$2])/[Constants.$A$2]" office:value-type="float" office:value="70.3674432510191" calcext:value-type="float">
            <text:p>70.37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2.6" calcext:value-type="float">
            <text:p>422.6</text:p>
          </table:table-cell>
          <table:table-cell office:value-type="float" office:value="16.6" calcext:value-type="float">
            <text:p>16.6</text:p>
          </table:table-cell>
          <table:table-cell table:formula="of:=([.B50]/[.C50])*([.B50]/[.C50])" office:value-type="float" office:value="648.101175787487" calcext:value-type="float">
            <text:p>648.1011757875</text:p>
          </table:table-cell>
          <table:table-cell table:formula="of:=[.B50]/[.D50]" office:value-type="float" office:value="0.652058684335069" calcext:value-type="float">
            <text:p>0.6520586843</text:p>
          </table:table-cell>
          <table:table-cell table:style-name="ce8" table:formula="of:=[.E50]/0.0000001602/30" office:value-type="float" office:value="135675.964281121" calcext:value-type="float">
            <text:p>135675.964281121</text:p>
          </table:table-cell>
          <table:table-cell table:style-name="ce12" office:value-type="float" office:value="70.17" calcext:value-type="float">
            <text:p>70.17</text:p>
          </table:table-cell>
          <table:table-cell table:formula="of:=[.G50]-([.F50]-[Constants.$C$2])/[Constants.$A$2]" office:value-type="float" office:value="70.1469518639621" calcext:value-type="float">
            <text:p>70.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6.4" calcext:value-type="float">
            <text:p>376.4</text:p>
          </table:table-cell>
          <table:table-cell office:value-type="float" office:value="14.69" calcext:value-type="float">
            <text:p>14.69</text:p>
          </table:table-cell>
          <table:table-cell table:formula="of:=([.B51]/[.C51])*([.B51]/[.C51])" office:value-type="float" office:value="656.531605529479" calcext:value-type="float">
            <text:p>656.5316055295</text:p>
          </table:table-cell>
          <table:table-cell table:formula="of:=[.B51]/[.D51]" office:value-type="float" office:value="0.573315887353879" calcext:value-type="float">
            <text:p>0.5733158874</text:p>
          </table:table-cell>
          <table:table-cell table:style-name="ce8" table:formula="of:=[.E51]/0.0000001602/30" office:value-type="float" office:value="119291.695246334" calcext:value-type="float">
            <text:p>119291.695246334</text:p>
          </table:table-cell>
          <table:table-cell table:style-name="ce12" office:value-type="float" office:value="70.47" calcext:value-type="float">
            <text:p>70.47</text:p>
          </table:table-cell>
          <table:table-cell table:formula="of:=[.G51]-([.F51]-[Constants.$C$2])/[Constants.$A$2]" office:value-type="float" office:value="71.005600999933" calcext:value-type="float">
            <text:p>71.0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6.1" calcext:value-type="float">
            <text:p>446.1</text:p>
          </table:table-cell>
          <table:table-cell office:value-type="float" office:value="18.06" calcext:value-type="float">
            <text:p>18.06</text:p>
          </table:table-cell>
          <table:table-cell table:formula="of:=([.B52]/[.C52])*([.B52]/[.C52])" office:value-type="float" office:value="610.139236873765" calcext:value-type="float">
            <text:p>610.1392368738</text:p>
          </table:table-cell>
          <table:table-cell table:formula="of:=[.B52]/[.D52]" office:value-type="float" office:value="0.731144586415602" calcext:value-type="float">
            <text:p>0.7311445864</text:p>
          </table:table-cell>
          <table:table-cell table:style-name="ce8" table:formula="of:=[.E52]/0.0000001602/30" office:value-type="float" office:value="152131.624306201" calcext:value-type="float">
            <text:p>152131.624306201</text:p>
          </table:table-cell>
          <table:table-cell table:style-name="ce12" office:value-type="float" office:value="71.26" calcext:value-type="float">
            <text:p>71.26</text:p>
          </table:table-cell>
          <table:table-cell table:formula="of:=[.G52]-([.F52]-[Constants.$C$2])/[Constants.$A$2]" office:value-type="float" office:value="70.6758685324248" calcext:value-type="float">
            <text:p>70.6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3.8" calcext:value-type="float">
            <text:p>363.8</text:p>
          </table:table-cell>
          <table:table-cell office:value-type="float" office:value="14.99" calcext:value-type="float">
            <text:p>14.99</text:p>
          </table:table-cell>
          <table:table-cell table:formula="of:=([.B53]/[.C53])*([.B53]/[.C53])" office:value-type="float" office:value="589.009261678121" calcext:value-type="float">
            <text:p>589.0092616781</text:p>
          </table:table-cell>
          <table:table-cell table:formula="of:=[.B53]/[.D53]" office:value-type="float" office:value="0.617647333699835" calcext:value-type="float">
            <text:p>0.6176473337</text:p>
          </table:table-cell>
          <table:table-cell table:style-name="ce8" table:formula="of:=[.E53]/0.0000001602/30" office:value-type="float" office:value="128515.883000382" calcext:value-type="float">
            <text:p>128515.883000382</text:p>
          </table:table-cell>
          <table:table-cell table:style-name="ce12" office:value-type="float" office:value="70.22" calcext:value-type="float">
            <text:p>70.22</text:p>
          </table:table-cell>
          <table:table-cell table:formula="of:=[.G53]-([.F53]-[Constants.$C$2])/[Constants.$A$2]" office:value-type="float" office:value="70.4410868456615" calcext:value-type="float">
            <text:p>70.4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6.1" calcext:value-type="float">
            <text:p>436.1</text:p>
          </table:table-cell>
          <table:table-cell office:value-type="float" office:value="17.53" calcext:value-type="float">
            <text:p>17.53</text:p>
          </table:table-cell>
          <table:table-cell table:formula="of:=([.B54]/[.C54])*([.B54]/[.C54])" office:value-type="float" office:value="618.882697707686" calcext:value-type="float">
            <text:p>618.8826977077</text:p>
          </table:table-cell>
          <table:table-cell table:formula="of:=[.B54]/[.D54]" office:value-type="float" office:value="0.704656959412979" calcext:value-type="float">
            <text:p>0.7046569594</text:p>
          </table:table-cell>
          <table:table-cell table:style-name="ce8" table:formula="of:=[.E54]/0.0000001602/30" office:value-type="float" office:value="146620.257888676" calcext:value-type="float">
            <text:p>146620.257888676</text:p>
          </table:table-cell>
          <table:table-cell table:style-name="ce12" office:value-type="float" office:value="71.41" calcext:value-type="float">
            <text:p>71.41</text:p>
          </table:table-cell>
          <table:table-cell table:formula="of:=[.G54]-([.F54]-[Constants.$C$2])/[Constants.$A$2]" office:value-type="float" office:value="71.0137878152827" calcext:value-type="float">
            <text:p>71.0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1.9" calcext:value-type="float">
            <text:p>361.9</text:p>
          </table:table-cell>
          <table:table-cell office:value-type="float" office:value="15.37" calcext:value-type="float">
            <text:p>15.37</text:p>
          </table:table-cell>
          <table:table-cell table:formula="of:=([.B55]/[.C55])*([.B55]/[.C55])" office:value-type="float" office:value="554.407926958066" calcext:value-type="float">
            <text:p>554.4079269581</text:p>
          </table:table-cell>
          <table:table-cell table:formula="of:=[.B55]/[.D55]" office:value-type="float" office:value="0.652768444321636" calcext:value-type="float">
            <text:p>0.6527684443</text:p>
          </table:table-cell>
          <table:table-cell table:style-name="ce8" table:formula="of:=[.E55]/0.0000001602/30" office:value-type="float" office:value="135823.646342413" calcext:value-type="float">
            <text:p>135823.646342413</text:p>
          </table:table-cell>
          <table:table-cell table:style-name="ce12" office:value-type="float" office:value="70.64" calcext:value-type="float">
            <text:p>70.64</text:p>
          </table:table-cell>
          <table:table-cell table:formula="of:=[.G55]-([.F55]-[Constants.$C$2])/[Constants.$A$2]" office:value-type="float" office:value="70.6119163963581" calcext:value-type="float">
            <text:p>70.6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9.2" calcext:value-type="float">
            <text:p>379.2</text:p>
          </table:table-cell>
          <table:table-cell office:value-type="float" office:value="14.75" calcext:value-type="float">
            <text:p>14.75</text:p>
          </table:table-cell>
          <table:table-cell table:formula="of:=([.B56]/[.C56])*([.B56]/[.C56])" office:value-type="float" office:value="660.925665038782" calcext:value-type="float">
            <text:p>660.9256650388</text:p>
          </table:table-cell>
          <table:table-cell table:formula="of:=[.B56]/[.D56]" office:value-type="float" office:value="0.573740770042194" calcext:value-type="float">
            <text:p>0.57374077</text:p>
          </table:table-cell>
          <table:table-cell table:style-name="ce8" table:formula="of:=[.E56]/0.0000001602/30" office:value-type="float" office:value="119380.101964668" calcext:value-type="float">
            <text:p>119380.101964668</text:p>
          </table:table-cell>
          <table:table-cell table:style-name="ce12" office:value-type="float" office:value="70.64" calcext:value-type="float">
            <text:p>70.64</text:p>
          </table:table-cell>
          <table:table-cell table:formula="of:=[.G56]-([.F56]-[Constants.$C$2])/[Constants.$A$2]" office:value-type="float" office:value="71.1725866245766" calcext:value-type="float">
            <text:p>71.1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2.3" calcext:value-type="float">
            <text:p>412.3</text:p>
          </table:table-cell>
          <table:table-cell office:value-type="float" office:value="14.42" calcext:value-type="float">
            <text:p>14.42</text:p>
          </table:table-cell>
          <table:table-cell table:formula="of:=([.B57]/[.C57])*([.B57]/[.C57])" office:value-type="float" office:value="817.515788481478" calcext:value-type="float">
            <text:p>817.5157884815</text:p>
          </table:table-cell>
          <table:table-cell table:formula="of:=[.B57]/[.D57]" office:value-type="float" office:value="0.504332767402377" calcext:value-type="float">
            <text:p>0.5043327674</text:p>
          </table:table-cell>
          <table:table-cell table:style-name="ce8" table:formula="of:=[.E57]/0.0000001602/30" office:value-type="float" office:value="104938.15384985" calcext:value-type="float">
            <text:p>104938.15384985</text:p>
          </table:table-cell>
          <table:table-cell table:style-name="ce13" office:value-type="float" office:value="70.13" calcext:value-type="float">
            <text:p>70.13</text:p>
          </table:table-cell>
          <table:table-cell table:formula="of:=[.G57]-([.F57]-[Constants.$C$2])/[Constants.$A$2]" office:value-type="float" office:value="71.1550090707016" calcext:value-type="float">
            <text:p>71.1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4.2" calcext:value-type="float">
            <text:p>374.2</text:p>
          </table:table-cell>
          <table:table-cell office:value-type="float" office:value="14.41" calcext:value-type="float">
            <text:p>14.41</text:p>
          </table:table-cell>
          <table:table-cell table:formula="of:=([.B58]/[.C58])*([.B58]/[.C58])" office:value-type="float" office:value="674.341060669469" calcext:value-type="float">
            <text:p>674.3410606695</text:p>
          </table:table-cell>
          <table:table-cell table:formula="of:=[.B58]/[.D58]" office:value-type="float" office:value="0.554912079102084" calcext:value-type="float">
            <text:p>0.5549120791</text:p>
          </table:table-cell>
          <table:table-cell table:style-name="ce8" table:formula="of:=[.E58]/0.0000001602/30" office:value-type="float" office:value="115462.355202265" calcext:value-type="float">
            <text:p>115462.355202265</text:p>
          </table:table-cell>
          <table:table-cell office:value-type="float" office:value="70.16" calcext:value-type="float">
            <text:p>70.16</text:p>
          </table:table-cell>
          <table:table-cell table:formula="of:=[.G58]-([.F58]-[Constants.$C$2])/[Constants.$A$2]" office:value-type="float" office:value="70.8261687721306" calcext:value-type="float">
            <text:p>70.8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371.4" calcext:value-type="float">
            <text:p>371.4</text:p>
          </table:table-cell>
          <table:table-cell table:style-name="ce2" office:value-type="float" office:value="14.46" calcext:value-type="float">
            <text:p>14.46</text:p>
          </table:table-cell>
          <table:table-cell table:style-name="ce2" table:formula="of:=([.B59]/[.C59])*([.B59]/[.C59])" office:value-type="float" office:value="659.701107074603" calcext:value-type="float">
            <text:p>659.7011070746</text:p>
          </table:table-cell>
          <table:table-cell table:style-name="ce2" table:formula="of:=[.B59]/[.D59]" office:value-type="float" office:value="0.562982229402262" calcext:value-type="float">
            <text:p>0.5629822294</text:p>
          </table:table-cell>
          <table:table-cell table:style-name="ce10" table:formula="of:=[.E59]/0.0000001602/30" office:value-type="float" office:value="117141.537536883" calcext:value-type="float">
            <text:p>117141.537536883</text:p>
          </table:table-cell>
          <table:table-cell table:style-name="ce2" office:value-type="float" office:value="70.37" calcext:value-type="float">
            <text:p>70.37</text:p>
          </table:table-cell>
          <table:table-cell table:style-name="ce14" table:formula="of:=[.G59]-([.F59]-[Constants.$C$2])/[Constants.$A$2]" office:value-type="float" office:value="70.978914233745" calcext:value-type="float">
            <text:p>70.98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.7" calcext:value-type="float">
            <text:p>237.7</text:p>
          </table:table-cell>
          <table:table-cell office:value-type="float" office:value="12.36" calcext:value-type="float">
            <text:p>12.36</text:p>
          </table:table-cell>
          <table:table-cell table:style-name="ce3" table:formula="of:=([.B60]/[.C60])*([.B60]/[.C60])" office:value-type="float" office:value="369.84642232486" calcext:value-type="float">
            <text:p>369.8464223249</text:p>
          </table:table-cell>
          <table:table-cell table:style-name="ce3" table:formula="of:=[.B60]/[.D60]" office:value-type="float" office:value="0.642699200673117" calcext:value-type="float">
            <text:p>0.6426992007</text:p>
          </table:table-cell>
          <table:table-cell table:style-name="ce11" table:formula="of:=[.E60]/0.0000001602/30" office:value-type="float" office:value="133728.506174182" calcext:value-type="float">
            <text:p>133728.506174182</text:p>
          </table:table-cell>
          <table:table-cell table:style-name="ce12" office:value-type="float" office:value="70.17" calcext:value-type="float">
            <text:p>70.17</text:p>
          </table:table-cell>
          <table:table-cell table:style-name="ce13" table:formula="of:=[.G60]-([.F60]-[Constants.$C$2])/[Constants.$A$2]" office:value-type="float" office:value="70.213353714815" calcext:value-type="float">
            <text:p>70.2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7.6" calcext:value-type="float">
            <text:p>187.6</text:p>
          </table:table-cell>
          <table:table-cell office:value-type="float" office:value="10.59" calcext:value-type="float">
            <text:p>10.59</text:p>
          </table:table-cell>
          <table:table-cell table:style-name="ce3" table:formula="of:=([.B61]/[.C61])*([.B61]/[.C61])" office:value-type="float" office:value="313.815035653747" calcext:value-type="float">
            <text:p>313.8150356537</text:p>
          </table:table-cell>
          <table:table-cell table:style-name="ce3" table:formula="of:=[.B61]/[.D61]" office:value-type="float" office:value="0.597804371002132" calcext:value-type="float">
            <text:p>0.597804371</text:p>
          </table:table-cell>
          <table:table-cell table:style-name="ce11" table:formula="of:=[.E61]/0.0000001602/30" office:value-type="float" office:value="124387.093425329" calcext:value-type="float">
            <text:p>124387.093425329</text:p>
          </table:table-cell>
          <table:table-cell table:style-name="ce12" office:value-type="float" office:value="70.47" calcext:value-type="float">
            <text:p>70.47</text:p>
          </table:table-cell>
          <table:table-cell table:style-name="ce13" table:formula="of:=[.G61]-([.F61]-[Constants.$C$2])/[Constants.$A$2]" office:value-type="float" office:value="70.8318648519194" calcext:value-type="float">
            <text:p>70.8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9.7" calcext:value-type="float">
            <text:p>279.7</text:p>
          </table:table-cell>
          <table:table-cell office:value-type="float" office:value="14.58" calcext:value-type="float">
            <text:p>14.58</text:p>
          </table:table-cell>
          <table:table-cell table:style-name="ce3" table:formula="of:=([.B62]/[.C62])*([.B62]/[.C62])" office:value-type="float" office:value="368.018698218617" calcext:value-type="float">
            <text:p>368.0186982186</text:p>
          </table:table-cell>
          <table:table-cell table:style-name="ce3" table:formula="of:=[.B62]/[.D62]" office:value-type="float" office:value="0.760015731140508" calcext:value-type="float">
            <text:p>0.7600157311</text:p>
          </table:table-cell>
          <table:table-cell table:style-name="ce11" table:formula="of:=[.E62]/0.0000001602/30" office:value-type="float" office:value="158138.936983044" calcext:value-type="float">
            <text:p>158138.936983044</text:p>
          </table:table-cell>
          <table:table-cell table:style-name="ce12" office:value-type="float" office:value="71.26" calcext:value-type="float">
            <text:p>71.26</text:p>
          </table:table-cell>
          <table:table-cell table:style-name="ce13" table:formula="of:=[.G62]-([.F62]-[Constants.$C$2])/[Constants.$A$2]" office:value-type="float" office:value="70.4710391299473" calcext:value-type="float">
            <text:p>70.4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7.4" calcext:value-type="float">
            <text:p>207.4</text:p>
          </table:table-cell>
          <table:table-cell office:value-type="float" office:value="11.14" calcext:value-type="float">
            <text:p>11.14</text:p>
          </table:table-cell>
          <table:table-cell table:style-name="ce3" table:formula="of:=([.B63]/[.C63])*([.B63]/[.C63])" office:value-type="float" office:value="346.614815841469" calcext:value-type="float">
            <text:p>346.6148158415</text:p>
          </table:table-cell>
          <table:table-cell table:style-name="ce3" table:formula="of:=[.B63]/[.D63]" office:value-type="float" office:value="0.598358727097396" calcext:value-type="float">
            <text:p>0.5983587271</text:p>
          </table:table-cell>
          <table:table-cell table:style-name="ce11" table:formula="of:=[.E63]/0.0000001602/30" office:value-type="float" office:value="124502.440095172" calcext:value-type="float">
            <text:p>124502.440095172</text:p>
          </table:table-cell>
          <table:table-cell table:style-name="ce12" office:value-type="float" office:value="70.22" calcext:value-type="float">
            <text:p>70.22</text:p>
          </table:table-cell>
          <table:table-cell table:style-name="ce13" table:formula="of:=[.G63]-([.F63]-[Constants.$C$2])/[Constants.$A$2]" office:value-type="float" office:value="70.5779319137267" calcext:value-type="float">
            <text:p>70.5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4.1" calcext:value-type="float">
            <text:p>234.1</text:p>
          </table:table-cell>
          <table:table-cell office:value-type="float" office:value="12.78" calcext:value-type="float">
            <text:p>12.78</text:p>
          </table:table-cell>
          <table:table-cell table:style-name="ce3" table:formula="of:=([.B64]/[.C64])*([.B64]/[.C64])" office:value-type="float" office:value="335.537542766598" calcext:value-type="float">
            <text:p>335.5375427666</text:p>
          </table:table-cell>
          <table:table-cell table:style-name="ce3" table:formula="of:=[.B64]/[.D64]" office:value-type="float" office:value="0.6976864587783" calcext:value-type="float">
            <text:p>0.6976864588</text:p>
          </table:table-cell>
          <table:table-cell table:style-name="ce11" table:formula="of:=[.E64]/0.0000001602/30" office:value-type="float" office:value="145169.883224781" calcext:value-type="float">
            <text:p>145169.883224781</text:p>
          </table:table-cell>
          <table:table-cell table:style-name="ce12" office:value-type="float" office:value="71.41" calcext:value-type="float">
            <text:p>71.41</text:p>
          </table:table-cell>
          <table:table-cell table:style-name="ce13" table:formula="of:=[.G64]-([.F64]-[Constants.$C$2])/[Constants.$A$2]" office:value-type="float" office:value="71.0632407723295" calcext:value-type="float">
            <text:p>71.0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2.7" calcext:value-type="float">
            <text:p>212.7</text:p>
          </table:table-cell>
          <table:table-cell office:value-type="float" office:value="11.35" calcext:value-type="float">
            <text:p>11.35</text:p>
          </table:table-cell>
          <table:table-cell table:style-name="ce3" table:formula="of:=([.B65]/[.C65])*([.B65]/[.C65])" office:value-type="float" office:value="351.190902210406" calcext:value-type="float">
            <text:p>351.1909022104</text:p>
          </table:table-cell>
          <table:table-cell table:style-name="ce3" table:formula="of:=[.B65]/[.D65]" office:value-type="float" office:value="0.605653502585801" calcext:value-type="float">
            <text:p>0.6056535026</text:p>
          </table:table-cell>
          <table:table-cell table:style-name="ce11" table:formula="of:=[.E65]/0.0000001602/30" office:value-type="float" office:value="126020.28767911" calcext:value-type="float">
            <text:p>126020.28767911</text:p>
          </table:table-cell>
          <table:table-cell table:style-name="ce12" office:value-type="float" office:value="70.64" calcext:value-type="float">
            <text:p>70.64</text:p>
          </table:table-cell>
          <table:table-cell table:style-name="ce13" table:formula="of:=[.G65]-([.F65]-[Constants.$C$2])/[Constants.$A$2]" office:value-type="float" office:value="70.946178354291" calcext:value-type="float">
            <text:p>70.95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8" calcext:value-type="float">
            <text:p>188</text:p>
          </table:table-cell>
          <table:table-cell office:value-type="float" office:value="10.52" calcext:value-type="float">
            <text:p>10.52</text:p>
          </table:table-cell>
          <table:table-cell table:style-name="ce3" table:formula="of:=([.B66]/[.C66])*([.B66]/[.C66])" office:value-type="float" office:value="319.362720293773" calcext:value-type="float">
            <text:p>319.3627202938</text:p>
          </table:table-cell>
          <table:table-cell table:style-name="ce3" table:formula="of:=[.B66]/[.D66]" office:value-type="float" office:value="0.588672340425532" calcext:value-type="float">
            <text:p>0.5886723404</text:p>
          </table:table-cell>
          <table:table-cell table:style-name="ce11" table:formula="of:=[.E66]/0.0000001602/30" office:value-type="float" office:value="122486.962219212" calcext:value-type="float">
            <text:p>122486.962219212</text:p>
          </table:table-cell>
          <table:table-cell table:style-name="ce12" office:value-type="float" office:value="70.64" calcext:value-type="float">
            <text:p>70.64</text:p>
          </table:table-cell>
          <table:table-cell table:style-name="ce13" table:formula="of:=[.G66]-([.F66]-[Constants.$C$2])/[Constants.$A$2]" office:value-type="float" office:value="71.0666530127018" calcext:value-type="float">
            <text:p>71.07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5.1" calcext:value-type="float">
            <text:p>245.1</text:p>
          </table:table-cell>
          <table:table-cell office:value-type="float" office:value="11.4" calcext:value-type="float">
            <text:p>11.4</text:p>
          </table:table-cell>
          <table:table-cell table:style-name="ce3" table:formula="of:=([.B67]/[.C67])*([.B67]/[.C67])" office:value-type="float" office:value="462.25" calcext:value-type="float">
            <text:p>462.25</text:p>
          </table:table-cell>
          <table:table-cell table:style-name="ce3" table:formula="of:=[.B67]/[.D67]" office:value-type="float" office:value="0.530232558139535" calcext:value-type="float">
            <text:p>0.5302325581</text:p>
          </table:table-cell>
          <table:table-cell table:style-name="ce11" table:formula="of:=[.E67]/0.0000001602/30" office:value-type="float" office:value="110327.207269982" calcext:value-type="float">
            <text:p>110327.207269982</text:p>
          </table:table-cell>
          <table:table-cell table:style-name="ce13" office:value-type="float" office:value="70.13" calcext:value-type="float">
            <text:p>70.13</text:p>
          </table:table-cell>
          <table:table-cell table:style-name="ce13" table:formula="of:=[.G67]-([.F67]-[Constants.$C$2])/[Constants.$A$2]" office:value-type="float" office:value="70.9712602546594" calcext:value-type="float">
            <text:p>70.97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6.3" calcext:value-type="float">
            <text:p>206.3</text:p>
          </table:table-cell>
          <table:table-cell office:value-type="float" office:value="10.56" calcext:value-type="float">
            <text:p>10.56</text:p>
          </table:table-cell>
          <table:table-cell table:style-name="ce3" table:formula="of:=([.B68]/[.C68])*([.B68]/[.C68])" office:value-type="float" office:value="381.65470400023" calcext:value-type="float">
            <text:p>381.6547040002</text:p>
          </table:table-cell>
          <table:table-cell table:style-name="ce3" table:formula="of:=[.B68]/[.D68]" office:value-type="float" office:value="0.540540959767329" calcext:value-type="float">
            <text:p>0.5405409598</text:p>
          </table:table-cell>
          <table:table-cell table:style-name="ce11" table:formula="of:=[.E68]/0.0000001602/30" office:value-type="float" office:value="112472.109814259" calcext:value-type="float">
            <text:p>112472.109814259</text:p>
          </table:table-cell>
          <table:table-cell office:value-type="float" office:value="70.16" calcext:value-type="float">
            <text:p>70.16</text:p>
          </table:table-cell>
          <table:table-cell table:style-name="ce13" table:formula="of:=[.G68]-([.F68]-[Constants.$C$2])/[Constants.$A$2]" office:value-type="float" office:value="70.9281262045192" calcext:value-type="float">
            <text:p>70.93</text:p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1.4" calcext:value-type="float">
            <text:p>211.4</text:p>
          </table:table-cell>
          <table:table-cell table:style-name="ce1" office:value-type="float" office:value="11.04" calcext:value-type="float">
            <text:p>11.04</text:p>
          </table:table-cell>
          <table:table-cell table:style-name="ce1" table:formula="of:=([.B69]/[.C69])*([.B69]/[.C69])" office:value-type="float" office:value="366.666994854022" calcext:value-type="float">
            <text:p>366.666994854</text:p>
          </table:table-cell>
          <table:table-cell table:style-name="ce1" table:formula="of:=[.B69]/[.D69]" office:value-type="float" office:value="0.576544938505203" calcext:value-type="float">
            <text:p>0.5765449385</text:p>
          </table:table-cell>
          <table:table-cell table:style-name="ce9" table:formula="of:=[.E69]/0.0000001602/30" office:value-type="float" office:value="119963.574387267" calcext:value-type="float">
            <text:p>119963.574387267</text:p>
          </table:table-cell>
          <table:table-cell table:style-name="ce1" office:value-type="float" office:value="70.37" calcext:value-type="float">
            <text:p>70.37</text:p>
          </table:table-cell>
          <table:table-cell table:style-name="ce15" table:formula="of:=[.G69]-([.F69]-[Constants.$C$2])/[Constants.$A$2]" office:value-type="float" office:value="70.8826921536023" calcext:value-type="float">
            <text:p>70.88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1.1" calcext:value-type="float">
            <text:p>371.1</text:p>
          </table:table-cell>
          <table:table-cell office:value-type="float" office:value="18.65" calcext:value-type="float">
            <text:p>18.65</text:p>
          </table:table-cell>
          <table:table-cell table:style-name="ce3" table:formula="of:=([.B70]/[.C70])*([.B70]/[.C70])" office:value-type="float" office:value="395.935311832903" calcext:value-type="float">
            <text:p>395.9353118329</text:p>
          </table:table-cell>
          <table:table-cell table:style-name="ce3" table:formula="of:=[.B70]/[.D70]" office:value-type="float" office:value="0.937274319590407" calcext:value-type="float">
            <text:p>0.9372743196</text:p>
          </table:table-cell>
          <table:table-cell table:style-name="ce11" table:formula="of:=[.E70]/0.0000001602/30" office:value-type="float" office:value="195021.706115357" calcext:value-type="float">
            <text:p>195021.706115357</text:p>
          </table:table-cell>
          <table:table-cell office:value-type="float" office:value="71.17" calcext:value-type="float">
            <text:p>71.17</text:p>
          </table:table-cell>
          <table:table-cell table:style-name="ce13" table:formula="of:=[.G70]-([.F70]-[Constants.$C$2])/[Constants.$A$2]" office:value-type="float" office:value="69.1234592486457" calcext:value-type="float">
            <text:p>69.1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4.6" calcext:value-type="float">
            <text:p>364.6</text:p>
          </table:table-cell>
          <table:table-cell office:value-type="float" office:value="17.82" calcext:value-type="float">
            <text:p>17.82</text:p>
          </table:table-cell>
          <table:table-cell table:style-name="ce3" table:formula="of:=([.B71]/[.C71])*([.B71]/[.C71])" office:value-type="float" office:value="418.618029654319" calcext:value-type="float">
            <text:p>418.6180296543</text:p>
          </table:table-cell>
          <table:table-cell table:style-name="ce3" table:formula="of:=[.B71]/[.D71]" office:value-type="float" office:value="0.870961053208996" calcext:value-type="float">
            <text:p>0.8709610532</text:p>
          </table:table-cell>
          <table:table-cell table:style-name="ce11" table:formula="of:=[.E71]/0.0000001602/30" office:value-type="float" office:value="181223.689806283" calcext:value-type="float">
            <text:p>181223.689806283</text:p>
          </table:table-cell>
          <table:table-cell office:value-type="float" office:value="71.47" calcext:value-type="float">
            <text:p>71.47</text:p>
          </table:table-cell>
          <table:table-cell table:style-name="ce13" table:formula="of:=[.G71]-([.F71]-[Constants.$C$2])/[Constants.$A$2]" office:value-type="float" office:value="69.8939257597125" calcext:value-type="float">
            <text:p>69.89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9.4" calcext:value-type="float">
            <text:p>389.4</text:p>
          </table:table-cell>
          <table:table-cell office:value-type="float" office:value="20.59" calcext:value-type="float">
            <text:p>20.59</text:p>
          </table:table-cell>
          <table:table-cell table:style-name="ce3" table:formula="of:=([.B72]/[.C72])*([.B72]/[.C72])" office:value-type="float" office:value="357.667271064548" calcext:value-type="float">
            <text:p>357.6672710645</text:p>
          </table:table-cell>
          <table:table-cell table:style-name="ce3" table:formula="of:=[.B72]/[.D72]" office:value-type="float" office:value="1.08872136620442" calcext:value-type="float">
            <text:p>1.0887213662</text:p>
          </table:table-cell>
          <table:table-cell table:style-name="ce11" table:formula="of:=[.E72]/0.0000001602/30" office:value-type="float" office:value="226533.784062509" calcext:value-type="float">
            <text:p>226533.784062509</text:p>
          </table:table-cell>
          <table:table-cell office:value-type="float" office:value="72.26" calcext:value-type="float">
            <text:p>72.26</text:p>
          </table:table-cell>
          <table:table-cell table:style-name="ce13" table:formula="of:=[.G72]-([.F72]-[Constants.$C$2])/[Constants.$A$2]" office:value-type="float" office:value="69.1390020921838" calcext:value-type="float">
            <text:p>69.1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8.8" calcext:value-type="float">
            <text:p>378.8</text:p>
          </table:table-cell>
          <table:table-cell office:value-type="float" office:value="18.42" calcext:value-type="float">
            <text:p>18.42</text:p>
          </table:table-cell>
          <table:table-cell table:style-name="ce3" table:formula="of:=([.B73]/[.C73])*([.B73]/[.C73])" office:value-type="float" office:value="422.902924994194" calcext:value-type="float">
            <text:p>422.9029249942</text:p>
          </table:table-cell>
          <table:table-cell table:style-name="ce3" table:formula="of:=[.B73]/[.D73]" office:value-type="float" office:value="0.895713833157339" calcext:value-type="float">
            <text:p>0.8957138332</text:p>
          </table:table-cell>
          <table:table-cell table:style-name="ce11" table:formula="of:=[.E73]/0.0000001602/30" office:value-type="float" office:value="186374.080973229" calcext:value-type="float">
            <text:p>186374.080973229</text:p>
          </table:table-cell>
          <table:table-cell office:value-type="float" office:value="71.22" calcext:value-type="float">
            <text:p>71.22</text:p>
          </table:table-cell>
          <table:table-cell table:style-name="ce13" table:formula="of:=[.G73]-([.F73]-[Constants.$C$2])/[Constants.$A$2]" office:value-type="float" office:value="69.4683145335286" calcext:value-type="float">
            <text:p>69.4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8" calcext:value-type="float">
            <text:p>378</text:p>
          </table:table-cell>
          <table:table-cell office:value-type="float" office:value="19.27" calcext:value-type="float">
            <text:p>19.27</text:p>
          </table:table-cell>
          <table:table-cell table:style-name="ce3" table:formula="of:=([.B74]/[.C74])*([.B74]/[.C74])" office:value-type="float" office:value="384.786804508838" calcext:value-type="float">
            <text:p>384.7868045088</text:p>
          </table:table-cell>
          <table:table-cell table:style-name="ce3" table:formula="of:=[.B74]/[.D74]" office:value-type="float" office:value="0.982362169312169" calcext:value-type="float">
            <text:p>0.9823621693</text:p>
          </table:table-cell>
          <table:table-cell table:style-name="ce11" table:formula="of:=[.E74]/0.0000001602/30" office:value-type="float" office:value="204403.281171904" calcext:value-type="float">
            <text:p>204403.281171904</text:p>
          </table:table-cell>
          <table:table-cell office:value-type="float" office:value="72.41" calcext:value-type="float">
            <text:p>72.41</text:p>
          </table:table-cell>
          <table:table-cell table:style-name="ce13" table:formula="of:=[.G74]-([.F74]-[Constants.$C$2])/[Constants.$A$2]" office:value-type="float" office:value="70.0435787102916" calcext:value-type="float">
            <text:p>70.0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0.7" calcext:value-type="float">
            <text:p>350.7</text:p>
          </table:table-cell>
          <table:table-cell office:value-type="float" office:value="17" calcext:value-type="float">
            <text:p>17</text:p>
          </table:table-cell>
          <table:table-cell table:style-name="ce3" table:formula="of:=([.B75]/[.C75])*([.B75]/[.C75])" office:value-type="float" office:value="425.572629757785" calcext:value-type="float">
            <text:p>425.5726297578</text:p>
          </table:table-cell>
          <table:table-cell table:style-name="ce3" table:formula="of:=[.B75]/[.D75]" office:value-type="float" office:value="0.824066153407471" calcext:value-type="float">
            <text:p>0.8240661534</text:p>
          </table:table-cell>
          <table:table-cell table:style-name="ce11" table:formula="of:=[.E75]/0.0000001602/30" office:value-type="float" office:value="171466.115981579" calcext:value-type="float">
            <text:p>171466.115981579</text:p>
          </table:table-cell>
          <table:table-cell office:value-type="float" office:value="71.64" calcext:value-type="float">
            <text:p>71.64</text:p>
          </table:table-cell>
          <table:table-cell table:style-name="ce13" table:formula="of:=[.G75]-([.F75]-[Constants.$C$2])/[Constants.$A$2]" office:value-type="float" office:value="70.3966266067732" calcext:value-type="float">
            <text:p>70.40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2.5" calcext:value-type="float">
            <text:p>352.5</text:p>
          </table:table-cell>
          <table:table-cell office:value-type="float" office:value="17.2" calcext:value-type="float">
            <text:p>17.2</text:p>
          </table:table-cell>
          <table:table-cell table:style-name="ce3" table:formula="of:=([.B76]/[.C76])*([.B76]/[.C76])" office:value-type="float" office:value="420.011661709032" calcext:value-type="float">
            <text:p>420.011661709</text:p>
          </table:table-cell>
          <table:table-cell table:style-name="ce3" table:formula="of:=[.B76]/[.D76]" office:value-type="float" office:value="0.839262411347518" calcext:value-type="float">
            <text:p>0.8392624113</text:p>
          </table:table-cell>
          <table:table-cell table:style-name="ce11" table:formula="of:=[.E76]/0.0000001602/30" office:value-type="float" office:value="174628.050634107" calcext:value-type="float">
            <text:p>174628.050634107</text:p>
          </table:table-cell>
          <table:table-cell office:value-type="float" office:value="71.64" calcext:value-type="float">
            <text:p>71.64</text:p>
          </table:table-cell>
          <table:table-cell table:style-name="ce13" table:formula="of:=[.G76]-([.F76]-[Constants.$C$2])/[Constants.$A$2]" office:value-type="float" office:value="70.2888151409165" calcext:value-type="float">
            <text:p>70.29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3.1" calcext:value-type="float">
            <text:p>393.1</text:p>
          </table:table-cell>
          <table:table-cell office:value-type="float" office:value="16.75" calcext:value-type="float">
            <text:p>16.75</text:p>
          </table:table-cell>
          <table:table-cell table:style-name="ce3" table:formula="of:=([.B77]/[.C77])*([.B77]/[.C77])" office:value-type="float" office:value="550.777848073068" calcext:value-type="float">
            <text:p>550.7778480731</text:p>
          </table:table-cell>
          <table:table-cell table:style-name="ce3" table:formula="of:=[.B77]/[.D77]" office:value-type="float" office:value="0.713717883490206" calcext:value-type="float">
            <text:p>0.7137178835</text:p>
          </table:table-cell>
          <table:table-cell table:style-name="ce11" table:formula="of:=[.E77]/0.0000001602/30" office:value-type="float" office:value="148505.593734958" calcext:value-type="float">
            <text:p>148505.593734958</text:p>
          </table:table-cell>
          <table:table-cell office:value-type="float" office:value="71.13" calcext:value-type="float">
            <text:p>71.13</text:p>
          </table:table-cell>
          <table:table-cell table:style-name="ce13" table:formula="of:=[.G77]-([.F77]-[Constants.$C$2])/[Constants.$A$2]" office:value-type="float" office:value="70.6695041271119" calcext:value-type="float">
            <text:p>70.67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8.4" calcext:value-type="float">
            <text:p>358.4</text:p>
          </table:table-cell>
          <table:table-cell office:value-type="float" office:value="16.86" calcext:value-type="float">
            <text:p>16.86</text:p>
          </table:table-cell>
          <table:table-cell table:style-name="ce3" table:formula="of:=([.B78]/[.C78])*([.B78]/[.C78])" office:value-type="float" office:value="451.87764986653" calcext:value-type="float">
            <text:p>451.8776498665</text:p>
          </table:table-cell>
          <table:table-cell table:style-name="ce3" table:formula="of:=[.B78]/[.D78]" office:value-type="float" office:value="0.793135044642857" calcext:value-type="float">
            <text:p>0.7931350446</text:p>
          </table:table-cell>
          <table:table-cell table:style-name="ce11" table:formula="of:=[.E78]/0.0000001602/30" office:value-type="float" office:value="165030.179909042" calcext:value-type="float">
            <text:p>165030.179909042</text:p>
          </table:table-cell>
          <table:table-cell office:value-type="float" office:value="71.16" calcext:value-type="float">
            <text:p>71.16</text:p>
          </table:table-cell>
          <table:table-cell table:style-name="ce13" table:formula="of:=[.G78]-([.F78]-[Constants.$C$2])/[Constants.$A$2]" office:value-type="float" office:value="70.1360706429064" calcext:value-type="float">
            <text:p>70.14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351.9" calcext:value-type="float">
            <text:p>351.9</text:p>
          </table:table-cell>
          <table:table-cell table:style-name="ce2" office:value-type="float" office:value="16.65" calcext:value-type="float">
            <text:p>16.65</text:p>
          </table:table-cell>
          <table:table-cell table:style-name="ce2" table:formula="of:=([.B79]/[.C79])*([.B79]/[.C79])" office:value-type="float" office:value="446.693937180424" calcext:value-type="float">
            <text:p>446.6939371804</text:p>
          </table:table-cell>
          <table:table-cell table:style-name="ce2" table:formula="of:=[.B79]/[.D79]" office:value-type="float" office:value="0.787787723785166" calcext:value-type="float">
            <text:p>0.7877877238</text:p>
          </table:table-cell>
          <table:table-cell table:style-name="ce10" table:formula="of:=[.E79]/0.0000001602/30" office:value-type="float" office:value="163917.545523339" calcext:value-type="float">
            <text:p>163917.545523339</text:p>
          </table:table-cell>
          <table:table-cell office:value-type="float" office:value="71.37" calcext:value-type="float">
            <text:p>71.37</text:p>
          </table:table-cell>
          <table:table-cell table:style-name="ce14" table:formula="of:=[.G79]-([.F79]-[Constants.$C$2])/[Constants.$A$2]" office:value-type="float" office:value="70.3840077786374" calcext:value-type="float">
            <text:p>70.38</text:p>
          </table:table-cell>
          <table:table-cell table:style-name="ce2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.1" calcext:value-type="float">
            <text:p>201.1</text:p>
          </table:table-cell>
          <table:table-cell office:value-type="float" office:value="13.3" calcext:value-type="float">
            <text:p>13.3</text:p>
          </table:table-cell>
          <table:table-cell table:style-name="ce3" table:formula="of:=([.B80]/[.C80])*([.B80]/[.C80])" office:value-type="float" office:value="228.623494827294" calcext:value-type="float">
            <text:p>228.6234948273</text:p>
          </table:table-cell>
          <table:table-cell table:style-name="ce3" table:formula="of:=[.B80]/[.D80]" office:value-type="float" office:value="0.879612133267031" calcext:value-type="float">
            <text:p>0.8796121333</text:p>
          </table:table-cell>
          <table:table-cell table:style-name="ce11" table:formula="of:=[.E80]/0.0000001602/30" office:value-type="float" office:value="183023.748078866" calcext:value-type="float">
            <text:p>183023.748078866</text:p>
          </table:table-cell>
          <table:table-cell office:value-type="float" office:value="71.17" calcext:value-type="float">
            <text:p>71.17</text:p>
          </table:table-cell>
          <table:table-cell table:style-name="ce13" table:formula="of:=[.G80]-([.F80]-[Constants.$C$2])/[Constants.$A$2]" office:value-type="float" office:value="69.5325497534628" calcext:value-type="float">
            <text:p>69.5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5.4" calcext:value-type="float">
            <text:p>185.4</text:p>
          </table:table-cell>
          <table:table-cell office:value-type="float" office:value="12.3" calcext:value-type="float">
            <text:p>12.3</text:p>
          </table:table-cell>
          <table:table-cell table:style-name="ce3" table:formula="of:=([.B81]/[.C81])*([.B81]/[.C81])" office:value-type="float" office:value="227.200475907198" calcext:value-type="float">
            <text:p>227.2004759072</text:p>
          </table:table-cell>
          <table:table-cell table:style-name="ce3" table:formula="of:=[.B81]/[.D81]" office:value-type="float" office:value="0.816019417475728" calcext:value-type="float">
            <text:p>0.8160194175</text:p>
          </table:table-cell>
          <table:table-cell table:style-name="ce11" table:formula="of:=[.E81]/0.0000001602/30" office:value-type="float" office:value="169791.805550505" calcext:value-type="float">
            <text:p>169791.805550505</text:p>
          </table:table-cell>
          <table:table-cell office:value-type="float" office:value="71.47" calcext:value-type="float">
            <text:p>71.47</text:p>
          </table:table-cell>
          <table:table-cell table:style-name="ce13" table:formula="of:=[.G81]-([.F81]-[Constants.$C$2])/[Constants.$A$2]" office:value-type="float" office:value="70.2837150294352" calcext:value-type="float">
            <text:p>70.2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0.3" calcext:value-type="float">
            <text:p>220.3</text:p>
          </table:table-cell>
          <table:table-cell office:value-type="float" office:value="14.97" calcext:value-type="float">
            <text:p>14.97</text:p>
          </table:table-cell>
          <table:table-cell table:style-name="ce3" table:formula="of:=([.B82]/[.C82])*([.B82]/[.C82])" office:value-type="float" office:value="216.563565786661" calcext:value-type="float">
            <text:p>216.5635657867</text:p>
          </table:table-cell>
          <table:table-cell table:style-name="ce3" table:formula="of:=[.B82]/[.D82]" office:value-type="float" office:value="1.01725329096686" calcext:value-type="float">
            <text:p>1.017253291</text:p>
          </table:table-cell>
          <table:table-cell table:style-name="ce11" table:formula="of:=[.E82]/0.0000001602/30" office:value-type="float" office:value="211663.189963975" calcext:value-type="float">
            <text:p>211663.189963975</text:p>
          </table:table-cell>
          <table:table-cell office:value-type="float" office:value="72.26" calcext:value-type="float">
            <text:p>72.26</text:p>
          </table:table-cell>
          <table:table-cell table:style-name="ce13" table:formula="of:=[.G82]-([.F82]-[Constants.$C$2])/[Constants.$A$2]" office:value-type="float" office:value="69.646039942141" calcext:value-type="float">
            <text:p>69.6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9.2" calcext:value-type="float">
            <text:p>199.2</text:p>
          </table:table-cell>
          <table:table-cell office:value-type="float" office:value="12.91" calcext:value-type="float">
            <text:p>12.91</text:p>
          </table:table-cell>
          <table:table-cell table:style-name="ce3" table:formula="of:=([.B83]/[.C83])*([.B83]/[.C83])" office:value-type="float" office:value="238.081792496584" calcext:value-type="float">
            <text:p>238.0817924966</text:p>
          </table:table-cell>
          <table:table-cell table:style-name="ce3" table:formula="of:=[.B83]/[.D83]" office:value-type="float" office:value="0.836687248995984" calcext:value-type="float">
            <text:p>0.836687249</text:p>
          </table:table-cell>
          <table:table-cell table:style-name="ce11" table:formula="of:=[.E83]/0.0000001602/30" office:value-type="float" office:value="174092.228255511" calcext:value-type="float">
            <text:p>174092.228255511</text:p>
          </table:table-cell>
          <table:table-cell office:value-type="float" office:value="71.22" calcext:value-type="float">
            <text:p>71.22</text:p>
          </table:table-cell>
          <table:table-cell table:style-name="ce13" table:formula="of:=[.G83]-([.F83]-[Constants.$C$2])/[Constants.$A$2]" office:value-type="float" office:value="69.8870849037116" calcext:value-type="float">
            <text:p>69.8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5.4" calcext:value-type="float">
            <text:p>195.4</text:p>
          </table:table-cell>
          <table:table-cell office:value-type="float" office:value="13.57" calcext:value-type="float">
            <text:p>13.57</text:p>
          </table:table-cell>
          <table:table-cell table:style-name="ce3" table:formula="of:=([.B84]/[.C84])*([.B84]/[.C84])" office:value-type="float" office:value="207.343021718223" calcext:value-type="float">
            <text:p>207.3430217182</text:p>
          </table:table-cell>
          <table:table-cell table:style-name="ce3" table:formula="of:=[.B84]/[.D84]" office:value-type="float" office:value="0.942399692937564" calcext:value-type="float">
            <text:p>0.9423996929</text:p>
          </table:table-cell>
          <table:table-cell table:style-name="ce11" table:formula="of:=[.E84]/0.0000001602/30" office:value-type="float" office:value="196088.159163039" calcext:value-type="float">
            <text:p>196088.159163039</text:p>
          </table:table-cell>
          <table:table-cell office:value-type="float" office:value="72.41" calcext:value-type="float">
            <text:p>72.41</text:p>
          </table:table-cell>
          <table:table-cell table:style-name="ce13" table:formula="of:=[.G84]-([.F84]-[Constants.$C$2])/[Constants.$A$2]" office:value-type="float" office:value="70.3270967430999" calcext:value-type="float">
            <text:p>70.3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.8" calcext:value-type="float">
            <text:p>187.8</text:p>
          </table:table-cell>
          <table:table-cell office:value-type="float" office:value="12.49" calcext:value-type="float">
            <text:p>12.49</text:p>
          </table:table-cell>
          <table:table-cell table:style-name="ce3" table:formula="of:=([.B85]/[.C85])*([.B85]/[.C85])" office:value-type="float" office:value="226.082162767844" calcext:value-type="float">
            <text:p>226.0821627678</text:p>
          </table:table-cell>
          <table:table-cell table:style-name="ce3" table:formula="of:=[.B85]/[.D85]" office:value-type="float" office:value="0.830671458998935" calcext:value-type="float">
            <text:p>0.830671459</text:p>
          </table:table-cell>
          <table:table-cell table:style-name="ce11" table:formula="of:=[.E85]/0.0000001602/30" office:value-type="float" office:value="172840.50332895" calcext:value-type="float">
            <text:p>172840.50332895</text:p>
          </table:table-cell>
          <table:table-cell office:value-type="float" office:value="71.64" calcext:value-type="float">
            <text:p>71.64</text:p>
          </table:table-cell>
          <table:table-cell table:style-name="ce13" table:formula="of:=[.G85]-([.F85]-[Constants.$C$2])/[Constants.$A$2]" office:value-type="float" office:value="70.3497645647457" calcext:value-type="float">
            <text:p>70.35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4.6" calcext:value-type="float">
            <text:p>204.6</text:p>
          </table:table-cell>
          <table:table-cell office:value-type="float" office:value="13.11" calcext:value-type="float">
            <text:p>13.11</text:p>
          </table:table-cell>
          <table:table-cell table:style-name="ce3" table:formula="of:=([.B86]/[.C86])*([.B86]/[.C86])" office:value-type="float" office:value="243.559949520603" calcext:value-type="float">
            <text:p>243.5599495206</text:p>
          </table:table-cell>
          <table:table-cell table:style-name="ce3" table:formula="of:=[.B86]/[.D86]" office:value-type="float" office:value="0.840039589442815" calcext:value-type="float">
            <text:p>0.8400395894</text:p>
          </table:table-cell>
          <table:table-cell table:style-name="ce11" table:formula="of:=[.E86]/0.0000001602/30" office:value-type="float" office:value="174789.760599837" calcext:value-type="float">
            <text:p>174789.760599837</text:p>
          </table:table-cell>
          <table:table-cell office:value-type="float" office:value="71.64" calcext:value-type="float">
            <text:p>71.64</text:p>
          </table:table-cell>
          <table:table-cell table:style-name="ce13" table:formula="of:=[.G86]-([.F86]-[Constants.$C$2])/[Constants.$A$2]" office:value-type="float" office:value="70.2833013683801" calcext:value-type="float">
            <text:p>70.28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2.3" calcext:value-type="float">
            <text:p>212.3</text:p>
          </table:table-cell>
          <table:table-cell office:value-type="float" office:value="12.41" calcext:value-type="float">
            <text:p>12.41</text:p>
          </table:table-cell>
          <table:table-cell table:style-name="ce3" table:formula="of:=([.B87]/[.C87])*([.B87]/[.C87])" office:value-type="float" office:value="292.655321375954" calcext:value-type="float">
            <text:p>292.655321376</text:p>
          </table:table-cell>
          <table:table-cell table:style-name="ce3" table:formula="of:=[.B87]/[.D87]" office:value-type="float" office:value="0.725426754592558" calcext:value-type="float">
            <text:p>0.7254267546</text:p>
          </table:table-cell>
          <table:table-cell table:style-name="ce11" table:formula="of:=[.E87]/0.0000001602/30" office:value-type="float" office:value="150941.896502821" calcext:value-type="float">
            <text:p>150941.896502821</text:p>
          </table:table-cell>
          <table:table-cell office:value-type="float" office:value="71.13" calcext:value-type="float">
            <text:p>71.13</text:p>
          </table:table-cell>
          <table:table-cell table:style-name="ce13" table:formula="of:=[.G87]-([.F87]-[Constants.$C$2])/[Constants.$A$2]" office:value-type="float" office:value="70.5864342975491" calcext:value-type="float">
            <text:p>70.59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7.7" calcext:value-type="float">
            <text:p>187.7</text:p>
          </table:table-cell>
          <table:table-cell office:value-type="float" office:value="11.92" calcext:value-type="float">
            <text:p>11.92</text:p>
          </table:table-cell>
          <table:table-cell table:style-name="ce3" table:formula="of:=([.B88]/[.C88])*([.B88]/[.C88])" office:value-type="float" office:value="247.956806562767" calcext:value-type="float">
            <text:p>247.9568065628</text:p>
          </table:table-cell>
          <table:table-cell table:style-name="ce3" table:formula="of:=[.B88]/[.D88]" office:value-type="float" office:value="0.756986680873735" calcext:value-type="float">
            <text:p>0.7569866809</text:p>
          </table:table-cell>
          <table:table-cell table:style-name="ce11" table:formula="of:=[.E88]/0.0000001602/30" office:value-type="float" office:value="157508.672674518" calcext:value-type="float">
            <text:p>157508.672674518</text:p>
          </table:table-cell>
          <table:table-cell office:value-type="float" office:value="71.16" calcext:value-type="float">
            <text:p>71.16</text:p>
          </table:table-cell>
          <table:table-cell table:style-name="ce13" table:formula="of:=[.G88]-([.F88]-[Constants.$C$2])/[Constants.$A$2]" office:value-type="float" office:value="70.3925290487617" calcext:value-type="float">
            <text:p>70.39</text:p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2.09" calcext:value-type="float">
            <text:p>12.09</text:p>
          </table:table-cell>
          <table:table-cell table:style-name="ce1" table:formula="of:=([.B89]/[.C89])*([.B89]/[.C89])" office:value-type="float" office:value="224.132351723803" calcext:value-type="float">
            <text:p>224.1323517238</text:p>
          </table:table-cell>
          <table:table-cell table:style-name="ce1" table:formula="of:=[.B89]/[.D89]" office:value-type="float" office:value="0.807558563535912" calcext:value-type="float">
            <text:p>0.8075585635</text:p>
          </table:table-cell>
          <table:table-cell table:style-name="ce9" table:formula="of:=[.E89]/0.0000001602/30" office:value-type="float" office:value="168031.328243011" calcext:value-type="float">
            <text:p>168031.328243011</text:p>
          </table:table-cell>
          <table:table-cell table:style-name="ce1" office:value-type="float" office:value="71.37" calcext:value-type="float">
            <text:p>71.37</text:p>
          </table:table-cell>
          <table:table-cell table:style-name="ce15" table:formula="of:=[.G89]-([.F89]-[Constants.$C$2])/[Constants.$A$2]" office:value-type="float" office:value="70.2437414562865" calcext:value-type="float">
            <text:p>70.24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8.6" calcext:value-type="float">
            <text:p>388.6</text:p>
          </table:table-cell>
          <table:table-cell office:value-type="float" office:value="15.46" calcext:value-type="float">
            <text:p>15.46</text:p>
          </table:table-cell>
          <table:table-cell table:style-name="ce3" table:formula="of:=([.B90]/[.C90])*([.B90]/[.C90])" office:value-type="float" office:value="631.810171556527" calcext:value-type="float">
            <text:p>631.8101715565</text:p>
          </table:table-cell>
          <table:table-cell table:style-name="ce3" table:formula="of:=[.B90]/[.D90]" office:value-type="float" office:value="0.61505815748842" calcext:value-type="float">
            <text:p>0.6150581575</text:p>
          </table:table-cell>
          <table:table-cell table:style-name="ce11" table:formula="of:=[.E90]/0.0000001602/30" office:value-type="float" office:value="127977.14471253" calcext:value-type="float">
            <text:p>127977.14471253</text:p>
          </table:table-cell>
          <table:table-cell table:style-name="ce12" office:value-type="float" office:value="70.1252398680418" calcext:value-type="float">
            <text:p>70.13</text:p>
          </table:table-cell>
          <table:table-cell table:style-name="ce13" table:formula="of:=[.G90]-([.F90]-[Constants.$C$2])/[Constants.$A$2]" office:value-type="float" office:value="70.3646958993157" calcext:value-type="float">
            <text:p>70.3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2.9" calcext:value-type="float">
            <text:p>372.9</text:p>
          </table:table-cell>
          <table:table-cell office:value-type="float" office:value="15.13" calcext:value-type="float">
            <text:p>15.13</text:p>
          </table:table-cell>
          <table:table-cell table:style-name="ce3" table:formula="of:=([.B91]/[.C91])*([.B91]/[.C91])" office:value-type="float" office:value="607.444928705569" calcext:value-type="float">
            <text:p>607.4449287056</text:p>
          </table:table-cell>
          <table:table-cell table:style-name="ce3" table:formula="of:=[.B91]/[.D91]" office:value-type="float" office:value="0.613882810404934" calcext:value-type="float">
            <text:p>0.6138828104</text:p>
          </table:table-cell>
          <table:table-cell table:style-name="ce11" table:formula="of:=[.E91]/0.0000001602/30" office:value-type="float" office:value="127732.586434651" calcext:value-type="float">
            <text:p>127732.586434651</text:p>
          </table:table-cell>
          <table:table-cell table:style-name="ce12" office:value-type="float" office:value="70.7335204370645" calcext:value-type="float">
            <text:p>70.73</text:p>
          </table:table-cell>
          <table:table-cell table:style-name="ce13" table:formula="of:=[.G91]-([.F91]-[Constants.$C$2])/[Constants.$A$2]" office:value-type="float" office:value="70.9813150930486" calcext:value-type="float">
            <text:p>70.9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6.2" calcext:value-type="float">
            <text:p>416.2</text:p>
          </table:table-cell>
          <table:table-cell office:value-type="float" office:value="17.32" calcext:value-type="float">
            <text:p>17.32</text:p>
          </table:table-cell>
          <table:table-cell table:style-name="ce3" table:formula="of:=([.B92]/[.C92])*([.B92]/[.C92])" office:value-type="float" office:value="577.442009931249" calcext:value-type="float">
            <text:p>577.4420099313</text:p>
          </table:table-cell>
          <table:table-cell table:style-name="ce3" table:formula="of:=[.B92]/[.D92]" office:value-type="float" office:value="0.720765016818837" calcext:value-type="float">
            <text:p>0.7207650168</text:p>
          </table:table-cell>
          <table:table-cell table:style-name="ce11" table:formula="of:=[.E92]/0.0000001602/30" office:value-type="float" office:value="149971.913611909" calcext:value-type="float">
            <text:p>149971.913611909</text:p>
          </table:table-cell>
          <table:table-cell table:style-name="ce12" office:value-type="float" office:value="71.1922826598235" calcext:value-type="float">
            <text:p>71.19</text:p>
          </table:table-cell>
          <table:table-cell table:style-name="ce13" table:formula="of:=[.G92]-([.F92]-[Constants.$C$2])/[Constants.$A$2]" office:value-type="float" office:value="70.6817901511027" calcext:value-type="float">
            <text:p>70.68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0.7" calcext:value-type="float">
            <text:p>390.7</text:p>
          </table:table-cell>
          <table:table-cell office:value-type="float" office:value="15.22" calcext:value-type="float">
            <text:p>15.22</text:p>
          </table:table-cell>
          <table:table-cell table:style-name="ce3" table:formula="of:=([.B93]/[.C93])*([.B93]/[.C93])" office:value-type="float" office:value="658.957670331416" calcext:value-type="float">
            <text:p>658.9576703314</text:p>
          </table:table-cell>
          <table:table-cell table:style-name="ce3" table:formula="of:=[.B93]/[.D93]" office:value-type="float" office:value="0.592906066035321" calcext:value-type="float">
            <text:p>0.592906066</text:p>
          </table:table-cell>
          <table:table-cell table:style-name="ce11" table:formula="of:=[.E93]/0.0000001602/30" office:value-type="float" office:value="123367.887231652" calcext:value-type="float">
            <text:p>123367.887231652</text:p>
          </table:table-cell>
          <table:table-cell table:style-name="ce12" office:value-type="float" office:value="70.2375630911602" calcext:value-type="float">
            <text:p>70.24</text:p>
          </table:table-cell>
          <table:table-cell table:style-name="ce13" table:formula="of:=[.G93]-([.F93]-[Constants.$C$2])/[Constants.$A$2]" office:value-type="float" office:value="70.6341794878854" calcext:value-type="float">
            <text:p>70.6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  <table:table-cell office:value-type="float" office:value="15.84" calcext:value-type="float">
            <text:p>15.84</text:p>
          </table:table-cell>
          <table:table-cell table:style-name="ce3" table:formula="of:=([.B94]/[.C94])*([.B94]/[.C94])" office:value-type="float" office:value="575.515253545557" calcext:value-type="float">
            <text:p>575.5152535456</text:p>
          </table:table-cell>
          <table:table-cell table:style-name="ce3" table:formula="of:=[.B94]/[.D94]" office:value-type="float" office:value="0.660277894736842" calcext:value-type="float">
            <text:p>0.6602778947</text:p>
          </table:table-cell>
          <table:table-cell table:style-name="ce11" table:formula="of:=[.E94]/0.0000001602/30" office:value-type="float" office:value="137386.162034299" calcext:value-type="float">
            <text:p>137386.162034299</text:p>
          </table:table-cell>
          <table:table-cell table:style-name="ce12" office:value-type="float" office:value="71.2053680246143" calcext:value-type="float">
            <text:p>71.21</text:p>
          </table:table-cell>
          <table:table-cell table:style-name="ce13" table:formula="of:=[.G94]-([.F94]-[Constants.$C$2])/[Constants.$A$2]" office:value-type="float" office:value="71.1240078274692" calcext:value-type="float">
            <text:p>71.1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8.2" calcext:value-type="float">
            <text:p>418.2</text:p>
          </table:table-cell>
          <table:table-cell office:value-type="float" office:value="13.69" calcext:value-type="float">
            <text:p>13.69</text:p>
          </table:table-cell>
          <table:table-cell table:style-name="ce3" table:formula="of:=([.B95]/[.C95])*([.B95]/[.C95])" office:value-type="float" office:value="933.170842846479" calcext:value-type="float">
            <text:p>933.1708428465</text:p>
          </table:table-cell>
          <table:table-cell table:style-name="ce3" table:formula="of:=[.B95]/[.D95]" office:value-type="float" office:value="0.448149450023912" calcext:value-type="float">
            <text:p>0.44814945</text:p>
          </table:table-cell>
          <table:table-cell table:style-name="ce11" table:formula="of:=[.E95]/0.0000001602/30" office:value-type="float" office:value="93247.9088688955" calcext:value-type="float">
            <text:p>93247.9088688955</text:p>
          </table:table-cell>
          <table:table-cell table:style-name="ce12" office:value-type="float" office:value="69.9030652361621" calcext:value-type="float">
            <text:p>69.90</text:p>
          </table:table-cell>
          <table:table-cell table:style-name="ce13" table:formula="of:=[.G95]-([.F95]-[Constants.$C$2])/[Constants.$A$2]" office:value-type="float" office:value="71.3266728188896" calcext:value-type="float">
            <text:p>71.33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9" calcext:value-type="float">
            <text:p>389</text:p>
          </table:table-cell>
          <table:table-cell office:value-type="float" office:value="15.8" calcext:value-type="float">
            <text:p>15.8</text:p>
          </table:table-cell>
          <table:table-cell table:style-name="ce3" table:formula="of:=([.B96]/[.C96])*([.B96]/[.C96])" office:value-type="float" office:value="606.156865886877" calcext:value-type="float">
            <text:p>606.1568658869</text:p>
          </table:table-cell>
          <table:table-cell table:style-name="ce3" table:formula="of:=[.B96]/[.D96]" office:value-type="float" office:value="0.641748071979435" calcext:value-type="float">
            <text:p>0.641748072</text:p>
          </table:table-cell>
          <table:table-cell table:style-name="ce11" table:formula="of:=[.E96]/0.0000001602/30" office:value-type="float" office:value="133530.601743536" calcext:value-type="float">
            <text:p>133530.601743536</text:p>
          </table:table-cell>
          <table:table-cell table:style-name="ce12" office:value-type="float" office:value="70.9615400785258" calcext:value-type="float">
            <text:p>70.96</text:p>
          </table:table-cell>
          <table:table-cell table:style-name="ce13" table:formula="of:=[.G96]-([.F96]-[Constants.$C$2])/[Constants.$A$2]" office:value-type="float" office:value="71.0116416768716" calcext:value-type="float">
            <text:p>71.0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9.2" calcext:value-type="float">
            <text:p>399.2</text:p>
          </table:table-cell>
          <table:table-cell office:value-type="float" office:value="16.17" calcext:value-type="float">
            <text:p>16.17</text:p>
          </table:table-cell>
          <table:table-cell table:style-name="ce3" table:formula="of:=([.B97]/[.C97])*([.B97]/[.C97])" office:value-type="float" office:value="609.482198456489" calcext:value-type="float">
            <text:p>609.4821984565</text:p>
          </table:table-cell>
          <table:table-cell table:style-name="ce3" table:formula="of:=[.B97]/[.D97]" office:value-type="float" office:value="0.654982214428858" calcext:value-type="float">
            <text:p>0.6549822144</text:p>
          </table:table-cell>
          <table:table-cell table:style-name="ce11" table:formula="of:=[.E97]/0.0000001602/30" office:value-type="float" office:value="136284.272665181" calcext:value-type="float">
            <text:p>136284.272665181</text:p>
          </table:table-cell>
          <table:table-cell table:style-name="ce12" office:value-type="float" office:value="70.9110001283306" calcext:value-type="float">
            <text:p>70.91</text:p>
          </table:table-cell>
          <table:table-cell table:style-name="ce13" table:formula="of:=[.G97]-([.F97]-[Constants.$C$2])/[Constants.$A$2]" office:value-type="float" office:value="70.8672106975522" calcext:value-type="float">
            <text:p>70.87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9.6" calcext:value-type="float">
            <text:p>379.6</text:p>
          </table:table-cell>
          <table:table-cell office:value-type="float" office:value="14.86" calcext:value-type="float">
            <text:p>14.86</text:p>
          </table:table-cell>
          <table:table-cell table:style-name="ce3" table:formula="of:=([.B98]/[.C98])*([.B98]/[.C98])" office:value-type="float" office:value="652.551494523131" calcext:value-type="float">
            <text:p>652.5514945231</text:p>
          </table:table-cell>
          <table:table-cell table:style-name="ce3" table:formula="of:=[.B98]/[.D98]" office:value-type="float" office:value="0.581716543730242" calcext:value-type="float">
            <text:p>0.5817165437</text:p>
          </table:table-cell>
          <table:table-cell table:style-name="ce11" table:formula="of:=[.E98]/0.0000001602/30" office:value-type="float" office:value="121039.647051653" calcext:value-type="float">
            <text:p>121039.647051653</text:p>
          </table:table-cell>
          <table:table-cell table:style-name="ce12" office:value-type="float" office:value="70.4528777635869" calcext:value-type="float">
            <text:p>70.45</text:p>
          </table:table-cell>
          <table:table-cell table:style-name="ce13" table:formula="of:=[.G98]-([.F98]-[Constants.$C$2])/[Constants.$A$2]" office:value-type="float" office:value="70.9288794146758" calcext:value-type="float">
            <text:p>70.93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359.7" calcext:value-type="float">
            <text:p>359.7</text:p>
          </table:table-cell>
          <table:table-cell table:style-name="ce2" office:value-type="float" office:value="15.26" calcext:value-type="float">
            <text:p>15.26</text:p>
          </table:table-cell>
          <table:table-cell table:style-name="ce2" table:formula="of:=([.B99]/[.C99])*([.B99]/[.C99])" office:value-type="float" office:value="555.612244897959" calcext:value-type="float">
            <text:p>555.612244898</text:p>
          </table:table-cell>
          <table:table-cell table:style-name="ce2" table:formula="of:=[.B99]/[.D99]" office:value-type="float" office:value="0.647393939393939" calcext:value-type="float">
            <text:p>0.6473939394</text:p>
          </table:table-cell>
          <table:table-cell table:style-name="ce10" table:formula="of:=[.E99]/0.0000001602/30" office:value-type="float" office:value="134705.355679138" calcext:value-type="float">
            <text:p>134705.355679138</text:p>
          </table:table-cell>
          <table:table-cell table:style-name="ce14" office:value-type="float" office:value="70.8377821128318" calcext:value-type="float">
            <text:p>70.84</text:p>
          </table:table-cell>
          <table:table-cell table:style-name="ce14" table:formula="of:=[.G99]-([.F99]-[Constants.$C$2])/[Constants.$A$2]" office:value-type="float" office:value="70.8478285051926" calcext:value-type="float">
            <text:p>70.85</text:p>
          </table:table-cell>
          <table:table-cell table:style-name="ce2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.1" calcext:value-type="float">
            <text:p>212.1</text:p>
          </table:table-cell>
          <table:table-cell office:value-type="float" office:value="11.64" calcext:value-type="float">
            <text:p>11.64</text:p>
          </table:table-cell>
          <table:table-cell table:style-name="ce3" table:formula="of:=([.B100]/[.C100])*([.B100]/[.C100])" office:value-type="float" office:value="332.028509937294" calcext:value-type="float">
            <text:p>332.0285099373</text:p>
          </table:table-cell>
          <table:table-cell table:style-name="ce3" table:formula="of:=[.B100]/[.D100]" office:value-type="float" office:value="0.638800565770863" calcext:value-type="float">
            <text:p>0.6388005658</text:p>
          </table:table-cell>
          <table:table-cell table:style-name="ce11" table:formula="of:=[.E100]/0.0000001602/30" office:value-type="float" office:value="132917.304571549" calcext:value-type="float">
            <text:p>132917.304571549</text:p>
          </table:table-cell>
          <table:table-cell table:style-name="ce12" office:value-type="float" office:value="70.1252398680418" calcext:value-type="float">
            <text:p>70.13</text:p>
          </table:table-cell>
          <table:table-cell table:style-name="ce13" table:formula="of:=[.G100]-([.F100]-[Constants.$C$2])/[Constants.$A$2]" office:value-type="float" office:value="70.1962528622208" calcext:value-type="float">
            <text:p>70.2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5.3" calcext:value-type="float">
            <text:p>205.3</text:p>
          </table:table-cell>
          <table:table-cell office:value-type="float" office:value="11.31" calcext:value-type="float">
            <text:p>11.31</text:p>
          </table:table-cell>
          <table:table-cell table:style-name="ce3" table:formula="of:=([.B101]/[.C101])*([.B101]/[.C101])" office:value-type="float" office:value="329.497928720466" calcext:value-type="float">
            <text:p>329.4979287205</text:p>
          </table:table-cell>
          <table:table-cell table:style-name="ce3" table:formula="of:=[.B101]/[.D101]" office:value-type="float" office:value="0.623069167072577" calcext:value-type="float">
            <text:p>0.6230691671</text:p>
          </table:table-cell>
          <table:table-cell table:style-name="ce11" table:formula="of:=[.E101]/0.0000001602/30" office:value-type="float" office:value="129644.021446645" calcext:value-type="float">
            <text:p>129644.021446645</text:p>
          </table:table-cell>
          <table:table-cell table:style-name="ce12" office:value-type="float" office:value="70.7335204370645" calcext:value-type="float">
            <text:p>70.73</text:p>
          </table:table-cell>
          <table:table-cell table:style-name="ce13" table:formula="of:=[.G101]-([.F101]-[Constants.$C$2])/[Constants.$A$2]" office:value-type="float" office:value="70.9161415100436" calcext:value-type="float">
            <text:p>70.9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3.6" calcext:value-type="float">
            <text:p>203.6</text:p>
          </table:table-cell>
          <table:table-cell office:value-type="float" office:value="12.2" calcext:value-type="float">
            <text:p>12.2</text:p>
          </table:table-cell>
          <table:table-cell table:style-name="ce3" table:formula="of:=([.B102]/[.C102])*([.B102]/[.C102])" office:value-type="float" office:value="278.506852996506" calcext:value-type="float">
            <text:p>278.5068529965</text:p>
          </table:table-cell>
          <table:table-cell table:style-name="ce3" table:formula="of:=[.B102]/[.D102]" office:value-type="float" office:value="0.731041257367387" calcext:value-type="float">
            <text:p>0.7310412574</text:p>
          </table:table-cell>
          <table:table-cell table:style-name="ce11" table:formula="of:=[.E102]/0.0000001602/30" office:value-type="float" office:value="152110.124296169" calcext:value-type="float">
            <text:p>152110.124296169</text:p>
          </table:table-cell>
          <table:table-cell table:style-name="ce12" office:value-type="float" office:value="71.1922826598235" calcext:value-type="float">
            <text:p>71.19</text:p>
          </table:table-cell>
          <table:table-cell table:style-name="ce13" table:formula="of:=[.G102]-([.F102]-[Constants.$C$2])/[Constants.$A$2]" office:value-type="float" office:value="70.6088842711548" calcext:value-type="float">
            <text:p>70.6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5.6" calcext:value-type="float">
            <text:p>195.6</text:p>
          </table:table-cell>
          <table:table-cell office:value-type="float" office:value="10.81" calcext:value-type="float">
            <text:p>10.81</text:p>
          </table:table-cell>
          <table:table-cell table:style-name="ce3" table:formula="of:=([.B103]/[.C103])*([.B103]/[.C103])" office:value-type="float" office:value="327.405758022046" calcext:value-type="float">
            <text:p>327.405758022</text:p>
          </table:table-cell>
          <table:table-cell table:style-name="ce3" table:formula="of:=[.B103]/[.D103]" office:value-type="float" office:value="0.597423824130879" calcext:value-type="float">
            <text:p>0.5974238241</text:p>
          </table:table-cell>
          <table:table-cell table:style-name="ce11" table:formula="of:=[.E103]/0.0000001602/30" office:value-type="float" office:value="124307.911804178" calcext:value-type="float">
            <text:p>124307.911804178</text:p>
          </table:table-cell>
          <table:table-cell table:style-name="ce12" office:value-type="float" office:value="70.2375630911602" calcext:value-type="float">
            <text:p>70.24</text:p>
          </table:table-cell>
          <table:table-cell table:style-name="ce13" table:formula="of:=[.G103]-([.F103]-[Constants.$C$2])/[Constants.$A$2]" office:value-type="float" office:value="70.6021277732732" calcext:value-type="float">
            <text:p>70.6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office:value-type="float" office:value="11.81" calcext:value-type="float">
            <text:p>11.81</text:p>
          </table:table-cell>
          <table:table-cell table:style-name="ce3" table:formula="of:=([.B104]/[.C104])*([.B104]/[.C104])" office:value-type="float" office:value="319.201640997992" calcext:value-type="float">
            <text:p>319.201640998</text:p>
          </table:table-cell>
          <table:table-cell table:style-name="ce3" table:formula="of:=[.B104]/[.D104]" office:value-type="float" office:value="0.661024170616114" calcext:value-type="float">
            <text:p>0.6610241706</text:p>
          </table:table-cell>
          <table:table-cell table:style-name="ce11" table:formula="of:=[.E104]/0.0000001602/30" office:value-type="float" office:value="137541.442075762" calcext:value-type="float">
            <text:p>137541.442075762</text:p>
          </table:table-cell>
          <table:table-cell table:style-name="ce12" office:value-type="float" office:value="71.2053680246143" calcext:value-type="float">
            <text:p>71.21</text:p>
          </table:table-cell>
          <table:table-cell table:style-name="ce13" table:formula="of:=[.G104]-([.F104]-[Constants.$C$2])/[Constants.$A$2]" office:value-type="float" office:value="71.1187132939864" calcext:value-type="float">
            <text:p>71.1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0.2" calcext:value-type="float">
            <text:p>220.2</text:p>
          </table:table-cell>
          <table:table-cell office:value-type="float" office:value="9.953" calcext:value-type="float">
            <text:p>9.953</text:p>
          </table:table-cell>
          <table:table-cell table:style-name="ce3" table:formula="of:=([.B105]/[.C105])*([.B105]/[.C105])" office:value-type="float" office:value="489.470611340799" calcext:value-type="float">
            <text:p>489.4706113408</text:p>
          </table:table-cell>
          <table:table-cell table:style-name="ce3" table:formula="of:=[.B105]/[.D105]" office:value-type="float" office:value="0.449873792007266" calcext:value-type="float">
            <text:p>0.449873792</text:p>
          </table:table-cell>
          <table:table-cell table:style-name="ce11" table:formula="of:=[.E105]/0.0000001602/30" office:value-type="float" office:value="93606.6982953113" calcext:value-type="float">
            <text:p>93606.6982953113</text:p>
          </table:table-cell>
          <table:table-cell table:style-name="ce12" office:value-type="float" office:value="69.9030652361621" calcext:value-type="float">
            <text:p>69.90</text:p>
          </table:table-cell>
          <table:table-cell table:style-name="ce13" table:formula="of:=[.G105]-([.F105]-[Constants.$C$2])/[Constants.$A$2]" office:value-type="float" office:value="71.314439291557" calcext:value-type="float">
            <text:p>71.31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6.5" calcext:value-type="float">
            <text:p>216.5</text:p>
          </table:table-cell>
          <table:table-cell office:value-type="float" office:value="11.63" calcext:value-type="float">
            <text:p>11.63</text:p>
          </table:table-cell>
          <table:table-cell table:style-name="ce3" table:formula="of:=([.B106]/[.C106])*([.B106]/[.C106])" office:value-type="float" office:value="346.542394510003" calcext:value-type="float">
            <text:p>346.54239451</text:p>
          </table:table-cell>
          <table:table-cell table:style-name="ce3" table:formula="of:=[.B106]/[.D106]" office:value-type="float" office:value="0.624743187066975" calcext:value-type="float">
            <text:p>0.6247431871</text:p>
          </table:table-cell>
          <table:table-cell table:style-name="ce11" table:formula="of:=[.E106]/0.0000001602/30" office:value-type="float" office:value="129992.340213686" calcext:value-type="float">
            <text:p>129992.340213686</text:p>
          </table:table-cell>
          <table:table-cell table:style-name="ce12" office:value-type="float" office:value="70.9615400785258" calcext:value-type="float">
            <text:p>70.96</text:p>
          </table:table-cell>
          <table:table-cell table:style-name="ce13" table:formula="of:=[.G106]-([.F106]-[Constants.$C$2])/[Constants.$A$2]" office:value-type="float" office:value="71.1322846388673" calcext:value-type="float">
            <text:p>71.13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.1" calcext:value-type="float">
            <text:p>204.1</text:p>
          </table:table-cell>
          <table:table-cell office:value-type="float" office:value="11.69" calcext:value-type="float">
            <text:p>11.69</text:p>
          </table:table-cell>
          <table:table-cell table:style-name="ce3" table:formula="of:=([.B107]/[.C107])*([.B107]/[.C107])" office:value-type="float" office:value="304.829495353665" calcext:value-type="float">
            <text:p>304.8294953537</text:p>
          </table:table-cell>
          <table:table-cell table:style-name="ce3" table:formula="of:=[.B107]/[.D107]" office:value-type="float" office:value="0.669554630083293" calcext:value-type="float">
            <text:p>0.6695546301</text:p>
          </table:table-cell>
          <table:table-cell table:style-name="ce11" table:formula="of:=[.E107]/0.0000001602/30" office:value-type="float" office:value="139316.402430981" calcext:value-type="float">
            <text:p>139316.402430981</text:p>
          </table:table-cell>
          <table:table-cell table:style-name="ce12" office:value-type="float" office:value="70.9110001283306" calcext:value-type="float">
            <text:p>70.91</text:p>
          </table:table-cell>
          <table:table-cell table:style-name="ce13" table:formula="of:=[.G107]-([.F107]-[Constants.$C$2])/[Constants.$A$2]" office:value-type="float" office:value="70.7638251470452" calcext:value-type="float">
            <text:p>70.7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7.2" calcext:value-type="float">
            <text:p>187.2</text:p>
          </table:table-cell>
          <table:table-cell office:value-type="float" office:value="10.51" calcext:value-type="float">
            <text:p>10.51</text:p>
          </table:table-cell>
          <table:table-cell table:style-name="ce3" table:formula="of:=([.B108]/[.C108])*([.B108]/[.C108])" office:value-type="float" office:value="317.253379274507" calcext:value-type="float">
            <text:p>317.2533792745</text:p>
          </table:table-cell>
          <table:table-cell table:style-name="ce3" table:formula="of:=[.B108]/[.D108]" office:value-type="float" office:value="0.590064636752137" calcext:value-type="float">
            <text:p>0.5900646368</text:p>
          </table:table-cell>
          <table:table-cell table:style-name="ce11" table:formula="of:=[.E108]/0.0000001602/30" office:value-type="float" office:value="122776.661829408" calcext:value-type="float">
            <text:p>122776.661829408</text:p>
          </table:table-cell>
          <table:table-cell table:style-name="ce12" office:value-type="float" office:value="70.4528777635869" calcext:value-type="float">
            <text:p>70.45</text:p>
          </table:table-cell>
          <table:table-cell table:style-name="ce13" table:formula="of:=[.G108]-([.F108]-[Constants.$C$2])/[Constants.$A$2]" office:value-type="float" office:value="70.8696529821324" calcext:value-type="float">
            <text:p>70.87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2.5" calcext:value-type="float">
            <text:p>192.5</text:p>
          </table:table-cell>
          <table:table-cell table:style-name="ce2" office:value-type="float" office:value="11.38" calcext:value-type="float">
            <text:p>11.38</text:p>
          </table:table-cell>
          <table:table-cell table:style-name="ce2" table:formula="of:=([.B109]/[.C109])*([.B109]/[.C109])" office:value-type="float" office:value="286.138926553847" calcext:value-type="float">
            <text:p>286.1389265538</text:p>
          </table:table-cell>
          <table:table-cell table:style-name="ce2" table:formula="of:=[.B109]/[.D109]" office:value-type="float" office:value="0.67275012987013" calcext:value-type="float">
            <text:p>0.6727501299</text:p>
          </table:table-cell>
          <table:table-cell table:style-name="ce10" table:formula="of:=[.E109]/0.0000001602/30" office:value-type="float" office:value="139981.300430739" calcext:value-type="float">
            <text:p>139981.300430739</text:p>
          </table:table-cell>
          <table:table-cell table:style-name="ce14" office:value-type="float" office:value="70.8377821128318" calcext:value-type="float">
            <text:p>70.84</text:p>
          </table:table-cell>
          <table:table-cell table:style-name="ce14" table:formula="of:=[.G109]-([.F109]-[Constants.$C$2])/[Constants.$A$2]" office:value-type="float" office:value="70.6679363189343" calcext:value-type="float">
            <text:p>70.67</text:p>
          </table:table-cell>
          <table:table-cell table:style-name="ce2"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6.9" calcext:value-type="float">
            <text:p>386.9</text:p>
          </table:table-cell>
          <table:table-cell office:value-type="float" office:value="14.7" calcext:value-type="float">
            <text:p>14.7</text:p>
          </table:table-cell>
          <table:table-cell table:style-name="ce3" table:formula="of:=([.B110]/[.C110])*([.B110]/[.C110])" office:value-type="float" office:value="692.728076264519" calcext:value-type="float">
            <text:p>692.7280762645</text:p>
          </table:table-cell>
          <table:table-cell table:style-name="ce3" table:formula="of:=[.B110]/[.D110]" office:value-type="float" office:value="0.558516412509692" calcext:value-type="float">
            <text:p>0.5585164125</text:p>
          </table:table-cell>
          <table:table-cell table:style-name="ce11" table:formula="of:=[.E110]/0.0000001602/30" office:value-type="float" office:value="116212.320538846" calcext:value-type="float">
            <text:p>116212.320538846</text:p>
          </table:table-cell>
          <table:table-cell office:value-type="float" office:value="70.45" calcext:value-type="float">
            <text:p>70.45</text:p>
          </table:table-cell>
          <table:table-cell table:style-name="ce13" table:formula="of:=[.G110]-([.F110]-[Constants.$C$2])/[Constants.$A$2]" office:value-type="float" office:value="71.0905974459763" calcext:value-type="float">
            <text:p>71.09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07.4" calcext:value-type="float">
            <text:p>207.4</text:p>
          </table:table-cell>
          <table:table-cell table:style-name="ce1" office:value-type="float" office:value="10.91" calcext:value-type="float">
            <text:p>10.91</text:p>
          </table:table-cell>
          <table:table-cell table:style-name="ce1" table:formula="of:=([.B111]/[.C111])*([.B111]/[.C111])" office:value-type="float" office:value="361.383236395439" calcext:value-type="float">
            <text:p>361.3832363954</text:p>
          </table:table-cell>
          <table:table-cell table:style-name="ce1" table:formula="of:=[.B111]/[.D111]" office:value-type="float" office:value="0.573905978784957" calcext:value-type="float">
            <text:p>0.5739059788</text:p>
          </table:table-cell>
          <table:table-cell table:style-name="ce9" table:formula="of:=[.E111]/0.0000001602/30" office:value-type="float" office:value="119414.477483345" calcext:value-type="float">
            <text:p>119414.477483345</text:p>
          </table:table-cell>
          <table:table-cell table:style-name="ce1" office:value-type="float" office:value="70.45" calcext:value-type="float">
            <text:p>70.45</text:p>
          </table:table-cell>
          <table:table-cell table:style-name="ce15" table:formula="of:=[.G111]-([.F111]-[Constants.$C$2])/[Constants.$A$2]" office:value-type="float" office:value="70.9814145336053" calcext:value-type="float">
            <text:p>70.98</text:p>
          </table:table-cell>
          <table:table-cell table:style-name="ce1"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0.3" calcext:value-type="float">
            <text:p>380.3</text:p>
          </table:table-cell>
          <table:table-cell office:value-type="float" office:value="16.92" calcext:value-type="float">
            <text:p>16.92</text:p>
          </table:table-cell>
          <table:table-cell table:style-name="ce3" table:formula="of:=([.B112]/[.C112])*([.B112]/[.C112])" office:value-type="float" office:value="505.186729093663" calcext:value-type="float">
            <text:p>505.1867290937</text:p>
          </table:table-cell>
          <table:table-cell table:style-name="ce3" table:formula="of:=[.B112]/[.D112]" office:value-type="float" office:value="0.752790954509598" calcext:value-type="float">
            <text:p>0.7527909545</text:p>
          </table:table-cell>
          <table:table-cell table:style-name="ce11" table:formula="of:=[.E112]/0.0000001602/30" office:value-type="float" office:value="156635.654288306" calcext:value-type="float">
            <text:p>156635.654288306</text:p>
          </table:table-cell>
          <table:table-cell office:value-type="float" office:value="71.19" calcext:value-type="float">
            <text:p>71.19</text:p>
          </table:table-cell>
          <table:table-cell table:style-name="ce13" table:formula="of:=[.G112]-([.F112]-[Constants.$C$2])/[Constants.$A$2]" office:value-type="float" office:value="70.4522960750544" calcext:value-type="float">
            <text:p>70.4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6.1" calcext:value-type="float">
            <text:p>226.1</text:p>
          </table:table-cell>
          <table:table-cell office:value-type="float" office:value="12.93" calcext:value-type="float">
            <text:p>12.93</text:p>
          </table:table-cell>
          <table:table-cell table:style-name="ce3" table:formula="of:=([.B113]/[.C113])*([.B113]/[.C113])" office:value-type="float" office:value="305.776478617387" calcext:value-type="float">
            <text:p>305.7764786174</text:p>
          </table:table-cell>
          <table:table-cell table:style-name="ce3" table:formula="of:=[.B113]/[.D113]" office:value-type="float" office:value="0.739429013710748" calcext:value-type="float">
            <text:p>0.7394290137</text:p>
          </table:table-cell>
          <table:table-cell table:style-name="ce11" table:formula="of:=[.E113]/0.0000001602/30" office:value-type="float" office:value="153855.391949802" calcext:value-type="float">
            <text:p>153855.391949802</text:p>
          </table:table-cell>
          <table:table-cell table:style-name="ce12" office:value-type="float" office:value="71.19" calcext:value-type="float">
            <text:p>71.19</text:p>
          </table:table-cell>
          <table:table-cell table:style-name="ce13" table:formula="of:=[.G113]-([.F113]-[Constants.$C$2])/[Constants.$A$2]" office:value-type="float" office:value="70.5470937831413" calcext:value-type="float">
            <text:p>70.5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3.2" calcext:value-type="float">
            <text:p>363.2</text:p>
          </table:table-cell>
          <table:table-cell office:value-type="float" office:value="19.17" calcext:value-type="float">
            <text:p>19.17</text:p>
          </table:table-cell>
          <table:table-cell table:style-name="ce3" table:formula="of:=([.B114]/[.C114])*([.B114]/[.C114])" office:value-type="float" office:value="358.961155017199" calcext:value-type="float">
            <text:p>358.9611550172</text:p>
          </table:table-cell>
          <table:table-cell table:style-name="ce3" table:formula="of:=[.B114]/[.D114]" office:value-type="float" office:value="1.01180864537445" calcext:value-type="float">
            <text:p>1.0118086454</text:p>
          </table:table-cell>
          <table:table-cell table:style-name="ce11" table:formula="of:=[.E114]/0.0000001602/30" office:value-type="float" office:value="210530.304905212" calcext:value-type="float">
            <text:p>210530.304905212</text:p>
          </table:table-cell>
          <table:table-cell office:value-type="float" office:value="72.19" calcext:value-type="float">
            <text:p>72.19</text:p>
          </table:table-cell>
          <table:table-cell table:style-name="ce13" table:formula="of:=[.G114]-([.F114]-[Constants.$C$2])/[Constants.$A$2]" office:value-type="float" office:value="69.6146675585387" calcext:value-type="float">
            <text:p>69.6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5.3" calcext:value-type="float">
            <text:p>225.3</text:p>
          </table:table-cell>
          <table:table-cell office:value-type="float" office:value="14.98" calcext:value-type="float">
            <text:p>14.98</text:p>
          </table:table-cell>
          <table:table-cell table:style-name="ce3" table:formula="of:=([.B115]/[.C115])*([.B115]/[.C115])" office:value-type="float" office:value="226.203206411397" calcext:value-type="float">
            <text:p>226.2032064114</text:p>
          </table:table-cell>
          <table:table-cell table:style-name="ce3" table:formula="of:=[.B115]/[.D115]" office:value-type="float" office:value="0.996007101642255" calcext:value-type="float">
            <text:p>0.9960071016</text:p>
          </table:table-cell>
          <table:table-cell table:style-name="ce11" table:formula="of:=[.E115]/0.0000001602/30" office:value-type="float" office:value="207242.426475708" calcext:value-type="float">
            <text:p>207242.426475708</text:p>
          </table:table-cell>
          <table:table-cell office:value-type="float" office:value="72.19" calcext:value-type="float">
            <text:p>72.19</text:p>
          </table:table-cell>
          <table:table-cell table:style-name="ce13" table:formula="of:=[.G115]-([.F115]-[Constants.$C$2])/[Constants.$A$2]" office:value-type="float" office:value="69.7267732887315" calcext:value-type="float">
            <text:p>69.7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8.5" calcext:value-type="float">
            <text:p>348.5</text:p>
          </table:table-cell>
          <table:table-cell office:value-type="float" office:value="14.21" calcext:value-type="float">
            <text:p>14.21</text:p>
          </table:table-cell>
          <table:table-cell table:style-name="ce3" table:formula="of:=([.B116]/[.C116])*([.B116]/[.C116])" office:value-type="float" office:value="601.474762051682" calcext:value-type="float">
            <text:p>601.4747620517</text:p>
          </table:table-cell>
          <table:table-cell table:style-name="ce3" table:formula="of:=[.B116]/[.D116]" office:value-type="float" office:value="0.579409182209469" calcext:value-type="float">
            <text:p>0.5794091822</text:p>
          </table:table-cell>
          <table:table-cell table:style-name="ce11" table:formula="of:=[.E116]/0.0000001602/30" office:value-type="float" office:value="120559.546860064" calcext:value-type="float">
            <text:p>120559.546860064</text:p>
          </table:table-cell>
          <table:table-cell office:value-type="float" office:value="70.45" calcext:value-type="float">
            <text:p>70.45</text:p>
          </table:table-cell>
          <table:table-cell table:style-name="ce13" table:formula="of:=[.G116]-([.F116]-[Constants.$C$2])/[Constants.$A$2]" office:value-type="float" office:value="70.9423714724487" calcext:value-type="float">
            <text:p>70.9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9.8" calcext:value-type="float">
            <text:p>199.8</text:p>
          </table:table-cell>
          <table:table-cell office:value-type="float" office:value="10.88" calcext:value-type="float">
            <text:p>10.88</text:p>
          </table:table-cell>
          <table:table-cell table:style-name="ce3" table:formula="of:=([.B117]/[.C117])*([.B117]/[.C117])" office:value-type="float" office:value="337.235415765571" calcext:value-type="float">
            <text:p>337.2354157656</text:p>
          </table:table-cell>
          <table:table-cell table:style-name="ce3" table:formula="of:=[.B117]/[.D117]" office:value-type="float" office:value="0.592464464464465" calcext:value-type="float">
            <text:p>0.5924644645</text:p>
          </table:table-cell>
          <table:table-cell table:style-name="ce11" table:formula="of:=[.E117]/0.0000001602/30" office:value-type="float" office:value="123276.001761229" calcext:value-type="float">
            <text:p>123276.001761229</text:p>
          </table:table-cell>
          <table:table-cell office:value-type="float" office:value="70.45" calcext:value-type="float">
            <text:p>70.45</text:p>
          </table:table-cell>
          <table:table-cell table:style-name="ce13" table:formula="of:=[.G117]-([.F117]-[Constants.$C$2])/[Constants.$A$2]" office:value-type="float" office:value="70.8497493859695" calcext:value-type="float">
            <text:p>70.8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4.2" calcext:value-type="float">
            <text:p>344.2</text:p>
          </table:table-cell>
          <table:table-cell office:value-type="float" office:value="16.47" calcext:value-type="float">
            <text:p>16.47</text:p>
          </table:table-cell>
          <table:table-cell table:style-name="ce3" table:formula="of:=([.B118]/[.C118])*([.B118]/[.C118])" office:value-type="float" office:value="436.751629151124" calcext:value-type="float">
            <text:p>436.7516291511</text:p>
          </table:table-cell>
          <table:table-cell table:style-name="ce3" table:formula="of:=[.B118]/[.D118]" office:value-type="float" office:value="0.788090935502615" calcext:value-type="float">
            <text:p>0.7880909355</text:p>
          </table:table-cell>
          <table:table-cell table:style-name="ce11" table:formula="of:=[.E118]/0.0000001602/30" office:value-type="float" office:value="163980.635768334" calcext:value-type="float">
            <text:p>163980.635768334</text:p>
          </table:table-cell>
          <table:table-cell office:value-type="float" office:value="71.45" calcext:value-type="float">
            <text:p>71.45</text:p>
          </table:table-cell>
          <table:table-cell table:style-name="ce13" table:formula="of:=[.G118]-([.F118]-[Constants.$C$2])/[Constants.$A$2]" office:value-type="float" office:value="70.4618566109057" calcext:value-type="float">
            <text:p>70.46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88.8" calcext:value-type="float">
            <text:p>188.8</text:p>
          </table:table-cell>
          <table:table-cell table:style-name="ce2" office:value-type="float" office:value="12.29" calcext:value-type="float">
            <text:p>12.29</text:p>
          </table:table-cell>
          <table:table-cell table:style-name="ce2" table:formula="of:=([.B119]/[.C119])*([.B119]/[.C119])" office:value-type="float" office:value="235.993593923894" calcext:value-type="float">
            <text:p>235.9935939239</text:p>
          </table:table-cell>
          <table:table-cell table:style-name="ce2" table:formula="of:=[.B119]/[.D119]" office:value-type="float" office:value="0.800021716101695" calcext:value-type="float">
            <text:p>0.8000217161</text:p>
          </table:table-cell>
          <table:table-cell table:style-name="ce10" table:formula="of:=[.E119]/0.0000001602/30" office:value-type="float" office:value="166463.111964564" calcext:value-type="float">
            <text:p>166463.111964564</text:p>
          </table:table-cell>
          <table:table-cell table:style-name="ce2" office:value-type="float" office:value="71.45" calcext:value-type="float">
            <text:p>71.45</text:p>
          </table:table-cell>
          <table:table-cell table:style-name="ce14" table:formula="of:=[.G119]-([.F119]-[Constants.$C$2])/[Constants.$A$2]" office:value-type="float" office:value="70.3772124208507" calcext:value-type="float">
            <text:p>70.38</text:p>
          </table:table-cell>
          <table:table-cell table:style-name="ce2"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4" calcext:value-type="float">
            <text:p>424</text:p>
          </table:table-cell>
          <table:table-cell office:value-type="float" office:value="16.62" calcext:value-type="float">
            <text:p>16.62</text:p>
          </table:table-cell>
          <table:table-cell table:style-name="ce3" table:formula="of:=([.B120]/[.C120])*([.B120]/[.C120])" office:value-type="float" office:value="650.833163181819" calcext:value-type="float">
            <text:p>650.8331631818</text:p>
          </table:table-cell>
          <table:table-cell table:style-name="ce3" table:formula="of:=[.B120]/[.D120]" office:value-type="float" office:value="0.651472641509434" calcext:value-type="float">
            <text:p>0.6514726415</text:p>
          </table:table-cell>
          <table:table-cell table:style-name="ce11" table:formula="of:=[.E120]/0.0000001602/30" office:value-type="float" office:value="135554.024450569" calcext:value-type="float">
            <text:p>135554.024450569</text:p>
          </table:table-cell>
          <table:table-cell office:value-type="float" office:value="70.72" calcext:value-type="float">
            <text:p>70.72</text:p>
          </table:table-cell>
          <table:table-cell table:style-name="ce13" table:formula="of:=[.G120]-([.F120]-[Constants.$C$2])/[Constants.$A$2]" office:value-type="float" office:value="70.7011096070286" calcext:value-type="float">
            <text:p>70.7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7.3" calcext:value-type="float">
            <text:p>237.3</text:p>
          </table:table-cell>
          <table:table-cell office:value-type="float" office:value="12.29" calcext:value-type="float">
            <text:p>12.29</text:p>
          </table:table-cell>
          <table:table-cell table:style-name="ce3" table:formula="of:=([.B121]/[.C121])*([.B121]/[.C121])" office:value-type="float" office:value="372.813569017261" calcext:value-type="float">
            <text:p>372.8135690173</text:p>
          </table:table-cell>
          <table:table-cell table:style-name="ce3" table:formula="of:=[.B121]/[.D121]" office:value-type="float" office:value="0.636511167298778" calcext:value-type="float">
            <text:p>0.6365111673</text:p>
          </table:table-cell>
          <table:table-cell table:style-name="ce11" table:formula="of:=[.E121]/0.0000001602/30" office:value-type="float" office:value="132440.942009733" calcext:value-type="float">
            <text:p>132440.942009733</text:p>
          </table:table-cell>
          <table:table-cell office:value-type="float" office:value="70.72" calcext:value-type="float">
            <text:p>70.72</text:p>
          </table:table-cell>
          <table:table-cell table:style-name="ce13" table:formula="of:=[.G121]-([.F121]-[Constants.$C$2])/[Constants.$A$2]" office:value-type="float" office:value="70.8072553747822" calcext:value-type="float">
            <text:p>70.8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7.8" calcext:value-type="float">
            <text:p>337.8</text:p>
          </table:table-cell>
          <table:table-cell office:value-type="float" office:value="14.93" calcext:value-type="float">
            <text:p>14.93</text:p>
          </table:table-cell>
          <table:table-cell table:style-name="ce3" table:formula="of:=([.B122]/[.C122])*([.B122]/[.C122])" office:value-type="float" office:value="511.917144934903" calcext:value-type="float">
            <text:p>511.9171449349</text:p>
          </table:table-cell>
          <table:table-cell table:style-name="ce3" table:formula="of:=[.B122]/[.D122]" office:value-type="float" office:value="0.659872409709887" calcext:value-type="float">
            <text:p>0.6598724097</text:p>
          </table:table-cell>
          <table:table-cell table:style-name="ce11" table:formula="of:=[.E122]/0.0000001602/30" office:value-type="float" office:value="137301.791450247" calcext:value-type="float">
            <text:p>137301.791450247</text:p>
          </table:table-cell>
          <table:table-cell office:value-type="float" office:value="70.86" calcext:value-type="float">
            <text:p>70.86</text:p>
          </table:table-cell>
          <table:table-cell table:style-name="ce13" table:formula="of:=[.G122]-([.F122]-[Constants.$C$2])/[Constants.$A$2]" office:value-type="float" office:value="70.7815165594428" calcext:value-type="float">
            <text:p>70.7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.1" calcext:value-type="float">
            <text:p>187.1</text:p>
          </table:table-cell>
          <table:table-cell office:value-type="float" office:value="11.05" calcext:value-type="float">
            <text:p>11.05</text:p>
          </table:table-cell>
          <table:table-cell table:style-name="ce3" table:formula="of:=([.B123]/[.C123])*([.B123]/[.C123])" office:value-type="float" office:value="286.69691447759" calcext:value-type="float">
            <text:p>286.6969144776</text:p>
          </table:table-cell>
          <table:table-cell table:style-name="ce3" table:formula="of:=[.B123]/[.D123]" office:value-type="float" office:value="0.652605558524853" calcext:value-type="float">
            <text:p>0.6526055585</text:p>
          </table:table-cell>
          <table:table-cell table:style-name="ce11" table:formula="of:=[.E123]/0.0000001602/30" office:value-type="float" office:value="135789.754166636" calcext:value-type="float">
            <text:p>135789.754166636</text:p>
          </table:table-cell>
          <table:table-cell office:value-type="float" office:value="70.86" calcext:value-type="float">
            <text:p>70.86</text:p>
          </table:table-cell>
          <table:table-cell table:style-name="ce13" table:formula="of:=[.G123]-([.F123]-[Constants.$C$2])/[Constants.$A$2]" office:value-type="float" office:value="70.8330720069425" calcext:value-type="float">
            <text:p>70.8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" table:formula="of:=([.B124]/[.C124])*([.B124]/[.C124])" office:value-type="string" office:string-value="" calcext:value-type="error">
            <text:p>#DIV/0!</text:p>
          </table:table-cell>
          <table:table-cell table:style-name="ce3" table:formula="of:=[.B124]/[.D124]" office:value-type="string" office:string-value="" calcext:value-type="error">
            <text:p>#DIV/0!</text:p>
          </table:table-cell>
          <table:table-cell table:style-name="ce11" table:formula="of:=[.E124]/0.0000001602/30" office:value-type="string" office:string-value="" calcext:value-type="error">
            <text:p>#DIV/0!</text:p>
          </table:table-cell>
          <table:table-cell/>
          <table:table-cell table:style-name="ce13" table:formula="of:=[.G124]-([.F124]-[Constants.$C$2])/[Constants.$A$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an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ain voltage coefficient</text:p>
          </table:table-cell>
          <table:table-cell/>
          <table:table-cell office:value-type="string" calcext:value-type="string">
            <text:p>Target gain</text:p>
          </table:table-cell>
        </table:table-row>
        <table:table-row table:style-name="ro1">
          <table:table-cell table:style-name="ce16" office:value-type="float" office:value="29328.37085" calcext:value-type="float">
            <text:p>2.93E+004</text:p>
          </table:table-cell>
          <table:table-cell/>
          <table:table-cell table:style-name="ce16" office:value-type="float" office:value="135000" calcext:value-type="float">
            <text:p>1.35E+005</text:p>
          </table:table-cell>
        </table:table-row>
      </table:table>
      <table:table table:name="individual" table:style-name="ta1">
        <table:table-column table:style-name="co1" table:number-columns-repeated="2" table:default-cell-style-name="Default"/>
        <table:table-column table:style-name="co1" table:number-columns-repeated="4" table:default-cell-style-name="ce16"/>
        <table:table-column table:style-name="co1" table:number-columns-repeated="2" table:default-cell-style-name="Default"/>
        <table:table-column table:style-name="co1" table:default-cell-style-name="ce29"/>
        <table:table-column table:style-name="co1" table:number-columns-repeated="2" table:default-cell-style-name="ce8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voltage</text:p>
          </table:table-cell>
          <table:table-cell table:style-name="Default" office:value-type="string" calcext:value-type="string">
            <text:p>mean1</text:p>
          </table:table-cell>
          <table:table-cell table:style-name="Default" office:value-type="string" calcext:value-type="string">
            <text:p>sigma1</text:p>
          </table:table-cell>
          <table:table-cell table:style-name="Default" office:value-type="string" calcext:value-type="string">
            <text:p>mean2</text:p>
          </table:table-cell>
          <table:table-cell table:style-name="Default" office:value-type="string" calcext:value-type="string">
            <text:p>sigma2</text:p>
          </table:table-cell>
          <table:table-cell office:value-type="string" calcext:value-type="string">
            <text:p>mean3</text:p>
          </table:table-cell>
          <table:table-cell office:value-type="string" calcext:value-type="string">
            <text:p>sigma3</text:p>
          </table:table-cell>
          <table:table-cell table:style-name="Default" office:value-type="string" calcext:value-type="string">
            <text:p>cal12</text:p>
          </table:table-cell>
          <table:table-cell table:style-name="Default" office:value-type="string" calcext:value-type="string">
            <text:p>cal23</text:p>
          </table:table-cell>
          <table:table-cell table:style-name="Default" office:value-type="string" calcext:value-type="string">
            <text:p>cal13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g1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.1" calcext:value-type="float">
            <text:p>70.1</text:p>
          </table:table-cell>
          <table:table-cell table:style-name="Default" office:value-type="float" office:value="391.9" calcext:value-type="float">
            <text:p>391.9</text:p>
          </table:table-cell>
          <table:table-cell table:style-name="Default" office:value-type="float" office:value="15.67" calcext:value-type="float">
            <text:p>15.67</text:p>
          </table:table-cell>
          <table:table-cell table:style-name="ce21" office:value-type="float" office:value="290.8" calcext:value-type="float">
            <text:p>290.8</text:p>
          </table:table-cell>
          <table:table-cell table:style-name="ce21" office:value-type="float" office:value="20.13" calcext:value-type="float">
            <text:p>20.13</text:p>
          </table:table-cell>
          <table:table-cell office:value-type="float" office:value="165.3" calcext:value-type="float">
            <text:p>165.3</text:p>
          </table:table-cell>
          <table:table-cell office:value-type="float" office:value="10.28" calcext:value-type="float">
            <text:p>10.28</text:p>
          </table:table-cell>
          <table:table-cell table:style-name="ce21" table:formula="of:=([.D2]*[.D2]-[.F2]*[.F2])/([.C2]-[.E2])" office:value-type="float" office:value="-1.57930761622156" calcext:value-type="float">
            <text:p>-1.5793076162</text:p>
          </table:table-cell>
          <table:table-cell table:style-name="ce21" table:formula="of:=([.F2]*[.F2]-[.H2]*[.H2])/([.E2]-[.G2])" office:value-type="float" office:value="2.3867609561753" calcext:value-type="float">
            <text:p>2.3867609562</text:p>
          </table:table-cell>
          <table:table-cell table:style-name="Default" table:formula="of:=([.D2]*[.D2]-[.H2]*[.H2])/([.C2]-[.G2])" office:value-type="float" office:value="0.617257281553398" calcext:value-type="float">
            <text:p>0.6172572816</text:p>
          </table:table-cell>
          <table:table-cell table:style-name="ce21" table:formula="of:=[.I2]/0.0000001602/30" office:value-type="float" office:value="-328611.655476813" calcext:value-type="float">
            <text:p>-328611.655476813</text:p>
          </table:table-cell>
          <table:table-cell table:style-name="ce21" table:formula="of:=[.J2]/0.0000001602/30" office:value-type="float" office:value="496621.089507969" calcext:value-type="float">
            <text:p>496621.089507969</text:p>
          </table:table-cell>
          <table:table-cell table:style-name="ce23" table:formula="of:=[.K2]/0.0000001602/30" office:value-type="float" office:value="128434.723585809" calcext:value-type="float">
            <text:p>128434.723585809</text:p>
          </table:table-cell>
          <table:table-cell table:number-columns-repeated="101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71.18" calcext:value-type="float">
            <text:p>71.18</text:p>
          </table:table-cell>
          <table:table-cell table:style-name="ce1" office:value-type="float" office:value="372.2" calcext:value-type="float">
            <text:p>372.2</text:p>
          </table:table-cell>
          <table:table-cell table:style-name="ce1" office:value-type="float" office:value="16.69" calcext:value-type="float">
            <text:p>16.69</text:p>
          </table:table-cell>
          <table:table-cell table:style-name="ce1" office:value-type="float" office:value="263.4" calcext:value-type="float">
            <text:p>263.4</text:p>
          </table:table-cell>
          <table:table-cell table:style-name="ce1" office:value-type="float" office:value="14.19" calcext:value-type="float">
            <text:p>14.19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12.03" calcext:value-type="float">
            <text:p>12.03</text:p>
          </table:table-cell>
          <table:table-cell table:style-name="ce9" table:formula="of:=([.D3]*[.D3]-[.F3]*[.F3])/([.C3]-[.E3])" office:value-type="float" office:value="0.709558823529412" calcext:value-type="float">
            <text:p>0.7095588235</text:p>
          </table:table-cell>
          <table:table-cell table:style-name="ce9" table:formula="of:=([.F3]*[.F3]-[.H3]*[.H3])/([.E3]-[.G3])" office:value-type="float" office:value="1.43744162436548" calcext:value-type="float">
            <text:p>1.4374416244</text:p>
          </table:table-cell>
          <table:table-cell table:style-name="ce9" table:formula="of:=([.D3]*[.D3]-[.H3]*[.H3])/([.C3]-[.G3])" office:value-type="float" office:value="0.903071524966262" calcext:value-type="float">
            <text:p>0.903071525</text:p>
          </table:table-cell>
          <table:table-cell table:style-name="ce24" table:formula="of:=[.I3]/0.0000001602/30" office:value-type="float" office:value="147640.204646153" calcext:value-type="float">
            <text:p>147640.204646153</text:p>
          </table:table-cell>
          <table:table-cell table:style-name="ce9" table:formula="of:=[.J3]/0.0000001602/30" office:value-type="float" office:value="299093.138652826" calcext:value-type="float">
            <text:p>299093.138652826</text:p>
          </table:table-cell>
          <table:table-cell table:style-name="ce9" table:formula="of:=[.K3]/0.0000001602/30" office:value-type="float" office:value="187905.019759938" calcext:value-type="float">
            <text:p>187905.019759938</text:p>
          </table:table-cell>
          <table:table-cell table:style-name="ce1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" office:value-type="float" office:value="70.17" calcext:value-type="float">
            <text:p>70.17</text:p>
          </table:table-cell>
          <table:table-cell table:style-name="Default" office:value-type="float" office:value="422.6" calcext:value-type="float">
            <text:p>422.6</text:p>
          </table:table-cell>
          <table:table-cell table:style-name="Default" office:value-type="float" office:value="16.6" calcext:value-type="float">
            <text:p>16.6</text:p>
          </table:table-cell>
          <table:table-cell table:style-name="Default" office:value-type="float" office:value="237.7" calcext:value-type="float">
            <text:p>237.7</text:p>
          </table:table-cell>
          <table:table-cell table:style-name="Default" office:value-type="float" office:value="12.36" calcext:value-type="float">
            <text:p>12.36</text:p>
          </table:table-cell>
          <table:table-cell table:number-columns-repeated="2"/>
          <table:table-cell table:style-name="ce23" table:formula="of:=([.D4]*[.D4]-[.F4]*[.F4])/([.C4]-[.E4])" office:value-type="float" office:value="0.664090859924284" calcext:value-type="float">
            <text:p>0.6640908599</text:p>
          </table:table-cell>
          <table:table-cell table:formula="of:=([.F4]*[.F4]-[.H4]*[.H4])/([.E4]-[.G4])" office:value-type="float" office:value="0.642699200673117" calcext:value-type="float">
            <text:p>0.6426992007</text:p>
          </table:table-cell>
          <table:table-cell table:formula="of:=([.D4]*[.D4]-[.H4]*[.H4])/([.C4]-[.G4])" office:value-type="float" office:value="0.652058684335069" calcext:value-type="float">
            <text:p>0.6520586843</text:p>
          </table:table-cell>
          <table:table-cell table:style-name="ce23" table:formula="of:=[.I4]/0.0000001602/30" office:value-type="float" office:value="138179.538061649" calcext:value-type="float">
            <text:p>138179.538061649</text:p>
          </table:table-cell>
          <table:table-cell table:style-name="ce8" table:formula="of:=[.J4]/0.0000001602/30" office:value-type="float" office:value="133728.506174182" calcext:value-type="float">
            <text:p>133728.506174182</text:p>
          </table:table-cell>
          <table:table-cell table:style-name="ce8" table:formula="of:=[.K4]/0.0000001602/30" office:value-type="float" office:value="135675.964281121" calcext:value-type="float">
            <text:p>135675.964281121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" office:value-type="float" office:value="70.47" calcext:value-type="float">
            <text:p>70.47</text:p>
          </table:table-cell>
          <table:table-cell table:style-name="Default" office:value-type="float" office:value="376.4" calcext:value-type="float">
            <text:p>376.4</text:p>
          </table:table-cell>
          <table:table-cell table:style-name="Default" office:value-type="float" office:value="14.69" calcext:value-type="float">
            <text:p>14.69</text:p>
          </table:table-cell>
          <table:table-cell table:style-name="Default" office:value-type="float" office:value="187.6" calcext:value-type="float">
            <text:p>187.6</text:p>
          </table:table-cell>
          <table:table-cell table:style-name="Default" office:value-type="float" office:value="10.59" calcext:value-type="float">
            <text:p>10.59</text:p>
          </table:table-cell>
          <table:table-cell table:number-columns-repeated="2"/>
          <table:table-cell table:style-name="ce23" table:formula="of:=([.D5]*[.D5]-[.F5]*[.F5])/([.C5]-[.E5])" office:value-type="float" office:value="0.548983050847458" calcext:value-type="float">
            <text:p>0.5489830508</text:p>
          </table:table-cell>
          <table:table-cell table:formula="of:=([.F5]*[.F5]-[.H5]*[.H5])/([.E5]-[.G5])" office:value-type="float" office:value="0.597804371002132" calcext:value-type="float">
            <text:p>0.597804371</text:p>
          </table:table-cell>
          <table:table-cell table:formula="of:=([.D5]*[.D5]-[.H5]*[.H5])/([.C5]-[.G5])" office:value-type="float" office:value="0.573315887353879" calcext:value-type="float">
            <text:p>0.5733158874</text:p>
          </table:table-cell>
          <table:table-cell table:style-name="ce23" table:formula="of:=[.I5]/0.0000001602/30" office:value-type="float" office:value="114228.683072713" calcext:value-type="float">
            <text:p>114228.683072713</text:p>
          </table:table-cell>
          <table:table-cell table:style-name="ce8" table:formula="of:=[.J5]/0.0000001602/30" office:value-type="float" office:value="124387.093425329" calcext:value-type="float">
            <text:p>124387.093425329</text:p>
          </table:table-cell>
          <table:table-cell table:style-name="ce8" table:formula="of:=[.K5]/0.0000001602/30" office:value-type="float" office:value="119291.695246334" calcext:value-type="float">
            <text:p>119291.695246334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" office:value-type="float" office:value="71.26" calcext:value-type="float">
            <text:p>71.26</text:p>
          </table:table-cell>
          <table:table-cell table:style-name="Default" office:value-type="float" office:value="446.1" calcext:value-type="float">
            <text:p>446.1</text:p>
          </table:table-cell>
          <table:table-cell table:style-name="Default" office:value-type="float" office:value="18.06" calcext:value-type="float">
            <text:p>18.06</text:p>
          </table:table-cell>
          <table:table-cell table:style-name="Default" office:value-type="float" office:value="279.7" calcext:value-type="float">
            <text:p>279.7</text:p>
          </table:table-cell>
          <table:table-cell table:style-name="Default" office:value-type="float" office:value="14.58" calcext:value-type="float">
            <text:p>14.58</text:p>
          </table:table-cell>
          <table:table-cell table:number-columns-repeated="2"/>
          <table:table-cell table:style-name="ce23" table:formula="of:=([.D6]*[.D6]-[.F6]*[.F6])/([.C6]-[.E6])" office:value-type="float" office:value="0.682615384615384" calcext:value-type="float">
            <text:p>0.6826153846</text:p>
          </table:table-cell>
          <table:table-cell table:formula="of:=([.F6]*[.F6]-[.H6]*[.H6])/([.E6]-[.G6])" office:value-type="float" office:value="0.760015731140508" calcext:value-type="float">
            <text:p>0.7600157311</text:p>
          </table:table-cell>
          <table:table-cell table:formula="of:=([.D6]*[.D6]-[.H6]*[.H6])/([.C6]-[.G6])" office:value-type="float" office:value="0.731144586415602" calcext:value-type="float">
            <text:p>0.7311445864</text:p>
          </table:table-cell>
          <table:table-cell table:style-name="ce23" table:formula="of:=[.I6]/0.0000001602/30" office:value-type="float" office:value="142033.99596658" calcext:value-type="float">
            <text:p>142033.99596658</text:p>
          </table:table-cell>
          <table:table-cell table:style-name="ce8" table:formula="of:=[.J6]/0.0000001602/30" office:value-type="float" office:value="158138.936983044" calcext:value-type="float">
            <text:p>158138.936983044</text:p>
          </table:table-cell>
          <table:table-cell table:style-name="ce8" table:formula="of:=[.K6]/0.0000001602/30" office:value-type="float" office:value="152131.624306201" calcext:value-type="float">
            <text:p>152131.624306201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float" office:value="70.22" calcext:value-type="float">
            <text:p>70.22</text:p>
          </table:table-cell>
          <table:table-cell table:style-name="Default" office:value-type="float" office:value="363.8" calcext:value-type="float">
            <text:p>363.8</text:p>
          </table:table-cell>
          <table:table-cell table:style-name="Default" office:value-type="float" office:value="14.99" calcext:value-type="float">
            <text:p>14.99</text:p>
          </table:table-cell>
          <table:table-cell table:style-name="Default" office:value-type="float" office:value="207.4" calcext:value-type="float">
            <text:p>207.4</text:p>
          </table:table-cell>
          <table:table-cell table:style-name="Default" office:value-type="float" office:value="11.14" calcext:value-type="float">
            <text:p>11.14</text:p>
          </table:table-cell>
          <table:table-cell table:number-columns-repeated="2"/>
          <table:table-cell table:style-name="ce23" table:formula="of:=([.D7]*[.D7]-[.F7]*[.F7])/([.C7]-[.E7])" office:value-type="float" office:value="0.643225703324808" calcext:value-type="float">
            <text:p>0.6432257033</text:p>
          </table:table-cell>
          <table:table-cell table:formula="of:=([.F7]*[.F7]-[.H7]*[.H7])/([.E7]-[.G7])" office:value-type="float" office:value="0.598358727097396" calcext:value-type="float">
            <text:p>0.5983587271</text:p>
          </table:table-cell>
          <table:table-cell table:formula="of:=([.D7]*[.D7]-[.H7]*[.H7])/([.C7]-[.G7])" office:value-type="float" office:value="0.617647333699835" calcext:value-type="float">
            <text:p>0.6176473337</text:p>
          </table:table-cell>
          <table:table-cell table:style-name="ce23" table:formula="of:=[.I7]/0.0000001602/30" office:value-type="float" office:value="133838.057287725" calcext:value-type="float">
            <text:p>133838.057287725</text:p>
          </table:table-cell>
          <table:table-cell table:style-name="ce8" table:formula="of:=[.J7]/0.0000001602/30" office:value-type="float" office:value="124502.440095172" calcext:value-type="float">
            <text:p>124502.440095172</text:p>
          </table:table-cell>
          <table:table-cell table:style-name="ce8" table:formula="of:=[.K7]/0.0000001602/30" office:value-type="float" office:value="128515.883000382" calcext:value-type="float">
            <text:p>128515.883000382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" office:value-type="float" office:value="71.41" calcext:value-type="float">
            <text:p>71.41</text:p>
          </table:table-cell>
          <table:table-cell table:style-name="Default" office:value-type="float" office:value="436.1" calcext:value-type="float">
            <text:p>436.1</text:p>
          </table:table-cell>
          <table:table-cell table:style-name="Default" office:value-type="float" office:value="17.53" calcext:value-type="float">
            <text:p>17.53</text:p>
          </table:table-cell>
          <table:table-cell table:style-name="Default" office:value-type="float" office:value="234.1" calcext:value-type="float">
            <text:p>234.1</text:p>
          </table:table-cell>
          <table:table-cell table:style-name="Default" office:value-type="float" office:value="12.78" calcext:value-type="float">
            <text:p>12.78</text:p>
          </table:table-cell>
          <table:table-cell table:number-columns-repeated="2"/>
          <table:table-cell table:style-name="ce23" table:formula="of:=([.D8]*[.D8]-[.F8]*[.F8])/([.C8]-[.E8])" office:value-type="float" office:value="0.712735148514852" calcext:value-type="float">
            <text:p>0.7127351485</text:p>
          </table:table-cell>
          <table:table-cell table:formula="of:=([.F8]*[.F8]-[.H8]*[.H8])/([.E8]-[.G8])" office:value-type="float" office:value="0.6976864587783" calcext:value-type="float">
            <text:p>0.6976864588</text:p>
          </table:table-cell>
          <table:table-cell table:formula="of:=([.D8]*[.D8]-[.H8]*[.H8])/([.C8]-[.G8])" office:value-type="float" office:value="0.704656959412979" calcext:value-type="float">
            <text:p>0.7046569594</text:p>
          </table:table-cell>
          <table:table-cell table:style-name="ce23" table:formula="of:=[.I8]/0.0000001602/30" office:value-type="float" office:value="148301.112882824" calcext:value-type="float">
            <text:p>148301.112882824</text:p>
          </table:table-cell>
          <table:table-cell table:style-name="ce8" table:formula="of:=[.J8]/0.0000001602/30" office:value-type="float" office:value="145169.883224781" calcext:value-type="float">
            <text:p>145169.883224781</text:p>
          </table:table-cell>
          <table:table-cell table:style-name="ce8" table:formula="of:=[.K8]/0.0000001602/30" office:value-type="float" office:value="146620.257888676" calcext:value-type="float">
            <text:p>146620.257888676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office:value-type="float" office:value="70.64" calcext:value-type="float">
            <text:p>70.64</text:p>
          </table:table-cell>
          <table:table-cell table:style-name="Default" office:value-type="float" office:value="361.9" calcext:value-type="float">
            <text:p>361.9</text:p>
          </table:table-cell>
          <table:table-cell table:style-name="Default" office:value-type="float" office:value="15.37" calcext:value-type="float">
            <text:p>15.37</text:p>
          </table:table-cell>
          <table:table-cell table:style-name="Default" office:value-type="float" office:value="212.7" calcext:value-type="float">
            <text:p>212.7</text:p>
          </table:table-cell>
          <table:table-cell table:style-name="Default" office:value-type="float" office:value="11.35" calcext:value-type="float">
            <text:p>11.35</text:p>
          </table:table-cell>
          <table:table-cell table:number-columns-repeated="2"/>
          <table:table-cell table:style-name="ce23" table:formula="of:=([.D9]*[.D9]-[.F9]*[.F9])/([.C9]-[.E9])" office:value-type="float" office:value="0.719935656836461" calcext:value-type="float">
            <text:p>0.7199356568</text:p>
          </table:table-cell>
          <table:table-cell table:formula="of:=([.F9]*[.F9]-[.H9]*[.H9])/([.E9]-[.G9])" office:value-type="float" office:value="0.605653502585802" calcext:value-type="float">
            <text:p>0.6056535026</text:p>
          </table:table-cell>
          <table:table-cell table:formula="of:=([.D9]*[.D9]-[.H9]*[.H9])/([.C9]-[.G9])" office:value-type="float" office:value="0.652768444321636" calcext:value-type="float">
            <text:p>0.6527684443</text:p>
          </table:table-cell>
          <table:table-cell table:style-name="ce23" table:formula="of:=[.I9]/0.0000001602/30" office:value-type="float" office:value="149799.345991773" calcext:value-type="float">
            <text:p>149799.345991773</text:p>
          </table:table-cell>
          <table:table-cell table:style-name="ce8" table:formula="of:=[.J9]/0.0000001602/30" office:value-type="float" office:value="126020.28767911" calcext:value-type="float">
            <text:p>126020.28767911</text:p>
          </table:table-cell>
          <table:table-cell table:style-name="ce8" table:formula="of:=[.K9]/0.0000001602/30" office:value-type="float" office:value="135823.646342413" calcext:value-type="float">
            <text:p>135823.646342413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" office:value-type="float" office:value="70.64" calcext:value-type="float">
            <text:p>70.64</text:p>
          </table:table-cell>
          <table:table-cell table:style-name="Default" office:value-type="float" office:value="379.2" calcext:value-type="float">
            <text:p>379.2</text:p>
          </table:table-cell>
          <table:table-cell table:style-name="Default" office:value-type="float" office:value="14.75" calcext:value-type="float">
            <text:p>14.75</text:p>
          </table:table-cell>
          <table:table-cell table:style-name="Default" office:value-type="float" office:value="188" calcext:value-type="float">
            <text:p>188</text:p>
          </table:table-cell>
          <table:table-cell table:style-name="Default" office:value-type="float" office:value="10.52" calcext:value-type="float">
            <text:p>10.52</text:p>
          </table:table-cell>
          <table:table-cell table:number-columns-repeated="2"/>
          <table:table-cell table:style-name="ce23" table:formula="of:=([.D10]*[.D10]-[.F10]*[.F10])/([.C10]-[.E10])" office:value-type="float" office:value="0.55905910041841" calcext:value-type="float">
            <text:p>0.5590591004</text:p>
          </table:table-cell>
          <table:table-cell table:formula="of:=([.F10]*[.F10]-[.H10]*[.H10])/([.E10]-[.G10])" office:value-type="float" office:value="0.588672340425532" calcext:value-type="float">
            <text:p>0.5886723404</text:p>
          </table:table-cell>
          <table:table-cell table:formula="of:=([.D10]*[.D10]-[.H10]*[.H10])/([.C10]-[.G10])" office:value-type="float" office:value="0.573740770042194" calcext:value-type="float">
            <text:p>0.57374077</text:p>
          </table:table-cell>
          <table:table-cell table:style-name="ce23" table:formula="of:=[.I10]/0.0000001602/30" office:value-type="float" office:value="116325.239371288" calcext:value-type="float">
            <text:p>116325.239371288</text:p>
          </table:table-cell>
          <table:table-cell table:style-name="ce8" table:formula="of:=[.J10]/0.0000001602/30" office:value-type="float" office:value="122486.962219212" calcext:value-type="float">
            <text:p>122486.962219212</text:p>
          </table:table-cell>
          <table:table-cell table:style-name="ce8" table:formula="of:=[.K10]/0.0000001602/30" office:value-type="float" office:value="119380.101964668" calcext:value-type="float">
            <text:p>119380.101964668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70.13" calcext:value-type="float">
            <text:p>70.13</text:p>
          </table:table-cell>
          <table:table-cell table:style-name="Default" office:value-type="float" office:value="412.3" calcext:value-type="float">
            <text:p>412.3</text:p>
          </table:table-cell>
          <table:table-cell table:style-name="Default" office:value-type="float" office:value="14.42" calcext:value-type="float">
            <text:p>14.42</text:p>
          </table:table-cell>
          <table:table-cell table:style-name="Default" office:value-type="float" office:value="245.1" calcext:value-type="float">
            <text:p>245.1</text:p>
          </table:table-cell>
          <table:table-cell table:style-name="Default" office:value-type="float" office:value="11.4" calcext:value-type="float">
            <text:p>11.4</text:p>
          </table:table-cell>
          <table:table-cell table:number-columns-repeated="2"/>
          <table:table-cell table:style-name="ce23" table:formula="of:=([.D11]*[.D11]-[.F11]*[.F11])/([.C11]-[.E11])" office:value-type="float" office:value="0.466366028708134" calcext:value-type="float">
            <text:p>0.4663660287</text:p>
          </table:table-cell>
          <table:table-cell table:formula="of:=([.F11]*[.F11]-[.H11]*[.H11])/([.E11]-[.G11])" office:value-type="float" office:value="0.530232558139535" calcext:value-type="float">
            <text:p>0.5302325581</text:p>
          </table:table-cell>
          <table:table-cell table:formula="of:=([.D11]*[.D11]-[.H11]*[.H11])/([.C11]-[.G11])" office:value-type="float" office:value="0.504332767402377" calcext:value-type="float">
            <text:p>0.5043327674</text:p>
          </table:table-cell>
          <table:table-cell table:style-name="ce23" table:formula="of:=[.I11]/0.0000001602/30" office:value-type="float" office:value="97038.2914498822" calcext:value-type="float">
            <text:p>97038.2914498822</text:p>
          </table:table-cell>
          <table:table-cell table:style-name="ce8" table:formula="of:=[.J11]/0.0000001602/30" office:value-type="float" office:value="110327.207269982" calcext:value-type="float">
            <text:p>110327.207269982</text:p>
          </table:table-cell>
          <table:table-cell table:style-name="ce8" table:formula="of:=[.K11]/0.0000001602/30" office:value-type="float" office:value="104938.15384985" calcext:value-type="float">
            <text:p>104938.15384985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.16" calcext:value-type="float">
            <text:p>70.16</text:p>
          </table:table-cell>
          <table:table-cell table:style-name="Default" office:value-type="float" office:value="374.2" calcext:value-type="float">
            <text:p>374.2</text:p>
          </table:table-cell>
          <table:table-cell table:style-name="Default" office:value-type="float" office:value="14.41" calcext:value-type="float">
            <text:p>14.41</text:p>
          </table:table-cell>
          <table:table-cell table:style-name="Default" office:value-type="float" office:value="206.3" calcext:value-type="float">
            <text:p>206.3</text:p>
          </table:table-cell>
          <table:table-cell table:style-name="Default" office:value-type="float" office:value="10.56" calcext:value-type="float">
            <text:p>10.56</text:p>
          </table:table-cell>
          <table:table-cell table:number-columns-repeated="2"/>
          <table:table-cell table:style-name="ce23" table:formula="of:=([.D12]*[.D12]-[.F12]*[.F12])/([.C12]-[.E12])" office:value-type="float" office:value="0.572569982132222" calcext:value-type="float">
            <text:p>0.5725699821</text:p>
          </table:table-cell>
          <table:table-cell table:formula="of:=([.F12]*[.F12]-[.H12]*[.H12])/([.E12]-[.G12])" office:value-type="float" office:value="0.540540959767329" calcext:value-type="float">
            <text:p>0.5405409598</text:p>
          </table:table-cell>
          <table:table-cell table:formula="of:=([.D12]*[.D12]-[.H12]*[.H12])/([.C12]-[.G12])" office:value-type="float" office:value="0.554912079102084" calcext:value-type="float">
            <text:p>0.5549120791</text:p>
          </table:table-cell>
          <table:table-cell table:style-name="ce23" table:formula="of:=[.I12]/0.0000001602/30" office:value-type="float" office:value="119136.492328802" calcext:value-type="float">
            <text:p>119136.492328802</text:p>
          </table:table-cell>
          <table:table-cell table:style-name="ce8" table:formula="of:=[.J12]/0.0000001602/30" office:value-type="float" office:value="112472.109814259" calcext:value-type="float">
            <text:p>112472.109814259</text:p>
          </table:table-cell>
          <table:table-cell table:style-name="ce8" table:formula="of:=[.K12]/0.0000001602/30" office:value-type="float" office:value="115462.355202265" calcext:value-type="float">
            <text:p>115462.355202265</text:p>
          </table:table-cell>
          <table:table-cell table:number-columns-repeated="101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70.37" calcext:value-type="float">
            <text:p>70.37</text:p>
          </table:table-cell>
          <table:table-cell table:style-name="ce1" office:value-type="float" office:value="371.4" calcext:value-type="float">
            <text:p>371.4</text:p>
          </table:table-cell>
          <table:table-cell table:style-name="ce1" office:value-type="float" office:value="14.46" calcext:value-type="float">
            <text:p>14.46</text:p>
          </table:table-cell>
          <table:table-cell table:style-name="ce1" office:value-type="float" office:value="211.4" calcext:value-type="float">
            <text:p>211.4</text:p>
          </table:table-cell>
          <table:table-cell table:style-name="ce1" office:value-type="float" office:value="11.04" calcext:value-type="float">
            <text:p>11.04</text:p>
          </table:table-cell>
          <table:table-cell table:style-name="ce1" table:number-columns-repeated="2"/>
          <table:table-cell table:style-name="ce24" table:formula="of:=([.D13]*[.D13]-[.F13]*[.F13])/([.C13]-[.E13])" office:value-type="float" office:value="0.5450625" calcext:value-type="float">
            <text:p>0.5450625</text:p>
          </table:table-cell>
          <table:table-cell table:style-name="ce9" table:formula="of:=([.F13]*[.F13]-[.H13]*[.H13])/([.E13]-[.G13])" office:value-type="float" office:value="0.576544938505203" calcext:value-type="float">
            <text:p>0.5765449385</text:p>
          </table:table-cell>
          <table:table-cell table:style-name="ce9" table:formula="of:=([.D13]*[.D13]-[.H13]*[.H13])/([.C13]-[.G13])" office:value-type="float" office:value="0.562982229402262" calcext:value-type="float">
            <text:p>0.5629822294</text:p>
          </table:table-cell>
          <table:table-cell table:style-name="ce24" table:formula="of:=[.I13]/0.0000001602/30" office:value-type="float" office:value="113412.921348315" calcext:value-type="float">
            <text:p>113412.921348315</text:p>
          </table:table-cell>
          <table:table-cell table:style-name="ce9" table:formula="of:=[.J13]/0.0000001602/30" office:value-type="float" office:value="119963.574387267" calcext:value-type="float">
            <text:p>119963.574387267</text:p>
          </table:table-cell>
          <table:table-cell table:style-name="ce9" table:formula="of:=[.K13]/0.0000001602/30" office:value-type="float" office:value="117141.537536883" calcext:value-type="float">
            <text:p>117141.537536883</text:p>
          </table:table-cell>
          <table:table-cell table:style-name="ce1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.17" calcext:value-type="float">
            <text:p>71.17</text:p>
          </table:table-cell>
          <table:table-cell table:style-name="Default" office:value-type="float" office:value="371.1" calcext:value-type="float">
            <text:p>371.1</text:p>
          </table:table-cell>
          <table:table-cell table:style-name="Default" office:value-type="float" office:value="18.65" calcext:value-type="float">
            <text:p>18.65</text:p>
          </table:table-cell>
          <table:table-cell table:style-name="Default" office:value-type="float" office:value="201.1" calcext:value-type="float">
            <text:p>201.1</text:p>
          </table:table-cell>
          <table:table-cell table:style-name="Default" office:value-type="float" office:value="13.3" calcext:value-type="float">
            <text:p>13.3</text:p>
          </table:table-cell>
          <table:table-cell table:number-columns-repeated="2"/>
          <table:table-cell table:style-name="ce23" table:formula="of:=([.D14]*[.D14]-[.F14]*[.F14])/([.C14]-[.E14])" office:value-type="float" office:value="1.00548529411765" calcext:value-type="float">
            <text:p>1.0054852941</text:p>
          </table:table-cell>
          <table:table-cell table:formula="of:=([.F14]*[.F14]-[.H14]*[.H14])/([.E14]-[.G14])" office:value-type="float" office:value="0.879612133267031" calcext:value-type="float">
            <text:p>0.8796121333</text:p>
          </table:table-cell>
          <table:table-cell table:formula="of:=([.D14]*[.D14]-[.H14]*[.H14])/([.C14]-[.G14])" office:value-type="float" office:value="0.937274319590407" calcext:value-type="float">
            <text:p>0.9372743196</text:p>
          </table:table-cell>
          <table:table-cell table:style-name="ce23" table:formula="of:=[.I14]/0.0000001602/30" office:value-type="float" office:value="209214.584710288" calcext:value-type="float">
            <text:p>209214.584710288</text:p>
          </table:table-cell>
          <table:table-cell table:style-name="ce8" table:formula="of:=[.J14]/0.0000001602/30" office:value-type="float" office:value="183023.748078866" calcext:value-type="float">
            <text:p>183023.748078866</text:p>
          </table:table-cell>
          <table:table-cell table:style-name="ce8" table:formula="of:=[.K14]/0.0000001602/30" office:value-type="float" office:value="195021.706115357" calcext:value-type="float">
            <text:p>195021.70611535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.47" calcext:value-type="float">
            <text:p>71.47</text:p>
          </table:table-cell>
          <table:table-cell table:style-name="Default" office:value-type="float" office:value="364.6" calcext:value-type="float">
            <text:p>364.6</text:p>
          </table:table-cell>
          <table:table-cell table:style-name="Default" office:value-type="float" office:value="17.82" calcext:value-type="float">
            <text:p>17.82</text:p>
          </table:table-cell>
          <table:table-cell table:style-name="Default" office:value-type="float" office:value="185.4" calcext:value-type="float">
            <text:p>185.4</text:p>
          </table:table-cell>
          <table:table-cell table:style-name="Default" office:value-type="float" office:value="12.3" calcext:value-type="float">
            <text:p>12.3</text:p>
          </table:table-cell>
          <table:table-cell table:number-columns-repeated="2"/>
          <table:table-cell table:style-name="ce23" table:formula="of:=([.D15]*[.D15]-[.F15]*[.F15])/([.C15]-[.E15])" office:value-type="float" office:value="0.927803571428571" calcext:value-type="float">
            <text:p>0.9278035714</text:p>
          </table:table-cell>
          <table:table-cell table:formula="of:=([.F15]*[.F15]-[.H15]*[.H15])/([.E15]-[.G15])" office:value-type="float" office:value="0.816019417475728" calcext:value-type="float">
            <text:p>0.8160194175</text:p>
          </table:table-cell>
          <table:table-cell table:formula="of:=([.D15]*[.D15]-[.H15]*[.H15])/([.C15]-[.G15])" office:value-type="float" office:value="0.870961053208996" calcext:value-type="float">
            <text:p>0.8709610532</text:p>
          </table:table-cell>
          <table:table-cell table:style-name="ce23" table:formula="of:=[.I15]/0.0000001602/30" office:value-type="float" office:value="193051.096843232" calcext:value-type="float">
            <text:p>193051.096843232</text:p>
          </table:table-cell>
          <table:table-cell table:style-name="ce8" table:formula="of:=[.J15]/0.0000001602/30" office:value-type="float" office:value="169791.805550505" calcext:value-type="float">
            <text:p>169791.805550505</text:p>
          </table:table-cell>
          <table:table-cell table:style-name="ce8" table:formula="of:=[.K15]/0.0000001602/30" office:value-type="float" office:value="181223.689806283" calcext:value-type="float">
            <text:p>181223.689806283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.26" calcext:value-type="float">
            <text:p>72.26</text:p>
          </table:table-cell>
          <table:table-cell table:style-name="Default" office:value-type="float" office:value="389.4" calcext:value-type="float">
            <text:p>389.4</text:p>
          </table:table-cell>
          <table:table-cell table:style-name="Default" office:value-type="float" office:value="20.59" calcext:value-type="float">
            <text:p>20.59</text:p>
          </table:table-cell>
          <table:table-cell table:style-name="Default" office:value-type="float" office:value="220.3" calcext:value-type="float">
            <text:p>220.3</text:p>
          </table:table-cell>
          <table:table-cell table:style-name="Default" office:value-type="float" office:value="14.97" calcext:value-type="float">
            <text:p>14.97</text:p>
          </table:table-cell>
          <table:table-cell table:number-columns-repeated="2"/>
          <table:table-cell table:style-name="ce23" table:formula="of:=([.D16]*[.D16]-[.F16]*[.F16])/([.C16]-[.E16])" office:value-type="float" office:value="1.18182850384388" calcext:value-type="float">
            <text:p>1.1818285038</text:p>
          </table:table-cell>
          <table:table-cell table:formula="of:=([.F16]*[.F16]-[.H16]*[.H16])/([.E16]-[.G16])" office:value-type="float" office:value="1.01725329096686" calcext:value-type="float">
            <text:p>1.017253291</text:p>
          </table:table-cell>
          <table:table-cell table:formula="of:=([.D16]*[.D16]-[.H16]*[.H16])/([.C16]-[.G16])" office:value-type="float" office:value="1.08872136620442" calcext:value-type="float">
            <text:p>1.0887213662</text:p>
          </table:table-cell>
          <table:table-cell table:style-name="ce23" table:formula="of:=[.I16]/0.0000001602/30" office:value-type="float" office:value="245906.888024111" calcext:value-type="float">
            <text:p>245906.888024111</text:p>
          </table:table-cell>
          <table:table-cell table:style-name="ce8" table:formula="of:=[.J16]/0.0000001602/30" office:value-type="float" office:value="211663.189963975" calcext:value-type="float">
            <text:p>211663.189963975</text:p>
          </table:table-cell>
          <table:table-cell table:style-name="ce8" table:formula="of:=[.K16]/0.0000001602/30" office:value-type="float" office:value="226533.784062509" calcext:value-type="float">
            <text:p>226533.784062509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.22" calcext:value-type="float">
            <text:p>71.22</text:p>
          </table:table-cell>
          <table:table-cell table:style-name="Default" office:value-type="float" office:value="378.8" calcext:value-type="float">
            <text:p>378.8</text:p>
          </table:table-cell>
          <table:table-cell table:style-name="Default" office:value-type="float" office:value="18.42" calcext:value-type="float">
            <text:p>18.42</text:p>
          </table:table-cell>
          <table:table-cell table:style-name="Default" office:value-type="float" office:value="199.2" calcext:value-type="float">
            <text:p>199.2</text:p>
          </table:table-cell>
          <table:table-cell table:style-name="Default" office:value-type="float" office:value="12.91" calcext:value-type="float">
            <text:p>12.91</text:p>
          </table:table-cell>
          <table:table-cell table:number-columns-repeated="2"/>
          <table:table-cell table:style-name="ce23" table:formula="of:=([.D17]*[.D17]-[.F17]*[.F17])/([.C17]-[.E17])" office:value-type="float" office:value="0.961182071269488" calcext:value-type="float">
            <text:p>0.9611820713</text:p>
          </table:table-cell>
          <table:table-cell table:formula="of:=([.F17]*[.F17]-[.H17]*[.H17])/([.E17]-[.G17])" office:value-type="float" office:value="0.836687248995984" calcext:value-type="float">
            <text:p>0.836687249</text:p>
          </table:table-cell>
          <table:table-cell table:formula="of:=([.D17]*[.D17]-[.H17]*[.H17])/([.C17]-[.G17])" office:value-type="float" office:value="0.895713833157339" calcext:value-type="float">
            <text:p>0.8957138332</text:p>
          </table:table-cell>
          <table:table-cell table:style-name="ce23" table:formula="of:=[.I17]/0.0000001602/30" office:value-type="float" office:value="199996.269510921" calcext:value-type="float">
            <text:p>199996.269510921</text:p>
          </table:table-cell>
          <table:table-cell table:style-name="ce8" table:formula="of:=[.J17]/0.0000001602/30" office:value-type="float" office:value="174092.228255511" calcext:value-type="float">
            <text:p>174092.228255511</text:p>
          </table:table-cell>
          <table:table-cell table:style-name="ce8" table:formula="of:=[.K17]/0.0000001602/30" office:value-type="float" office:value="186374.080973229" calcext:value-type="float">
            <text:p>186374.080973229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.41" calcext:value-type="float">
            <text:p>72.41</text:p>
          </table:table-cell>
          <table:table-cell table:style-name="Default" office:value-type="float" office:value="378" calcext:value-type="float">
            <text:p>378</text:p>
          </table:table-cell>
          <table:table-cell table:style-name="Default" office:value-type="float" office:value="19.27" calcext:value-type="float">
            <text:p>19.27</text:p>
          </table:table-cell>
          <table:table-cell table:style-name="Default" office:value-type="float" office:value="195.4" calcext:value-type="float">
            <text:p>195.4</text:p>
          </table:table-cell>
          <table:table-cell table:style-name="Default" office:value-type="float" office:value="13.57" calcext:value-type="float">
            <text:p>13.57</text:p>
          </table:table-cell>
          <table:table-cell table:number-columns-repeated="2"/>
          <table:table-cell table:style-name="ce23" table:formula="of:=([.D18]*[.D18]-[.F18]*[.F18])/([.C18]-[.E18])" office:value-type="float" office:value="1.02512595837897" calcext:value-type="float">
            <text:p>1.0251259584</text:p>
          </table:table-cell>
          <table:table-cell table:formula="of:=([.F18]*[.F18]-[.H18]*[.H18])/([.E18]-[.G18])" office:value-type="float" office:value="0.942399692937564" calcext:value-type="float">
            <text:p>0.9423996929</text:p>
          </table:table-cell>
          <table:table-cell table:formula="of:=([.D18]*[.D18]-[.H18]*[.H18])/([.C18]-[.G18])" office:value-type="float" office:value="0.982362169312169" calcext:value-type="float">
            <text:p>0.9823621693</text:p>
          </table:table-cell>
          <table:table-cell table:style-name="ce23" table:formula="of:=[.I18]/0.0000001602/30" office:value-type="float" office:value="213301.281393876" calcext:value-type="float">
            <text:p>213301.281393876</text:p>
          </table:table-cell>
          <table:table-cell table:style-name="ce8" table:formula="of:=[.J18]/0.0000001602/30" office:value-type="float" office:value="196088.159163039" calcext:value-type="float">
            <text:p>196088.159163039</text:p>
          </table:table-cell>
          <table:table-cell table:style-name="ce8" table:formula="of:=[.K18]/0.0000001602/30" office:value-type="float" office:value="204403.281171904" calcext:value-type="float">
            <text:p>204403.281171904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.64" calcext:value-type="float">
            <text:p>71.64</text:p>
          </table:table-cell>
          <table:table-cell table:style-name="Default" office:value-type="float" office:value="350.7" calcext:value-type="float">
            <text:p>350.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7.8" calcext:value-type="float">
            <text:p>187.8</text:p>
          </table:table-cell>
          <table:table-cell table:style-name="Default" office:value-type="float" office:value="12.49" calcext:value-type="float">
            <text:p>12.49</text:p>
          </table:table-cell>
          <table:table-cell table:number-columns-repeated="2"/>
          <table:table-cell table:style-name="ce23" table:formula="of:=([.D19]*[.D19]-[.F19]*[.F19])/([.C19]-[.E19])" office:value-type="float" office:value="0.816451197053407" calcext:value-type="float">
            <text:p>0.8164511971</text:p>
          </table:table-cell>
          <table:table-cell table:formula="of:=([.F19]*[.F19]-[.H19]*[.H19])/([.E19]-[.G19])" office:value-type="float" office:value="0.830671458998935" calcext:value-type="float">
            <text:p>0.830671459</text:p>
          </table:table-cell>
          <table:table-cell table:formula="of:=([.D19]*[.D19]-[.H19]*[.H19])/([.C19]-[.G19])" office:value-type="float" office:value="0.824066153407471" calcext:value-type="float">
            <text:p>0.8240661534</text:p>
          </table:table-cell>
          <table:table-cell table:style-name="ce23" table:formula="of:=[.I19]/0.0000001602/30" office:value-type="float" office:value="169881.647326968" calcext:value-type="float">
            <text:p>169881.647326968</text:p>
          </table:table-cell>
          <table:table-cell table:style-name="ce8" table:formula="of:=[.J19]/0.0000001602/30" office:value-type="float" office:value="172840.50332895" calcext:value-type="float">
            <text:p>172840.50332895</text:p>
          </table:table-cell>
          <table:table-cell table:style-name="ce8" table:formula="of:=[.K19]/0.0000001602/30" office:value-type="float" office:value="171466.115981579" calcext:value-type="float">
            <text:p>171466.115981579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.64" calcext:value-type="float">
            <text:p>71.64</text:p>
          </table:table-cell>
          <table:table-cell table:style-name="Default" office:value-type="float" office:value="352.5" calcext:value-type="float">
            <text:p>352.5</text:p>
          </table:table-cell>
          <table:table-cell table:style-name="Default" office:value-type="float" office:value="17.2" calcext:value-type="float">
            <text:p>17.2</text:p>
          </table:table-cell>
          <table:table-cell table:style-name="Default" office:value-type="float" office:value="204.6" calcext:value-type="float">
            <text:p>204.6</text:p>
          </table:table-cell>
          <table:table-cell table:style-name="Default" office:value-type="float" office:value="13.11" calcext:value-type="float">
            <text:p>13.11</text:p>
          </table:table-cell>
          <table:table-cell table:number-columns-repeated="2"/>
          <table:table-cell table:style-name="ce23" table:formula="of:=([.D20]*[.D20]-[.F20]*[.F20])/([.C20]-[.E20])" office:value-type="float" office:value="0.838187288708587" calcext:value-type="float">
            <text:p>0.8381872887</text:p>
          </table:table-cell>
          <table:table-cell table:formula="of:=([.F20]*[.F20]-[.H20]*[.H20])/([.E20]-[.G20])" office:value-type="float" office:value="0.840039589442815" calcext:value-type="float">
            <text:p>0.8400395894</text:p>
          </table:table-cell>
          <table:table-cell table:formula="of:=([.D20]*[.D20]-[.H20]*[.H20])/([.C20]-[.G20])" office:value-type="float" office:value="0.839262411347518" calcext:value-type="float">
            <text:p>0.8392624113</text:p>
          </table:table-cell>
          <table:table-cell table:style-name="ce23" table:formula="of:=[.I20]/0.0000001602/30" office:value-type="float" office:value="174404.346381312" calcext:value-type="float">
            <text:p>174404.346381312</text:p>
          </table:table-cell>
          <table:table-cell table:style-name="ce8" table:formula="of:=[.J20]/0.0000001602/30" office:value-type="float" office:value="174789.760599837" calcext:value-type="float">
            <text:p>174789.760599837</text:p>
          </table:table-cell>
          <table:table-cell table:style-name="ce8" table:formula="of:=[.K20]/0.0000001602/30" office:value-type="float" office:value="174628.050634107" calcext:value-type="float">
            <text:p>174628.050634107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.13" calcext:value-type="float">
            <text:p>71.13</text:p>
          </table:table-cell>
          <table:table-cell table:style-name="Default" office:value-type="float" office:value="393.1" calcext:value-type="float">
            <text:p>393.1</text:p>
          </table:table-cell>
          <table:table-cell table:style-name="Default" office:value-type="float" office:value="16.75" calcext:value-type="float">
            <text:p>16.75</text:p>
          </table:table-cell>
          <table:table-cell table:style-name="Default" office:value-type="float" office:value="212.3" calcext:value-type="float">
            <text:p>212.3</text:p>
          </table:table-cell>
          <table:table-cell table:style-name="Default" office:value-type="float" office:value="12.41" calcext:value-type="float">
            <text:p>12.41</text:p>
          </table:table-cell>
          <table:table-cell table:number-columns-repeated="2"/>
          <table:table-cell table:style-name="ce23" table:formula="of:=([.D21]*[.D21]-[.F21]*[.F21])/([.C21]-[.E21])" office:value-type="float" office:value="0.699969026548672" calcext:value-type="float">
            <text:p>0.6999690265</text:p>
          </table:table-cell>
          <table:table-cell table:formula="of:=([.F21]*[.F21]-[.H21]*[.H21])/([.E21]-[.G21])" office:value-type="float" office:value="0.725426754592558" calcext:value-type="float">
            <text:p>0.7254267546</text:p>
          </table:table-cell>
          <table:table-cell table:formula="of:=([.D21]*[.D21]-[.H21]*[.H21])/([.C21]-[.G21])" office:value-type="float" office:value="0.713717883490206" calcext:value-type="float">
            <text:p>0.7137178835</text:p>
          </table:table-cell>
          <table:table-cell table:style-name="ce23" table:formula="of:=[.I21]/0.0000001602/30" office:value-type="float" office:value="145644.824500348" calcext:value-type="float">
            <text:p>145644.824500348</text:p>
          </table:table-cell>
          <table:table-cell table:style-name="ce8" table:formula="of:=[.J21]/0.0000001602/30" office:value-type="float" office:value="150941.896502821" calcext:value-type="float">
            <text:p>150941.896502821</text:p>
          </table:table-cell>
          <table:table-cell table:style-name="ce8" table:formula="of:=[.K21]/0.0000001602/30" office:value-type="float" office:value="148505.593734958" calcext:value-type="float">
            <text:p>148505.593734958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.16" calcext:value-type="float">
            <text:p>71.16</text:p>
          </table:table-cell>
          <table:table-cell table:style-name="Default" office:value-type="float" office:value="358.4" calcext:value-type="float">
            <text:p>358.4</text:p>
          </table:table-cell>
          <table:table-cell table:style-name="Default" office:value-type="float" office:value="16.86" calcext:value-type="float">
            <text:p>16.86</text:p>
          </table:table-cell>
          <table:table-cell table:style-name="Default" office:value-type="float" office:value="187.7" calcext:value-type="float">
            <text:p>187.7</text:p>
          </table:table-cell>
          <table:table-cell table:style-name="Default" office:value-type="float" office:value="11.92" calcext:value-type="float">
            <text:p>11.92</text:p>
          </table:table-cell>
          <table:table-cell table:number-columns-repeated="2"/>
          <table:table-cell table:style-name="ce23" table:formula="of:=([.D22]*[.D22]-[.F22]*[.F22])/([.C22]-[.E22])" office:value-type="float" office:value="0.832883421206796" calcext:value-type="float">
            <text:p>0.8328834212</text:p>
          </table:table-cell>
          <table:table-cell table:formula="of:=([.F22]*[.F22]-[.H22]*[.H22])/([.E22]-[.G22])" office:value-type="float" office:value="0.756986680873735" calcext:value-type="float">
            <text:p>0.7569866809</text:p>
          </table:table-cell>
          <table:table-cell table:formula="of:=([.D22]*[.D22]-[.H22]*[.H22])/([.C22]-[.G22])" office:value-type="float" office:value="0.793135044642857" calcext:value-type="float">
            <text:p>0.7931350446</text:p>
          </table:table-cell>
          <table:table-cell table:style-name="ce23" table:formula="of:=[.I22]/0.0000001602/30" office:value-type="float" office:value="173300.753476237" calcext:value-type="float">
            <text:p>173300.753476237</text:p>
          </table:table-cell>
          <table:table-cell table:style-name="ce8" table:formula="of:=[.J22]/0.0000001602/30" office:value-type="float" office:value="157508.672674518" calcext:value-type="float">
            <text:p>157508.672674518</text:p>
          </table:table-cell>
          <table:table-cell table:style-name="ce8" table:formula="of:=[.K22]/0.0000001602/30" office:value-type="float" office:value="165030.179909042" calcext:value-type="float">
            <text:p>165030.179909042</text:p>
          </table:table-cell>
          <table:table-cell table:number-columns-repeated="101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71.37" calcext:value-type="float">
            <text:p>71.37</text:p>
          </table:table-cell>
          <table:table-cell table:style-name="ce1" office:value-type="float" office:value="351.9" calcext:value-type="float">
            <text:p>351.9</text:p>
          </table:table-cell>
          <table:table-cell table:style-name="ce1" office:value-type="float" office:value="16.65" calcext:value-type="float">
            <text:p>16.65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2.09" calcext:value-type="float">
            <text:p>12.09</text:p>
          </table:table-cell>
          <table:table-cell table:style-name="ce1" table:number-columns-repeated="2"/>
          <table:table-cell table:style-name="ce24" table:formula="of:=([.D23]*[.D23]-[.F23]*[.F23])/([.C23]-[.E23])" office:value-type="float" office:value="0.766848449385605" calcext:value-type="float">
            <text:p>0.7668484494</text:p>
          </table:table-cell>
          <table:table-cell table:style-name="ce9" table:formula="of:=([.F23]*[.F23]-[.H23]*[.H23])/([.E23]-[.G23])" office:value-type="float" office:value="0.807558563535912" calcext:value-type="float">
            <text:p>0.8075585635</text:p>
          </table:table-cell>
          <table:table-cell table:style-name="ce9" table:formula="of:=([.D23]*[.D23]-[.H23]*[.H23])/([.C23]-[.G23])" office:value-type="float" office:value="0.787787723785166" calcext:value-type="float">
            <text:p>0.7877877238</text:p>
          </table:table-cell>
          <table:table-cell table:style-name="ce24" table:formula="of:=[.I23]/0.0000001602/30" office:value-type="float" office:value="159560.642818478" calcext:value-type="float">
            <text:p>159560.642818478</text:p>
          </table:table-cell>
          <table:table-cell table:style-name="ce9" table:formula="of:=[.J23]/0.0000001602/30" office:value-type="float" office:value="168031.328243011" calcext:value-type="float">
            <text:p>168031.328243011</text:p>
          </table:table-cell>
          <table:table-cell table:style-name="ce9" table:formula="of:=[.K23]/0.0000001602/30" office:value-type="float" office:value="163917.545523339" calcext:value-type="float">
            <text:p>163917.545523339</text:p>
          </table:table-cell>
          <table:table-cell table:style-name="ce1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.13" calcext:value-type="float">
            <text:p>70.13</text:p>
          </table:table-cell>
          <table:table-cell table:style-name="Default" office:value-type="float" office:value="388.6" calcext:value-type="float">
            <text:p>388.6</text:p>
          </table:table-cell>
          <table:table-cell table:style-name="Default" office:value-type="float" office:value="15.46" calcext:value-type="float">
            <text:p>15.46</text:p>
          </table:table-cell>
          <table:table-cell table:style-name="Default" office:value-type="float" office:value="212.1" calcext:value-type="float">
            <text:p>212.1</text:p>
          </table:table-cell>
          <table:table-cell table:style-name="Default" office:value-type="float" office:value="11.64" calcext:value-type="float">
            <text:p>11.64</text:p>
          </table:table-cell>
          <table:table-cell table:number-columns-repeated="2"/>
          <table:table-cell table:style-name="ce23" table:formula="of:=([.D24]*[.D24]-[.F24]*[.F24])/([.C24]-[.E24])" office:value-type="float" office:value="0.586526912181303" calcext:value-type="float">
            <text:p>0.5865269122</text:p>
          </table:table-cell>
          <table:table-cell table:formula="of:=([.F24]*[.F24]-[.H24]*[.H24])/([.E24]-[.G24])" office:value-type="float" office:value="0.638800565770863" calcext:value-type="float">
            <text:p>0.6388005658</text:p>
          </table:table-cell>
          <table:table-cell table:formula="of:=([.D24]*[.D24]-[.H24]*[.H24])/([.C24]-[.G24])" office:value-type="float" office:value="0.61505815748842" calcext:value-type="float">
            <text:p>0.6150581575</text:p>
          </table:table-cell>
          <table:table-cell table:style-name="ce23" table:formula="of:=[.I24]/0.0000001602/30" office:value-type="float" office:value="122040.556009426" calcext:value-type="float">
            <text:p>122040.556009426</text:p>
          </table:table-cell>
          <table:table-cell table:style-name="ce8" table:formula="of:=[.J24]/0.0000001602/30" office:value-type="float" office:value="132917.304571549" calcext:value-type="float">
            <text:p>132917.304571549</text:p>
          </table:table-cell>
          <table:table-cell table:style-name="ce8" table:formula="of:=[.K24]/0.0000001602/30" office:value-type="float" office:value="127977.14471253" calcext:value-type="float">
            <text:p>127977.14471253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.73" calcext:value-type="float">
            <text:p>70.73</text:p>
          </table:table-cell>
          <table:table-cell table:style-name="Default" office:value-type="float" office:value="372.9" calcext:value-type="float">
            <text:p>372.9</text:p>
          </table:table-cell>
          <table:table-cell table:style-name="Default" office:value-type="float" office:value="15.13" calcext:value-type="float">
            <text:p>15.13</text:p>
          </table:table-cell>
          <table:table-cell table:style-name="Default" office:value-type="float" office:value="205.3" calcext:value-type="float">
            <text:p>205.3</text:p>
          </table:table-cell>
          <table:table-cell table:style-name="Default" office:value-type="float" office:value="11.31" calcext:value-type="float">
            <text:p>11.31</text:p>
          </table:table-cell>
          <table:table-cell table:number-columns-repeated="2"/>
          <table:table-cell table:style-name="ce23" table:formula="of:=([.D25]*[.D25]-[.F25]*[.F25])/([.C25]-[.E25])" office:value-type="float" office:value="0.602630071599046" calcext:value-type="float">
            <text:p>0.6026300716</text:p>
          </table:table-cell>
          <table:table-cell table:formula="of:=([.F25]*[.F25]-[.H25]*[.H25])/([.E25]-[.G25])" office:value-type="float" office:value="0.623069167072577" calcext:value-type="float">
            <text:p>0.6230691671</text:p>
          </table:table-cell>
          <table:table-cell table:formula="of:=([.D25]*[.D25]-[.H25]*[.H25])/([.C25]-[.G25])" office:value-type="float" office:value="0.613882810404934" calcext:value-type="float">
            <text:p>0.6138828104</text:p>
          </table:table-cell>
          <table:table-cell table:style-name="ce23" table:formula="of:=[.I25]/0.0000001602/30" office:value-type="float" office:value="125391.192592394" calcext:value-type="float">
            <text:p>125391.192592394</text:p>
          </table:table-cell>
          <table:table-cell table:style-name="ce8" table:formula="of:=[.J25]/0.0000001602/30" office:value-type="float" office:value="129644.021446645" calcext:value-type="float">
            <text:p>129644.021446645</text:p>
          </table:table-cell>
          <table:table-cell table:style-name="ce8" table:formula="of:=[.K25]/0.0000001602/30" office:value-type="float" office:value="127732.586434651" calcext:value-type="float">
            <text:p>127732.586434651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.19" calcext:value-type="float">
            <text:p>71.19</text:p>
          </table:table-cell>
          <table:table-cell table:style-name="Default" office:value-type="float" office:value="416.2" calcext:value-type="float">
            <text:p>416.2</text:p>
          </table:table-cell>
          <table:table-cell table:style-name="Default" office:value-type="float" office:value="17.32" calcext:value-type="float">
            <text:p>17.32</text:p>
          </table:table-cell>
          <table:table-cell table:style-name="Default" office:value-type="float" office:value="203.6" calcext:value-type="float">
            <text:p>203.6</text:p>
          </table:table-cell>
          <table:table-cell table:style-name="Default" office:value-type="float" office:value="12.2" calcext:value-type="float">
            <text:p>12.2</text:p>
          </table:table-cell>
          <table:table-cell table:number-columns-repeated="2"/>
          <table:table-cell table:style-name="ce23" table:formula="of:=([.D26]*[.D26]-[.F26]*[.F26])/([.C26]-[.E26])" office:value-type="float" office:value="0.71092380056444" calcext:value-type="float">
            <text:p>0.7109238006</text:p>
          </table:table-cell>
          <table:table-cell table:formula="of:=([.F26]*[.F26]-[.H26]*[.H26])/([.E26]-[.G26])" office:value-type="float" office:value="0.731041257367387" calcext:value-type="float">
            <text:p>0.7310412574</text:p>
          </table:table-cell>
          <table:table-cell table:formula="of:=([.D26]*[.D26]-[.H26]*[.H26])/([.C26]-[.G26])" office:value-type="float" office:value="0.720765016818837" calcext:value-type="float">
            <text:p>0.7207650168</text:p>
          </table:table-cell>
          <table:table-cell table:style-name="ce23" table:formula="of:=[.I26]/0.0000001602/30" office:value-type="float" office:value="147924.219842788" calcext:value-type="float">
            <text:p>147924.219842788</text:p>
          </table:table-cell>
          <table:table-cell table:style-name="ce8" table:formula="of:=[.J26]/0.0000001602/30" office:value-type="float" office:value="152110.124296169" calcext:value-type="float">
            <text:p>152110.124296169</text:p>
          </table:table-cell>
          <table:table-cell table:style-name="ce8" table:formula="of:=[.K26]/0.0000001602/30" office:value-type="float" office:value="149971.913611909" calcext:value-type="float">
            <text:p>149971.913611909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24" calcext:value-type="float">
            <text:p>70.24</text:p>
          </table:table-cell>
          <table:table-cell table:style-name="Default" office:value-type="float" office:value="390.7" calcext:value-type="float">
            <text:p>390.7</text:p>
          </table:table-cell>
          <table:table-cell table:style-name="Default" office:value-type="float" office:value="15.22" calcext:value-type="float">
            <text:p>15.22</text:p>
          </table:table-cell>
          <table:table-cell table:style-name="Default" office:value-type="float" office:value="195.6" calcext:value-type="float">
            <text:p>195.6</text:p>
          </table:table-cell>
          <table:table-cell table:style-name="Default" office:value-type="float" office:value="10.81" calcext:value-type="float">
            <text:p>10.81</text:p>
          </table:table-cell>
          <table:table-cell table:number-columns-repeated="2"/>
          <table:table-cell table:style-name="ce23" table:formula="of:=([.D27]*[.D27]-[.F27]*[.F27])/([.C27]-[.E27])" office:value-type="float" office:value="0.588376729882112" calcext:value-type="float">
            <text:p>0.5883767299</text:p>
          </table:table-cell>
          <table:table-cell table:formula="of:=([.F27]*[.F27]-[.H27]*[.H27])/([.E27]-[.G27])" office:value-type="float" office:value="0.597423824130879" calcext:value-type="float">
            <text:p>0.5974238241</text:p>
          </table:table-cell>
          <table:table-cell table:formula="of:=([.D27]*[.D27]-[.H27]*[.H27])/([.C27]-[.G27])" office:value-type="float" office:value="0.592906066035321" calcext:value-type="float">
            <text:p>0.592906066</text:p>
          </table:table-cell>
          <table:table-cell table:style-name="ce23" table:formula="of:=[.I27]/0.0000001602/30" office:value-type="float" office:value="122425.453575138" calcext:value-type="float">
            <text:p>122425.453575138</text:p>
          </table:table-cell>
          <table:table-cell table:style-name="ce8" table:formula="of:=[.J27]/0.0000001602/30" office:value-type="float" office:value="124307.911804178" calcext:value-type="float">
            <text:p>124307.911804178</text:p>
          </table:table-cell>
          <table:table-cell table:style-name="ce8" table:formula="of:=[.K27]/0.0000001602/30" office:value-type="float" office:value="123367.887231652" calcext:value-type="float">
            <text:p>123367.887231652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.21" calcext:value-type="float">
            <text:p>71.21</text:p>
          </table:table-cell>
          <table:table-cell table:style-name="Default" office:value-type="float" office:value="380" calcext:value-type="float">
            <text:p>380</text:p>
          </table:table-cell>
          <table:table-cell table:style-name="Default" office:value-type="float" office:value="15.84" calcext:value-type="float">
            <text:p>15.84</text:p>
          </table:table-cell>
          <table:table-cell table:style-name="Default" office:value-type="float" office:value="211" calcext:value-type="float">
            <text:p>211</text:p>
          </table:table-cell>
          <table:table-cell table:style-name="Default" office:value-type="float" office:value="11.81" calcext:value-type="float">
            <text:p>11.81</text:p>
          </table:table-cell>
          <table:table-cell table:number-columns-repeated="2"/>
          <table:table-cell table:style-name="ce23" table:formula="of:=([.D28]*[.D28]-[.F28]*[.F28])/([.C28]-[.E28])" office:value-type="float" office:value="0.659346153846154" calcext:value-type="float">
            <text:p>0.6593461538</text:p>
          </table:table-cell>
          <table:table-cell table:formula="of:=([.F28]*[.F28]-[.H28]*[.H28])/([.E28]-[.G28])" office:value-type="float" office:value="0.661024170616114" calcext:value-type="float">
            <text:p>0.6610241706</text:p>
          </table:table-cell>
          <table:table-cell table:formula="of:=([.D28]*[.D28]-[.H28]*[.H28])/([.C28]-[.G28])" office:value-type="float" office:value="0.660277894736842" calcext:value-type="float">
            <text:p>0.6602778947</text:p>
          </table:table-cell>
          <table:table-cell table:style-name="ce23" table:formula="of:=[.I28]/0.0000001602/30" office:value-type="float" office:value="137192.291686674" calcext:value-type="float">
            <text:p>137192.291686674</text:p>
          </table:table-cell>
          <table:table-cell table:style-name="ce8" table:formula="of:=[.J28]/0.0000001602/30" office:value-type="float" office:value="137541.442075762" calcext:value-type="float">
            <text:p>137541.442075762</text:p>
          </table:table-cell>
          <table:table-cell table:style-name="ce8" table:formula="of:=[.K28]/0.0000001602/30" office:value-type="float" office:value="137386.162034299" calcext:value-type="float">
            <text:p>137386.162034299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.45" calcext:value-type="float">
            <text:p>70.45</text:p>
          </table:table-cell>
          <table:table-cell table:style-name="Default" office:value-type="float" office:value="386.9" calcext:value-type="float">
            <text:p>386.9</text:p>
          </table:table-cell>
          <table:table-cell table:style-name="Default" office:value-type="float" office:value="14.7" calcext:value-type="float">
            <text:p>14.7</text:p>
          </table:table-cell>
          <table:table-cell table:style-name="Default" office:value-type="float" office:value="207.4" calcext:value-type="float">
            <text:p>207.4</text:p>
          </table:table-cell>
          <table:table-cell table:style-name="Default" office:value-type="float" office:value="10.91" calcext:value-type="float">
            <text:p>10.91</text:p>
          </table:table-cell>
          <table:table-cell table:number-columns-repeated="2"/>
          <table:table-cell table:style-name="ce23" table:formula="of:=([.D29]*[.D29]-[.F29]*[.F29])/([.C29]-[.E29])" office:value-type="float" office:value="0.540734818941504" calcext:value-type="float">
            <text:p>0.5407348189</text:p>
          </table:table-cell>
          <table:table-cell table:formula="of:=([.F29]*[.F29]-[.H29]*[.H29])/([.E29]-[.G29])" office:value-type="float" office:value="0.573905978784957" calcext:value-type="float">
            <text:p>0.5739059788</text:p>
          </table:table-cell>
          <table:table-cell table:formula="of:=([.D29]*[.D29]-[.H29]*[.H29])/([.C29]-[.G29])" office:value-type="float" office:value="0.558516412509692" calcext:value-type="float">
            <text:p>0.5585164125</text:p>
          </table:table-cell>
          <table:table-cell table:style-name="ce23" table:formula="of:=[.I29]/0.0000001602/30" office:value-type="float" office:value="112512.446721079" calcext:value-type="float">
            <text:p>112512.446721079</text:p>
          </table:table-cell>
          <table:table-cell table:style-name="ce8" table:formula="of:=[.J29]/0.0000001602/30" office:value-type="float" office:value="119414.477483345" calcext:value-type="float">
            <text:p>119414.477483345</text:p>
          </table:table-cell>
          <table:table-cell table:style-name="ce8" table:formula="of:=[.K29]/0.0000001602/30" office:value-type="float" office:value="116212.320538846" calcext:value-type="float">
            <text:p>116212.320538846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.96" calcext:value-type="float">
            <text:p>70.96</text:p>
          </table:table-cell>
          <table:table-cell table:style-name="Default" office:value-type="float" office:value="389" calcext:value-type="float">
            <text:p>389</text:p>
          </table:table-cell>
          <table:table-cell table:style-name="Default" office:value-type="float" office:value="15.8" calcext:value-type="float">
            <text:p>15.8</text:p>
          </table:table-cell>
          <table:table-cell table:style-name="Default" office:value-type="float" office:value="216.5" calcext:value-type="float">
            <text:p>216.5</text:p>
          </table:table-cell>
          <table:table-cell table:style-name="Default" office:value-type="float" office:value="11.63" calcext:value-type="float">
            <text:p>11.63</text:p>
          </table:table-cell>
          <table:table-cell table:number-columns-repeated="2"/>
          <table:table-cell table:style-name="ce23" table:formula="of:=([.D30]*[.D30]-[.F30]*[.F30])/([.C30]-[.E30])" office:value-type="float" office:value="0.663090434782609" calcext:value-type="float">
            <text:p>0.6630904348</text:p>
          </table:table-cell>
          <table:table-cell table:formula="of:=([.F30]*[.F30]-[.H30]*[.H30])/([.E30]-[.G30])" office:value-type="float" office:value="0.624743187066975" calcext:value-type="float">
            <text:p>0.6247431871</text:p>
          </table:table-cell>
          <table:table-cell table:formula="of:=([.D30]*[.D30]-[.H30]*[.H30])/([.C30]-[.G30])" office:value-type="float" office:value="0.641748071979434" calcext:value-type="float">
            <text:p>0.641748072</text:p>
          </table:table-cell>
          <table:table-cell table:style-name="ce23" table:formula="of:=[.I30]/0.0000001602/30" office:value-type="float" office:value="137971.376359261" calcext:value-type="float">
            <text:p>137971.376359261</text:p>
          </table:table-cell>
          <table:table-cell table:style-name="ce8" table:formula="of:=[.J30]/0.0000001602/30" office:value-type="float" office:value="129992.340213686" calcext:value-type="float">
            <text:p>129992.340213686</text:p>
          </table:table-cell>
          <table:table-cell table:style-name="ce8" table:formula="of:=[.K30]/0.0000001602/30" office:value-type="float" office:value="133530.601743536" calcext:value-type="float">
            <text:p>133530.601743536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.91" calcext:value-type="float">
            <text:p>70.91</text:p>
          </table:table-cell>
          <table:table-cell table:style-name="Default" office:value-type="float" office:value="399.2" calcext:value-type="float">
            <text:p>399.2</text:p>
          </table:table-cell>
          <table:table-cell table:style-name="Default" office:value-type="float" office:value="16.17" calcext:value-type="float">
            <text:p>16.17</text:p>
          </table:table-cell>
          <table:table-cell table:style-name="Default" office:value-type="float" office:value="204.1" calcext:value-type="float">
            <text:p>204.1</text:p>
          </table:table-cell>
          <table:table-cell table:style-name="Default" office:value-type="float" office:value="11.69" calcext:value-type="float">
            <text:p>11.69</text:p>
          </table:table-cell>
          <table:table-cell table:number-columns-repeated="2"/>
          <table:table-cell table:style-name="ce23" table:formula="of:=([.D31]*[.D31]-[.F31]*[.F31])/([.C31]-[.E31])" office:value-type="float" office:value="0.639737570476679" calcext:value-type="float">
            <text:p>0.6397375705</text:p>
          </table:table-cell>
          <table:table-cell table:formula="of:=([.F31]*[.F31]-[.H31]*[.H31])/([.E31]-[.G31])" office:value-type="float" office:value="0.669554630083292" calcext:value-type="float">
            <text:p>0.6695546301</text:p>
          </table:table-cell>
          <table:table-cell table:formula="of:=([.D31]*[.D31]-[.H31]*[.H31])/([.C31]-[.G31])" office:value-type="float" office:value="0.654982214428858" calcext:value-type="float">
            <text:p>0.6549822144</text:p>
          </table:table-cell>
          <table:table-cell table:style-name="ce23" table:formula="of:=[.I31]/0.0000001602/30" office:value-type="float" office:value="133112.270178252" calcext:value-type="float">
            <text:p>133112.270178252</text:p>
          </table:table-cell>
          <table:table-cell table:style-name="ce8" table:formula="of:=[.J31]/0.0000001602/30" office:value-type="float" office:value="139316.402430981" calcext:value-type="float">
            <text:p>139316.402430981</text:p>
          </table:table-cell>
          <table:table-cell table:style-name="ce8" table:formula="of:=[.K31]/0.0000001602/30" office:value-type="float" office:value="136284.272665181" calcext:value-type="float">
            <text:p>136284.272665181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.45" calcext:value-type="float">
            <text:p>70.45</text:p>
          </table:table-cell>
          <table:table-cell table:style-name="Default" office:value-type="float" office:value="379.6" calcext:value-type="float">
            <text:p>379.6</text:p>
          </table:table-cell>
          <table:table-cell table:style-name="Default" office:value-type="float" office:value="14.86" calcext:value-type="float">
            <text:p>14.86</text:p>
          </table:table-cell>
          <table:table-cell table:style-name="Default" office:value-type="float" office:value="187.2" calcext:value-type="float">
            <text:p>187.2</text:p>
          </table:table-cell>
          <table:table-cell table:style-name="Default" office:value-type="float" office:value="10.51" calcext:value-type="float">
            <text:p>10.51</text:p>
          </table:table-cell>
          <table:table-cell table:number-columns-repeated="2"/>
          <table:table-cell table:style-name="ce23" table:formula="of:=([.D32]*[.D32]-[.F32]*[.F32])/([.C32]-[.E32])" office:value-type="float" office:value="0.573594074844075" calcext:value-type="float">
            <text:p>0.5735940748</text:p>
          </table:table-cell>
          <table:table-cell table:formula="of:=([.F32]*[.F32]-[.H32]*[.H32])/([.E32]-[.G32])" office:value-type="float" office:value="0.590064636752137" calcext:value-type="float">
            <text:p>0.5900646368</text:p>
          </table:table-cell>
          <table:table-cell table:formula="of:=([.D32]*[.D32]-[.H32]*[.H32])/([.C32]-[.G32])" office:value-type="float" office:value="0.581716543730242" calcext:value-type="float">
            <text:p>0.5817165437</text:p>
          </table:table-cell>
          <table:table-cell table:style-name="ce23" table:formula="of:=[.I32]/0.0000001602/30" office:value-type="float" office:value="119349.578619242" calcext:value-type="float">
            <text:p>119349.578619242</text:p>
          </table:table-cell>
          <table:table-cell table:style-name="ce8" table:formula="of:=[.J32]/0.0000001602/30" office:value-type="float" office:value="122776.661829408" calcext:value-type="float">
            <text:p>122776.661829408</text:p>
          </table:table-cell>
          <table:table-cell table:style-name="ce8" table:formula="of:=[.K32]/0.0000001602/30" office:value-type="float" office:value="121039.647051653" calcext:value-type="float">
            <text:p>121039.647051653</text:p>
          </table:table-cell>
          <table:table-cell table:number-columns-repeated="101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.84" calcext:value-type="float">
            <text:p>70.84</text:p>
          </table:table-cell>
          <table:table-cell table:style-name="ce2" office:value-type="float" office:value="359.7" calcext:value-type="float">
            <text:p>359.7</text:p>
          </table:table-cell>
          <table:table-cell table:style-name="ce2" office:value-type="float" office:value="15.26" calcext:value-type="float">
            <text:p>15.26</text:p>
          </table:table-cell>
          <table:table-cell table:style-name="ce2" office:value-type="float" office:value="192.5" calcext:value-type="float">
            <text:p>192.5</text:p>
          </table:table-cell>
          <table:table-cell table:style-name="ce2" office:value-type="float" office:value="11.38" calcext:value-type="float">
            <text:p>11.38</text:p>
          </table:table-cell>
          <table:table-cell table:style-name="ce2" table:number-columns-repeated="2"/>
          <table:table-cell table:style-name="ce25" table:formula="of:=([.D33]*[.D33]-[.F33]*[.F33])/([.C33]-[.E33])" office:value-type="float" office:value="0.618200956937799" calcext:value-type="float">
            <text:p>0.6182009569</text:p>
          </table:table-cell>
          <table:table-cell table:style-name="ce10" table:formula="of:=([.F33]*[.F33]-[.H33]*[.H33])/([.E33]-[.G33])" office:value-type="float" office:value="0.67275012987013" calcext:value-type="float">
            <text:p>0.6727501299</text:p>
          </table:table-cell>
          <table:table-cell table:style-name="ce10" table:formula="of:=([.D33]*[.D33]-[.H33]*[.H33])/([.C33]-[.G33])" office:value-type="float" office:value="0.647393939393939" calcext:value-type="float">
            <text:p>0.6473939394</text:p>
          </table:table-cell>
          <table:table-cell table:style-name="ce25" table:formula="of:=[.I33]/0.0000001602/30" office:value-type="float" office:value="128631.07718223" calcext:value-type="float">
            <text:p>128631.07718223</text:p>
          </table:table-cell>
          <table:table-cell table:style-name="ce10" table:formula="of:=[.J33]/0.0000001602/30" office:value-type="float" office:value="139981.300430739" calcext:value-type="float">
            <text:p>139981.300430739</text:p>
          </table:table-cell>
          <table:table-cell table:style-name="ce10" table:formula="of:=[.K33]/0.0000001602/30" office:value-type="float" office:value="134705.355679138" calcext:value-type="float">
            <text:p>134705.355679138</text:p>
          </table:table-cell>
          <table:table-cell table:style-name="ce2" table:number-columns-repeated="101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69.9" calcext:value-type="float">
            <text:p>69.9</text:p>
          </table:table-cell>
          <table:table-cell table:style-name="ce1" office:value-type="float" office:value="418.2" calcext:value-type="float">
            <text:p>418.2</text:p>
          </table:table-cell>
          <table:table-cell table:style-name="ce1" office:value-type="float" office:value="13.69" calcext:value-type="float">
            <text:p>13.69</text:p>
          </table:table-cell>
          <table:table-cell table:style-name="ce1" office:value-type="float" office:value="220.2" calcext:value-type="float">
            <text:p>220.2</text:p>
          </table:table-cell>
          <table:table-cell table:style-name="ce1" office:value-type="float" office:value="9.953" calcext:value-type="float">
            <text:p>9.953</text:p>
          </table:table-cell>
          <table:table-cell table:style-name="ce1" table:number-columns-repeated="2"/>
          <table:table-cell table:style-name="ce26" table:formula="of:=([.D34]*[.D34]-[.F34]*[.F34])/([.C34]-[.E34])" office:value-type="float" office:value="0.446231772727273" calcext:value-type="float">
            <text:p>0.4462317727</text:p>
          </table:table-cell>
          <table:table-cell table:style-name="ce9" table:formula="of:=([.F34]*[.F34]-[.H34]*[.H34])/([.E34]-[.G34])" office:value-type="float" office:value="0.449873792007266" calcext:value-type="float">
            <text:p>0.449873792</text:p>
          </table:table-cell>
          <table:table-cell table:style-name="ce9" table:formula="of:=([.D34]*[.D34]-[.H34]*[.H34])/([.C34]-[.G34])" office:value-type="float" office:value="0.448149450023912" calcext:value-type="float">
            <text:p>0.44814945</text:p>
          </table:table-cell>
          <table:table-cell table:style-name="ce26" table:formula="of:=[.I34]/0.0000001602/30" office:value-type="float" office:value="92848.8915370938" calcext:value-type="float">
            <text:p>92848.8915370938</text:p>
          </table:table-cell>
          <table:table-cell table:style-name="ce9" table:formula="of:=[.J34]/0.0000001602/30" office:value-type="float" office:value="93606.6982953113" calcext:value-type="float">
            <text:p>93606.6982953113</text:p>
          </table:table-cell>
          <table:table-cell table:style-name="ce9" table:formula="of:=[.K34]/0.0000001602/30" office:value-type="float" office:value="93247.9088688956" calcext:value-type="float">
            <text:p>93247.9088688956</text:p>
          </table:table-cell>
          <table:table-cell table:style-name="ce1"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.19" calcext:value-type="float">
            <text:p>71.19</text:p>
          </table:table-cell>
          <table:table-cell table:style-name="Default" office:value-type="float" office:value="380.3" calcext:value-type="float">
            <text:p>380.3</text:p>
          </table:table-cell>
          <table:table-cell table:style-name="Default" office:value-type="float" office:value="16.92" calcext:value-type="float">
            <text:p>16.92</text:p>
          </table:table-cell>
          <table:table-cell table:style-name="Default" office:value-type="float" office:value="226.1" calcext:value-type="float">
            <text:p>226.1</text:p>
          </table:table-cell>
          <table:table-cell table:style-name="Default" office:value-type="float" office:value="12.93" calcext:value-type="float">
            <text:p>12.93</text:p>
          </table:table-cell>
          <table:table-cell table:number-columns-repeated="2"/>
          <table:table-cell table:style-name="ce23" table:formula="of:=([.D35]*[.D35]-[.F35]*[.F35])/([.C35]-[.E35])" office:value-type="float" office:value="0.772383268482491" calcext:value-type="float">
            <text:p>0.7723832685</text:p>
          </table:table-cell>
          <table:table-cell table:formula="of:=([.F35]*[.F35]-[.H35]*[.H35])/([.E35]-[.G35])" office:value-type="float" office:value="0.739429013710747" calcext:value-type="float">
            <text:p>0.7394290137</text:p>
          </table:table-cell>
          <table:table-cell table:formula="of:=([.D35]*[.D35]-[.H35]*[.H35])/([.C35]-[.G35])" office:value-type="float" office:value="0.752790954509598" calcext:value-type="float">
            <text:p>0.7527909545</text:p>
          </table:table-cell>
          <table:table-cell table:style-name="ce23" table:formula="of:=[.I35]/0.0000001602/30" office:value-type="float" office:value="160712.290570639" calcext:value-type="float">
            <text:p>160712.290570639</text:p>
          </table:table-cell>
          <table:table-cell table:style-name="ce8" table:formula="of:=[.J35]/0.0000001602/30" office:value-type="float" office:value="153855.391949802" calcext:value-type="float">
            <text:p>153855.391949802</text:p>
          </table:table-cell>
          <table:table-cell table:style-name="ce8" table:formula="of:=[.K35]/0.0000001602/30" office:value-type="float" office:value="156635.654288306" calcext:value-type="float">
            <text:p>156635.654288306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.19" calcext:value-type="float">
            <text:p>72.19</text:p>
          </table:table-cell>
          <table:table-cell table:style-name="Default" office:value-type="float" office:value="363.2" calcext:value-type="float">
            <text:p>363.2</text:p>
          </table:table-cell>
          <table:table-cell table:style-name="Default" office:value-type="float" office:value="19.17" calcext:value-type="float">
            <text:p>19.17</text:p>
          </table:table-cell>
          <table:table-cell table:style-name="Default" office:value-type="float" office:value="225.3" calcext:value-type="float">
            <text:p>225.3</text:p>
          </table:table-cell>
          <table:table-cell table:style-name="Default" office:value-type="float" office:value="14.98" calcext:value-type="float">
            <text:p>14.98</text:p>
          </table:table-cell>
          <table:table-cell table:number-columns-repeated="2"/>
          <table:table-cell table:style-name="ce23" table:formula="of:=([.D36]*[.D36]-[.F36]*[.F36])/([.C36]-[.E36])" office:value-type="float" office:value="1.0376250906454" calcext:value-type="float">
            <text:p>1.0376250906</text:p>
          </table:table-cell>
          <table:table-cell table:formula="of:=([.F36]*[.F36]-[.H36]*[.H36])/([.E36]-[.G36])" office:value-type="float" office:value="0.996007101642255" calcext:value-type="float">
            <text:p>0.9960071016</text:p>
          </table:table-cell>
          <table:table-cell table:formula="of:=([.D36]*[.D36]-[.H36]*[.H36])/([.C36]-[.G36])" office:value-type="float" office:value="1.01180864537445" calcext:value-type="float">
            <text:p>1.0118086454</text:p>
          </table:table-cell>
          <table:table-cell table:style-name="ce23" table:formula="of:=[.I36]/0.0000001602/30" office:value-type="float" office:value="215902.016364002" calcext:value-type="float">
            <text:p>215902.016364002</text:p>
          </table:table-cell>
          <table:table-cell table:style-name="ce8" table:formula="of:=[.J36]/0.0000001602/30" office:value-type="float" office:value="207242.426475708" calcext:value-type="float">
            <text:p>207242.426475708</text:p>
          </table:table-cell>
          <table:table-cell table:style-name="ce8" table:formula="of:=[.K36]/0.0000001602/30" office:value-type="float" office:value="210530.304905212" calcext:value-type="float">
            <text:p>210530.304905212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.45" calcext:value-type="float">
            <text:p>70.45</text:p>
          </table:table-cell>
          <table:table-cell table:style-name="Default" office:value-type="float" office:value="348.5" calcext:value-type="float">
            <text:p>348.5</text:p>
          </table:table-cell>
          <table:table-cell table:style-name="Default" office:value-type="float" office:value="14.21" calcext:value-type="float">
            <text:p>14.21</text:p>
          </table:table-cell>
          <table:table-cell table:style-name="Default" office:value-type="float" office:value="199.8" calcext:value-type="float">
            <text:p>199.8</text:p>
          </table:table-cell>
          <table:table-cell table:style-name="Default" office:value-type="float" office:value="10.88" calcext:value-type="float">
            <text:p>10.88</text:p>
          </table:table-cell>
          <table:table-cell table:number-columns-repeated="2"/>
          <table:table-cell table:style-name="ce23" table:formula="of:=([.D37]*[.D37]-[.F37]*[.F37])/([.C37]-[.E37])" office:value-type="float" office:value="0.561867518493612" calcext:value-type="float">
            <text:p>0.5618675185</text:p>
          </table:table-cell>
          <table:table-cell table:formula="of:=([.F37]*[.F37]-[.H37]*[.H37])/([.E37]-[.G37])" office:value-type="float" office:value="0.592464464464465" calcext:value-type="float">
            <text:p>0.5924644645</text:p>
          </table:table-cell>
          <table:table-cell table:formula="of:=([.D37]*[.D37]-[.H37]*[.H37])/([.C37]-[.G37])" office:value-type="float" office:value="0.579409182209469" calcext:value-type="float">
            <text:p>0.5794091822</text:p>
          </table:table-cell>
          <table:table-cell table:style-name="ce23" table:formula="of:=[.I37]/0.0000001602/30" office:value-type="float" office:value="116909.596024472" calcext:value-type="float">
            <text:p>116909.596024472</text:p>
          </table:table-cell>
          <table:table-cell table:style-name="ce8" table:formula="of:=[.J37]/0.0000001602/30" office:value-type="float" office:value="123276.001761229" calcext:value-type="float">
            <text:p>123276.001761229</text:p>
          </table:table-cell>
          <table:table-cell table:style-name="ce8" table:formula="of:=[.K37]/0.0000001602/30" office:value-type="float" office:value="120559.546860064" calcext:value-type="float">
            <text:p>120559.546860064</text:p>
          </table:table-cell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71.45" calcext:value-type="float">
            <text:p>71.45</text:p>
          </table:table-cell>
          <table:table-cell table:style-name="ce2" office:value-type="float" office:value="344.2" calcext:value-type="float">
            <text:p>344.2</text:p>
          </table:table-cell>
          <table:table-cell table:style-name="ce2" office:value-type="float" office:value="16.47" calcext:value-type="float">
            <text:p>16.47</text:p>
          </table:table-cell>
          <table:table-cell table:style-name="ce2" office:value-type="float" office:value="188.8" calcext:value-type="float">
            <text:p>188.8</text:p>
          </table:table-cell>
          <table:table-cell table:style-name="ce2" office:value-type="float" office:value="12.29" calcext:value-type="float">
            <text:p>12.29</text:p>
          </table:table-cell>
          <table:table-cell table:style-name="ce2" table:number-columns-repeated="2"/>
          <table:table-cell table:style-name="ce25" table:formula="of:=([.D38]*[.D38]-[.F38]*[.F38])/([.C38]-[.E38])" office:value-type="float" office:value="0.773595881595881" calcext:value-type="float">
            <text:p>0.7735958816</text:p>
          </table:table-cell>
          <table:table-cell table:style-name="ce10" table:formula="of:=([.F38]*[.F38]-[.H38]*[.H38])/([.E38]-[.G38])" office:value-type="float" office:value="0.800021716101695" calcext:value-type="float">
            <text:p>0.8000217161</text:p>
          </table:table-cell>
          <table:table-cell table:style-name="ce10" table:formula="of:=([.D38]*[.D38]-[.H38]*[.H38])/([.C38]-[.G38])" office:value-type="float" office:value="0.788090935502615" calcext:value-type="float">
            <text:p>0.7880909355</text:p>
          </table:table-cell>
          <table:table-cell table:style-name="ce25" table:formula="of:=[.I38]/0.0000001602/30" office:value-type="float" office:value="160964.602912168" calcext:value-type="float">
            <text:p>160964.602912168</text:p>
          </table:table-cell>
          <table:table-cell table:style-name="ce10" table:formula="of:=[.J38]/0.0000001602/30" office:value-type="float" office:value="166463.111964564" calcext:value-type="float">
            <text:p>166463.111964564</text:p>
          </table:table-cell>
          <table:table-cell table:style-name="ce10" table:formula="of:=[.K38]/0.0000001602/30" office:value-type="float" office:value="163980.635768334" calcext:value-type="float">
            <text:p>163980.635768334</text:p>
          </table:table-cell>
          <table:table-cell table:style-name="ce2"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.72" calcext:value-type="float">
            <text:p>70.72</text:p>
          </table:table-cell>
          <table:table-cell table:style-name="Default" office:value-type="float" office:value="424" calcext:value-type="float">
            <text:p>424</text:p>
          </table:table-cell>
          <table:table-cell table:style-name="Default" office:value-type="float" office:value="16.62" calcext:value-type="float">
            <text:p>16.62</text:p>
          </table:table-cell>
          <table:table-cell table:style-name="Default" office:value-type="float" office:value="237.3" calcext:value-type="float">
            <text:p>237.3</text:p>
          </table:table-cell>
          <table:table-cell table:style-name="Default" office:value-type="float" office:value="12.29" calcext:value-type="float">
            <text:p>12.29</text:p>
          </table:table-cell>
          <table:table-cell table:number-columns-repeated="2"/>
          <table:table-cell table:style-name="ce23" table:formula="of:=([.D39]*[.D39]-[.F39]*[.F39])/([.C39]-[.E39])" office:value-type="float" office:value="0.67048901981789" calcext:value-type="float">
            <text:p>0.6704890198</text:p>
          </table:table-cell>
          <table:table-cell table:formula="of:=([.F39]*[.F39]-[.H39]*[.H39])/([.E39]-[.G39])" office:value-type="float" office:value="0.636511167298778" calcext:value-type="float">
            <text:p>0.6365111673</text:p>
          </table:table-cell>
          <table:table-cell table:formula="of:=([.D39]*[.D39]-[.H39]*[.H39])/([.C39]-[.G39])" office:value-type="float" office:value="0.651472641509434" calcext:value-type="float">
            <text:p>0.6514726415</text:p>
          </table:table-cell>
          <table:table-cell table:style-name="ce23" table:formula="of:=[.I39]/0.0000001602/30" office:value-type="float" office:value="139510.823932145" calcext:value-type="float">
            <text:p>139510.823932145</text:p>
          </table:table-cell>
          <table:table-cell table:style-name="ce8" table:formula="of:=[.J39]/0.0000001602/30" office:value-type="float" office:value="132440.942009733" calcext:value-type="float">
            <text:p>132440.942009733</text:p>
          </table:table-cell>
          <table:table-cell table:style-name="ce8" table:formula="of:=[.K39]/0.0000001602/30" office:value-type="float" office:value="135554.024450569" calcext:value-type="float">
            <text:p>135554.024450569</text:p>
          </table:table-cell>
          <table:table-cell table:number-columns-repeated="1010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70.86" calcext:value-type="float">
            <text:p>70.86</text:p>
          </table:table-cell>
          <table:table-cell table:style-name="ce1" office:value-type="float" office:value="337.8" calcext:value-type="float">
            <text:p>337.8</text:p>
          </table:table-cell>
          <table:table-cell table:style-name="ce1" office:value-type="float" office:value="14.93" calcext:value-type="float">
            <text:p>14.93</text:p>
          </table:table-cell>
          <table:table-cell table:style-name="ce1" office:value-type="float" office:value="187.1" calcext:value-type="float">
            <text:p>187.1</text:p>
          </table:table-cell>
          <table:table-cell table:style-name="ce1" office:value-type="float" office:value="11.05" calcext:value-type="float">
            <text:p>11.05</text:p>
          </table:table-cell>
          <table:table-cell table:style-name="ce1" table:number-columns-repeated="2"/>
          <table:table-cell table:style-name="ce24" table:formula="of:=([.D40]*[.D40]-[.F40]*[.F40])/([.C40]-[.E40])" office:value-type="float" office:value="0.668894492368945" calcext:value-type="float">
            <text:p>0.6688944924</text:p>
          </table:table-cell>
          <table:table-cell table:style-name="ce9" table:formula="of:=([.F40]*[.F40]-[.H40]*[.H40])/([.E40]-[.G40])" office:value-type="float" office:value="0.652605558524853" calcext:value-type="float">
            <text:p>0.6526055585</text:p>
          </table:table-cell>
          <table:table-cell table:style-name="ce9" table:formula="of:=([.D40]*[.D40]-[.H40]*[.H40])/([.C40]-[.G40])" office:value-type="float" office:value="0.659872409709887" calcext:value-type="float">
            <text:p>0.6598724097</text:p>
          </table:table-cell>
          <table:table-cell table:style-name="ce24" table:formula="of:=[.I40]/0.0000001602/30" office:value-type="float" office:value="139179.045436734" calcext:value-type="float">
            <text:p>139179.045436734</text:p>
          </table:table-cell>
          <table:table-cell table:style-name="ce9" table:formula="of:=[.J40]/0.0000001602/30" office:value-type="float" office:value="135789.754166636" calcext:value-type="float">
            <text:p>135789.754166636</text:p>
          </table:table-cell>
          <table:table-cell table:style-name="ce9" table:formula="of:=[.K40]/0.0000001602/30" office:value-type="float" office:value="137301.791450247" calcext:value-type="float">
            <text:p>137301.791450247</text:p>
          </table:table-cell>
          <table:table-cell table:style-name="ce1" table:number-columns-repeated="1010"/>
        </table:table-row>
        <table:table-row table:style-name="ro2">
          <table:table-cell table:style-name="ce1" office:value-type="string" calcext:value-type="string">
            <text:p>New CBM front-end &amp; ADC64; voltage @ 25 deg C, T-Correction 0,06V/K</text:p>
          </table:table-cell>
          <table:table-cell table:style-name="ce1" table:number-columns-repeated="7"/>
          <table:table-cell table:style-name="ce9" table:number-columns-repeated="6"/>
          <table:table-cell table:style-name="ce1" table:number-columns-repeated="1010"/>
        </table:table-row>
        <table:table-row table:style-name="ro2">
          <table:table-cell table:style-name="ce1" office:value-type="string" calcext:value-type="string">
            <text:p>ADC:</text:p>
          </table:table-cell>
          <table:table-cell table:style-name="ce1" table:number-columns-repeated="7"/>
          <table:table-cell table:style-name="ce9" table:number-columns-repeated="6"/>
          <table:table-cell table:style-name="ce1" table:number-columns-repeated="10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1.3" calcext:value-type="float">
            <text:p>71.3</text:p>
          </table:table-cell>
          <table:table-cell office:value-type="float" office:value="32294.1" calcext:value-type="float">
            <text:p>3.23E+004</text:p>
          </table:table-cell>
          <table:table-cell office:value-type="float" office:value="555.244" calcext:value-type="float">
            <text:p>5.55E+002</text:p>
          </table:table-cell>
          <table:table-cell office:value-type="float" office:value="3568.61" calcext:value-type="float">
            <text:p>3.57E+003</text:p>
          </table:table-cell>
          <table:table-cell office:value-type="float" office:value="215.285" calcext:value-type="float">
            <text:p>2.15E+002</text:p>
          </table:table-cell>
          <table:table-cell table:style-name="ce16" office:value-type="float" office:value="7593.19" calcext:value-type="float">
            <text:p>7.59E+003</text:p>
          </table:table-cell>
          <table:table-cell table:style-name="ce16" office:value-type="float" office:value="304.983" calcext:value-type="float">
            <text:p>3.05E+002</text:p>
          </table:table-cell>
          <table:table-cell table:style-name="ce7" table:formula="of:=([.D43]*[.D43]-[.F43]*[.F43])/([.C43]-[.E43])" office:value-type="float" office:value="9.11901827648545" calcext:value-type="float">
            <text:p>9.1190182765</text:p>
          </table:table-cell>
          <table:table-cell table:style-name="ce29" table:formula="of:=([.F43]*[.F43]-[.H43]*[.H43])/([.E43]-[.G43])" office:value-type="float" office:value="11.5954954464814" calcext:value-type="float">
            <text:p>11.5954954465</text:p>
          </table:table-cell>
          <table:table-cell table:formula="of:=([.D43]*[.D43]-[.H43]*[.H43])/([.C43]-[.G43])" office:value-type="float" office:value="8.71551976210593" calcext:value-type="float">
            <text:p>8.7155197621</text:p>
          </table:table-cell>
          <table:table-cell table:style-name="ce8" table:number-columns-repeated="3"/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1.3" calcext:value-type="float">
            <text:p>71.3</text:p>
          </table:table-cell>
          <table:table-cell table:style-name="ce19" office:value-type="float" office:value="44471.2" calcext:value-type="float">
            <text:p>4.45E+004</text:p>
          </table:table-cell>
          <table:table-cell table:style-name="ce19" office:value-type="float" office:value="980.247" calcext:value-type="float">
            <text:p>9.80E+002</text:p>
          </table:table-cell>
          <table:table-cell office:value-type="float" office:value="4838.71" calcext:value-type="float">
            <text:p>4.84E+003</text:p>
          </table:table-cell>
          <table:table-cell office:value-type="float" office:value="249.54" calcext:value-type="float">
            <text:p>2.50E+002</text:p>
          </table:table-cell>
          <table:table-cell table:style-name="ce16" office:value-type="float" office:value="10190.4" calcext:value-type="float">
            <text:p>1.02E+004</text:p>
          </table:table-cell>
          <table:table-cell table:style-name="ce16" office:value-type="float" office:value="351.919" calcext:value-type="float">
            <text:p>3.52E+002</text:p>
          </table:table-cell>
          <table:table-cell table:style-name="ce27" table:formula="of:=([.D44]*[.D44]-[.F44]*[.F44])/([.C44]-[.E44])" office:value-type="float" office:value="22.6736692397828" calcext:value-type="float">
            <text:p>22.6736692398</text:p>
          </table:table-cell>
          <table:table-cell table:style-name="ce29" table:formula="of:=([.F44]*[.F44]-[.H44]*[.H44])/([.E44]-[.G44])" office:value-type="float" office:value="11.5060421962034" calcext:value-type="float">
            <text:p>11.5060421962</text:p>
          </table:table-cell>
          <table:table-cell table:formula="of:=([.D44]*[.D44]-[.H44]*[.H44])/([.C44]-[.G44])" office:value-type="float" office:value="24.417084736879" calcext:value-type="float">
            <text:p>24.4170847369</text:p>
          </table:table-cell>
          <table:table-cell table:style-name="ce8" table:number-columns-repeated="3"/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1.3" calcext:value-type="float">
            <text:p>71.3</text:p>
          </table:table-cell>
          <table:table-cell office:value-type="float" office:value="34675.2" calcext:value-type="float">
            <text:p>3.47E+004</text:p>
          </table:table-cell>
          <table:table-cell office:value-type="float" office:value="635.335" calcext:value-type="float">
            <text:p>6.35E+002</text:p>
          </table:table-cell>
          <table:table-cell office:value-type="float" office:value="3632.2" calcext:value-type="float">
            <text:p>3.63E+003</text:p>
          </table:table-cell>
          <table:table-cell office:value-type="float" office:value="217.676" calcext:value-type="float">
            <text:p>2.18E+002</text:p>
          </table:table-cell>
          <table:table-cell table:style-name="ce16" office:value-type="float" office:value="7797.82" calcext:value-type="float">
            <text:p>7.80E+003</text:p>
          </table:table-cell>
          <table:table-cell table:style-name="ce16" office:value-type="float" office:value="312.641" calcext:value-type="float">
            <text:p>3.13E+002</text:p>
          </table:table-cell>
          <table:table-cell table:style-name="ce7" table:formula="of:=([.D45]*[.D45]-[.F45]*[.F45])/([.C45]-[.E45])" office:value-type="float" office:value="11.4765879988725" calcext:value-type="float">
            <text:p>11.4765879989</text:p>
          </table:table-cell>
          <table:table-cell table:style-name="ce29" table:formula="of:=([.F45]*[.F45]-[.H45]*[.H45])/([.E45]-[.G45])" office:value-type="float" office:value="12.0898098974462" calcext:value-type="float">
            <text:p>12.0898098974</text:p>
          </table:table-cell>
          <table:table-cell table:formula="of:=([.D45]*[.D45]-[.H45]*[.H45])/([.C45]-[.G45])" office:value-type="float" office:value="11.3815471353235" calcext:value-type="float">
            <text:p>11.3815471353</text:p>
          </table:table-cell>
          <table:table-cell table:style-name="ce8" table:number-columns-repeated="3"/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1.3" calcext:value-type="float">
            <text:p>71.3</text:p>
          </table:table-cell>
          <table:table-cell office:value-type="float" office:value="34573.1" calcext:value-type="float">
            <text:p>3.46E+004</text:p>
          </table:table-cell>
          <table:table-cell office:value-type="float" office:value="606.718" calcext:value-type="float">
            <text:p>6.07E+002</text:p>
          </table:table-cell>
          <table:table-cell office:value-type="float" office:value="3728.45" calcext:value-type="float">
            <text:p>3.73E+003</text:p>
          </table:table-cell>
          <table:table-cell office:value-type="float" office:value="221.66" calcext:value-type="float">
            <text:p>2.22E+002</text:p>
          </table:table-cell>
          <table:table-cell table:style-name="ce16" office:value-type="float" office:value="7954.04" calcext:value-type="float">
            <text:p>7.95E+003</text:p>
          </table:table-cell>
          <table:table-cell table:style-name="ce16" office:value-type="float" office:value="316.397" calcext:value-type="float">
            <text:p>3.16E+002</text:p>
          </table:table-cell>
          <table:table-cell table:style-name="ce7" table:formula="of:=([.D46]*[.D46]-[.F46]*[.F46])/([.C46]-[.E46])" office:value-type="float" office:value="10.3412934147089" calcext:value-type="float">
            <text:p>10.3412934147</text:p>
          </table:table-cell>
          <table:table-cell table:style-name="ce29" table:formula="of:=([.F46]*[.F46]-[.H46]*[.H46])/([.E46]-[.G46])" office:value-type="float" office:value="12.0631452670515" calcext:value-type="float">
            <text:p>12.0631452671</text:p>
          </table:table-cell>
          <table:table-cell table:formula="of:=([.D46]*[.D46]-[.H46]*[.H46])/([.C46]-[.G46])" office:value-type="float" office:value="10.0679614499911" calcext:value-type="float">
            <text:p>10.06796145</text:p>
          </table:table-cell>
          <table:table-cell table:style-name="ce8" table:number-columns-repeated="3"/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1.3" calcext:value-type="float">
            <text:p>71.3</text:p>
          </table:table-cell>
          <table:table-cell office:value-type="float" office:value="26317.3" calcext:value-type="float">
            <text:p>2.63E+004</text:p>
          </table:table-cell>
          <table:table-cell office:value-type="float" office:value="488.296" calcext:value-type="float">
            <text:p>4.88E+002</text:p>
          </table:table-cell>
          <table:table-cell office:value-type="float" office:value="2928.91" calcext:value-type="float">
            <text:p>2.93E+003</text:p>
          </table:table-cell>
          <table:table-cell office:value-type="float" office:value="192.483" calcext:value-type="float">
            <text:p>1.92E+002</text:p>
          </table:table-cell>
          <table:table-cell table:style-name="ce16" office:value-type="float" office:value="6205.59" calcext:value-type="float">
            <text:p>6.21E+003</text:p>
          </table:table-cell>
          <table:table-cell table:style-name="ce16" office:value-type="float" office:value="271.459" calcext:value-type="float">
            <text:p>2.71E+002</text:p>
          </table:table-cell>
          <table:table-cell table:style-name="ce7" table:formula="of:=([.D47]*[.D47]-[.F47]*[.F47])/([.C47]-[.E47])" office:value-type="float" office:value="8.61039508606621" calcext:value-type="float">
            <text:p>8.6103950861</text:p>
          </table:table-cell>
          <table:table-cell table:style-name="ce29" table:formula="of:=([.F47]*[.F47]-[.H47]*[.H47])/([.E47]-[.G47])" office:value-type="float" office:value="11.1821366114482" calcext:value-type="float">
            <text:p>11.1821366114</text:p>
          </table:table-cell>
          <table:table-cell table:formula="of:=([.D47]*[.D47]-[.H47]*[.H47])/([.C47]-[.G47])" office:value-type="float" office:value="8.19139670047947" calcext:value-type="float">
            <text:p>8.1913967005</text:p>
          </table:table-cell>
          <table:table-cell table:style-name="ce8" table:number-columns-repeated="3"/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1.3" calcext:value-type="float">
            <text:p>71.3</text:p>
          </table:table-cell>
          <table:table-cell table:style-name="ce19" office:value-type="float" office:value="43879.6" calcext:value-type="float">
            <text:p>4.39E+004</text:p>
          </table:table-cell>
          <table:table-cell table:style-name="ce19" office:value-type="float" office:value="916.968" calcext:value-type="float">
            <text:p>9.17E+002</text:p>
          </table:table-cell>
          <table:table-cell office:value-type="float" office:value="4877.67" calcext:value-type="float">
            <text:p>4.88E+003</text:p>
          </table:table-cell>
          <table:table-cell office:value-type="float" office:value="253.135" calcext:value-type="float">
            <text:p>2.53E+002</text:p>
          </table:table-cell>
          <table:table-cell table:style-name="ce16" office:value-type="float" office:value="10245.7" calcext:value-type="float">
            <text:p>1.02E+004</text:p>
          </table:table-cell>
          <table:table-cell table:style-name="ce16" office:value-type="float" office:value="349.279" calcext:value-type="float">
            <text:p>3.49E+002</text:p>
          </table:table-cell>
          <table:table-cell table:style-name="ce27" table:formula="of:=([.D48]*[.D48]-[.F48]*[.F48])/([.C48]-[.E48])" office:value-type="float" office:value="19.9157576253021" calcext:value-type="float">
            <text:p>19.9157576253</text:p>
          </table:table-cell>
          <table:table-cell table:style-name="ce29" table:formula="of:=([.F48]*[.F48]-[.H48]*[.H48])/([.E48]-[.G48])" office:value-type="float" office:value="10.7895245771726" calcext:value-type="float">
            <text:p>10.7895245772</text:p>
          </table:table-cell>
          <table:table-cell table:formula="of:=([.D48]*[.D48]-[.H48]*[.H48])/([.C48]-[.G48])" office:value-type="float" office:value="21.3723205808128" calcext:value-type="float">
            <text:p>21.3723205808</text:p>
          </table:table-cell>
          <table:table-cell table:style-name="ce8" table:number-columns-repeated="3"/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1.3" calcext:value-type="float">
            <text:p>71.3</text:p>
          </table:table-cell>
          <table:table-cell office:value-type="float" office:value="29205.4" calcext:value-type="float">
            <text:p>2.92E+004</text:p>
          </table:table-cell>
          <table:table-cell office:value-type="float" office:value="541.337" calcext:value-type="float">
            <text:p>5.41E+002</text:p>
          </table:table-cell>
          <table:table-cell office:value-type="float" office:value="3033.74" calcext:value-type="float">
            <text:p>3.03E+003</text:p>
          </table:table-cell>
          <table:table-cell office:value-type="float" office:value="198.9" calcext:value-type="float">
            <text:p>1.99E+002</text:p>
          </table:table-cell>
          <table:table-cell table:style-name="ce16" office:value-type="float" office:value="6544.67" calcext:value-type="float">
            <text:p>6.54E+003</text:p>
          </table:table-cell>
          <table:table-cell table:style-name="ce16" office:value-type="float" office:value="285.714" calcext:value-type="float">
            <text:p>2.86E+002</text:p>
          </table:table-cell>
          <table:table-cell table:style-name="ce7" table:formula="of:=([.D49]*[.D49]-[.F49]*[.F49])/([.C49]-[.E49])" office:value-type="float" office:value="9.68545891124216" calcext:value-type="float">
            <text:p>9.6854589112</text:p>
          </table:table-cell>
          <table:table-cell table:style-name="ce29" table:formula="of:=([.F49]*[.F49]-[.H49]*[.H49])/([.E49]-[.G49])" office:value-type="float" office:value="11.9829446317642" calcext:value-type="float">
            <text:p>11.9829446318</text:p>
          </table:table-cell>
          <table:table-cell table:formula="of:=([.D49]*[.D49]-[.H49]*[.H49])/([.C49]-[.G49])" office:value-type="float" office:value="9.32949899553103" calcext:value-type="float">
            <text:p>9.3294989955</text:p>
          </table:table-cell>
          <table:table-cell table:style-name="ce8" table:number-columns-repeated="3"/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1.3" calcext:value-type="float">
            <text:p>71.3</text:p>
          </table:table-cell>
          <table:table-cell office:value-type="float" office:value="31264.5" calcext:value-type="float">
            <text:p>3.13E+004</text:p>
          </table:table-cell>
          <table:table-cell office:value-type="float" office:value="560.133" calcext:value-type="float">
            <text:p>5.60E+002</text:p>
          </table:table-cell>
          <table:table-cell office:value-type="float" office:value="3282.88" calcext:value-type="float">
            <text:p>3.28E+003</text:p>
          </table:table-cell>
          <table:table-cell office:value-type="float" office:value="208.364" calcext:value-type="float">
            <text:p>2.08E+002</text:p>
          </table:table-cell>
          <table:table-cell table:style-name="ce16" office:value-type="float" office:value="7067.76" calcext:value-type="float">
            <text:p>7.07E+003</text:p>
          </table:table-cell>
          <table:table-cell table:style-name="ce16" office:value-type="float" office:value="301.395" calcext:value-type="float">
            <text:p>3.01E+002</text:p>
          </table:table-cell>
          <table:table-cell table:style-name="ce7" table:formula="of:=([.D50]*[.D50]-[.F50]*[.F50])/([.C50]-[.E50])" office:value-type="float" office:value="9.66110686918771" calcext:value-type="float">
            <text:p>9.6611068692</text:p>
          </table:table-cell>
          <table:table-cell table:style-name="ce29" table:formula="of:=([.F50]*[.F50]-[.H50]*[.H50])/([.E50]-[.G50])" office:value-type="float" office:value="12.5296943440743" calcext:value-type="float">
            <text:p>12.5296943441</text:p>
          </table:table-cell>
          <table:table-cell table:formula="of:=([.D50]*[.D50]-[.H50]*[.H50])/([.C50]-[.G50])" office:value-type="float" office:value="9.21239934239075" calcext:value-type="float">
            <text:p>9.2123993424</text:p>
          </table:table-cell>
          <table:table-cell table:style-name="ce8" table:number-columns-repeated="3"/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1.3" calcext:value-type="float">
            <text:p>71.3</text:p>
          </table:table-cell>
          <table:table-cell table:style-name="ce19" office:value-type="float" office:value="41370.4" calcext:value-type="float">
            <text:p>4.14E+004</text:p>
          </table:table-cell>
          <table:table-cell table:style-name="ce19" office:value-type="float" office:value="815.754" calcext:value-type="float">
            <text:p>8.16E+002</text:p>
          </table:table-cell>
          <table:table-cell office:value-type="float" office:value="4532.34" calcext:value-type="float">
            <text:p>4.53E+003</text:p>
          </table:table-cell>
          <table:table-cell office:value-type="float" office:value="247.197" calcext:value-type="float">
            <text:p>2.47E+002</text:p>
          </table:table-cell>
          <table:table-cell table:style-name="ce16" office:value-type="float" office:value="9587.02" calcext:value-type="float">
            <text:p>9.59E+003</text:p>
          </table:table-cell>
          <table:table-cell table:style-name="ce16" office:value-type="float" office:value="352.312" calcext:value-type="float">
            <text:p>3.52E+002</text:p>
          </table:table-cell>
          <table:table-cell table:style-name="ce27" table:formula="of:=([.D51]*[.D51]-[.F51]*[.F51])/([.C51]-[.E51])" office:value-type="float" office:value="16.4055390459487" calcext:value-type="float">
            <text:p>16.4055390459</text:p>
          </table:table-cell>
          <table:table-cell table:style-name="ce29" table:formula="of:=([.F51]*[.F51]-[.H51]*[.H51])/([.E51]-[.G51])" office:value-type="float" office:value="12.4671370957212" calcext:value-type="float">
            <text:p>12.4671370957</text:p>
          </table:table-cell>
          <table:table-cell table:formula="of:=([.D51]*[.D51]-[.H51]*[.H51])/([.C51]-[.G51])" office:value-type="float" office:value="17.0318840592788" calcext:value-type="float">
            <text:p>17.0318840593</text:p>
          </table:table-cell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.3" calcext:value-type="float">
            <text:p>71.3</text:p>
          </table:table-cell>
          <table:table-cell office:value-type="float" office:value="34961.9" calcext:value-type="float">
            <text:p>3.50E+004</text:p>
          </table:table-cell>
          <table:table-cell office:value-type="float" office:value="631.492" calcext:value-type="float">
            <text:p>6.31E+002</text:p>
          </table:table-cell>
          <table:table-cell office:value-type="float" office:value="3638.18" calcext:value-type="float">
            <text:p>3.64E+003</text:p>
          </table:table-cell>
          <table:table-cell office:value-type="float" office:value="220.268" calcext:value-type="float">
            <text:p>2.20E+002</text:p>
          </table:table-cell>
          <table:table-cell table:style-name="ce16" office:value-type="float" office:value="7819.96" calcext:value-type="float">
            <text:p>7.82E+003</text:p>
          </table:table-cell>
          <table:table-cell table:style-name="ce16" office:value-type="float" office:value="314.568" calcext:value-type="float">
            <text:p>3.15E+002</text:p>
          </table:table-cell>
          <table:table-cell table:style-name="ce7" table:formula="of:=([.D52]*[.D52]-[.F52]*[.F52])/([.C52]-[.E52])" office:value-type="float" office:value="11.1820739758879" calcext:value-type="float">
            <text:p>11.1820739759</text:p>
          </table:table-cell>
          <table:table-cell table:style-name="ce29" table:formula="of:=([.F52]*[.F52]-[.H52]*[.H52])/([.E52]-[.G52])" office:value-type="float" office:value="12.0606619190871" calcext:value-type="float">
            <text:p>12.0606619191</text:p>
          </table:table-cell>
          <table:table-cell table:formula="of:=([.D52]*[.D52]-[.H52]*[.H52])/([.C52]-[.G52])" office:value-type="float" office:value="11.0467092418596" calcext:value-type="float">
            <text:p>11.0467092419</text:p>
          </table:table-cell>
          <table:table-cell table:number-columns-repeated="1013"/>
        </table:table-row>
        <table:table-row table:style-name="ro2">
          <table:table-cell table:style-name="ce17" office:value-type="string" calcext:value-type="string">
            <text:p>QDC:</text:p>
          </table:table-cell>
          <table:table-cell table:style-name="ce17" table:number-columns-repeated="7"/>
          <table:table-cell table:style-name="ce28" table:number-columns-repeated="3"/>
          <table:table-cell table:style-name="ce17"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1.3" calcext:value-type="float">
            <text:p>71.3</text:p>
          </table:table-cell>
          <table:table-cell office:value-type="float" office:value="488514" calcext:value-type="float">
            <text:p>4.89E+005</text:p>
          </table:table-cell>
          <table:table-cell office:value-type="float" office:value="8317.47" calcext:value-type="float">
            <text:p>8.32E+003</text:p>
          </table:table-cell>
          <table:table-cell office:value-type="float" office:value="54371.6" calcext:value-type="float">
            <text:p>5.44E+004</text:p>
          </table:table-cell>
          <table:table-cell office:value-type="float" office:value="3383.42" calcext:value-type="float">
            <text:p>3.38E+003</text:p>
          </table:table-cell>
          <table:table-cell table:style-name="ce16" office:value-type="float" office:value="115783" calcext:value-type="float">
            <text:p>1.16E+005</text:p>
          </table:table-cell>
          <table:table-cell table:style-name="ce16" office:value-type="float" office:value="4683.64" calcext:value-type="float">
            <text:p>4.68E+003</text:p>
          </table:table-cell>
          <table:table-cell table:style-name="ce8" table:formula="of:=([.D54]*[.D54]-[.F54]*[.F54])/([.C54]-[.E54])" office:value-type="float" office:value="132.981197654272" calcext:value-type="float">
            <text:p>132.9811976543</text:p>
          </table:table-cell>
          <table:table-cell table:style-name="ce29" table:formula="of:=([.F54]*[.F54]-[.H54]*[.H54])/([.E54]-[.G54])" office:value-type="float" office:value="170.798137694304" calcext:value-type="float">
            <text:p>170.7981376943</text:p>
          </table:table-cell>
          <table:table-cell table:formula="of:=([.D54]*[.D54]-[.H54]*[.H54])/([.C54]-[.G54])" office:value-type="float" office:value="126.750454218458" calcext:value-type="float">
            <text:p>126.7504542185</text:p>
          </table:table-cell>
          <table:table-cell table:number-columns-repeated="3"/>
          <table:table-cell table:formula="of:=[.J54]/16" office:value-type="float" office:value="10.674883605894" calcext:value-type="float">
            <text:p>10.6748836059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1.3" calcext:value-type="float">
            <text:p>71.3</text:p>
          </table:table-cell>
          <table:table-cell office:value-type="float" office:value="636921" calcext:value-type="float">
            <text:p>6.37E+005</text:p>
          </table:table-cell>
          <table:table-cell office:value-type="float" office:value="10817.9" calcext:value-type="float">
            <text:p>1.08E+004</text:p>
          </table:table-cell>
          <table:table-cell office:value-type="float" office:value="72153.8" calcext:value-type="float">
            <text:p>7.22E+004</text:p>
          </table:table-cell>
          <table:table-cell office:value-type="float" office:value="3813.56" calcext:value-type="float">
            <text:p>3.81E+003</text:p>
          </table:table-cell>
          <table:table-cell table:style-name="ce16" office:value-type="float" office:value="152207" calcext:value-type="float">
            <text:p>1.52E+005</text:p>
          </table:table-cell>
          <table:table-cell table:style-name="ce16" office:value-type="float" office:value="5279.15" calcext:value-type="float">
            <text:p>5.28E+003</text:p>
          </table:table-cell>
          <table:table-cell table:style-name="ce8" table:formula="of:=([.D55]*[.D55]-[.F55]*[.F55])/([.C55]-[.E55])" office:value-type="float" office:value="181.46188471356" calcext:value-type="float">
            <text:p>181.4618847136</text:p>
          </table:table-cell>
          <table:table-cell table:style-name="ce29" table:formula="of:=([.F55]*[.F55]-[.H55]*[.H55])/([.E55]-[.G55])" office:value-type="float" office:value="166.46661031539" calcext:value-type="float">
            <text:p>166.4666103154</text:p>
          </table:table-cell>
          <table:table-cell table:formula="of:=([.D55]*[.D55]-[.H55]*[.H55])/([.C55]-[.G55])" office:value-type="float" office:value="183.938437279509" calcext:value-type="float">
            <text:p>183.9384372795</text:p>
          </table:table-cell>
          <table:table-cell table:number-columns-repeated="3"/>
          <table:table-cell table:formula="of:=[.J55]/16" office:value-type="float" office:value="10.4041631447119" calcext:value-type="float">
            <text:p>10.4041631447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1.3" calcext:value-type="float">
            <text:p>71.3</text:p>
          </table:table-cell>
          <table:table-cell office:value-type="float" office:value="518983" calcext:value-type="float">
            <text:p>5.19E+005</text:p>
          </table:table-cell>
          <table:table-cell office:value-type="float" office:value="9035.18" calcext:value-type="float">
            <text:p>9.04E+003</text:p>
          </table:table-cell>
          <table:table-cell office:value-type="float" office:value="54863.1" calcext:value-type="float">
            <text:p>5.49E+004</text:p>
          </table:table-cell>
          <table:table-cell office:value-type="float" office:value="3383.69" calcext:value-type="float">
            <text:p>3.38E+003</text:p>
          </table:table-cell>
          <table:table-cell table:style-name="ce16" office:value-type="float" office:value="117930" calcext:value-type="float">
            <text:p>1.18E+005</text:p>
          </table:table-cell>
          <table:table-cell table:style-name="ce16" office:value-type="float" office:value="4803.97" calcext:value-type="float">
            <text:p>4.80E+003</text:p>
          </table:table-cell>
          <table:table-cell table:style-name="ce8" table:formula="of:=([.D56]*[.D56]-[.F56]*[.F56])/([.C56]-[.E56])" office:value-type="float" office:value="151.221957119917" calcext:value-type="float">
            <text:p>151.2219571199</text:p>
          </table:table-cell>
          <table:table-cell table:style-name="ce29" table:formula="of:=([.F56]*[.F56]-[.H56]*[.H56])/([.E56]-[.G56])" office:value-type="float" office:value="184.387844412838" calcext:value-type="float">
            <text:p>184.3878444128</text:p>
          </table:table-cell>
          <table:table-cell table:formula="of:=([.D56]*[.D56]-[.H56]*[.H56])/([.C56]-[.G56])" office:value-type="float" office:value="146.006512534503" calcext:value-type="float">
            <text:p>146.0065125345</text:p>
          </table:table-cell>
          <table:table-cell table:number-columns-repeated="3"/>
          <table:table-cell table:formula="of:=[.J56]/16" office:value-type="float" office:value="11.5242402758024" calcext:value-type="float">
            <text:p>11.5242402758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1.3" calcext:value-type="float">
            <text:p>71.3</text:p>
          </table:table-cell>
          <table:table-cell office:value-type="float" office:value="501732" calcext:value-type="float">
            <text:p>5.02E+005</text:p>
          </table:table-cell>
          <table:table-cell office:value-type="float" office:value="8623.45" calcext:value-type="float">
            <text:p>8.62E+003</text:p>
          </table:table-cell>
          <table:table-cell office:value-type="float" office:value="54408.9" calcext:value-type="float">
            <text:p>5.44E+004</text:p>
          </table:table-cell>
          <table:table-cell office:value-type="float" office:value="3370.84" calcext:value-type="float">
            <text:p>3.37E+003</text:p>
          </table:table-cell>
          <table:table-cell table:style-name="ce16" office:value-type="float" office:value="116230" calcext:value-type="float">
            <text:p>1.16E+005</text:p>
          </table:table-cell>
          <table:table-cell table:style-name="ce16" office:value-type="float" office:value="4731.85" calcext:value-type="float">
            <text:p>4.73E+003</text:p>
          </table:table-cell>
          <table:table-cell table:style-name="ce8" table:formula="of:=([.D57]*[.D57]-[.F57]*[.F57])/([.C57]-[.E57])" office:value-type="float" office:value="140.840764979273" calcext:value-type="float">
            <text:p>140.8407649793</text:p>
          </table:table-cell>
          <table:table-cell table:style-name="ce29" table:formula="of:=([.F57]*[.F57]-[.H57]*[.H57])/([.E57]-[.G57])" office:value-type="float" office:value="178.383142922077" calcext:value-type="float">
            <text:p>178.3831429221</text:p>
          </table:table-cell>
          <table:table-cell table:formula="of:=([.D57]*[.D57]-[.H57]*[.H57])/([.C57]-[.G57])" office:value-type="float" office:value="134.820274551105" calcext:value-type="float">
            <text:p>134.8202745511</text:p>
          </table:table-cell>
          <table:table-cell table:number-columns-repeated="3"/>
          <table:table-cell table:formula="of:=[.J57]/16" office:value-type="float" office:value="11.1489464326298" calcext:value-type="float">
            <text:p>11.1489464326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1.3" calcext:value-type="float">
            <text:p>71.3</text:p>
          </table:table-cell>
          <table:table-cell office:value-type="float" office:value="396376" calcext:value-type="float">
            <text:p>3.96E+005</text:p>
          </table:table-cell>
          <table:table-cell office:value-type="float" office:value="7616.26" calcext:value-type="float">
            <text:p>7.62E+003</text:p>
          </table:table-cell>
          <table:table-cell office:value-type="float" office:value="44299.5" calcext:value-type="float">
            <text:p>4.43E+004</text:p>
          </table:table-cell>
          <table:table-cell office:value-type="float" office:value="3383.39" calcext:value-type="float">
            <text:p>3.38E+003</text:p>
          </table:table-cell>
          <table:table-cell table:style-name="ce16" office:value-type="float" office:value="94036.9" calcext:value-type="float">
            <text:p>9.40E+004</text:p>
          </table:table-cell>
          <table:table-cell table:style-name="ce16" office:value-type="float" office:value="4410.98" calcext:value-type="float">
            <text:p>4.41E+003</text:p>
          </table:table-cell>
          <table:table-cell table:style-name="ce8" table:formula="of:=([.D58]*[.D58]-[.F58]*[.F58])/([.C58]-[.E58])" office:value-type="float" office:value="132.244238100242" calcext:value-type="float">
            <text:p>132.2442381002</text:p>
          </table:table-cell>
          <table:table-cell table:style-name="ce29" table:formula="of:=([.F58]*[.F58]-[.H58]*[.H58])/([.E58]-[.G58])" office:value-type="float" office:value="161.034084377149" calcext:value-type="float">
            <text:p>161.0340843771</text:p>
          </table:table-cell>
          <table:table-cell table:formula="of:=([.D58]*[.D58]-[.H58]*[.H58])/([.C58]-[.G58])" office:value-type="float" office:value="127.508059087296" calcext:value-type="float">
            <text:p>127.5080590873</text:p>
          </table:table-cell>
          <table:table-cell table:number-columns-repeated="3"/>
          <table:table-cell table:formula="of:=[.J58]/16" office:value-type="float" office:value="10.0646302735718" calcext:value-type="float">
            <text:p>10.0646302736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1.3" calcext:value-type="float">
            <text:p>71.3</text:p>
          </table:table-cell>
          <table:table-cell office:value-type="float" office:value="651680" calcext:value-type="float">
            <text:p>6.52E+005</text:p>
          </table:table-cell>
          <table:table-cell office:value-type="float" office:value="10853.6" calcext:value-type="float">
            <text:p>1.09E+004</text:p>
          </table:table-cell>
          <table:table-cell office:value-type="float" office:value="75297.2" calcext:value-type="float">
            <text:p>7.53E+004</text:p>
          </table:table-cell>
          <table:table-cell office:value-type="float" office:value="3989.66" calcext:value-type="float">
            <text:p>3.99E+003</text:p>
          </table:table-cell>
          <table:table-cell table:style-name="ce16" office:value-type="float" office:value="158324" calcext:value-type="float">
            <text:p>1.58E+005</text:p>
          </table:table-cell>
          <table:table-cell table:style-name="ce16" office:value-type="float" office:value="5431.76" calcext:value-type="float">
            <text:p>5.43E+003</text:p>
          </table:table-cell>
          <table:table-cell table:style-name="ce8" table:formula="of:=([.D59]*[.D59]-[.F59]*[.F59])/([.C59]-[.E59])" office:value-type="float" office:value="176.763161642575" calcext:value-type="float">
            <text:p>176.7631616426</text:p>
          </table:table-cell>
          <table:table-cell table:style-name="ce29" table:formula="of:=([.F59]*[.F59]-[.H59]*[.H59])/([.E59]-[.G59])" office:value-type="float" office:value="163.641496263857" calcext:value-type="float">
            <text:p>163.6414962639</text:p>
          </table:table-cell>
          <table:table-cell table:formula="of:=([.D59]*[.D59]-[.H59]*[.H59])/([.C59]-[.G59])" office:value-type="float" office:value="178.97140454844" calcext:value-type="float">
            <text:p>178.9714045484</text:p>
          </table:table-cell>
          <table:table-cell table:number-columns-repeated="3"/>
          <table:table-cell table:formula="of:=[.J59]/16" office:value-type="float" office:value="10.2275935164911" calcext:value-type="float">
            <text:p>10.2275935165</text:p>
          </table:table-cell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1.3" calcext:value-type="float">
            <text:p>71.3</text:p>
          </table:table-cell>
          <table:table-cell office:value-type="float" office:value="441221" calcext:value-type="float">
            <text:p>4.41E+005</text:p>
          </table:table-cell>
          <table:table-cell office:value-type="float" office:value="8280.32" calcext:value-type="float">
            <text:p>8.28E+003</text:p>
          </table:table-cell>
          <table:table-cell office:value-type="float" office:value="46016.9" calcext:value-type="float">
            <text:p>4.60E+004</text:p>
          </table:table-cell>
          <table:table-cell office:value-type="float" office:value="3152.88" calcext:value-type="float">
            <text:p>3.15E+003</text:p>
          </table:table-cell>
          <table:table-cell table:style-name="ce16" office:value-type="float" office:value="99435.7" calcext:value-type="float">
            <text:p>9.94E+004</text:p>
          </table:table-cell>
          <table:table-cell table:style-name="ce16" office:value-type="float" office:value="4436.97" calcext:value-type="float">
            <text:p>4.44E+003</text:p>
          </table:table-cell>
          <table:table-cell table:style-name="ce8" table:formula="of:=([.D60]*[.D60]-[.F60]*[.F60])/([.C60]-[.E60])" office:value-type="float" office:value="148.336130642369" calcext:value-type="float">
            <text:p>148.3361306424</text:p>
          </table:table-cell>
          <table:table-cell table:style-name="ce29" table:formula="of:=([.F60]*[.F60]-[.H60]*[.H60])/([.E60]-[.G60])" office:value-type="float" office:value="182.446076783829" calcext:value-type="float">
            <text:p>182.4460767838</text:p>
          </table:table-cell>
          <table:table-cell table:formula="of:=([.D60]*[.D60]-[.H60]*[.H60])/([.C60]-[.G60])" office:value-type="float" office:value="143.004969849493" calcext:value-type="float">
            <text:p>143.0049698495</text:p>
          </table:table-cell>
          <table:table-cell table:number-columns-repeated="3"/>
          <table:table-cell table:formula="of:=[.J60]/16" office:value-type="float" office:value="11.4028797989893" calcext:value-type="float">
            <text:p>11.402879799</text:p>
          </table:table-cell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1.3" calcext:value-type="float">
            <text:p>71.3</text:p>
          </table:table-cell>
          <table:table-cell office:value-type="float" office:value="462782" calcext:value-type="float">
            <text:p>4.63E+005</text:p>
          </table:table-cell>
          <table:table-cell office:value-type="float" office:value="8372.04" calcext:value-type="float">
            <text:p>8.37E+003</text:p>
          </table:table-cell>
          <table:table-cell office:value-type="float" office:value="48718.1" calcext:value-type="float">
            <text:p>4.87E+004</text:p>
          </table:table-cell>
          <table:table-cell office:value-type="float" office:value="3333.66" calcext:value-type="float">
            <text:p>3.33E+003</text:p>
          </table:table-cell>
          <table:table-cell table:style-name="ce16" office:value-type="float" office:value="105046" calcext:value-type="float">
            <text:p>1.05E+005</text:p>
          </table:table-cell>
          <table:table-cell table:style-name="ce16" office:value-type="float" office:value="4650.02" calcext:value-type="float">
            <text:p>4.65E+003</text:p>
          </table:table-cell>
          <table:table-cell table:style-name="ce8" table:formula="of:=([.D61]*[.D61]-[.F61]*[.F61])/([.C61]-[.E61])" office:value-type="float" office:value="142.436384253735" calcext:value-type="float">
            <text:p>142.4363842537</text:p>
          </table:table-cell>
          <table:table-cell table:style-name="ce29" table:formula="of:=([.F61]*[.F61]-[.H61]*[.H61])/([.E61]-[.G61])" office:value-type="float" office:value="186.575338416664" calcext:value-type="float">
            <text:p>186.5753384167</text:p>
          </table:table-cell>
          <table:table-cell table:formula="of:=([.D61]*[.D61]-[.H61]*[.H61])/([.C61]-[.G61])" office:value-type="float" office:value="135.486413895163" calcext:value-type="float">
            <text:p>135.4864138952</text:p>
          </table:table-cell>
          <table:table-cell table:number-columns-repeated="3"/>
          <table:table-cell table:formula="of:=[.J61]/16" office:value-type="float" office:value="11.6609586510415" calcext:value-type="float">
            <text:p>11.660958651</text:p>
          </table:table-cell>
          <table:table-cell table:number-columns-repeated="100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1.3" calcext:value-type="float">
            <text:p>71.3</text:p>
          </table:table-cell>
          <table:table-cell office:value-type="float" office:value="596435" calcext:value-type="float">
            <text:p>5.96E+005</text:p>
          </table:table-cell>
          <table:table-cell office:value-type="float" office:value="9928.6" calcext:value-type="float">
            <text:p>9.93E+003</text:p>
          </table:table-cell>
          <table:table-cell office:value-type="float" office:value="66995.5" calcext:value-type="float">
            <text:p>6.70E+004</text:p>
          </table:table-cell>
          <table:table-cell office:value-type="float" office:value="3771.37" calcext:value-type="float">
            <text:p>3.77E+003</text:p>
          </table:table-cell>
          <table:table-cell table:style-name="ce16" office:value-type="float" office:value="141893" calcext:value-type="float">
            <text:p>1.42E+005</text:p>
          </table:table-cell>
          <table:table-cell table:style-name="ce16" office:value-type="float" office:value="5281.92" calcext:value-type="float">
            <text:p>5.28E+003</text:p>
          </table:table-cell>
          <table:table-cell table:style-name="ce8" table:formula="of:=([.D62]*[.D62]-[.F62]*[.F62])/([.C62]-[.E62])" office:value-type="float" office:value="159.326733806412" calcext:value-type="float">
            <text:p>159.3267338064</text:p>
          </table:table-cell>
          <table:table-cell table:style-name="ce29" table:formula="of:=([.F62]*[.F62]-[.H62]*[.H62])/([.E62]-[.G62])" office:value-type="float" office:value="182.588834200073" calcext:value-type="float">
            <text:p>182.5888342001</text:p>
          </table:table-cell>
          <table:table-cell table:formula="of:=([.D62]*[.D62]-[.H62]*[.H62])/([.C62]-[.G62])" office:value-type="float" office:value="155.493703714068" calcext:value-type="float">
            <text:p>155.4937037141</text:p>
          </table:table-cell>
          <table:table-cell table:number-columns-repeated="3"/>
          <table:table-cell table:formula="of:=[.J62]/16" office:value-type="float" office:value="11.4118021375046" calcext:value-type="float">
            <text:p>11.4118021375</text:p>
          </table:table-cell>
          <table:table-cell table:number-columns-repeated="100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.3" calcext:value-type="float">
            <text:p>71.3</text:p>
          </table:table-cell>
          <table:table-cell office:value-type="float" office:value="514734" calcext:value-type="float">
            <text:p>5.15E+005</text:p>
          </table:table-cell>
          <table:table-cell office:value-type="float" office:value="8935.33" calcext:value-type="float">
            <text:p>8.94E+003</text:p>
          </table:table-cell>
          <table:table-cell office:value-type="float" office:value="53901.5" calcext:value-type="float">
            <text:p>5.39E+004</text:p>
          </table:table-cell>
          <table:table-cell office:value-type="float" office:value="3395.92" calcext:value-type="float">
            <text:p>3.40E+003</text:p>
          </table:table-cell>
          <table:table-cell table:style-name="ce16" office:value-type="float" office:value="116160" calcext:value-type="float">
            <text:p>1.16E+005</text:p>
          </table:table-cell>
          <table:table-cell table:style-name="ce16" office:value-type="float" office:value="4779.59" calcext:value-type="float">
            <text:p>4.78E+003</text:p>
          </table:table-cell>
          <table:table-cell table:style-name="ce8" table:formula="of:=([.D63]*[.D63]-[.F63]*[.F63])/([.C63]-[.E63])" office:value-type="float" office:value="148.227066369017" calcext:value-type="float">
            <text:p>148.227066369</text:p>
          </table:table-cell>
          <table:table-cell table:style-name="ce29" table:formula="of:=([.F63]*[.F63]-[.H63]*[.H63])/([.E63]-[.G63])" office:value-type="float" office:value="181.697405522138" calcext:value-type="float">
            <text:p>181.6974055221</text:p>
          </table:table-cell>
          <table:table-cell table:formula="of:=([.D63]*[.D63]-[.H63]*[.H63])/([.C63]-[.G63])" office:value-type="float" office:value="142.998895163257" calcext:value-type="float">
            <text:p>142.9988951633</text:p>
          </table:table-cell>
          <table:table-cell table:number-columns-repeated="3"/>
          <table:table-cell table:formula="of:=[.J63]/16" office:value-type="float" office:value="11.3560878451336" calcext:value-type="float">
            <text:p>11.3560878451</text:p>
          </table:table-cell>
          <table:table-cell table:number-columns-repeated="1009"/>
        </table:table-row>
        <table:table-row table:style-name="ro2">
          <table:table-cell table:style-name="ce17" office:value-type="string" calcext:value-type="string">
            <text:p>New CBM front-end &amp; ADC64; removed HF filters</text:p>
          </table:table-cell>
          <table:table-cell table:style-name="ce17" table:number-columns-repeated="1022"/>
          <table:table-cell table:style-name="ce31"/>
        </table:table-row>
        <table:table-row table:style-name="ro2">
          <table:table-cell table:style-name="ce18" office:value-type="string" calcext:value-type="string">
            <text:p>QDC:</text:p>
          </table:table-cell>
          <table:table-cell table:style-name="ce17" table:number-columns-repeated="1022"/>
          <table:table-cell table:style-name="ce3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1.3" calcext:value-type="float">
            <text:p>71.3</text:p>
          </table:table-cell>
          <table:table-cell office:value-type="float" office:value="31962.6" calcext:value-type="float">
            <text:p>3.20E+004</text:p>
          </table:table-cell>
          <table:table-cell office:value-type="float" office:value="2792.25" calcext:value-type="float">
            <text:p>2.79E+003</text:p>
          </table:table-cell>
          <table:table-cell office:value-type="float" office:value="76959.8" calcext:value-type="float">
            <text:p>7.70E+004</text:p>
          </table:table-cell>
          <table:table-cell office:value-type="float" office:value="4087.63" calcext:value-type="float">
            <text:p>4.09E+003</text:p>
          </table:table-cell>
          <table:table-cell table:style-name="ce22" office:value-type="float" office:value="578606" calcext:value-type="float">
            <text:p>5.79E+005</text:p>
          </table:table-cell>
          <table:table-cell table:style-name="ce22" office:value-type="float" office:value="9221.51" calcext:value-type="float">
            <text:p>9.22E+003</text:p>
          </table:table-cell>
          <table:table-cell table:formula="of:=([.D66]*[.D66]-[.F66]*[.F66])/([.C66]-[.E66])" office:value-type="float" office:value="198.058078155974" calcext:value-type="float">
            <text:p>198.058078156</text:p>
          </table:table-cell>
          <table:table-cell table:formula="of:=([.F66]*[.F66]-[.H66]*[.H66])/([.E66]-[.G66])" office:value-type="float" office:value="136.206608687956" calcext:value-type="float">
            <text:p>136.206608688</text:p>
          </table:table-cell>
          <table:table-cell table:formula="of:=([.D66]*[.D66]-[.H66]*[.H66])/([.C66]-[.G66])" office:value-type="float" office:value="141.297940517712" calcext:value-type="float">
            <text:p>141.2979405177</text:p>
          </table:table-cell>
          <table:table-cell table:number-columns-repeated="3"/>
          <table:table-cell table:formula="of:=[.I66]/16" office:value-type="float" office:value="12.3786298847484" calcext:value-type="float">
            <text:p>12.3786298847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.3" calcext:value-type="float">
            <text:p>71.3</text:p>
          </table:table-cell>
          <table:table-cell office:value-type="float" office:value="42888.8" calcext:value-type="float">
            <text:p>4.29E+004</text:p>
          </table:table-cell>
          <table:table-cell office:value-type="float" office:value="3147.85" calcext:value-type="float">
            <text:p>3.15E+003</text:p>
          </table:table-cell>
          <table:table-cell office:value-type="float" office:value="102236" calcext:value-type="float">
            <text:p>1.02E+005</text:p>
          </table:table-cell>
          <table:table-cell office:value-type="float" office:value="4689.38" calcext:value-type="float">
            <text:p>4.69E+003</text:p>
          </table:table-cell>
          <table:table-cell table:style-name="ce22" office:value-type="float" office:value="761462" calcext:value-type="float">
            <text:p>7.61E+005</text:p>
          </table:table-cell>
          <table:table-cell table:style-name="ce22" office:value-type="float" office:value="12528.2" calcext:value-type="float">
            <text:p>1.25E+004</text:p>
          </table:table-cell>
          <table:table-cell table:formula="of:=([.D67]*[.D67]-[.F67]*[.F67])/([.C67]-[.E67])" office:value-type="float" office:value="203.570263835531" calcext:value-type="float">
            <text:p>203.5702638355</text:p>
          </table:table-cell>
          <table:table-cell table:formula="of:=([.F67]*[.F67]-[.H67]*[.H67])/([.E67]-[.G67])" office:value-type="float" office:value="204.733293977483" calcext:value-type="float">
            <text:p>204.7332939775</text:p>
          </table:table-cell>
          <table:table-cell table:formula="of:=([.D67]*[.D67]-[.H67]*[.H67])/([.C67]-[.G67])" office:value-type="float" office:value="204.637238930564" calcext:value-type="float">
            <text:p>204.6372389306</text:p>
          </table:table-cell>
          <table:table-cell table:number-columns-repeated="3"/>
          <table:table-cell table:formula="of:=[.I67]/16" office:value-type="float" office:value="12.7231414897207" calcext:value-type="float">
            <text:p>12.7231414897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.3" calcext:value-type="float">
            <text:p>71.3</text:p>
          </table:table-cell>
          <table:table-cell office:value-type="float" office:value="32124.5" calcext:value-type="float">
            <text:p>3.21E+004</text:p>
          </table:table-cell>
          <table:table-cell office:value-type="float" office:value="2708.18" calcext:value-type="float">
            <text:p>2.71E+003</text:p>
          </table:table-cell>
          <table:table-cell office:value-type="float" office:value="78009.6" calcext:value-type="float">
            <text:p>7.80E+004</text:p>
          </table:table-cell>
          <table:table-cell office:value-type="float" office:value="4078.88" calcext:value-type="float">
            <text:p>4.08E+003</text:p>
          </table:table-cell>
          <table:table-cell table:style-name="ce22" office:value-type="float" office:value="619487" calcext:value-type="float">
            <text:p>6.19E+005</text:p>
          </table:table-cell>
          <table:table-cell table:style-name="ce22" office:value-type="float" office:value="10638.8" calcext:value-type="float">
            <text:p>1.06E+004</text:p>
          </table:table-cell>
          <table:table-cell table:formula="of:=([.D68]*[.D68]-[.F68]*[.F68])/([.C68]-[.E68])" office:value-type="float" office:value="202.746057914225" calcext:value-type="float">
            <text:p>202.7460579142</text:p>
          </table:table-cell>
          <table:table-cell table:formula="of:=([.F68]*[.F68]-[.H68]*[.H68])/([.E68]-[.G68])" office:value-type="float" office:value="178.302554059689" calcext:value-type="float">
            <text:p>178.3025540597</text:p>
          </table:table-cell>
          <table:table-cell table:formula="of:=([.D68]*[.D68]-[.H68]*[.H68])/([.C68]-[.G68])" office:value-type="float" office:value="180.212094792568" calcext:value-type="float">
            <text:p>180.2120947926</text:p>
          </table:table-cell>
          <table:table-cell table:number-columns-repeated="3"/>
          <table:table-cell table:formula="of:=[.I68]/16" office:value-type="float" office:value="12.6716286196391" calcext:value-type="float">
            <text:p>12.6716286196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.3" calcext:value-type="float">
            <text:p>71.3</text:p>
          </table:table-cell>
          <table:table-cell office:value-type="float" office:value="31909.7" calcext:value-type="float">
            <text:p>3.19E+004</text:p>
          </table:table-cell>
          <table:table-cell office:value-type="float" office:value="2827.16" calcext:value-type="float">
            <text:p>2.83E+003</text:p>
          </table:table-cell>
          <table:table-cell office:value-type="float" office:value="77639.2" calcext:value-type="float">
            <text:p>7.76E+004</text:p>
          </table:table-cell>
          <table:table-cell office:value-type="float" office:value="4114.05" calcext:value-type="float">
            <text:p>4.11E+003</text:p>
          </table:table-cell>
          <table:table-cell table:style-name="ce22" office:value-type="float" office:value="597962" calcext:value-type="float">
            <text:p>5.98E+005</text:p>
          </table:table-cell>
          <table:table-cell table:style-name="ce22" office:value-type="float" office:value="10336.2" calcext:value-type="float">
            <text:p>1.03E+004</text:p>
          </table:table-cell>
          <table:table-cell table:formula="of:=([.D69]*[.D69]-[.F69]*[.F69])/([.C69]-[.E69])" office:value-type="float" office:value="195.335040551504" calcext:value-type="float">
            <text:p>195.3350405515</text:p>
          </table:table-cell>
          <table:table-cell table:formula="of:=([.F69]*[.F69]-[.H69]*[.H69])/([.E69]-[.G69])" office:value-type="float" office:value="172.799698643803" calcext:value-type="float">
            <text:p>172.7996986438</text:p>
          </table:table-cell>
          <table:table-cell table:formula="of:=([.D69]*[.D69]-[.H69]*[.H69])/([.C69]-[.G69])" office:value-type="float" office:value="174.620254655621" calcext:value-type="float">
            <text:p>174.6202546556</text:p>
          </table:table-cell>
          <table:table-cell table:number-columns-repeated="3"/>
          <table:table-cell table:formula="of:=[.I69]/16" office:value-type="float" office:value="12.208440034469" calcext:value-type="float">
            <text:p>12.2084400345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.3" calcext:value-type="float">
            <text:p>71.3</text:p>
          </table:table-cell>
          <table:table-cell office:value-type="float" office:value="26357.3" calcext:value-type="float">
            <text:p>2.64E+004</text:p>
          </table:table-cell>
          <table:table-cell office:value-type="float" office:value="3472.98" calcext:value-type="float">
            <text:p>3.47E+003</text:p>
          </table:table-cell>
          <table:table-cell office:value-type="float" office:value="63154.2" calcext:value-type="float">
            <text:p>6.32E+004</text:p>
          </table:table-cell>
          <table:table-cell office:value-type="float" office:value="4298.29" calcext:value-type="float">
            <text:p>4.30E+003</text:p>
          </table:table-cell>
          <table:table-cell table:style-name="ce22" office:value-type="float" office:value="467728" calcext:value-type="float">
            <text:p>4.68E+005</text:p>
          </table:table-cell>
          <table:table-cell table:style-name="ce22" office:value-type="float" office:value="8641.44" calcext:value-type="float">
            <text:p>8.64E+003</text:p>
          </table:table-cell>
          <table:table-cell table:formula="of:=([.D70]*[.D70]-[.F70]*[.F70])/([.C70]-[.E70])" office:value-type="float" office:value="174.300194953923" calcext:value-type="float">
            <text:p>174.3001949539</text:p>
          </table:table-cell>
          <table:table-cell table:formula="of:=([.F70]*[.F70]-[.H70]*[.H70])/([.E70]-[.G70])" office:value-type="float" office:value="138.909608950209" calcext:value-type="float">
            <text:p>138.9096089502</text:p>
          </table:table-cell>
          <table:table-cell table:formula="of:=([.D70]*[.D70]-[.H70]*[.H70])/([.C70]-[.G70])" office:value-type="float" office:value="141.860108052483" calcext:value-type="float">
            <text:p>141.8601080525</text:p>
          </table:table-cell>
          <table:table-cell table:number-columns-repeated="3"/>
          <table:table-cell table:formula="of:=[.I70]/16" office:value-type="float" office:value="10.8937621846202" calcext:value-type="float">
            <text:p>10.8937621846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.3" calcext:value-type="float">
            <text:p>71.3</text:p>
          </table:table-cell>
          <table:table-cell office:value-type="float" office:value="44715.7" calcext:value-type="float">
            <text:p>4.47E+004</text:p>
          </table:table-cell>
          <table:table-cell office:value-type="float" office:value="3362.03" calcext:value-type="float">
            <text:p>3.36E+003</text:p>
          </table:table-cell>
          <table:table-cell office:value-type="float" office:value="106740" calcext:value-type="float">
            <text:p>1.07E+005</text:p>
          </table:table-cell>
          <table:table-cell office:value-type="float" office:value="4821.07" calcext:value-type="float">
            <text:p>4.82E+003</text:p>
          </table:table-cell>
          <table:table-cell table:style-name="ce22" office:value-type="float" office:value="780199" calcext:value-type="float">
            <text:p>7.80E+005</text:p>
          </table:table-cell>
          <table:table-cell table:style-name="ce22" office:value-type="float" office:value="12509.8" calcext:value-type="float">
            <text:p>1.25E+004</text:p>
          </table:table-cell>
          <table:table-cell table:formula="of:=([.D71]*[.D71]-[.F71]*[.F71])/([.C71]-[.E71])" office:value-type="float" office:value="192.496654117822" calcext:value-type="float">
            <text:p>192.4966541178</text:p>
          </table:table-cell>
          <table:table-cell table:formula="of:=([.F71]*[.F71]-[.H71]*[.H71])/([.E71]-[.G71])" office:value-type="float" office:value="197.862646568091" calcext:value-type="float">
            <text:p>197.8626465681</text:p>
          </table:table-cell>
          <table:table-cell table:formula="of:=([.D71]*[.D71]-[.H71]*[.H71])/([.C71]-[.G71])" office:value-type="float" office:value="197.410125177689" calcext:value-type="float">
            <text:p>197.4101251777</text:p>
          </table:table-cell>
          <table:table-cell table:number-columns-repeated="3"/>
          <table:table-cell table:formula="of:=[.I71]/16" office:value-type="float" office:value="12.0310408823638" calcext:value-type="float">
            <text:p>12.0310408824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.3" calcext:value-type="float">
            <text:p>71.3</text:p>
          </table:table-cell>
          <table:table-cell office:value-type="float" office:value="27153.4" calcext:value-type="float">
            <text:p>2.72E+004</text:p>
          </table:table-cell>
          <table:table-cell office:value-type="float" office:value="2597.67" calcext:value-type="float">
            <text:p>2.60E+003</text:p>
          </table:table-cell>
          <table:table-cell office:value-type="float" office:value="66379.7" calcext:value-type="float">
            <text:p>6.64E+004</text:p>
          </table:table-cell>
          <table:table-cell office:value-type="float" office:value="3829.56" calcext:value-type="float">
            <text:p>3.83E+003</text:p>
          </table:table-cell>
          <table:table-cell table:style-name="ce22" office:value-type="float" office:value="527896" calcext:value-type="float">
            <text:p>5.28E+005</text:p>
          </table:table-cell>
          <table:table-cell table:style-name="ce22" office:value-type="float" office:value="9420.06" calcext:value-type="float">
            <text:p>9.42E+003</text:p>
          </table:table-cell>
          <table:table-cell table:formula="of:=([.D72]*[.D72]-[.F72]*[.F72])/([.C72]-[.E72])" office:value-type="float" office:value="201.845199896498" calcext:value-type="float">
            <text:p>201.8451998965</text:p>
          </table:table-cell>
          <table:table-cell table:formula="of:=([.F72]*[.F72]-[.H72]*[.H72])/([.E72]-[.G72])" office:value-type="float" office:value="160.497041187928" calcext:value-type="float">
            <text:p>160.4970411879</text:p>
          </table:table-cell>
          <table:table-cell table:formula="of:=([.D72]*[.D72]-[.H72]*[.H72])/([.C72]-[.G72])" office:value-type="float" office:value="163.736101092058" calcext:value-type="float">
            <text:p>163.7361010921</text:p>
          </table:table-cell>
          <table:table-cell table:number-columns-repeated="3"/>
          <table:table-cell table:formula="of:=[.I72]/16" office:value-type="float" office:value="12.6153249935311" calcext:value-type="float">
            <text:p>12.6153249935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.3" calcext:value-type="float">
            <text:p>71.3</text:p>
          </table:table-cell>
          <table:table-cell office:value-type="float" office:value="29045.9" calcext:value-type="float">
            <text:p>2.90E+004</text:p>
          </table:table-cell>
          <table:table-cell office:value-type="float" office:value="2781.04" calcext:value-type="float">
            <text:p>2.78E+003</text:p>
          </table:table-cell>
          <table:table-cell office:value-type="float" office:value="71547.8" calcext:value-type="float">
            <text:p>7.15E+004</text:p>
          </table:table-cell>
          <table:table-cell office:value-type="float" office:value="4108.24" calcext:value-type="float">
            <text:p>4.11E+003</text:p>
          </table:table-cell>
          <table:table-cell table:style-name="ce22" office:value-type="float" office:value="556101" calcext:value-type="float">
            <text:p>5.56E+005</text:p>
          </table:table-cell>
          <table:table-cell table:style-name="ce22" office:value-type="float" office:value="9518.98" calcext:value-type="float">
            <text:p>9.52E+003</text:p>
          </table:table-cell>
          <table:table-cell table:formula="of:=([.D73]*[.D73]-[.F73]*[.F73])/([.C73]-[.E73])" office:value-type="float" office:value="215.130439250951" calcext:value-type="float">
            <text:p>215.130439251</text:p>
          </table:table-cell>
          <table:table-cell table:formula="of:=([.F73]*[.F73]-[.H73]*[.H73])/([.E73]-[.G73])" office:value-type="float" office:value="152.16769663847" calcext:value-type="float">
            <text:p>152.1676966385</text:p>
          </table:table-cell>
          <table:table-cell table:formula="of:=([.D73]*[.D73]-[.H73]*[.H73])/([.C73]-[.G73])" office:value-type="float" office:value="157.245033315872" calcext:value-type="float">
            <text:p>157.2450333159</text:p>
          </table:table-cell>
          <table:table-cell table:number-columns-repeated="3"/>
          <table:table-cell table:formula="of:=[.I73]/16" office:value-type="float" office:value="13.4456524531844" calcext:value-type="float">
            <text:p>13.4456524532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.3" calcext:value-type="float">
            <text:p>71.3</text:p>
          </table:table-cell>
          <table:table-cell office:value-type="float" office:value="39419.9" calcext:value-type="float">
            <text:p>3.94E+004</text:p>
          </table:table-cell>
          <table:table-cell office:value-type="float" office:value="3046.41" calcext:value-type="float">
            <text:p>3.05E+003</text:p>
          </table:table-cell>
          <table:table-cell office:value-type="float" office:value="94784.9" calcext:value-type="float">
            <text:p>9.48E+004</text:p>
          </table:table-cell>
          <table:table-cell office:value-type="float" office:value="4480.44" calcext:value-type="float">
            <text:p>4.48E+003</text:p>
          </table:table-cell>
          <table:table-cell table:style-name="ce22" office:value-type="float" office:value="713828" calcext:value-type="float">
            <text:p>7.14E+005</text:p>
          </table:table-cell>
          <table:table-cell table:style-name="ce22" office:value-type="float" office:value="11520.4" calcext:value-type="float">
            <text:p>1.15E+004</text:p>
          </table:table-cell>
          <table:table-cell table:formula="of:=([.D74]*[.D74]-[.F74]*[.F74])/([.C74]-[.E74])" office:value-type="float" office:value="194.955815144947" calcext:value-type="float">
            <text:p>194.9558151449</text:p>
          </table:table-cell>
          <table:table-cell table:formula="of:=([.F74]*[.F74]-[.H74]*[.H74])/([.E74]-[.G74])" office:value-type="float" office:value="181.966770272377" calcext:value-type="float">
            <text:p>181.9667702724</text:p>
          </table:table-cell>
          <table:table-cell table:formula="of:=([.D74]*[.D74]-[.H74]*[.H74])/([.C74]-[.G74])" office:value-type="float" office:value="183.033095646242" calcext:value-type="float">
            <text:p>183.0330956462</text:p>
          </table:table-cell>
          <table:table-cell table:number-columns-repeated="3"/>
          <table:table-cell table:formula="of:=[.I74]/16" office:value-type="float" office:value="12.1847384465592" calcext:value-type="float">
            <text:p>12.1847384466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.3" calcext:value-type="float">
            <text:p>71.3</text:p>
          </table:table-cell>
          <table:table-cell office:value-type="float" office:value="31726.9" calcext:value-type="float">
            <text:p>3.17E+004</text:p>
          </table:table-cell>
          <table:table-cell office:value-type="float" office:value="2792.94" calcext:value-type="float">
            <text:p>2.79E+003</text:p>
          </table:table-cell>
          <table:table-cell office:value-type="float" office:value="77122.7" calcext:value-type="float">
            <text:p>7.71E+004</text:p>
          </table:table-cell>
          <table:table-cell office:value-type="float" office:value="4089.6" calcext:value-type="float">
            <text:p>4.09E+003</text:p>
          </table:table-cell>
          <table:table-cell table:style-name="ce22" office:value-type="float" office:value="615015" calcext:value-type="float">
            <text:p>6.15E+005</text:p>
          </table:table-cell>
          <table:table-cell table:style-name="ce22" office:value-type="float" office:value="10592.3" calcext:value-type="float">
            <text:p>1.06E+004</text:p>
          </table:table-cell>
          <table:table-cell table:formula="of:=([.D75]*[.D75]-[.F75]*[.F75])/([.C75]-[.E75])" office:value-type="float" office:value="196.588986567039" calcext:value-type="float">
            <text:p>196.588986567</text:p>
          </table:table-cell>
          <table:table-cell table:formula="of:=([.F75]*[.F75]-[.H75]*[.H75])/([.E75]-[.G75])" office:value-type="float" office:value="177.492764127689" calcext:value-type="float">
            <text:p>177.4927641277</text:p>
          </table:table-cell>
          <table:table-cell table:formula="of:=([.D75]*[.D75]-[.H75]*[.H75])/([.C75]-[.G75])" office:value-type="float" office:value="178.978973591952" calcext:value-type="float">
            <text:p>178.978973592</text:p>
          </table:table-cell>
          <table:table-cell table:number-columns-repeated="3"/>
          <table:table-cell table:formula="of:=[.I75]/16" office:value-type="float" office:value="12.28681166044" calcext:value-type="float">
            <text:p>12.2868116604</text:p>
          </table:table-cell>
          <table:table-cell table:number-columns-repeated="1009"/>
        </table:table-row>
        <table:table-row table:style-name="ro2">
          <table:table-cell table:style-name="ce17" office:value-type="string" calcext:value-type="string">
            <text:p>ADC:</text:p>
          </table:table-cell>
          <table:table-cell table:style-name="ce17" table:number-columns-repeated="7"/>
          <table:table-cell table:style-name="ce28" table:number-columns-repeated="6"/>
          <table:table-cell table:style-name="ce17"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.3" calcext:value-type="float">
            <text:p>71.3</text:p>
          </table:table-cell>
          <table:table-cell office:value-type="float" office:value="2030.98" calcext:value-type="float">
            <text:p>2.03E+003</text:p>
          </table:table-cell>
          <table:table-cell office:value-type="float" office:value="168.233" calcext:value-type="float">
            <text:p>1.68E+002</text:p>
          </table:table-cell>
          <table:table-cell office:value-type="float" office:value="4907.59" calcext:value-type="float">
            <text:p>4.91E+003</text:p>
          </table:table-cell>
          <table:table-cell office:value-type="float" office:value="254.224" calcext:value-type="float">
            <text:p>2.54E+002</text:p>
          </table:table-cell>
          <table:table-cell table:style-name="ce16" office:value-type="float" office:value="37712.1" calcext:value-type="float">
            <text:p>3.77E+004</text:p>
          </table:table-cell>
          <table:table-cell table:style-name="ce16" office:value-type="float" office:value="598.989" calcext:value-type="float">
            <text:p>5.99E+002</text:p>
          </table:table-cell>
          <table:table-cell table:formula="of:=([.D77]*[.D77]-[.F77]*[.F77])/([.C77]-[.E77])" office:value-type="float" office:value="12.628580129736" calcext:value-type="float">
            <text:p>12.6285801297</text:p>
          </table:table-cell>
          <table:table-cell table:formula="of:=([.F77]*[.F77]-[.H77]*[.H77])/([.E77]-[.G77])" office:value-type="float" office:value="8.96699813364077" calcext:value-type="float">
            <text:p>8.9669981336</text:p>
          </table:table-cell>
          <table:table-cell table:formula="of:=([.D77]*[.D77]-[.H77]*[.H77])/([.C77]-[.G77])" office:value-type="float" office:value="9.26219467976342" calcext:value-type="float">
            <text:p>9.2621946798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.3" calcext:value-type="float">
            <text:p>71.3</text:p>
          </table:table-cell>
          <table:table-cell office:value-type="float" office:value="2753.97" calcext:value-type="float">
            <text:p>2.75E+003</text:p>
          </table:table-cell>
          <table:table-cell office:value-type="float" office:value="195.609" calcext:value-type="float">
            <text:p>1.96E+002</text:p>
          </table:table-cell>
          <table:table-cell office:value-type="float" office:value="6585.49" calcext:value-type="float">
            <text:p>6.59E+003</text:p>
          </table:table-cell>
          <table:table-cell office:value-type="float" office:value="295.013" calcext:value-type="float">
            <text:p>2.95E+002</text:p>
          </table:table-cell>
          <table:table-cell table:style-name="ce16" office:value-type="float" office:value="53464.9" calcext:value-type="float">
            <text:p>5.35E+004</text:p>
          </table:table-cell>
          <table:table-cell table:style-name="ce16" office:value-type="float" office:value="1401.36" calcext:value-type="float">
            <text:p>1.40E+003</text:p>
          </table:table-cell>
          <table:table-cell table:formula="of:=([.D78]*[.D78]-[.F78]*[.F78])/([.C78]-[.E78])" office:value-type="float" office:value="12.7285748966468" calcext:value-type="float">
            <text:p>12.7285748966</text:p>
          </table:table-cell>
          <table:table-cell table:formula="of:=([.F78]*[.F78]-[.H78]*[.H78])/([.E78]-[.G78])" office:value-type="float" office:value="40.0341467486685" calcext:value-type="float">
            <text:p>40.0341467487</text:p>
          </table:table-cell>
          <table:table-cell table:formula="of:=([.D78]*[.D78]-[.H78]*[.H78])/([.C78]-[.G78])" office:value-type="float" office:value="37.9710442841218" calcext:value-type="float">
            <text:p>37.971044284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.3" calcext:value-type="float">
            <text:p>71.3</text:p>
          </table:table-cell>
          <table:table-cell office:value-type="float" office:value="2030.34" calcext:value-type="float">
            <text:p>2.03E+003</text:p>
          </table:table-cell>
          <table:table-cell office:value-type="float" office:value="165.036" calcext:value-type="float">
            <text:p>1.65E+002</text:p>
          </table:table-cell>
          <table:table-cell office:value-type="float" office:value="4942.11" calcext:value-type="float">
            <text:p>4.94E+003</text:p>
          </table:table-cell>
          <table:table-cell office:value-type="float" office:value="254.977" calcext:value-type="float">
            <text:p>2.55E+002</text:p>
          </table:table-cell>
          <table:table-cell table:style-name="ce16" office:value-type="float" office:value="40588.4" calcext:value-type="float">
            <text:p>4.06E+004</text:p>
          </table:table-cell>
          <table:table-cell table:style-name="ce16" office:value-type="float" office:value="805.761" calcext:value-type="float">
            <text:p>8.06E+002</text:p>
          </table:table-cell>
          <table:table-cell table:formula="of:=([.D79]*[.D79]-[.F79]*[.F79])/([.C79]-[.E79])" office:value-type="float" office:value="12.9736858450358" calcext:value-type="float">
            <text:p>12.973685845</text:p>
          </table:table-cell>
          <table:table-cell table:formula="of:=([.F79]*[.F79]-[.H79]*[.H79])/([.E79]-[.G79])" office:value-type="float" office:value="16.3898548374038" calcext:value-type="float">
            <text:p>16.3898548374</text:p>
          </table:table-cell>
          <table:table-cell table:formula="of:=([.D79]*[.D79]-[.H79]*[.H79])/([.C79]-[.G79])" office:value-type="float" office:value="16.1318776884781" calcext:value-type="float">
            <text:p>16.1318776885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.3" calcext:value-type="float">
            <text:p>71.3</text:p>
          </table:table-cell>
          <table:table-cell office:value-type="float" office:value="2102.61" calcext:value-type="float">
            <text:p>2.10E+003</text:p>
          </table:table-cell>
          <table:table-cell office:value-type="float" office:value="170.932" calcext:value-type="float">
            <text:p>1.71E+002</text:p>
          </table:table-cell>
          <table:table-cell office:value-type="float" office:value="5079.72" calcext:value-type="float">
            <text:p>5.08E+003</text:p>
          </table:table-cell>
          <table:table-cell office:value-type="float" office:value="257.488" calcext:value-type="float">
            <text:p>2.57E+002</text:p>
          </table:table-cell>
          <table:table-cell table:style-name="ce16" office:value-type="float" office:value="40039.7" calcext:value-type="float">
            <text:p>4.00E+004</text:p>
          </table:table-cell>
          <table:table-cell table:style-name="ce16" office:value-type="float" office:value="685.95" calcext:value-type="float">
            <text:p>6.86E+002</text:p>
          </table:table-cell>
          <table:table-cell table:formula="of:=([.D80]*[.D80]-[.F80]*[.F80])/([.C80]-[.E80])" office:value-type="float" office:value="12.4558116831424" calcext:value-type="float">
            <text:p>12.4558116831</text:p>
          </table:table-cell>
          <table:table-cell table:formula="of:=([.F80]*[.F80]-[.H80]*[.H80])/([.E80]-[.G80])" office:value-type="float" office:value="11.562573329733" calcext:value-type="float">
            <text:p>11.5625733297</text:p>
          </table:table-cell>
          <table:table-cell table:formula="of:=([.D80]*[.D80]-[.H80]*[.H80])/([.C80]-[.G80])" office:value-type="float" office:value="11.6326701356377" calcext:value-type="float">
            <text:p>11.6326701356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.3" calcext:value-type="float">
            <text:p>71.3</text:p>
          </table:table-cell>
          <table:table-cell office:value-type="float" office:value="1686.65" calcext:value-type="float">
            <text:p>1.69E+003</text:p>
          </table:table-cell>
          <table:table-cell office:value-type="float" office:value="152.254" calcext:value-type="float">
            <text:p>1.52E+002</text:p>
          </table:table-cell>
          <table:table-cell office:value-type="float" office:value="3993.8" calcext:value-type="float">
            <text:p>3.99E+003</text:p>
          </table:table-cell>
          <table:table-cell office:value-type="float" office:value="224.578" calcext:value-type="float">
            <text:p>2.25E+002</text:p>
          </table:table-cell>
          <table:table-cell table:style-name="ce16" office:value-type="float" office:value="30420.6" calcext:value-type="float">
            <text:p>3.04E+004</text:p>
          </table:table-cell>
          <table:table-cell table:style-name="ce16" office:value-type="float" office:value="524.876" calcext:value-type="float">
            <text:p>5.25E+002</text:p>
          </table:table-cell>
          <table:table-cell table:formula="of:=([.D81]*[.D81]-[.F81]*[.F81])/([.C81]-[.E81])" office:value-type="float" office:value="11.8128416305832" calcext:value-type="float">
            <text:p>11.8128416306</text:p>
          </table:table-cell>
          <table:table-cell table:formula="of:=([.F81]*[.F81]-[.H81]*[.H81])/([.E81]-[.G81])" office:value-type="float" office:value="8.51633710067053" calcext:value-type="float">
            <text:p>8.5163371007</text:p>
          </table:table-cell>
          <table:table-cell table:formula="of:=([.D81]*[.D81]-[.H81]*[.H81])/([.C81]-[.G81])" office:value-type="float" office:value="8.78102505433468" calcext:value-type="float">
            <text:p>8.7810250543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.3" calcext:value-type="float">
            <text:p>71.3</text:p>
          </table:table-cell>
          <table:table-cell office:value-type="float" office:value="2872.07" calcext:value-type="float">
            <text:p>2.87E+003</text:p>
          </table:table-cell>
          <table:table-cell office:value-type="float" office:value="205.676" calcext:value-type="float">
            <text:p>2.06E+002</text:p>
          </table:table-cell>
          <table:table-cell office:value-type="float" office:value="6845.17" calcext:value-type="float">
            <text:p>6.85E+003</text:p>
          </table:table-cell>
          <table:table-cell office:value-type="float" office:value="301.735" calcext:value-type="float">
            <text:p>3.02E+002</text:p>
          </table:table-cell>
          <table:table-cell table:style-name="ce16" office:value-type="float" office:value="54280.4" calcext:value-type="float">
            <text:p>5.43E+004</text:p>
          </table:table-cell>
          <table:table-cell table:style-name="ce16" office:value-type="float" office:value="1327.8" calcext:value-type="float">
            <text:p>1.33E+003</text:p>
          </table:table-cell>
          <table:table-cell table:formula="of:=([.D82]*[.D82]-[.F82]*[.F82])/([.C82]-[.E82])" office:value-type="float" office:value="12.2678496008155" calcext:value-type="float">
            <text:p>12.2678496008</text:p>
          </table:table-cell>
          <table:table-cell table:formula="of:=([.F82]*[.F82]-[.H82]*[.H82])/([.E82]-[.G82])" office:value-type="float" office:value="35.2482496611695" calcext:value-type="float">
            <text:p>35.2482496612</text:p>
          </table:table-cell>
          <table:table-cell table:formula="of:=([.D82]*[.D82]-[.H82]*[.H82])/([.C82]-[.G82])" office:value-type="float" office:value="33.4722062168524" calcext:value-type="float">
            <text:p>33.472206216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.3" calcext:value-type="float">
            <text:p>71.3</text:p>
          </table:table-cell>
          <table:table-cell office:value-type="float" office:value="1764.66" calcext:value-type="float">
            <text:p>1.76E+003</text:p>
          </table:table-cell>
          <table:table-cell office:value-type="float" office:value="157.086" calcext:value-type="float">
            <text:p>1.57E+002</text:p>
          </table:table-cell>
          <table:table-cell office:value-type="float" office:value="4316.57" calcext:value-type="float">
            <text:p>4.32E+003</text:p>
          </table:table-cell>
          <table:table-cell office:value-type="float" office:value="238.763" calcext:value-type="float">
            <text:p>2.39E+002</text:p>
          </table:table-cell>
          <table:table-cell table:style-name="ce16" office:value-type="float" office:value="35168.7" calcext:value-type="float">
            <text:p>3.52E+004</text:p>
          </table:table-cell>
          <table:table-cell table:style-name="ce16" office:value-type="float" office:value="601.086" calcext:value-type="float">
            <text:p>6.01E+002</text:p>
          </table:table-cell>
          <table:table-cell table:formula="of:=([.D83]*[.D83]-[.F83]*[.F83])/([.C83]-[.E83])" office:value-type="float" office:value="12.6696312851942" calcext:value-type="float">
            <text:p>12.6696312852</text:p>
          </table:table-cell>
          <table:table-cell table:formula="of:=([.F83]*[.F83]-[.H83]*[.H83])/([.E83]-[.G83])" office:value-type="float" office:value="9.86306647959152" calcext:value-type="float">
            <text:p>9.8630664796</text:p>
          </table:table-cell>
          <table:table-cell table:formula="of:=([.D83]*[.D83]-[.H83]*[.H83])/([.C83]-[.G83])" office:value-type="float" office:value="10.077474700665" calcext:value-type="float">
            <text:p>10.0774747007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.3" calcext:value-type="float">
            <text:p>71.3</text:p>
          </table:table-cell>
          <table:table-cell office:value-type="float" office:value="1923.77" calcext:value-type="float">
            <text:p>1.92E+003</text:p>
          </table:table-cell>
          <table:table-cell office:value-type="float" office:value="163.726" calcext:value-type="float">
            <text:p>1.64E+002</text:p>
          </table:table-cell>
          <table:table-cell office:value-type="float" office:value="4626.33" calcext:value-type="float">
            <text:p>4.63E+003</text:p>
          </table:table-cell>
          <table:table-cell office:value-type="float" office:value="250.192" calcext:value-type="float">
            <text:p>2.50E+002</text:p>
          </table:table-cell>
          <table:table-cell table:style-name="ce16" office:value-type="float" office:value="36825.9" calcext:value-type="float">
            <text:p>3.68E+004</text:p>
          </table:table-cell>
          <table:table-cell table:style-name="ce16" office:value-type="float" office:value="616.022" calcext:value-type="float">
            <text:p>6.16E+002</text:p>
          </table:table-cell>
          <table:table-cell table:formula="of:=([.D84]*[.D84]-[.F84]*[.F84])/([.C84]-[.E84])" office:value-type="float" office:value="13.2429377286721" calcext:value-type="float">
            <text:p>13.2429377287</text:p>
          </table:table-cell>
          <table:table-cell table:formula="of:=([.F84]*[.F84]-[.H84]*[.H84])/([.E84]-[.G84])" office:value-type="float" office:value="9.84134470180813" calcext:value-type="float">
            <text:p>9.8413447018</text:p>
          </table:table-cell>
          <table:table-cell table:formula="of:=([.D84]*[.D84]-[.H84]*[.H84])/([.C84]-[.G84])" office:value-type="float" office:value="10.1047386336593" calcext:value-type="float">
            <text:p>10.1047386337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.3" calcext:value-type="float">
            <text:p>71.3</text:p>
          </table:table-cell>
          <table:table-cell office:value-type="float" office:value="2537.35" calcext:value-type="float">
            <text:p>2.54E+003</text:p>
          </table:table-cell>
          <table:table-cell office:value-type="float" office:value="189.225" calcext:value-type="float">
            <text:p>1.89E+002</text:p>
          </table:table-cell>
          <table:table-cell office:value-type="float" office:value="6100.02" calcext:value-type="float">
            <text:p>6.10E+003</text:p>
          </table:table-cell>
          <table:table-cell office:value-type="float" office:value="282.453" calcext:value-type="float">
            <text:p>2.82E+002</text:p>
          </table:table-cell>
          <table:table-cell table:style-name="ce16" office:value-type="float" office:value="48702.8" calcext:value-type="float">
            <text:p>4.87E+004</text:p>
          </table:table-cell>
          <table:table-cell table:style-name="ce16" office:value-type="float" office:value="1107.26" calcext:value-type="float">
            <text:p>1.11E+003</text:p>
          </table:table-cell>
          <table:table-cell table:formula="of:=([.D85]*[.D85]-[.F85]*[.F85])/([.C85]-[.E85])" office:value-type="float" office:value="12.3428767143743" calcext:value-type="float">
            <text:p>12.3428767144</text:p>
          </table:table-cell>
          <table:table-cell table:formula="of:=([.F85]*[.F85]-[.H85]*[.H85])/([.E85]-[.G85])" office:value-type="float" office:value="26.905404069664" calcext:value-type="float">
            <text:p>26.9054040697</text:p>
          </table:table-cell>
          <table:table-cell table:formula="of:=([.D85]*[.D85]-[.H85]*[.H85])/([.C85]-[.G85])" office:value-type="float" office:value="25.7815878969013" calcext:value-type="float">
            <text:p>25.7815878969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.3" calcext:value-type="float">
            <text:p>71.3</text:p>
          </table:table-cell>
          <table:table-cell office:value-type="float" office:value="2081.48" calcext:value-type="float">
            <text:p>2.08E+003</text:p>
          </table:table-cell>
          <table:table-cell office:value-type="float" office:value="171.42" calcext:value-type="float">
            <text:p>1.71E+002</text:p>
          </table:table-cell>
          <table:table-cell office:value-type="float" office:value="5070" calcext:value-type="float">
            <text:p>5.07E+003</text:p>
          </table:table-cell>
          <table:table-cell office:value-type="float" office:value="262.79" calcext:value-type="float">
            <text:p>2.63E+002</text:p>
          </table:table-cell>
          <table:table-cell table:style-name="ce16" office:value-type="float" office:value="41488.4" calcext:value-type="float">
            <text:p>4.15E+004</text:p>
          </table:table-cell>
          <table:table-cell table:style-name="ce16" office:value-type="float" office:value="733.356" calcext:value-type="float">
            <text:p>7.33E+002</text:p>
          </table:table-cell>
          <table:table-cell table:formula="of:=([.D86]*[.D86]-[.F86]*[.F86])/([.C86]-[.E86])" office:value-type="float" office:value="13.2753897246798" calcext:value-type="float">
            <text:p>13.2753897247</text:p>
          </table:table-cell>
          <table:table-cell table:formula="of:=([.F86]*[.F86]-[.H86]*[.H86])/([.E86]-[.G86])" office:value-type="float" office:value="12.8713078728335" calcext:value-type="float">
            <text:p>12.8713078728</text:p>
          </table:table-cell>
          <table:table-cell table:formula="of:=([.D86]*[.D86]-[.H86]*[.H86])/([.C86]-[.G86])" office:value-type="float" office:value="12.9019524067347" calcext:value-type="float">
            <text:p>12.9019524067</text:p>
          </table:table-cell>
          <table:table-cell table:number-columns-repeated="1013"/>
        </table:table-row>
        <table:table-row table:style-name="ro2">
          <table:table-cell table:style-name="ce17" office:value-type="string" calcext:value-type="string">
            <text:p>New CBM front-end &amp; ADC64; removed HF filters, PCB interconnector bypass</text:p>
          </table:table-cell>
          <table:table-cell table:style-name="ce17" table:number-columns-repeated="1022"/>
          <table:table-cell table:style-name="ce31"/>
        </table:table-row>
        <table:table-row table:style-name="ro2">
          <table:table-cell table:style-name="ce18" office:value-type="string" calcext:value-type="string">
            <text:p>QDC:</text:p>
          </table:table-cell>
          <table:table-cell table:style-name="ce17" table:number-columns-repeated="1022"/>
          <table:table-cell table:style-name="ce3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.3" calcext:value-type="float">
            <text:p>71.3</text:p>
          </table:table-cell>
          <table:table-cell office:value-type="float" office:value="45661.6" calcext:value-type="float">
            <text:p>4.57E+004</text:p>
          </table:table-cell>
          <table:table-cell office:value-type="float" office:value="3157.02" calcext:value-type="float">
            <text:p>3.16E+003</text:p>
          </table:table-cell>
          <table:table-cell office:value-type="float" office:value="131093" calcext:value-type="float">
            <text:p>1.31E+005</text:p>
          </table:table-cell>
          <table:table-cell office:value-type="float" office:value="5073.89" calcext:value-type="float">
            <text:p>5.07E+003</text:p>
          </table:table-cell>
          <table:table-cell table:number-columns-repeated="2"/>
          <table:table-cell table:formula="of:=([.D89]*[.D89]-[.F89]*[.F89])/([.C89]-[.E89])" office:value-type="float" office:value="184.681328547817" calcext:value-type="float">
            <text:p>184.6813285478</text:p>
          </table:table-cell>
          <table:table-cell table:formula="of:=([.F89]*[.F89]-[.H89]*[.H89])/([.E89]-[.G89])" office:value-type="float" office:value="196.382413493474" calcext:value-type="float">
            <text:p>196.3824134935</text:p>
          </table:table-cell>
          <table:table-cell table:formula="of:=([.D89]*[.D89]-[.H89]*[.H89])/([.C89]-[.G89])" office:value-type="float" office:value="218.274770932249" calcext:value-type="float">
            <text:p>218.2747709323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.3" calcext:value-type="float">
            <text:p>71.3</text:p>
          </table:table-cell>
          <table:table-cell office:value-type="float" office:value="64351.1" calcext:value-type="float">
            <text:p>6.44E+004</text:p>
          </table:table-cell>
          <table:table-cell office:value-type="float" office:value="3712.14" calcext:value-type="float">
            <text:p>3.71E+003</text:p>
          </table:table-cell>
          <table:table-cell office:value-type="float" office:value="181971" calcext:value-type="float">
            <text:p>1.82E+005</text:p>
          </table:table-cell>
          <table:table-cell office:value-type="float" office:value="5898.66" calcext:value-type="float">
            <text:p>5.90E+003</text:p>
          </table:table-cell>
          <table:table-cell table:number-columns-repeated="2"/>
          <table:table-cell table:formula="of:=([.D90]*[.D90]-[.F90]*[.F90])/([.C90]-[.E90])" office:value-type="float" office:value="178.66199865839" calcext:value-type="float">
            <text:p>178.6619986584</text:p>
          </table:table-cell>
          <table:table-cell table:formula="of:=([.F90]*[.F90]-[.H90]*[.H90])/([.E90]-[.G90])" office:value-type="float" office:value="191.207334111479" calcext:value-type="float">
            <text:p>191.2073341115</text:p>
          </table:table-cell>
          <table:table-cell table:formula="of:=([.D90]*[.D90]-[.H90]*[.H90])/([.C90]-[.G90])" office:value-type="float" office:value="214.137495390133" calcext:value-type="float">
            <text:p>214.137495390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.3" calcext:value-type="float">
            <text:p>71.3</text:p>
          </table:table-cell>
          <table:table-cell office:value-type="float" office:value="48805.1" calcext:value-type="float">
            <text:p>4.88E+004</text:p>
          </table:table-cell>
          <table:table-cell office:value-type="float" office:value="3280.7" calcext:value-type="float">
            <text:p>3.28E+003</text:p>
          </table:table-cell>
          <table:table-cell office:value-type="float" office:value="141698" calcext:value-type="float">
            <text:p>1.42E+005</text:p>
          </table:table-cell>
          <table:table-cell office:value-type="float" office:value="5364.22" calcext:value-type="float">
            <text:p>5.36E+003</text:p>
          </table:table-cell>
          <table:table-cell table:number-columns-repeated="2"/>
          <table:table-cell table:formula="of:=([.D91]*[.D91]-[.F91]*[.F91])/([.C91]-[.E91])" office:value-type="float" office:value="193.899250840484" calcext:value-type="float">
            <text:p>193.8992508405</text:p>
          </table:table-cell>
          <table:table-cell table:formula="of:=([.F91]*[.F91]-[.H91]*[.H91])/([.E91]-[.G91])" office:value-type="float" office:value="203.071717373569" calcext:value-type="float">
            <text:p>203.0717173736</text:p>
          </table:table-cell>
          <table:table-cell table:formula="of:=([.D91]*[.D91]-[.H91]*[.H91])/([.C91]-[.G91])" office:value-type="float" office:value="220.53007759435" calcext:value-type="float">
            <text:p>220.530077594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.3" calcext:value-type="float">
            <text:p>71.3</text:p>
          </table:table-cell>
          <table:table-cell office:value-type="float" office:value="49023.7" calcext:value-type="float">
            <text:p>4.90E+004</text:p>
          </table:table-cell>
          <table:table-cell office:value-type="float" office:value="3315.32" calcext:value-type="float">
            <text:p>3.32E+003</text:p>
          </table:table-cell>
          <table:table-cell office:value-type="float" office:value="141475" calcext:value-type="float">
            <text:p>1.41E+005</text:p>
          </table:table-cell>
          <table:table-cell office:value-type="float" office:value="5339.09" calcext:value-type="float">
            <text:p>5.34E+003</text:p>
          </table:table-cell>
          <table:table-cell table:number-columns-repeated="2"/>
          <table:table-cell table:formula="of:=([.D92]*[.D92]-[.F92]*[.F92])/([.C92]-[.E92])" office:value-type="float" office:value="189.446068640463" calcext:value-type="float">
            <text:p>189.4460686405</text:p>
          </table:table-cell>
          <table:table-cell table:formula="of:=([.F92]*[.F92]-[.H92]*[.H92])/([.E92]-[.G92])" office:value-type="float" office:value="201.490595710196" calcext:value-type="float">
            <text:p>201.4905957102</text:p>
          </table:table-cell>
          <table:table-cell table:formula="of:=([.D92]*[.D92]-[.H92]*[.H92])/([.C92]-[.G92])" office:value-type="float" office:value="224.204756115919" calcext:value-type="float">
            <text:p>224.2047561159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.3" calcext:value-type="float">
            <text:p>71.3</text:p>
          </table:table-cell>
          <table:table-cell office:value-type="float" office:value="34201.5" calcext:value-type="float">
            <text:p>3.42E+004</text:p>
          </table:table-cell>
          <table:table-cell office:value-type="float" office:value="3074.79" calcext:value-type="float">
            <text:p>3.07E+003</text:p>
          </table:table-cell>
          <table:table-cell office:value-type="float" office:value="97278.6" calcext:value-type="float">
            <text:p>9.73E+004</text:p>
          </table:table-cell>
          <table:table-cell office:value-type="float" office:value="4540.76" calcext:value-type="float">
            <text:p>4.54E+003</text:p>
          </table:table-cell>
          <table:table-cell table:number-columns-repeated="2"/>
          <table:table-cell table:formula="of:=([.D93]*[.D93]-[.F93]*[.F93])/([.C93]-[.E93])" office:value-type="float" office:value="176.992408235318" calcext:value-type="float">
            <text:p>176.9924082353</text:p>
          </table:table-cell>
          <table:table-cell table:formula="of:=([.F93]*[.F93]-[.H93]*[.H93])/([.E93]-[.G93])" office:value-type="float" office:value="211.953105591569" calcext:value-type="float">
            <text:p>211.9531055916</text:p>
          </table:table-cell>
          <table:table-cell table:formula="of:=([.D93]*[.D93]-[.H93]*[.H93])/([.C93]-[.G93])" office:value-type="float" office:value="276.430377150125" calcext:value-type="float">
            <text:p>276.4303771501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.3" calcext:value-type="float">
            <text:p>71.3</text:p>
          </table:table-cell>
          <table:table-cell office:value-type="float" office:value="68829.9" calcext:value-type="float">
            <text:p>6.88E+004</text:p>
          </table:table-cell>
          <table:table-cell office:value-type="float" office:value="3958.58" calcext:value-type="float">
            <text:p>3.96E+003</text:p>
          </table:table-cell>
          <table:table-cell office:value-type="float" office:value="193927" calcext:value-type="float">
            <text:p>1.94E+005</text:p>
          </table:table-cell>
          <table:table-cell office:value-type="float" office:value="6158.26" calcext:value-type="float">
            <text:p>6.16E+003</text:p>
          </table:table-cell>
          <table:table-cell table:number-columns-repeated="2"/>
          <table:table-cell table:formula="of:=([.D94]*[.D94]-[.F94]*[.F94])/([.C94]-[.E94])" office:value-type="float" office:value="177.892298152395" calcext:value-type="float">
            <text:p>177.8922981524</text:p>
          </table:table-cell>
          <table:table-cell table:formula="of:=([.F94]*[.F94]-[.H94]*[.H94])/([.E94]-[.G94])" office:value-type="float" office:value="195.5589795521" calcext:value-type="float">
            <text:p>195.5589795521</text:p>
          </table:table-cell>
          <table:table-cell table:formula="of:=([.D94]*[.D94]-[.H94]*[.H94])/([.C94]-[.G94])" office:value-type="float" office:value="227.66785388908" calcext:value-type="float">
            <text:p>227.6678538891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.3" calcext:value-type="float">
            <text:p>71.3</text:p>
          </table:table-cell>
          <table:table-cell office:value-type="float" office:value="42431.6" calcext:value-type="float">
            <text:p>4.24E+004</text:p>
          </table:table-cell>
          <table:table-cell office:value-type="float" office:value="3133.48" calcext:value-type="float">
            <text:p>3.13E+003</text:p>
          </table:table-cell>
          <table:table-cell office:value-type="float" office:value="123928" calcext:value-type="float">
            <text:p>1.24E+005</text:p>
          </table:table-cell>
          <table:table-cell office:value-type="float" office:value="5014.37" calcext:value-type="float">
            <text:p>5.01E+003</text:p>
          </table:table-cell>
          <table:table-cell table:number-columns-repeated="2"/>
          <table:table-cell table:formula="of:=([.D95]*[.D95]-[.F95]*[.F95])/([.C95]-[.E95])" office:value-type="float" office:value="188.047687830383" calcext:value-type="float">
            <text:p>188.0476878304</text:p>
          </table:table-cell>
          <table:table-cell table:formula="of:=([.F95]*[.F95]-[.H95]*[.H95])/([.E95]-[.G95])" office:value-type="float" office:value="202.891247312149" calcext:value-type="float">
            <text:p>202.8912473121</text:p>
          </table:table-cell>
          <table:table-cell table:formula="of:=([.D95]*[.D95]-[.H95]*[.H95])/([.C95]-[.G95])" office:value-type="float" office:value="231.400581415737" calcext:value-type="float">
            <text:p>231.4005814157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.3" calcext:value-type="float">
            <text:p>71.3</text:p>
          </table:table-cell>
          <table:table-cell office:value-type="float" office:value="44277.8" calcext:value-type="float">
            <text:p>4.43E+004</text:p>
          </table:table-cell>
          <table:table-cell office:value-type="float" office:value="3265.56" calcext:value-type="float">
            <text:p>3.27E+003</text:p>
          </table:table-cell>
          <table:table-cell office:value-type="float" office:value="129501" calcext:value-type="float">
            <text:p>1.30E+005</text:p>
          </table:table-cell>
          <table:table-cell office:value-type="float" office:value="5185.51" calcext:value-type="float">
            <text:p>5.19E+003</text:p>
          </table:table-cell>
          <table:table-cell table:number-columns-repeated="2"/>
          <table:table-cell table:formula="of:=([.D96]*[.D96]-[.F96]*[.F96])/([.C96]-[.E96])" office:value-type="float" office:value="190.389845094998" calcext:value-type="float">
            <text:p>190.389845095</text:p>
          </table:table-cell>
          <table:table-cell table:formula="of:=([.F96]*[.F96]-[.H96]*[.H96])/([.E96]-[.G96])" office:value-type="float" office:value="207.639431047637" calcext:value-type="float">
            <text:p>207.6394310476</text:p>
          </table:table-cell>
          <table:table-cell table:formula="of:=([.D96]*[.D96]-[.H96]*[.H96])/([.C96]-[.G96])" office:value-type="float" office:value="240.840378555393" calcext:value-type="float">
            <text:p>240.8403785554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.3" calcext:value-type="float">
            <text:p>71.3</text:p>
          </table:table-cell>
          <table:table-cell office:value-type="float" office:value="60524.4" calcext:value-type="float">
            <text:p>6.05E+004</text:p>
          </table:table-cell>
          <table:table-cell office:value-type="float" office:value="3721.53" calcext:value-type="float">
            <text:p>3.72E+003</text:p>
          </table:table-cell>
          <table:table-cell office:value-type="float" office:value="172614" calcext:value-type="float">
            <text:p>1.73E+005</text:p>
          </table:table-cell>
          <table:table-cell office:value-type="float" office:value="5875.86" calcext:value-type="float">
            <text:p>5.88E+003</text:p>
          </table:table-cell>
          <table:table-cell table:number-columns-repeated="2"/>
          <table:table-cell table:formula="of:=([.D97]*[.D97]-[.F97]*[.F97])/([.C97]-[.E97])" office:value-type="float" office:value="184.459086290789" calcext:value-type="float">
            <text:p>184.4590862908</text:p>
          </table:table-cell>
          <table:table-cell table:formula="of:=([.F97]*[.F97]-[.H97]*[.H97])/([.E97]-[.G97])" office:value-type="float" office:value="200.01697857416" calcext:value-type="float">
            <text:p>200.0169785742</text:p>
          </table:table-cell>
          <table:table-cell table:formula="of:=([.D97]*[.D97]-[.H97]*[.H97])/([.C97]-[.G97])" office:value-type="float" office:value="228.829786679422" calcext:value-type="float">
            <text:p>228.8297866794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.3" calcext:value-type="float">
            <text:p>71.3</text:p>
          </table:table-cell>
          <table:table-cell office:value-type="float" office:value="47156.7" calcext:value-type="float">
            <text:p>4.72E+004</text:p>
          </table:table-cell>
          <table:table-cell office:value-type="float" office:value="3218.63" calcext:value-type="float">
            <text:p>3.22E+003</text:p>
          </table:table-cell>
          <table:table-cell office:value-type="float" office:value="137483" calcext:value-type="float">
            <text:p>1.37E+005</text:p>
          </table:table-cell>
          <table:table-cell office:value-type="float" office:value="5319.6" calcext:value-type="float">
            <text:p>5.32E+003</text:p>
          </table:table-cell>
          <table:table-cell table:number-columns-repeated="2"/>
          <table:table-cell table:formula="of:=([.D98]*[.D98]-[.F98]*[.F98])/([.C98]-[.E98])" office:value-type="float" office:value="198.597364035724" calcext:value-type="float">
            <text:p>198.5973640357</text:p>
          </table:table-cell>
          <table:table-cell table:formula="of:=([.F98]*[.F98]-[.H98]*[.H98])/([.E98]-[.G98])" office:value-type="float" office:value="205.830132889157" calcext:value-type="float">
            <text:p>205.8301328892</text:p>
          </table:table-cell>
          <table:table-cell table:formula="of:=([.D98]*[.D98]-[.H98]*[.H98])/([.C98]-[.G98])" office:value-type="float" office:value="219.684139833788" calcext:value-type="float">
            <text:p>219.6841398338</text:p>
          </table:table-cell>
          <table:table-cell table:number-columns-repeated="1013"/>
        </table:table-row>
        <table:table-row table:style-name="ro2">
          <table:table-cell table:style-name="ce17" office:value-type="string" calcext:value-type="string">
            <text:p>ADC:</text:p>
          </table:table-cell>
          <table:table-cell table:style-name="ce17" table:number-columns-repeated="7"/>
          <table:table-cell table:style-name="ce28" table:number-columns-repeated="6"/>
          <table:table-cell table:style-name="ce17"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.3" calcext:value-type="float">
            <text:p>71.3</text:p>
          </table:table-cell>
          <table:table-cell office:value-type="float" office:value="2911.84" calcext:value-type="float">
            <text:p>2.91E+003</text:p>
          </table:table-cell>
          <table:table-cell office:value-type="float" office:value="197.196" calcext:value-type="float">
            <text:p>1.97E+002</text:p>
          </table:table-cell>
          <table:table-cell office:value-type="float" office:value="8363.96" calcext:value-type="float">
            <text:p>8.36E+003</text:p>
          </table:table-cell>
          <table:table-cell office:value-type="float" office:value="317.194" calcext:value-type="float">
            <text:p>3.17E+002</text:p>
          </table:table-cell>
          <table:table-cell table:number-columns-repeated="2"/>
          <table:table-cell table:formula="of:=([.D100]*[.D100]-[.F100]*[.F100])/([.C100]-[.E100])" office:value-type="float" office:value="11.3214256509395" calcext:value-type="float">
            <text:p>11.3214256509</text:p>
          </table:table-cell>
          <table:table-cell table:formula="of:=([.F100]*[.F100]-[.H100]*[.H100])/([.E100]-[.G100])" office:value-type="float" office:value="12.0292341948072" calcext:value-type="float">
            <text:p>12.0292341948</text:p>
          </table:table-cell>
          <table:table-cell table:formula="of:=([.D100]*[.D100]-[.H100]*[.H100])/([.C100]-[.G100])" office:value-type="float" office:value="13.3545326721248" calcext:value-type="float">
            <text:p>13.354532672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.3" calcext:value-type="float">
            <text:p>71.3</text:p>
          </table:table-cell>
          <table:table-cell office:value-type="float" office:value="4134.26" calcext:value-type="float">
            <text:p>4.13E+003</text:p>
          </table:table-cell>
          <table:table-cell office:value-type="float" office:value="231.381" calcext:value-type="float">
            <text:p>2.31E+002</text:p>
          </table:table-cell>
          <table:table-cell office:value-type="float" office:value="11710.7" calcext:value-type="float">
            <text:p>1.17E+004</text:p>
          </table:table-cell>
          <table:table-cell office:value-type="float" office:value="378.593" calcext:value-type="float">
            <text:p>3.79E+002</text:p>
          </table:table-cell>
          <table:table-cell table:number-columns-repeated="2"/>
          <table:table-cell table:formula="of:=([.D101]*[.D101]-[.F101]*[.F101])/([.C101]-[.E101])" office:value-type="float" office:value="11.8519373858963" calcext:value-type="float">
            <text:p>11.8519373859</text:p>
          </table:table-cell>
          <table:table-cell table:formula="of:=([.F101]*[.F101]-[.H101]*[.H101])/([.E101]-[.G101])" office:value-type="float" office:value="12.2394613173423" calcext:value-type="float">
            <text:p>12.2394613173</text:p>
          </table:table-cell>
          <table:table-cell table:formula="of:=([.D101]*[.D101]-[.H101]*[.H101])/([.C101]-[.G101])" office:value-type="float" office:value="12.9496372170594" calcext:value-type="float">
            <text:p>12.949637217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.3" calcext:value-type="float">
            <text:p>71.3</text:p>
          </table:table-cell>
          <table:table-cell office:value-type="float" office:value="3087.99" calcext:value-type="float">
            <text:p>3.09E+003</text:p>
          </table:table-cell>
          <table:table-cell office:value-type="float" office:value="203.438" calcext:value-type="float">
            <text:p>2.03E+002</text:p>
          </table:table-cell>
          <table:table-cell office:value-type="float" office:value="8989.58" calcext:value-type="float">
            <text:p>8.99E+003</text:p>
          </table:table-cell>
          <table:table-cell office:value-type="float" office:value="336.179" calcext:value-type="float">
            <text:p>3.36E+002</text:p>
          </table:table-cell>
          <table:table-cell table:number-columns-repeated="2"/>
          <table:table-cell table:formula="of:=([.D102]*[.D102]-[.F102]*[.F102])/([.C102]-[.E102])" office:value-type="float" office:value="12.1372884590424" calcext:value-type="float">
            <text:p>12.137288459</text:p>
          </table:table-cell>
          <table:table-cell table:formula="of:=([.F102]*[.F102]-[.H102]*[.H102])/([.E102]-[.G102])" office:value-type="float" office:value="12.5719243881249" calcext:value-type="float">
            <text:p>12.5719243881</text:p>
          </table:table-cell>
          <table:table-cell table:formula="of:=([.D102]*[.D102]-[.H102]*[.H102])/([.C102]-[.G102])" office:value-type="float" office:value="13.402575735025" calcext:value-type="float">
            <text:p>13.402575735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.3" calcext:value-type="float">
            <text:p>71.3</text:p>
          </table:table-cell>
          <table:table-cell office:value-type="float" office:value="3220.06" calcext:value-type="float">
            <text:p>3.22E+003</text:p>
          </table:table-cell>
          <table:table-cell office:value-type="float" office:value="206.386" calcext:value-type="float">
            <text:p>2.06E+002</text:p>
          </table:table-cell>
          <table:table-cell office:value-type="float" office:value="9247" calcext:value-type="float">
            <text:p>9.25E+003</text:p>
          </table:table-cell>
          <table:table-cell office:value-type="float" office:value="338.686" calcext:value-type="float">
            <text:p>3.39E+002</text:p>
          </table:table-cell>
          <table:table-cell table:number-columns-repeated="2"/>
          <table:table-cell table:formula="of:=([.D103]*[.D103]-[.F103]*[.F103])/([.C103]-[.E103])" office:value-type="float" office:value="11.9651142370755" calcext:value-type="float">
            <text:p>11.9651142371</text:p>
          </table:table-cell>
          <table:table-cell table:formula="of:=([.F103]*[.F103]-[.H103]*[.H103])/([.E103]-[.G103])" office:value-type="float" office:value="12.4049104137558" calcext:value-type="float">
            <text:p>12.4049104138</text:p>
          </table:table-cell>
          <table:table-cell table:formula="of:=([.D103]*[.D103]-[.H103]*[.H103])/([.C103]-[.G103])" office:value-type="float" office:value="13.2280705937156" calcext:value-type="float">
            <text:p>13.2280705937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.3" calcext:value-type="float">
            <text:p>71.3</text:p>
          </table:table-cell>
          <table:table-cell office:value-type="float" office:value="2195.93" calcext:value-type="float">
            <text:p>2.20E+003</text:p>
          </table:table-cell>
          <table:table-cell office:value-type="float" office:value="165.79" calcext:value-type="float">
            <text:p>1.66E+002</text:p>
          </table:table-cell>
          <table:table-cell office:value-type="float" office:value="6173.23" calcext:value-type="float">
            <text:p>6.17E+003</text:p>
          </table:table-cell>
          <table:table-cell office:value-type="float" office:value="267.055" calcext:value-type="float">
            <text:p>2.67E+002</text:p>
          </table:table-cell>
          <table:table-cell table:number-columns-repeated="2"/>
          <table:table-cell table:formula="of:=([.D104]*[.D104]-[.F104]*[.F104])/([.C104]-[.E104])" office:value-type="float" office:value="11.0205538744877" calcext:value-type="float">
            <text:p>11.0205538745</text:p>
          </table:table-cell>
          <table:table-cell table:formula="of:=([.F104]*[.F104]-[.H104]*[.H104])/([.E104]-[.G104])" office:value-type="float" office:value="11.5528455970375" calcext:value-type="float">
            <text:p>11.552845597</text:p>
          </table:table-cell>
          <table:table-cell table:formula="of:=([.D104]*[.D104]-[.H104]*[.H104])/([.C104]-[.G104])" office:value-type="float" office:value="12.5169400208568" calcext:value-type="float">
            <text:p>12.5169400209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.3" calcext:value-type="float">
            <text:p>71.3</text:p>
          </table:table-cell>
          <table:table-cell office:value-type="float" office:value="4409.28" calcext:value-type="float">
            <text:p>4.41E+003</text:p>
          </table:table-cell>
          <table:table-cell office:value-type="float" office:value="246.824" calcext:value-type="float">
            <text:p>2.47E+002</text:p>
          </table:table-cell>
          <table:table-cell office:value-type="float" office:value="12383.4" calcext:value-type="float">
            <text:p>1.24E+004</text:p>
          </table:table-cell>
          <table:table-cell office:value-type="float" office:value="386.452" calcext:value-type="float">
            <text:p>3.86E+002</text:p>
          </table:table-cell>
          <table:table-cell table:number-columns-repeated="2"/>
          <table:table-cell table:formula="of:=([.D105]*[.D105]-[.F105]*[.F105])/([.C105]-[.E105])" office:value-type="float" office:value="11.0887547877383" calcext:value-type="float">
            <text:p>11.0887547877</text:p>
          </table:table-cell>
          <table:table-cell table:formula="of:=([.F105]*[.F105]-[.H105]*[.H105])/([.E105]-[.G105])" office:value-type="float" office:value="12.0601085569391" calcext:value-type="float">
            <text:p>12.0601085569</text:p>
          </table:table-cell>
          <table:table-cell table:formula="of:=([.D105]*[.D105]-[.H105]*[.H105])/([.C105]-[.G105])" office:value-type="float" office:value="13.8167879962261" calcext:value-type="float">
            <text:p>13.8167879962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.3" calcext:value-type="float">
            <text:p>71.3</text:p>
          </table:table-cell>
          <table:table-cell office:value-type="float" office:value="2755.9" calcext:value-type="float">
            <text:p>2.76E+003</text:p>
          </table:table-cell>
          <table:table-cell office:value-type="float" office:value="192.18" calcext:value-type="float">
            <text:p>1.92E+002</text:p>
          </table:table-cell>
          <table:table-cell office:value-type="float" office:value="8041.97" calcext:value-type="float">
            <text:p>8.04E+003</text:p>
          </table:table-cell>
          <table:table-cell office:value-type="float" office:value="316.959" calcext:value-type="float">
            <text:p>3.17E+002</text:p>
          </table:table-cell>
          <table:table-cell table:number-columns-repeated="2"/>
          <table:table-cell table:formula="of:=([.D106]*[.D106]-[.F106]*[.F106])/([.C106]-[.E106])" office:value-type="float" office:value="12.0183530072436" calcext:value-type="float">
            <text:p>12.0183530072</text:p>
          </table:table-cell>
          <table:table-cell table:formula="of:=([.F106]*[.F106]-[.H106]*[.H106])/([.E106]-[.G106])" office:value-type="float" office:value="12.4923380317261" calcext:value-type="float">
            <text:p>12.4923380317</text:p>
          </table:table-cell>
          <table:table-cell table:formula="of:=([.D106]*[.D106]-[.H106]*[.H106])/([.C106]-[.G106])" office:value-type="float" office:value="13.4014849595413" calcext:value-type="float">
            <text:p>13.4014849595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.3" calcext:value-type="float">
            <text:p>71.3</text:p>
          </table:table-cell>
          <table:table-cell office:value-type="float" office:value="2902.74" calcext:value-type="float">
            <text:p>2.90E+003</text:p>
          </table:table-cell>
          <table:table-cell office:value-type="float" office:value="197.63" calcext:value-type="float">
            <text:p>1.98E+002</text:p>
          </table:table-cell>
          <table:table-cell office:value-type="float" office:value="8336.53" calcext:value-type="float">
            <text:p>8.34E+003</text:p>
          </table:table-cell>
          <table:table-cell office:value-type="float" office:value="325.856" calcext:value-type="float">
            <text:p>3.26E+002</text:p>
          </table:table-cell>
          <table:table-cell table:number-columns-repeated="2"/>
          <table:table-cell table:formula="of:=([.D107]*[.D107]-[.F107]*[.F107])/([.C107]-[.E107])" office:value-type="float" office:value="12.3531670962625" calcext:value-type="float">
            <text:p>12.3531670963</text:p>
          </table:table-cell>
          <table:table-cell table:formula="of:=([.F107]*[.F107]-[.H107]*[.H107])/([.E107]-[.G107])" office:value-type="float" office:value="12.7369700266178" calcext:value-type="float">
            <text:p>12.7369700266</text:p>
          </table:table-cell>
          <table:table-cell table:formula="of:=([.D107]*[.D107]-[.H107]*[.H107])/([.C107]-[.G107])" office:value-type="float" office:value="13.4554306965143" calcext:value-type="float">
            <text:p>13.4554306965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.3" calcext:value-type="float">
            <text:p>71.3</text:p>
          </table:table-cell>
          <table:table-cell office:value-type="float" office:value="3880.16" calcext:value-type="float">
            <text:p>3.88E+003</text:p>
          </table:table-cell>
          <table:table-cell office:value-type="float" office:value="230.66" calcext:value-type="float">
            <text:p>2.31E+002</text:p>
          </table:table-cell>
          <table:table-cell office:value-type="float" office:value="11063.6" calcext:value-type="float">
            <text:p>1.11E+004</text:p>
          </table:table-cell>
          <table:table-cell office:value-type="float" office:value="375.199" calcext:value-type="float">
            <text:p>3.75E+002</text:p>
          </table:table-cell>
          <table:table-cell table:number-columns-repeated="2"/>
          <table:table-cell table:formula="of:=([.D108]*[.D108]-[.F108]*[.F108])/([.C108]-[.E108])" office:value-type="float" office:value="12.1905735971902" calcext:value-type="float">
            <text:p>12.1905735972</text:p>
          </table:table-cell>
          <table:table-cell table:formula="of:=([.F108]*[.F108]-[.H108]*[.H108])/([.E108]-[.G108])" office:value-type="float" office:value="12.7240942912795" calcext:value-type="float">
            <text:p>12.7240942913</text:p>
          </table:table-cell>
          <table:table-cell table:formula="of:=([.D108]*[.D108]-[.H108]*[.H108])/([.C108]-[.G108])" office:value-type="float" office:value="13.7118148736135" calcext:value-type="float">
            <text:p>13.7118148736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.3" calcext:value-type="float">
            <text:p>71.3</text:p>
          </table:table-cell>
          <table:table-cell office:value-type="float" office:value="3100.66" calcext:value-type="float">
            <text:p>3.10E+003</text:p>
          </table:table-cell>
          <table:table-cell office:value-type="float" office:value="204.788" calcext:value-type="float">
            <text:p>2.05E+002</text:p>
          </table:table-cell>
          <table:table-cell office:value-type="float" office:value="9039.32" calcext:value-type="float">
            <text:p>9.04E+003</text:p>
          </table:table-cell>
          <table:table-cell office:value-type="float" office:value="342.165" calcext:value-type="float">
            <text:p>3.42E+002</text:p>
          </table:table-cell>
          <table:table-cell table:number-columns-repeated="2"/>
          <table:table-cell table:formula="of:=([.D109]*[.D109]-[.F109]*[.F109])/([.C109]-[.E109])" office:value-type="float" office:value="12.6524775422402" calcext:value-type="float">
            <text:p>12.6524775422</text:p>
          </table:table-cell>
          <table:table-cell table:formula="of:=([.F109]*[.F109]-[.H109]*[.H109])/([.E109]-[.G109])" office:value-type="float" office:value="12.9519573623901" calcext:value-type="float">
            <text:p>12.9519573624</text:p>
          </table:table-cell>
          <table:table-cell table:formula="of:=([.D109]*[.D109]-[.H109]*[.H109])/([.C109]-[.G109])" office:value-type="float" office:value="13.5255477685396" calcext:value-type="float">
            <text:p>13.5255477685</text:p>
          </table:table-cell>
          <table:table-cell table:number-columns-repeated="1013"/>
        </table:table-row>
        <table:table-row table:style-name="ro1">
          <table:table-cell table:style-name="ce17" office:value-type="string" calcext:value-type="string">
            <text:p>New NICA-MPD front-end &amp; ADC64; removed HF filters</text:p>
          </table:table-cell>
          <table:table-cell table:style-name="ce17"/>
          <table:table-cell table:style-name="ce20" table:number-columns-repeated="4"/>
          <table:table-cell table:style-name="ce17" table:number-columns-repeated="2"/>
          <table:table-cell table:style-name="ce28" table:number-columns-repeated="3"/>
          <table:table-cell table:style-name="ce17" table:number-columns-repeated="1013"/>
        </table:table-row>
        <table:table-row table:style-name="ro1">
          <table:table-cell table:style-name="ce17" office:value-type="string" calcext:value-type="string">
            <text:p>QDC:</text:p>
          </table:table-cell>
          <table:table-cell table:style-name="ce17"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.3" calcext:value-type="float">
            <text:p>71.3</text:p>
          </table:table-cell>
          <table:table-cell office:value-type="float" office:value="61820.1" calcext:value-type="float">
            <text:p>6.18E+004</text:p>
          </table:table-cell>
          <table:table-cell office:value-type="float" office:value="3714.78" calcext:value-type="float">
            <text:p>3.71E+003</text:p>
          </table:table-cell>
          <table:table-cell office:value-type="float" office:value="133088" calcext:value-type="float">
            <text:p>1.33E+005</text:p>
          </table:table-cell>
          <table:table-cell office:value-type="float" office:value="5110.72" calcext:value-type="float">
            <text:p>5.11E+003</text:p>
          </table:table-cell>
          <table:table-cell table:style-name="ce16" office:value-type="float" office:value="292132" calcext:value-type="float">
            <text:p>2.92E+005</text:p>
          </table:table-cell>
          <table:table-cell table:style-name="ce16" office:value-type="float" office:value="7068.33" calcext:value-type="float">
            <text:p>7.07E+003</text:p>
          </table:table-cell>
          <table:table-cell table:style-name="ce30" table:formula="of:=([.D112]*[.D112]-[.F112]*[.F112])/([.D112]-[.E112])" office:value-type="float" office:value="95.2273466641705" calcext:value-type="float">
            <text:p>95.2273466642</text:p>
          </table:table-cell>
          <table:table-cell table:style-name="ce30" table:formula="of:=([.F112]*[.F112]-[.H112]*[.H112])/([.E112]-[.G112])" office:value-type="float" office:value="149.907133060662" calcext:value-type="float">
            <text:p>149.9071330607</text:p>
          </table:table-cell>
          <table:table-cell table:style-name="ce30" table:formula="of:=([.D112]*[.D112]-[.H112]*[.H112])/([.D112]-[.G112])" office:value-type="float" office:value="125.379817961285" calcext:value-type="float">
            <text:p>125.3798179613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.3" calcext:value-type="float">
            <text:p>71.3</text:p>
          </table:table-cell>
          <table:table-cell office:value-type="float" office:value="143408" calcext:value-type="float">
            <text:p>1.43E+005</text:p>
          </table:table-cell>
          <table:table-cell office:value-type="float" office:value="5379.4" calcext:value-type="float">
            <text:p>5.38E+003</text:p>
          </table:table-cell>
          <table:table-cell office:value-type="float" office:value="302291" calcext:value-type="float">
            <text:p>3.02E+005</text:p>
          </table:table-cell>
          <table:table-cell office:value-type="float" office:value="7358.73" calcext:value-type="float">
            <text:p>7.36E+003</text:p>
          </table:table-cell>
          <table:table-cell table:style-name="ce16" office:value-type="float" office:value="655197" calcext:value-type="float">
            <text:p>6.55E+005</text:p>
          </table:table-cell>
          <table:table-cell table:style-name="ce16" office:value-type="float" office:value="9946.29" calcext:value-type="float">
            <text:p>9.95E+003</text:p>
          </table:table-cell>
          <table:table-cell table:style-name="ce30" table:formula="of:=([.D113]*[.D113]-[.F113]*[.F113])/([.D113]-[.E113])" office:value-type="float" office:value="84.9174058975803" calcext:value-type="float">
            <text:p>84.9174058976</text:p>
          </table:table-cell>
          <table:table-cell table:style-name="ce30" table:formula="of:=([.F113]*[.F113]-[.H113]*[.H113])/([.E113]-[.G113])" office:value-type="float" office:value="126.883015735635" calcext:value-type="float">
            <text:p>126.8830157356</text:p>
          </table:table-cell>
          <table:table-cell table:style-name="ce30" table:formula="of:=([.D113]*[.D113]-[.H113]*[.H113])/([.D113]-[.G113])" office:value-type="float" office:value="107.70828676247" calcext:value-type="float">
            <text:p>107.7082867625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.3" calcext:value-type="float">
            <text:p>71.3</text:p>
          </table:table-cell>
          <table:table-cell office:value-type="float" office:value="124733" calcext:value-type="float">
            <text:p>1.25E+005</text:p>
          </table:table-cell>
          <table:table-cell office:value-type="float" office:value="4973.63" calcext:value-type="float">
            <text:p>4.97E+003</text:p>
          </table:table-cell>
          <table:table-cell office:value-type="float" office:value="266585" calcext:value-type="float">
            <text:p>2.67E+005</text:p>
          </table:table-cell>
          <table:table-cell office:value-type="float" office:value="6944.62" calcext:value-type="float">
            <text:p>6.94E+003</text:p>
          </table:table-cell>
          <table:table-cell table:style-name="ce16" office:value-type="float" office:value="583527" calcext:value-type="float">
            <text:p>5.84E+005</text:p>
          </table:table-cell>
          <table:table-cell table:style-name="ce16" office:value-type="float" office:value="9852.5" calcext:value-type="float">
            <text:p>9.85E+003</text:p>
          </table:table-cell>
          <table:table-cell table:style-name="ce30" table:formula="of:=([.D114]*[.D114]-[.F114]*[.F114])/([.C114]-[.E114])" office:value-type="float" office:value="165.600425566788" calcext:value-type="float">
            <text:p>165.6004255668</text:p>
          </table:table-cell>
          <table:table-cell table:style-name="ce30" table:formula="of:=([.F114]*[.F114]-[.H114]*[.H114])/([.E114]-[.G114])" office:value-type="float" office:value="154.110245109831" calcext:value-type="float">
            <text:p>154.1102451098</text:p>
          </table:table-cell>
          <table:table-cell table:style-name="ce30" table:formula="of:=([.D114]*[.D114]-[.H114]*[.H114])/([.C114]-[.G114])" office:value-type="float" office:value="157.662830972288" calcext:value-type="float">
            <text:p>157.6628309723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.3" calcext:value-type="float">
            <text:p>71.3</text:p>
          </table:table-cell>
          <table:table-cell office:value-type="float" office:value="183077" calcext:value-type="float">
            <text:p>1.83E+005</text:p>
          </table:table-cell>
          <table:table-cell office:value-type="float" office:value="5926.86" calcext:value-type="float">
            <text:p>5.93E+003</text:p>
          </table:table-cell>
          <table:table-cell office:value-type="float" office:value="385548" calcext:value-type="float">
            <text:p>3.86E+005</text:p>
          </table:table-cell>
          <table:table-cell office:value-type="float" office:value="8323.21" calcext:value-type="float">
            <text:p>8.32E+003</text:p>
          </table:table-cell>
          <table:table-cell table:style-name="ce16" office:value-type="float" office:value="812341" calcext:value-type="float">
            <text:p>8.12E+005</text:p>
          </table:table-cell>
          <table:table-cell table:style-name="ce16" office:value-type="float" office:value="10072.7" calcext:value-type="float">
            <text:p>1.01E+004</text:p>
          </table:table-cell>
          <table:table-cell table:style-name="ce30" table:formula="of:=([.D115]*[.D115]-[.F115]*[.F115])/([.C115]-[.E115])" office:value-type="float" office:value="168.657018755772" calcext:value-type="float">
            <text:p>168.6570187558</text:p>
          </table:table-cell>
          <table:table-cell table:style-name="ce30" table:formula="of:=([.F115]*[.F115]-[.H115]*[.H115])/([.E115]-[.G115])" office:value-type="float" office:value="75.4076580119637" calcext:value-type="float">
            <text:p>75.407658012</text:p>
          </table:table-cell>
          <table:table-cell table:style-name="ce30" table:formula="of:=([.D115]*[.D115]-[.H115]*[.H115])/([.C115]-[.G115])" office:value-type="float" office:value="105.411426413079" calcext:value-type="float">
            <text:p>105.4114264131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.3" calcext:value-type="float">
            <text:p>71.3</text:p>
          </table:table-cell>
          <table:table-cell office:value-type="float" office:value="175147" calcext:value-type="float">
            <text:p>1.75E+005</text:p>
          </table:table-cell>
          <table:table-cell office:value-type="float" office:value="5725.98" calcext:value-type="float">
            <text:p>5.73E+003</text:p>
          </table:table-cell>
          <table:table-cell office:value-type="float" office:value="368054" calcext:value-type="float">
            <text:p>3.68E+005</text:p>
          </table:table-cell>
          <table:table-cell office:value-type="float" office:value="8253.33" calcext:value-type="float">
            <text:p>8.25E+003</text:p>
          </table:table-cell>
          <table:table-cell table:style-name="ce16" office:value-type="float" office:value="778700" calcext:value-type="float">
            <text:p>7.79E+005</text:p>
          </table:table-cell>
          <table:table-cell table:style-name="ce16" office:value-type="float" office:value="9872.29" calcext:value-type="float">
            <text:p>9.87E+003</text:p>
          </table:table-cell>
          <table:table-cell table:style-name="ce30" table:formula="of:=([.D116]*[.D116]-[.F116]*[.F116])/([.C116]-[.E116])" office:value-type="float" office:value="183.148403782652" calcext:value-type="float">
            <text:p>183.1484037827</text:p>
          </table:table-cell>
          <table:table-cell table:style-name="ce30" table:formula="of:=([.F116]*[.F116]-[.H116]*[.H116])/([.E116]-[.G116])" office:value-type="float" office:value="71.4597335788003" calcext:value-type="float">
            <text:p>71.4597335788</text:p>
          </table:table-cell>
          <table:table-cell table:style-name="ce30" table:formula="of:=([.D116]*[.D116]-[.H116]*[.H116])/([.C116]-[.G116])" office:value-type="float" office:value="107.157553493562" calcext:value-type="float">
            <text:p>107.1575534936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.3" calcext:value-type="float">
            <text:p>71.3</text:p>
          </table:table-cell>
          <table:table-cell office:value-type="float" office:value="189258" calcext:value-type="float">
            <text:p>1.89E+005</text:p>
          </table:table-cell>
          <table:table-cell office:value-type="float" office:value="5862.17" calcext:value-type="float">
            <text:p>5.86E+003</text:p>
          </table:table-cell>
          <table:table-cell office:value-type="float" office:value="400944" calcext:value-type="float">
            <text:p>4.01E+005</text:p>
          </table:table-cell>
          <table:table-cell office:value-type="float" office:value="8268.19" calcext:value-type="float">
            <text:p>8.27E+003</text:p>
          </table:table-cell>
          <table:table-cell table:style-name="ce16" office:value-type="float" office:value="841782" calcext:value-type="float">
            <text:p>8.42E+005</text:p>
          </table:table-cell>
          <table:table-cell table:style-name="ce16" office:value-type="float" office:value="9929.62" calcext:value-type="float">
            <text:p>9.93E+003</text:p>
          </table:table-cell>
          <table:table-cell table:style-name="ce30" table:formula="of:=([.D117]*[.D117]-[.F117]*[.F117])/([.C117]-[.E117])" office:value-type="float" office:value="160.605466432357" calcext:value-type="float">
            <text:p>160.6054664324</text:p>
          </table:table-cell>
          <table:table-cell table:style-name="ce30" table:formula="of:=([.F117]*[.F117]-[.H117]*[.H117])/([.E117]-[.G117])" office:value-type="float" office:value="68.583895826358" calcext:value-type="float">
            <text:p>68.5838958264</text:p>
          </table:table-cell>
          <table:table-cell table:style-name="ce30" table:formula="of:=([.D117]*[.D117]-[.H117]*[.H117])/([.C117]-[.G117])" office:value-type="float" office:value="98.4367107347776" calcext:value-type="float">
            <text:p>98.4367107348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.3" calcext:value-type="float">
            <text:p>71.3</text:p>
          </table:table-cell>
          <table:table-cell office:value-type="float" office:value="147188" calcext:value-type="float">
            <text:p>1.47E+005</text:p>
          </table:table-cell>
          <table:table-cell office:value-type="float" office:value="5391.42" calcext:value-type="float">
            <text:p>5.39E+003</text:p>
          </table:table-cell>
          <table:table-cell office:value-type="float" office:value="311363" calcext:value-type="float">
            <text:p>3.11E+005</text:p>
          </table:table-cell>
          <table:table-cell office:value-type="float" office:value="7449.29" calcext:value-type="float">
            <text:p>7.45E+003</text:p>
          </table:table-cell>
          <table:table-cell table:style-name="ce16" office:value-type="float" office:value="676595" calcext:value-type="float">
            <text:p>6.77E+005</text:p>
          </table:table-cell>
          <table:table-cell table:style-name="ce16" office:value-type="float" office:value="10168.8" calcext:value-type="float">
            <text:p>1.02E+004</text:p>
          </table:table-cell>
          <table:table-cell table:style-name="ce30" table:formula="of:=([.D118]*[.D118]-[.F118]*[.F118])/([.C118]-[.E118])" office:value-type="float" office:value="160.953323512715" calcext:value-type="float">
            <text:p>160.9533235127</text:p>
          </table:table-cell>
          <table:table-cell table:style-name="ce30" table:formula="of:=([.F118]*[.F118]-[.H118]*[.H118])/([.E118]-[.G118])" office:value-type="float" office:value="131.183937705075" calcext:value-type="float">
            <text:p>131.1839377051</text:p>
          </table:table-cell>
          <table:table-cell table:style-name="ce30" table:formula="of:=([.D118]*[.D118]-[.H118]*[.H118])/([.C118]-[.G118])" office:value-type="float" office:value="140.415755408599" calcext:value-type="float">
            <text:p>140.4157554086</text:p>
          </table:table-cell>
          <table:table-cell table:number-columns-repeated="1013"/>
        </table:table-row>
        <table:table-row table:style-name="ro1">
          <table:table-cell table:style-name="ce17" office:value-type="string" calcext:value-type="string">
            <text:p>ADC:</text:p>
          </table:table-cell>
          <table:table-cell table:style-name="ce17" table:number-columns-repeated="7"/>
          <table:table-cell table:style-name="ce28" table:number-columns-repeated="3"/>
          <table:table-cell table:style-name="ce17"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.3" calcext:value-type="float">
            <text:p>71.3</text:p>
          </table:table-cell>
          <table:table-cell office:value-type="float" office:value="4053.59" calcext:value-type="float">
            <text:p>4.05E+003</text:p>
          </table:table-cell>
          <table:table-cell office:value-type="float" office:value="231.603" calcext:value-type="float">
            <text:p>2.32E+002</text:p>
          </table:table-cell>
          <table:table-cell office:value-type="float" office:value="8683.86" calcext:value-type="float">
            <text:p>8.68E+003</text:p>
          </table:table-cell>
          <table:table-cell office:value-type="float" office:value="323.636" calcext:value-type="float">
            <text:p>3.24E+002</text:p>
          </table:table-cell>
          <table:table-cell table:style-name="ce16" office:value-type="float" office:value="19051" calcext:value-type="float">
            <text:p>1.91E+004</text:p>
          </table:table-cell>
          <table:table-cell table:style-name="ce16" office:value-type="float" office:value="456.385" calcext:value-type="float">
            <text:p>4.56E+002</text:p>
          </table:table-cell>
          <table:table-cell table:style-name="ce30" table:formula="of:=([.D120]*[.D120]-[.F120]*[.F120])/([.C120]-[.E120])" office:value-type="float" office:value="11.0361406326197" calcext:value-type="float">
            <text:p>11.0361406326</text:p>
          </table:table-cell>
          <table:table-cell table:style-name="ce30" table:formula="of:=([.F120]*[.F120]-[.H120]*[.H120])/([.E120]-[.G120])" office:value-type="float" office:value="9.98800129341361" calcext:value-type="float">
            <text:p>9.9880012934</text:p>
          </table:table-cell>
          <table:table-cell table:style-name="ce30" table:formula="of:=([.D120]*[.D120]-[.H120]*[.H120])/([.C120]-[.G120])" office:value-type="float" office:value="10.3116017109621" calcext:value-type="float">
            <text:p>10.31160171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.3" calcext:value-type="float">
            <text:p>71.3</text:p>
          </table:table-cell>
          <table:table-cell office:value-type="float" office:value="9013.05" calcext:value-type="float">
            <text:p>9.01E+003</text:p>
          </table:table-cell>
          <table:table-cell office:value-type="float" office:value="334.718" calcext:value-type="float">
            <text:p>3.35E+002</text:p>
          </table:table-cell>
          <table:table-cell office:value-type="float" office:value="19027.9" calcext:value-type="float">
            <text:p>1.90E+004</text:p>
          </table:table-cell>
          <table:table-cell office:value-type="float" office:value="462.484" calcext:value-type="float">
            <text:p>4.62E+002</text:p>
          </table:table-cell>
          <table:table-cell table:style-name="ce16" office:value-type="float" office:value="42230.5" calcext:value-type="float">
            <text:p>4.22E+004</text:p>
          </table:table-cell>
          <table:table-cell table:style-name="ce16" office:value-type="float" office:value="764.204" calcext:value-type="float">
            <text:p>7.64E+002</text:p>
          </table:table-cell>
          <table:table-cell table:style-name="ce30" table:formula="of:=([.D121]*[.D121]-[.F121]*[.F121])/([.C121]-[.E121])" office:value-type="float" office:value="10.1704279876384" calcext:value-type="float">
            <text:p>10.1704279876</text:p>
          </table:table-cell>
          <table:table-cell table:style-name="ce30" table:formula="of:=([.F121]*[.F121]-[.H121]*[.H121])/([.E121]-[.G121])" office:value-type="float" office:value="15.9515012696853" calcext:value-type="float">
            <text:p>15.9515012697</text:p>
          </table:table-cell>
          <table:table-cell table:style-name="ce30" table:formula="of:=([.D121]*[.D121]-[.H121]*[.H121])/([.C121]-[.G121])" office:value-type="float" office:value="14.2085444274621" calcext:value-type="float">
            <text:p>14.2085444275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.3" calcext:value-type="float">
            <text:p>71.3</text:p>
          </table:table-cell>
          <table:table-cell office:value-type="float" office:value="8226.03" calcext:value-type="float">
            <text:p>8.23E+003</text:p>
          </table:table-cell>
          <table:table-cell office:value-type="float" office:value="323.52" calcext:value-type="float">
            <text:p>3.24E+002</text:p>
          </table:table-cell>
          <table:table-cell office:value-type="float" office:value="17556" calcext:value-type="float">
            <text:p>1.76E+004</text:p>
          </table:table-cell>
          <table:table-cell office:value-type="float" office:value="457.352" calcext:value-type="float">
            <text:p>4.57E+002</text:p>
          </table:table-cell>
          <table:table-cell table:style-name="ce16" office:value-type="float" office:value="38928.9" calcext:value-type="float">
            <text:p>3.89E+004</text:p>
          </table:table-cell>
          <table:table-cell table:style-name="ce16" office:value-type="float" office:value="619.198" calcext:value-type="float">
            <text:p>6.19E+002</text:p>
          </table:table-cell>
          <table:table-cell table:style-name="ce30" table:formula="of:=([.D122]*[.D122]-[.F122]*[.F122])/([.C122]-[.E122])" office:value-type="float" office:value="11.2010715472826" calcext:value-type="float">
            <text:p>11.2010715473</text:p>
          </table:table-cell>
          <table:table-cell table:style-name="ce30" table:formula="of:=([.F122]*[.F122]-[.H122]*[.H122])/([.E122]-[.G122])" office:value-type="float" office:value="8.15216050699718" calcext:value-type="float">
            <text:p>8.152160507</text:p>
          </table:table-cell>
          <table:table-cell table:style-name="ce30" table:formula="of:=([.D122]*[.D122]-[.H122]*[.H122])/([.C122]-[.G122])" office:value-type="float" office:value="9.07866179298548" calcext:value-type="float">
            <text:p>9.078661793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.3" calcext:value-type="float">
            <text:p>71.3</text:p>
          </table:table-cell>
          <table:table-cell office:value-type="float" office:value="11875" calcext:value-type="float">
            <text:p>1.19E+004</text:p>
          </table:table-cell>
          <table:table-cell office:value-type="float" office:value="376.302" calcext:value-type="float">
            <text:p>3.76E+002</text:p>
          </table:table-cell>
          <table:table-cell office:value-type="float" office:value="25704.4" calcext:value-type="float">
            <text:p>2.57E+004</text:p>
          </table:table-cell>
          <table:table-cell office:value-type="float" office:value="665.574" calcext:value-type="float">
            <text:p>6.66E+002</text:p>
          </table:table-cell>
          <table:table-cell table:style-name="ce16" office:value-type="float" office:value="54170.8" calcext:value-type="float">
            <text:p>5.42E+004</text:p>
          </table:table-cell>
          <table:table-cell table:style-name="ce16" office:value-type="float" office:value="659.7" calcext:value-type="float">
            <text:p>6.60E+002</text:p>
          </table:table-cell>
          <table:table-cell table:style-name="ce30" table:formula="of:=([.D123]*[.D123]-[.F123]*[.F123])/([.C123]-[.E123])" office:value-type="float" office:value="21.7931041311987" calcext:value-type="float">
            <text:p>21.7931041312</text:p>
          </table:table-cell>
          <table:table-cell table:style-name="ce27" table:formula="of:=([.F123]*[.F123]-[.H123]*[.H123])/([.E123]-[.G123])" office:value-type="float" office:value="-0.273468351319446" calcext:value-type="float">
            <text:p>-0.2734683513</text:p>
          </table:table-cell>
          <table:table-cell table:style-name="ce30" table:formula="of:=([.D123]*[.D123]-[.H123]*[.H123])/([.C123]-[.G123])" office:value-type="float" office:value="6.94160873647029" calcext:value-type="float">
            <text:p>6.941608736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.3" calcext:value-type="float">
            <text:p>71.3</text:p>
          </table:table-cell>
          <table:table-cell office:value-type="float" office:value="11401.6" calcext:value-type="float">
            <text:p>1.14E+004</text:p>
          </table:table-cell>
          <table:table-cell office:value-type="float" office:value="368.549" calcext:value-type="float">
            <text:p>3.69E+002</text:p>
          </table:table-cell>
          <table:table-cell office:value-type="float" office:value="24365" calcext:value-type="float">
            <text:p>2.44E+004</text:p>
          </table:table-cell>
          <table:table-cell office:value-type="float" office:value="750.266" calcext:value-type="float">
            <text:p>7.50E+002</text:p>
          </table:table-cell>
          <table:table-cell table:style-name="ce16" office:value-type="float" office:value="52087.8" calcext:value-type="float">
            <text:p>5.21E+004</text:p>
          </table:table-cell>
          <table:table-cell table:style-name="ce16" office:value-type="float" office:value="653.622" calcext:value-type="float">
            <text:p>6.54E+002</text:p>
          </table:table-cell>
          <table:table-cell table:style-name="ce30" table:formula="of:=([.D124]*[.D124]-[.F124]*[.F124])/([.C124]-[.E124])" office:value-type="float" office:value="32.9443437180832" calcext:value-type="float">
            <text:p>32.9443437181</text:p>
          </table:table-cell>
          <table:table-cell table:style-name="ce27" table:formula="of:=([.F124]*[.F124]-[.H124]*[.H124])/([.E124]-[.G124])" office:value-type="float" office:value="-4.89407101274042" calcext:value-type="float">
            <text:p>-4.8940710127</text:p>
          </table:table-cell>
          <table:table-cell table:style-name="ce30" table:formula="of:=([.D124]*[.D124]-[.H124]*[.H124])/([.C124]-[.G124])" office:value-type="float" office:value="7.16197023764814" calcext:value-type="float">
            <text:p>7.1619702376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.3" calcext:value-type="float">
            <text:p>71.3</text:p>
          </table:table-cell>
          <table:table-cell office:value-type="float" office:value="11923.7" calcext:value-type="float">
            <text:p>1.19E+004</text:p>
          </table:table-cell>
          <table:table-cell office:value-type="float" office:value="361.585" calcext:value-type="float">
            <text:p>3.62E+002</text:p>
          </table:table-cell>
          <table:table-cell office:value-type="float" office:value="26082.8" calcext:value-type="float">
            <text:p>2.61E+004</text:p>
          </table:table-cell>
          <table:table-cell office:value-type="float" office:value="561.258" calcext:value-type="float">
            <text:p>5.61E+002</text:p>
          </table:table-cell>
          <table:table-cell table:style-name="ce16" office:value-type="float" office:value="54555.1" calcext:value-type="float">
            <text:p>5.46E+004</text:p>
          </table:table-cell>
          <table:table-cell table:style-name="ce16" office:value-type="float" office:value="631.733" calcext:value-type="float">
            <text:p>6.32E+002</text:p>
          </table:table-cell>
          <table:table-cell table:style-name="ce30" table:formula="of:=([.D125]*[.D125]-[.F125]*[.F125])/([.C125]-[.E125])" office:value-type="float" office:value="13.0140213953571" calcext:value-type="float">
            <text:p>13.0140213954</text:p>
          </table:table-cell>
          <table:table-cell table:style-name="ce30" table:formula="of:=([.F125]*[.F125]-[.H125]*[.H125])/([.E125]-[.G125])" office:value-type="float" office:value="2.95290653459678" calcext:value-type="float">
            <text:p>2.9529065346</text:p>
          </table:table-cell>
          <table:table-cell table:style-name="ce30" table:formula="of:=([.D125]*[.D125]-[.H125]*[.H125])/([.C125]-[.G125])" office:value-type="float" office:value="6.29448882898521" calcext:value-type="float">
            <text:p>6.29448882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.3" calcext:value-type="float">
            <text:p>71.3</text:p>
          </table:table-cell>
          <table:table-cell office:value-type="float" office:value="9578.95" calcext:value-type="float">
            <text:p>9.58E+003</text:p>
          </table:table-cell>
          <table:table-cell office:value-type="float" office:value="347.38" calcext:value-type="float">
            <text:p>3.47E+002</text:p>
          </table:table-cell>
          <table:table-cell office:value-type="float" office:value="20289.9" calcext:value-type="float">
            <text:p>2.03E+004</text:p>
          </table:table-cell>
          <table:table-cell office:value-type="float" office:value="484.205" calcext:value-type="float">
            <text:p>4.84E+002</text:p>
          </table:table-cell>
          <table:table-cell table:style-name="ce16" office:value-type="float" office:value="45279.1" calcext:value-type="float">
            <text:p>4.53E+004</text:p>
          </table:table-cell>
          <table:table-cell table:style-name="ce16" office:value-type="float" office:value="838.543" calcext:value-type="float">
            <text:p>8.39E+002</text:p>
          </table:table-cell>
          <table:table-cell table:style-name="ce30" table:formula="of:=([.D126]*[.D126]-[.F126]*[.F126])/([.C126]-[.E126])" office:value-type="float" office:value="10.6229249156237" calcext:value-type="float">
            <text:p>10.6229249156</text:p>
          </table:table-cell>
          <table:table-cell table:style-name="ce30" table:formula="of:=([.F126]*[.F126]-[.H126]*[.H126])/([.E126]-[.G126])" office:value-type="float" office:value="18.7560978672387" calcext:value-type="float">
            <text:p>18.7560978672</text:p>
          </table:table-cell>
          <table:table-cell table:style-name="ce30" table:formula="of:=([.D126]*[.D126]-[.H126]*[.H126])/([.C126]-[.G126])" office:value-type="float" office:value="16.315939805547" calcext:value-type="float">
            <text:p>16.3159398055</text:p>
          </table:table-cell>
          <table:table-cell table:number-columns-repeated="1013"/>
        </table:table-row>
        <table:table-row table:style-name="ro1">
          <table:table-cell table:style-name="ce17" office:value-type="string" calcext:value-type="string">
            <text:p>New NICA-MPD front-end &amp; ADC64; removed HF filters</text:p>
          </table:table-cell>
          <table:table-cell table:style-name="ce17"/>
          <table:table-cell table:style-name="ce20" table:number-columns-repeated="4"/>
          <table:table-cell table:style-name="ce17" table:number-columns-repeated="2"/>
          <table:table-cell table:style-name="ce28" table:number-columns-repeated="3"/>
          <table:table-cell table:style-name="ce17" table:number-columns-repeated="1013"/>
        </table:table-row>
        <table:table-row table:style-name="ro1">
          <table:table-cell table:style-name="ce17" office:value-type="string" calcext:value-type="string">
            <text:p>QDC:</text:p>
          </table:table-cell>
          <table:table-cell table:style-name="ce17"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.3" calcext:value-type="float">
            <text:p>71.3</text:p>
          </table:table-cell>
          <table:table-cell table:style-name="ce8" table:number-columns-repeated="7"/>
          <table:table-cell table:number-columns-repeated="2"/>
          <table:table-cell table:style-name="ce8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.3" calcext:value-type="float">
            <text:p>71.3</text:p>
          </table:table-cell>
          <table:table-cell table:style-name="ce8" table:number-columns-repeated="7"/>
          <table:table-cell table:number-columns-repeated="2"/>
          <table:table-cell table:style-name="ce8"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.3" calcext:value-type="float">
            <text:p>71.3</text:p>
          </table:table-cell>
          <table:table-cell table:style-name="ce8" table:number-columns-repeated="7"/>
          <table:table-cell table:number-columns-repeated="2"/>
          <table:table-cell table:style-name="ce8"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.3" calcext:value-type="float">
            <text:p>71.3</text:p>
          </table:table-cell>
          <table:table-cell table:style-name="ce8" table:number-columns-repeated="7"/>
          <table:table-cell table:number-columns-repeated="2"/>
          <table:table-cell table:style-name="ce8"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.3" calcext:value-type="float">
            <text:p>71.3</text:p>
          </table:table-cell>
          <table:table-cell table:style-name="ce8" table:number-columns-repeated="7"/>
          <table:table-cell table:number-columns-repeated="2"/>
          <table:table-cell table:style-name="ce8"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.3" calcext:value-type="float">
            <text:p>71.3</text:p>
          </table:table-cell>
          <table:table-cell table:style-name="ce8" table:number-columns-repeated="7"/>
          <table:table-cell table:number-columns-repeated="2"/>
          <table:table-cell table:style-name="ce8"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.3" calcext:value-type="float">
            <text:p>71.3</text:p>
          </table:table-cell>
          <table:table-cell table:style-name="ce8" table:number-columns-repeated="7"/>
          <table:table-cell table:number-columns-repeated="2"/>
          <table:table-cell table:style-name="ce8" table:number-columns-repeated="1013"/>
        </table:table-row>
        <table:table-row table:style-name="ro1">
          <table:table-cell table:style-name="ce17" office:value-type="string" calcext:value-type="string">
            <text:p>ADC:</text:p>
          </table:table-cell>
          <table:table-cell table:style-name="ce17" table:number-columns-repeated="7"/>
          <table:table-cell table:style-name="ce28" table:number-columns-repeated="3"/>
          <table:table-cell table:style-name="ce17"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.3" calcext:value-type="float">
            <text:p>71.3</text:p>
          </table:table-cell>
          <table:table-cell table:style-name="ce8" table:number-columns-repeated="7"/>
          <table:table-cell table:number-columns-repeated="2"/>
          <table:table-cell table:style-name="ce8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.3" calcext:value-type="float">
            <text:p>71.3</text:p>
          </table:table-cell>
          <table:table-cell table:style-name="ce8" table:number-columns-repeated="7"/>
          <table:table-cell table:number-columns-repeated="2"/>
          <table:table-cell table:style-name="ce8"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.3" calcext:value-type="float">
            <text:p>71.3</text:p>
          </table:table-cell>
          <table:table-cell table:style-name="ce8" table:number-columns-repeated="7"/>
          <table:table-cell table:number-columns-repeated="2"/>
          <table:table-cell table:style-name="ce8"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.3" calcext:value-type="float">
            <text:p>71.3</text:p>
          </table:table-cell>
          <table:table-cell table:style-name="ce8" table:number-columns-repeated="7"/>
          <table:table-cell table:number-columns-repeated="2"/>
          <table:table-cell table:style-name="ce8"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.3" calcext:value-type="float">
            <text:p>71.3</text:p>
          </table:table-cell>
          <table:table-cell table:style-name="ce8" table:number-columns-repeated="7"/>
          <table:table-cell table:number-columns-repeated="2"/>
          <table:table-cell table:style-name="ce8"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.3" calcext:value-type="float">
            <text:p>71.3</text:p>
          </table:table-cell>
          <table:table-cell table:style-name="ce8" table:number-columns-repeated="7"/>
          <table:table-cell table:number-columns-repeated="2"/>
          <table:table-cell table:style-name="ce8"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.3" calcext:value-type="float">
            <text:p>71.3</text:p>
          </table:table-cell>
          <table:table-cell table:style-name="ce8" table:number-columns-repeated="7"/>
          <table:table-cell table:number-columns-repeated="2"/>
          <table:table-cell table:style-name="ce8" table:number-columns-repeated="1013"/>
        </table:table-row>
      </table:table>
      <table:table table:name="na61 Channel map" table:style-name="ta1">
        <table:table-column table:style-name="co1" table:number-columns-repeated="5" table:default-cell-style-name="Default"/>
        <table:table-column table:style-name="co1" table:default-cell-style-name="ce32"/>
        <table:table-column table:style-name="co1" table:default-cell-style-name="ce8"/>
        <table:table-row table:style-name="ro1">
          <table:table-cell office:value-type="string" calcext:value-type="string">
            <text:p>Digitizer ch#</text:p>
          </table:table-cell>
          <table:table-cell office:value-type="string" calcext:value-type="string">
            <text:p>MPPC #</text:p>
          </table:table-cell>
          <table:table-cell office:value-type="string" calcext:value-type="string">
            <text:p>CBM Cell#</text:p>
          </table:table-cell>
          <table:table-cell office:value-type="string" calcext:value-type="string">
            <text:p>NICA Cell#</text:p>
          </table:table-cell>
          <table:table-cell office:value-type="string" calcext:value-type="string">
            <text:p>k</text:p>
          </table:table-cell>
          <table:table-cell table:style-name="Default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18200956937799" calcext:value-type="float">
            <text:p>0.618200956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639737570476679" calcext:value-type="float">
            <text:p>0.639737570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668894492368945" calcext:value-type="float">
            <text:p>0.668894492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0.588376729882112" calcext:value-type="float">
            <text:p>0.588376729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602630071599046" calcext:value-type="float">
            <text:p>0.60263007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73594074844075" calcext:value-type="float">
            <text:p>0.573594074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663090434782609" calcext:value-type="float">
            <text:p>0.663090434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659346153846154" calcext:value-type="float">
            <text:p>0.659346153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67048901981789" calcext:value-type="float">
            <text:p>0.670489019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586526912181303" calcext:value-type="float">
            <text:p>0.5865269122</text:p>
          </table:table-cell>
          <table:table-cell table:style-name="ce33"/>
          <table:table-cell/>
        </table:table-row>
      </table:table>
      <table:table table:name="newFEE CBM channel map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low control</text:p>
          </table:table-cell>
          <table:table-cell table:style-name="ce1" office:value-type="string" calcext:value-type="string">
            <text:p>ADC64</text:p>
          </table:table-cell>
          <table:table-cell table:style-name="ce1" office:value-type="string" calcext:value-type="string">
            <text:p>root file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latest k_qdc</text:p>
          </table:table-cell>
          <table:table-cell table:style-name="ce1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90.389845094998" calcext:value-type="float">
            <text:p>190.389845095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8.047687830383" calcext:value-type="float">
            <text:p>188.047687830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98.597364035724" calcext:value-type="float">
            <text:p>198.597364035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4.459086290789" calcext:value-type="float">
            <text:p>184.459086290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7.892298152395" calcext:value-type="float">
            <text:p>177.892298152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6.992408235318" calcext:value-type="float">
            <text:p>176.9924082353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9.446068640463" calcext:value-type="float">
            <text:p>189.446068640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3.899250840484" calcext:value-type="float">
            <text:p>193.8992508405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8.66199865839" calcext:value-type="float">
            <text:p>178.661998658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4.681328547817" calcext:value-type="float">
            <text:p>184.6813285478</text:p>
          </table:table-cell>
          <table:table-cell table:number-columns-repeated="1019"/>
        </table:table-row>
      </table:table>
      <table:table table:name="newFEE NICA channel map" table:style-name="ta1">
        <table:table-column table:style-name="co1" table:number-columns-repeated="4" table:default-cell-style-name="Default"/>
        <table:table-column table:style-name="co2" table:default-cell-style-name="ce16"/>
        <table:table-column table:style-name="co1" table:default-cell-style-name="ce16"/>
        <table:table-column table:style-name="co1" table:default-cell-style-name="ce35"/>
        <table:table-column table:style-name="co1" table:default-cell-style-name="ce38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Slow control</text:p>
          </table:table-cell>
          <table:table-cell table:style-name="ce1" office:value-type="string" calcext:value-type="string">
            <text:p>ADC64</text:p>
          </table:table-cell>
          <table:table-cell table:style-name="ce1" office:value-type="string" calcext:value-type="string">
            <text:p>root file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latest k_qdc</text:p>
          </table:table-cell>
          <table:table-cell table:style-name="ce1" office:value-type="string" calcext:value-type="string">
            <text:p>latest k_adc</text:p>
          </table:table-cell>
          <table:table-cell table:style-name="ce1" office:value-type="string" calcext:value-type="string">
            <text:p>oct17_qdc</text:p>
          </table:table-cell>
          <table:table-cell table:style-name="ce1" office:value-type="string" calcext:value-type="string">
            <text:p>oct17_adc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7.035" calcext:value-type="float">
            <text:p>1.87E+002</text:p>
          </table:table-cell>
          <table:table-cell office:value-type="float" office:value="12.3933" calcext:value-type="float">
            <text:p>1.24E+001</text:p>
          </table:table-cell>
          <table:table-cell table:style-name="ce34" office:value-type="float" office:value="205.455" calcext:value-type="float">
            <text:p>2.05E+02</text:p>
          </table:table-cell>
          <table:table-cell table:style-name="ce37" office:value-type="float" office:value="13.9808" calcext:value-type="float">
            <text:p>1.40E+0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1.739" calcext:value-type="float">
            <text:p>1.92E+002</text:p>
          </table:table-cell>
          <table:table-cell office:value-type="float" office:value="12.5138" calcext:value-type="float">
            <text:p>1.25E+001</text:p>
          </table:table-cell>
          <table:table-cell office:value-type="float" office:value="212.973" calcext:value-type="float">
            <text:p>2.13E+02</text:p>
          </table:table-cell>
          <table:table-cell office:value-type="float" office:value="14.4387" calcext:value-type="float">
            <text:p>1.44E+0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94.556" calcext:value-type="float">
            <text:p>1.95E+002</text:p>
          </table:table-cell>
          <table:table-cell office:value-type="float" office:value="13.0103" calcext:value-type="float">
            <text:p>1.30E+001</text:p>
          </table:table-cell>
          <table:table-cell office:value-type="float" office:value="204.194" calcext:value-type="float">
            <text:p>2.04E+02</text:p>
          </table:table-cell>
          <table:table-cell office:value-type="float" office:value="14.5292" calcext:value-type="float">
            <text:p>1.45E+0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8.077" calcext:value-type="float">
            <text:p>1.88E+002</text:p>
          </table:table-cell>
          <table:table-cell office:value-type="float" office:value="11.9456" calcext:value-type="float">
            <text:p>1.19E+001</text:p>
          </table:table-cell>
          <table:table-cell office:value-type="float" office:value="220.762" calcext:value-type="float">
            <text:p>2.21E+02</text:p>
          </table:table-cell>
          <table:table-cell office:value-type="float" office:value="14.1155" calcext:value-type="float">
            <text:p>1.41E+0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6.724" calcext:value-type="float">
            <text:p>1.97E+002</text:p>
          </table:table-cell>
          <table:table-cell office:value-type="float" office:value="12.854" calcext:value-type="float">
            <text:p>1.29E+001</text:p>
          </table:table-cell>
          <table:table-cell office:value-type="float" office:value="193.755" calcext:value-type="float">
            <text:p>1.94E+02</text:p>
          </table:table-cell>
          <table:table-cell office:value-type="float" office:value="14.0338" calcext:value-type="float">
            <text:p>1.40E+0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2.449" calcext:value-type="float">
            <text:p>1.92E+002</text:p>
          </table:table-cell>
          <table:table-cell office:value-type="float" office:value="12.2863" calcext:value-type="float">
            <text:p>1.23E+001</text:p>
          </table:table-cell>
          <table:table-cell office:value-type="float" office:value="208.226" calcext:value-type="float">
            <text:p>2.08E+02</text:p>
          </table:table-cell>
          <table:table-cell office:value-type="float" office:value="14.5114" calcext:value-type="float">
            <text:p>1.45E+01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6.061" calcext:value-type="float">
            <text:p>1.96E+002</text:p>
          </table:table-cell>
          <table:table-cell office:value-type="float" office:value="12.3983" calcext:value-type="float">
            <text:p>1.24E+001</text:p>
          </table:table-cell>
          <table:table-cell table:style-name="ce36" office:value-type="float" office:value="209.333" calcext:value-type="float">
            <text:p>2.09E+02</text:p>
          </table:table-cell>
          <table:table-cell table:style-name="ce39" office:value-type="float" office:value="14.379" calcext:value-type="float">
            <text:p>1.44E+01</text:p>
          </table:table-cell>
          <table:table-cell table:number-columns-repeated="1016"/>
        </table:table-row>
      </table:table>
      <table:table table:name="new MPPC calibration results" table:style-name="ta1">
        <table:table-column table:style-name="co1" table:default-cell-style-name="Default"/>
        <table:table-column table:style-name="co1" table:number-columns-repeated="6" table:default-cell-style-name="ce16"/>
        <table:table-row table:style-name="ro1">
          <table:table-cell office:value-type="string" calcext:value-type="string">
            <text:p>NICA FEE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Ch #</text:p>
          </table:table-cell>
          <table:table-cell table:style-name="Default" office:value-type="string" calcext:value-type="string">
            <text:p>kQDC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Noise factor</text:p>
          </table:table-cell>
          <table:table-cell table:style-name="Default" office:value-type="string" calcext:value-type="string">
            <text:p>kADC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Noise fact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.061" calcext:value-type="float">
            <text:p>1.96E+002</text:p>
          </table:table-cell>
          <table:table-cell office:value-type="float" office:value="0.604628" calcext:value-type="float">
            <text:p>6.05E-001</text:p>
          </table:table-cell>
          <table:table-cell office:value-type="float" office:value="1530.23" calcext:value-type="float">
            <text:p>1.53E+003</text:p>
          </table:table-cell>
          <table:table-cell office:value-type="float" office:value="12.3983" calcext:value-type="float">
            <text:p>1.24E+001</text:p>
          </table:table-cell>
          <table:table-cell office:value-type="float" office:value="0.036972" calcext:value-type="float">
            <text:p>3.70E-002</text:p>
          </table:table-cell>
          <table:table-cell office:value-type="float" office:value="78.668" calcext:value-type="float">
            <text:p>7.87E+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.449" calcext:value-type="float">
            <text:p>1.92E+002</text:p>
          </table:table-cell>
          <table:table-cell office:value-type="float" office:value="0.935223" calcext:value-type="float">
            <text:p>9.35E-001</text:p>
          </table:table-cell>
          <table:table-cell office:value-type="float" office:value="1822.22" calcext:value-type="float">
            <text:p>1.82E+003</text:p>
          </table:table-cell>
          <table:table-cell office:value-type="float" office:value="12.2863" calcext:value-type="float">
            <text:p>1.23E+001</text:p>
          </table:table-cell>
          <table:table-cell office:value-type="float" office:value="0.0575594" calcext:value-type="float">
            <text:p>5.76E-002</text:p>
          </table:table-cell>
          <table:table-cell office:value-type="float" office:value="86.9734" calcext:value-type="float">
            <text:p>8.70E+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6.724" calcext:value-type="float">
            <text:p>1.97E+002</text:p>
          </table:table-cell>
          <table:table-cell office:value-type="float" office:value="0.981748" calcext:value-type="float">
            <text:p>9.82E-001</text:p>
          </table:table-cell>
          <table:table-cell office:value-type="float" office:value="1557.61" calcext:value-type="float">
            <text:p>1.56E+003</text:p>
          </table:table-cell>
          <table:table-cell office:value-type="float" office:value="12.854" calcext:value-type="float">
            <text:p>1.29E+001</text:p>
          </table:table-cell>
          <table:table-cell office:value-type="float" office:value="0.0535232" calcext:value-type="float">
            <text:p>5.35E-002</text:p>
          </table:table-cell>
          <table:table-cell office:value-type="float" office:value="82.064" calcext:value-type="float">
            <text:p>8.21E+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1.739" calcext:value-type="float">
            <text:p>1.92E+002</text:p>
          </table:table-cell>
          <table:table-cell office:value-type="float" office:value="1.33528" calcext:value-type="float">
            <text:p>1.34E+000</text:p>
          </table:table-cell>
          <table:table-cell office:value-type="float" office:value="1979.79" calcext:value-type="float">
            <text:p>1.98E+003</text:p>
          </table:table-cell>
          <table:table-cell office:value-type="float" office:value="12.5138" calcext:value-type="float">
            <text:p>1.25E+001</text:p>
          </table:table-cell>
          <table:table-cell office:value-type="float" office:value="0.0670232" calcext:value-type="float">
            <text:p>6.70E-002</text:p>
          </table:table-cell>
          <table:table-cell office:value-type="float" office:value="90.258" calcext:value-type="float">
            <text:p>9.03E+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7.035" calcext:value-type="float">
            <text:p>1.87E+002</text:p>
          </table:table-cell>
          <table:table-cell office:value-type="float" office:value="1.17259" calcext:value-type="float">
            <text:p>1.17E+000</text:p>
          </table:table-cell>
          <table:table-cell office:value-type="float" office:value="2176.33" calcext:value-type="float">
            <text:p>2.18E+003</text:p>
          </table:table-cell>
          <table:table-cell office:value-type="float" office:value="12.3933" calcext:value-type="float">
            <text:p>1.24E+001</text:p>
          </table:table-cell>
          <table:table-cell office:value-type="float" office:value="0.0676375" calcext:value-type="float">
            <text:p>6.76E-002</text:p>
          </table:table-cell>
          <table:table-cell office:value-type="float" office:value="95.465" calcext:value-type="float">
            <text:p>9.55E+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8.077" calcext:value-type="float">
            <text:p>1.88E+002</text:p>
          </table:table-cell>
          <table:table-cell office:value-type="float" office:value="1.18901" calcext:value-type="float">
            <text:p>1.19E+000</text:p>
          </table:table-cell>
          <table:table-cell office:value-type="float" office:value="1795.97" calcext:value-type="float">
            <text:p>1.80E+003</text:p>
          </table:table-cell>
          <table:table-cell office:value-type="float" office:value="11.9456" calcext:value-type="float">
            <text:p>1.19E+001</text:p>
          </table:table-cell>
          <table:table-cell office:value-type="float" office:value="0.0680821" calcext:value-type="float">
            <text:p>6.81E-002</text:p>
          </table:table-cell>
          <table:table-cell office:value-type="float" office:value="89.8881" calcext:value-type="float">
            <text:p>8.99E+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4.556" calcext:value-type="float">
            <text:p>1.95E+002</text:p>
          </table:table-cell>
          <table:table-cell office:value-type="float" office:value="1.15709" calcext:value-type="float">
            <text:p>1.16E+000</text:p>
          </table:table-cell>
          <table:table-cell office:value-type="float" office:value="1988.55" calcext:value-type="float">
            <text:p>1.99E+003</text:p>
          </table:table-cell>
          <table:table-cell office:value-type="float" office:value="13.0103" calcext:value-type="float">
            <text:p>1.30E+001</text:p>
          </table:table-cell>
          <table:table-cell office:value-type="float" office:value="0.0573305" calcext:value-type="float">
            <text:p>5.73E-002</text:p>
          </table:table-cell>
          <table:table-cell office:value-type="float" office:value="87.6726" calcext:value-type="float">
            <text:p>8.77E+001</text:p>
          </table:table-cell>
        </table:table-row>
      </table:table>
      <table:table table:name="Voltage selector" table:style-name="ta1">
        <table:table-column table:style-name="co1" table:number-columns-repeated="9" table:default-cell-style-name="Default"/>
        <table:table-column table:style-name="co1" table:default-cell-style-name="ce12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k_factor</text:p>
          </table:table-cell>
          <table:table-cell office:value-type="string" calcext:value-type="string">
            <text:p>gain_factor</text:p>
          </table:table-cell>
          <table:table-cell office:value-type="string" calcext:value-type="string">
            <text:p>V_op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" office:value-type="float" office:value="70.17" calcext:value-type="float">
            <text:p>70.17</text:p>
          </table:table-cell>
          <table:table-cell office:value-type="float" office:value="0.664090859924284" calcext:value-type="float">
            <text:p>0.6640908599</text:p>
          </table:table-cell>
          <table:table-cell table:style-name="ce8" table:formula="of:=[.C2]/0.0000001602/30" office:value-type="float" office:value="138179.538061649" calcext:value-type="float">
            <text:p>138179.538061649</text:p>
          </table:table-cell>
          <table:table-cell office:value-type="float" office:value="71.17" calcext:value-type="float">
            <text:p>71.17</text:p>
          </table:table-cell>
          <table:table-cell office:value-type="float" office:value="1.00548529411765" calcext:value-type="float">
            <text:p>1.0054852941</text:p>
          </table:table-cell>
          <table:table-cell table:style-name="ce8" table:formula="of:=[.F2]/0.0000001602/30" office:value-type="float" office:value="209214.584710289" calcext:value-type="float">
            <text:p>209214.584710289</text:p>
          </table:table-cell>
          <table:table-cell table:formula="of:=([.F2]-[.C2])/([.E2]-[.B2])" office:value-type="float" office:value="0.341394434193366" calcext:value-type="float">
            <text:p>0.3413944342</text:p>
          </table:table-cell>
          <table:table-cell table:formula="of:=([.G2]-[.D2])/([.E2]-[.B2])" office:value-type="float" office:value="71035.0466486404" calcext:value-type="float">
            <text:p>71035.0466486404</text:p>
          </table:table-cell>
          <table:table-cell table:formula="of:=[.B2]-([.D2]-[Constants.$C$2])/[.I2]" office:value-type="float" office:value="70.1252398680418" calcext:value-type="float">
            <text:p>70.1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" office:value-type="float" office:value="70.47" calcext:value-type="float">
            <text:p>70.47</text:p>
          </table:table-cell>
          <table:table-cell office:value-type="float" office:value="0.548983050847458" calcext:value-type="float">
            <text:p>0.5489830508</text:p>
          </table:table-cell>
          <table:table-cell table:style-name="ce8" table:formula="of:=[.C3]/0.0000001602/30" office:value-type="float" office:value="114228.683072713" calcext:value-type="float">
            <text:p>114228.683072713</text:p>
          </table:table-cell>
          <table:table-cell office:value-type="float" office:value="71.47" calcext:value-type="float">
            <text:p>71.47</text:p>
          </table:table-cell>
          <table:table-cell office:value-type="float" office:value="0.927803571428571" calcext:value-type="float">
            <text:p>0.9278035714</text:p>
          </table:table-cell>
          <table:table-cell table:style-name="ce8" table:formula="of:=[.F3]/0.0000001602/30" office:value-type="float" office:value="193051.096843232" calcext:value-type="float">
            <text:p>193051.096843232</text:p>
          </table:table-cell>
          <table:table-cell table:formula="of:=([.F3]-[.C3])/([.E3]-[.B3])" office:value-type="float" office:value="0.378820520581113" calcext:value-type="float">
            <text:p>0.3788205206</text:p>
          </table:table-cell>
          <table:table-cell table:formula="of:=([.G3]-[.D3])/([.E3]-[.B3])" office:value-type="float" office:value="78822.4137705187" calcext:value-type="float">
            <text:p>78822.4137705187</text:p>
          </table:table-cell>
          <table:table-cell table:formula="of:=[.B3]-([.D3]-[Constants.$C$2])/[.I3]" office:value-type="float" office:value="70.7335204370645" calcext:value-type="float">
            <text:p>70.73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" office:value-type="float" office:value="71.26" calcext:value-type="float">
            <text:p>71.26</text:p>
          </table:table-cell>
          <table:table-cell office:value-type="float" office:value="0.682615384615384" calcext:value-type="float">
            <text:p>0.6826153846</text:p>
          </table:table-cell>
          <table:table-cell table:style-name="ce8" table:formula="of:=[.C4]/0.0000001602/30" office:value-type="float" office:value="142033.99596658" calcext:value-type="float">
            <text:p>142033.99596658</text:p>
          </table:table-cell>
          <table:table-cell office:value-type="float" office:value="72.26" calcext:value-type="float">
            <text:p>72.26</text:p>
          </table:table-cell>
          <table:table-cell office:value-type="float" office:value="1.18182850384388" calcext:value-type="float">
            <text:p>1.1818285038</text:p>
          </table:table-cell>
          <table:table-cell table:style-name="ce8" table:formula="of:=[.F4]/0.0000001602/30" office:value-type="float" office:value="245906.888024111" calcext:value-type="float">
            <text:p>245906.888024111</text:p>
          </table:table-cell>
          <table:table-cell table:formula="of:=([.F4]-[.C4])/([.E4]-[.B4])" office:value-type="float" office:value="0.499213119228496" calcext:value-type="float">
            <text:p>0.4992131192</text:p>
          </table:table-cell>
          <table:table-cell table:formula="of:=([.G4]-[.D4])/([.E4]-[.B4])" office:value-type="float" office:value="103872.892057531" calcext:value-type="float">
            <text:p>103872.892057531</text:p>
          </table:table-cell>
          <table:table-cell table:formula="of:=[.B4]-([.D4]-[Constants.$C$2])/[.I4]" office:value-type="float" office:value="71.1922826598235" calcext:value-type="float">
            <text:p>71.19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float" office:value="70.22" calcext:value-type="float">
            <text:p>70.22</text:p>
          </table:table-cell>
          <table:table-cell office:value-type="float" office:value="0.643225703324808" calcext:value-type="float">
            <text:p>0.6432257033</text:p>
          </table:table-cell>
          <table:table-cell table:style-name="ce8" table:formula="of:=[.C5]/0.0000001602/30" office:value-type="float" office:value="133838.057287725" calcext:value-type="float">
            <text:p>133838.057287725</text:p>
          </table:table-cell>
          <table:table-cell office:value-type="float" office:value="71.22" calcext:value-type="float">
            <text:p>71.22</text:p>
          </table:table-cell>
          <table:table-cell office:value-type="float" office:value="0.961182071269488" calcext:value-type="float">
            <text:p>0.9611820713</text:p>
          </table:table-cell>
          <table:table-cell table:style-name="ce8" table:formula="of:=[.F5]/0.0000001602/30" office:value-type="float" office:value="199996.269510921" calcext:value-type="float">
            <text:p>199996.269510921</text:p>
          </table:table-cell>
          <table:table-cell table:formula="of:=([.F5]-[.C5])/([.E5]-[.B5])" office:value-type="float" office:value="0.31795636794468" calcext:value-type="float">
            <text:p>0.3179563679</text:p>
          </table:table-cell>
          <table:table-cell table:formula="of:=([.G5]-[.D5])/([.E5]-[.B5])" office:value-type="float" office:value="66158.212223196" calcext:value-type="float">
            <text:p>66158.212223196</text:p>
          </table:table-cell>
          <table:table-cell table:formula="of:=[.B5]-([.D5]-[Constants.$C$2])/[.I5]" office:value-type="float" office:value="70.2375630911602" calcext:value-type="float">
            <text:p>70.24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" office:value-type="float" office:value="71.41" calcext:value-type="float">
            <text:p>71.41</text:p>
          </table:table-cell>
          <table:table-cell office:value-type="float" office:value="0.712735148514852" calcext:value-type="float">
            <text:p>0.7127351485</text:p>
          </table:table-cell>
          <table:table-cell table:style-name="ce8" table:formula="of:=[.C6]/0.0000001602/30" office:value-type="float" office:value="148301.112882824" calcext:value-type="float">
            <text:p>148301.112882824</text:p>
          </table:table-cell>
          <table:table-cell office:value-type="float" office:value="72.41" calcext:value-type="float">
            <text:p>72.41</text:p>
          </table:table-cell>
          <table:table-cell office:value-type="float" office:value="1.02512595837897" calcext:value-type="float">
            <text:p>1.0251259584</text:p>
          </table:table-cell>
          <table:table-cell table:style-name="ce8" table:formula="of:=[.F6]/0.0000001602/30" office:value-type="float" office:value="213301.281393876" calcext:value-type="float">
            <text:p>213301.281393876</text:p>
          </table:table-cell>
          <table:table-cell table:formula="of:=([.F6]-[.C6])/([.E6]-[.B6])" office:value-type="float" office:value="0.312390809864118" calcext:value-type="float">
            <text:p>0.3123908099</text:p>
          </table:table-cell>
          <table:table-cell table:formula="of:=([.G6]-[.D6])/([.E6]-[.B6])" office:value-type="float" office:value="65000.1685110524" calcext:value-type="float">
            <text:p>65000.1685110524</text:p>
          </table:table-cell>
          <table:table-cell table:formula="of:=[.B6]-([.D6]-[Constants.$C$2])/[.I6]" office:value-type="float" office:value="71.2053680246142" calcext:value-type="float">
            <text:p>71.21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office:value-type="float" office:value="70.64" calcext:value-type="float">
            <text:p>70.64</text:p>
          </table:table-cell>
          <table:table-cell office:value-type="float" office:value="0.719935656836461" calcext:value-type="float">
            <text:p>0.7199356568</text:p>
          </table:table-cell>
          <table:table-cell table:style-name="ce8" table:formula="of:=[.C7]/0.0000001602/30" office:value-type="float" office:value="149799.345991773" calcext:value-type="float">
            <text:p>149799.345991773</text:p>
          </table:table-cell>
          <table:table-cell office:value-type="float" office:value="71.64" calcext:value-type="float">
            <text:p>71.64</text:p>
          </table:table-cell>
          <table:table-cell office:value-type="float" office:value="0.816451197053407" calcext:value-type="float">
            <text:p>0.8164511971</text:p>
          </table:table-cell>
          <table:table-cell table:style-name="ce8" table:formula="of:=[.F7]/0.0000001602/30" office:value-type="float" office:value="169881.647326968" calcext:value-type="float">
            <text:p>169881.647326968</text:p>
          </table:table-cell>
          <table:table-cell table:style-name="ce21" table:formula="of:=([.F7]-[.C7])/([.E7]-[.B7])" office:value-type="float" office:value="0.096515540216946" calcext:value-type="float">
            <text:p>0.0965155402</text:p>
          </table:table-cell>
          <table:table-cell table:style-name="ce21" table:formula="of:=([.G7]-[.D7])/([.E7]-[.B7])" office:value-type="float" office:value="20082.3013351947" calcext:value-type="float">
            <text:p>20082.3013351947</text:p>
          </table:table-cell>
          <table:table-cell table:style-name="ce40" table:formula="of:=[.B7]-([.D7]-[Constants.$C$2])/[.I7]" office:value-type="float" office:value="69.9030652361621" calcext:value-type="float">
            <text:p>69.90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" office:value-type="float" office:value="70.64" calcext:value-type="float">
            <text:p>70.64</text:p>
          </table:table-cell>
          <table:table-cell office:value-type="float" office:value="0.55905910041841" calcext:value-type="float">
            <text:p>0.5590591004</text:p>
          </table:table-cell>
          <table:table-cell table:style-name="ce8" table:formula="of:=[.C8]/0.0000001602/30" office:value-type="float" office:value="116325.239371288" calcext:value-type="float">
            <text:p>116325.239371288</text:p>
          </table:table-cell>
          <table:table-cell office:value-type="float" office:value="71.64" calcext:value-type="float">
            <text:p>71.64</text:p>
          </table:table-cell>
          <table:table-cell office:value-type="float" office:value="0.838187288708587" calcext:value-type="float">
            <text:p>0.8381872887</text:p>
          </table:table-cell>
          <table:table-cell table:style-name="ce8" table:formula="of:=[.F8]/0.0000001602/30" office:value-type="float" office:value="174404.346381312" calcext:value-type="float">
            <text:p>174404.346381312</text:p>
          </table:table-cell>
          <table:table-cell table:formula="of:=([.F8]-[.C8])/([.E8]-[.B8])" office:value-type="float" office:value="0.279128188290177" calcext:value-type="float">
            <text:p>0.2791281883</text:p>
          </table:table-cell>
          <table:table-cell table:formula="of:=([.G8]-[.D8])/([.E8]-[.B8])" office:value-type="float" office:value="58079.1070100243" calcext:value-type="float">
            <text:p>58079.1070100243</text:p>
          </table:table-cell>
          <table:table-cell table:formula="of:=[.B8]-([.D8]-[Constants.$C$2])/[.I8]" office:value-type="float" office:value="70.9615400785258" calcext:value-type="float">
            <text:p>70.96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70.13" calcext:value-type="float">
            <text:p>70.13</text:p>
          </table:table-cell>
          <table:table-cell office:value-type="float" office:value="0.466366028708134" calcext:value-type="float">
            <text:p>0.4663660287</text:p>
          </table:table-cell>
          <table:table-cell table:style-name="ce8" table:formula="of:=[.C9]/0.0000001602/30" office:value-type="float" office:value="97038.2914498822" calcext:value-type="float">
            <text:p>97038.2914498822</text:p>
          </table:table-cell>
          <table:table-cell office:value-type="float" office:value="71.13" calcext:value-type="float">
            <text:p>71.13</text:p>
          </table:table-cell>
          <table:table-cell office:value-type="float" office:value="0.699969026548672" calcext:value-type="float">
            <text:p>0.6999690265</text:p>
          </table:table-cell>
          <table:table-cell table:style-name="ce8" table:formula="of:=[.F9]/0.0000001602/30" office:value-type="float" office:value="145644.824500348" calcext:value-type="float">
            <text:p>145644.824500348</text:p>
          </table:table-cell>
          <table:table-cell table:formula="of:=([.F9]-[.C9])/([.E9]-[.B9])" office:value-type="float" office:value="0.233602997840538" calcext:value-type="float">
            <text:p>0.2336029978</text:p>
          </table:table-cell>
          <table:table-cell table:formula="of:=([.G9]-[.D9])/([.E9]-[.B9])" office:value-type="float" office:value="48606.5330504657" calcext:value-type="float">
            <text:p>48606.5330504657</text:p>
          </table:table-cell>
          <table:table-cell table:formula="of:=[.B9]-([.D9]-[Constants.$C$2])/[.I9]" office:value-type="float" office:value="70.9110001283306" calcext:value-type="float">
            <text:p>70.91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.16" calcext:value-type="float">
            <text:p>70.16</text:p>
          </table:table-cell>
          <table:table-cell office:value-type="float" office:value="0.572569982132222" calcext:value-type="float">
            <text:p>0.5725699821</text:p>
          </table:table-cell>
          <table:table-cell table:style-name="ce8" table:formula="of:=[.C10]/0.0000001602/30" office:value-type="float" office:value="119136.492328802" calcext:value-type="float">
            <text:p>119136.492328802</text:p>
          </table:table-cell>
          <table:table-cell office:value-type="float" office:value="71.16" calcext:value-type="float">
            <text:p>71.16</text:p>
          </table:table-cell>
          <table:table-cell office:value-type="float" office:value="0.832883421206796" calcext:value-type="float">
            <text:p>0.8328834212</text:p>
          </table:table-cell>
          <table:table-cell table:style-name="ce8" table:formula="of:=[.F10]/0.0000001602/30" office:value-type="float" office:value="173300.753476237" calcext:value-type="float">
            <text:p>173300.753476237</text:p>
          </table:table-cell>
          <table:table-cell table:formula="of:=([.F10]-[.C10])/([.E10]-[.B10])" office:value-type="float" office:value="0.260313439074574" calcext:value-type="float">
            <text:p>0.2603134391</text:p>
          </table:table-cell>
          <table:table-cell table:formula="of:=([.G10]-[.D10])/([.E10]-[.B10])" office:value-type="float" office:value="54164.2611474353" calcext:value-type="float">
            <text:p>54164.2611474353</text:p>
          </table:table-cell>
          <table:table-cell table:formula="of:=[.B10]-([.D10]-[Constants.$C$2])/[.I10]" office:value-type="float" office:value="70.4528777635869" calcext:value-type="float">
            <text:p>70.45</text:p>
          </table:table-cell>
          <table:table-cell table:number-columns-repeated="101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70.37" calcext:value-type="float">
            <text:p>70.37</text:p>
          </table:table-cell>
          <table:table-cell table:style-name="ce1" office:value-type="float" office:value="0.5450625" calcext:value-type="float">
            <text:p>0.5450625</text:p>
          </table:table-cell>
          <table:table-cell table:style-name="ce9" table:formula="of:=[.C11]/0.0000001602/30" office:value-type="float" office:value="113412.921348315" calcext:value-type="float">
            <text:p>113412.921348315</text:p>
          </table:table-cell>
          <table:table-cell table:style-name="ce1" office:value-type="float" office:value="71.37" calcext:value-type="float">
            <text:p>71.37</text:p>
          </table:table-cell>
          <table:table-cell table:style-name="ce1" office:value-type="float" office:value="0.766848449385605" calcext:value-type="float">
            <text:p>0.7668484494</text:p>
          </table:table-cell>
          <table:table-cell table:style-name="ce9" table:formula="of:=[.F11]/0.0000001602/30" office:value-type="float" office:value="159560.642818478" calcext:value-type="float">
            <text:p>159560.642818478</text:p>
          </table:table-cell>
          <table:table-cell table:style-name="ce1" table:formula="of:=([.F11]-[.C11])/([.E11]-[.B11])" office:value-type="float" office:value="0.221785949385605" calcext:value-type="float">
            <text:p>0.2217859494</text:p>
          </table:table-cell>
          <table:table-cell table:style-name="ce1" table:formula="of:=([.G11]-[.D11])/([.E11]-[.B11])" office:value-type="float" office:value="46147.7214701633" calcext:value-type="float">
            <text:p>46147.7214701633</text:p>
          </table:table-cell>
          <table:table-cell table:style-name="ce15" table:formula="of:=[.B11]-([.D11]-[Constants.$C$2])/[.I11]" office:value-type="float" office:value="70.8377821128318" calcext:value-type="float">
            <text:p>70.84</text:p>
          </table:table-cell>
          <table:table-cell table:style-name="ce1" table:number-columns-repeated="101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5" office:value-type="float" office:value="70.64" calcext:value-type="float">
            <text:p>70.64</text:p>
          </table:table-cell>
          <table:table-cell table:style-name="ce1" office:value-type="float" office:value="0.719935656836461" calcext:value-type="float">
            <text:p>0.7199356568</text:p>
          </table:table-cell>
          <table:table-cell table:style-name="ce9" table:formula="of:=[.C12]/0.0000001602/30" office:value-type="float" office:value="149799.345991773" calcext:value-type="float">
            <text:p>149799.345991773</text:p>
          </table:table-cell>
          <table:table-cell table:style-name="ce15" office:value-type="float" office:value="69.9" calcext:value-type="float">
            <text:p>69.90</text:p>
          </table:table-cell>
          <table:table-cell table:style-name="ce9" office:value-type="float" office:value="0.446231772727273" calcext:value-type="float">
            <text:p>0.4462317727</text:p>
          </table:table-cell>
          <table:table-cell table:style-name="ce9" table:formula="of:=[.F12]/0.0000001602/30" office:value-type="float" office:value="92848.8915370938" calcext:value-type="float">
            <text:p>92848.8915370938</text:p>
          </table:table-cell>
          <table:table-cell table:style-name="ce17" table:formula="of:=([.F12]-[.C12])/([.E12]-[.B12])" office:value-type="float" office:value="0.369870113661067" calcext:value-type="float">
            <text:p>0.3698701137</text:p>
          </table:table-cell>
          <table:table-cell table:style-name="ce17" table:formula="of:=([.G12]-[.D12])/([.E12]-[.B12])" office:value-type="float" office:value="76960.0735874048" calcext:value-type="float">
            <text:p>76960.0735874048</text:p>
          </table:table-cell>
          <table:table-cell table:style-name="ce41" table:formula="of:=[.B12]-([.D12]-[Constants.$C$2])/[.I12]" office:value-type="float" office:value="70.4477009895922" calcext:value-type="float">
            <text:p>70.45</text:p>
          </table:table-cell>
          <table:table-cell table:style-name="ce1"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.19" calcext:value-type="float">
            <text:p>71.19</text:p>
          </table:table-cell>
          <table:table-cell office:value-type="float" office:value="0.772383268482491" calcext:value-type="float">
            <text:p>0.7723832685</text:p>
          </table:table-cell>
          <table:table-cell table:style-name="ce8" table:formula="of:=[.C13]/0.0000001602/30" office:value-type="float" office:value="160712.290570639" calcext:value-type="float">
            <text:p>160712.290570639</text:p>
          </table:table-cell>
          <table:table-cell office:value-type="float" office:value="72.19" calcext:value-type="float">
            <text:p>72.19</text:p>
          </table:table-cell>
          <table:table-cell office:value-type="float" office:value="1.0376250906454" calcext:value-type="float">
            <text:p>1.0376250906</text:p>
          </table:table-cell>
          <table:table-cell table:style-name="ce8" table:formula="of:=[.F13]/0.0000001602/30" office:value-type="float" office:value="215902.016364003" calcext:value-type="float">
            <text:p>215902.016364003</text:p>
          </table:table-cell>
          <table:table-cell table:style-name="ce3" table:formula="of:=([.F13]-[.C13])/([.E13]-[.B13])" office:value-type="float" office:value="0.265241822162909" calcext:value-type="float">
            <text:p>0.2652418222</text:p>
          </table:table-cell>
          <table:table-cell table:style-name="ce3" table:formula="of:=([.G13]-[.D13])/([.E13]-[.B13])" office:value-type="float" office:value="55189.7257933643" calcext:value-type="float">
            <text:p>55189.7257933643</text:p>
          </table:table-cell>
          <table:table-cell table:style-name="ce13" table:formula="of:=[.B13]-([.D13]-[Constants.$C$2])/[.I13]" office:value-type="float" office:value="70.7241109200849" calcext:value-type="float">
            <text:p>70.72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.45" calcext:value-type="float">
            <text:p>70.45</text:p>
          </table:table-cell>
          <table:table-cell office:value-type="float" office:value="0.561867518493612" calcext:value-type="float">
            <text:p>0.5618675185</text:p>
          </table:table-cell>
          <table:table-cell table:style-name="ce8" table:formula="of:=[.C14]/0.0000001602/30" office:value-type="float" office:value="116909.596024472" calcext:value-type="float">
            <text:p>116909.596024472</text:p>
          </table:table-cell>
          <table:table-cell office:value-type="float" office:value="71.45" calcext:value-type="float">
            <text:p>71.45</text:p>
          </table:table-cell>
          <table:table-cell office:value-type="float" office:value="0.773595881595881" calcext:value-type="float">
            <text:p>0.7735958816</text:p>
          </table:table-cell>
          <table:table-cell table:style-name="ce8" table:formula="of:=[.F14]/0.0000001602/30" office:value-type="float" office:value="160964.602912168" calcext:value-type="float">
            <text:p>160964.602912168</text:p>
          </table:table-cell>
          <table:table-cell table:style-name="ce3" table:formula="of:=([.F14]-[.C14])/([.E14]-[.B14])" office:value-type="float" office:value="0.211728363102269" calcext:value-type="float">
            <text:p>0.2117283631</text:p>
          </table:table-cell>
          <table:table-cell table:style-name="ce3" table:formula="of:=([.G14]-[.D14])/([.E14]-[.B14])" office:value-type="float" office:value="44055.0068876964" calcext:value-type="float">
            <text:p>44055.0068876964</text:p>
          </table:table-cell>
          <table:table-cell table:style-name="ce13" table:formula="of:=[.B14]-([.D14]-[Constants.$C$2])/[.I14]" office:value-type="float" office:value="70.8606321903806" calcext:value-type="float">
            <text:p>70.86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formula="of:=[.C15]/0.0000001602/30" office:value-type="float" office:value="0" calcext:value-type="float">
            <text:p>0</text:p>
          </table:table-cell>
          <table:table-cell table:number-columns-repeated="2"/>
          <table:table-cell table:style-name="ce8" table:formula="of:=[.F15]/0.0000001602/30" office:value-type="float" office:value="0" calcext:value-type="float">
            <text:p>0</text:p>
          </table:table-cell>
          <table:table-cell table:style-name="ce3" table:formula="of:=([.F15]-[.C15])/([.E15]-[.B15])" office:value-type="string" office:string-value="" calcext:value-type="error">
            <text:p>#DIV/0!</text:p>
          </table:table-cell>
          <table:table-cell table:style-name="ce3" table:formula="of:=([.G15]-[.D15])/([.E15]-[.B15])" office:value-type="string" office:string-value="" calcext:value-type="error">
            <text:p>#DIV/0!</text:p>
          </table:table-cell>
          <table:table-cell table:style-name="ce13" table:formula="of:=[.B15]-([.D15]-[Constants.$C$2])/[.I15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formula="of:=[.C16]/0.0000001602/30" office:value-type="float" office:value="0" calcext:value-type="float">
            <text:p>0</text:p>
          </table:table-cell>
          <table:table-cell table:number-columns-repeated="2"/>
          <table:table-cell table:style-name="ce8" table:formula="of:=[.F16]/0.0000001602/30" office:value-type="float" office:value="0" calcext:value-type="float">
            <text:p>0</text:p>
          </table:table-cell>
          <table:table-cell table:style-name="ce3" table:formula="of:=([.F16]-[.C16])/([.E16]-[.B16])" office:value-type="string" office:string-value="" calcext:value-type="error">
            <text:p>#DIV/0!</text:p>
          </table:table-cell>
          <table:table-cell table:style-name="ce3" table:formula="of:=([.G16]-[.D16])/([.E16]-[.B16])" office:value-type="string" office:string-value="" calcext:value-type="error">
            <text:p>#DIV/0!</text:p>
          </table:table-cell>
          <table:table-cell table:style-name="ce13" table:formula="of:=[.B16]-([.D16]-[Constants.$C$2])/[.I16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formula="of:=[.C17]/0.0000001602/30" office:value-type="float" office:value="0" calcext:value-type="float">
            <text:p>0</text:p>
          </table:table-cell>
          <table:table-cell table:number-columns-repeated="2"/>
          <table:table-cell table:style-name="ce8" table:formula="of:=[.F17]/0.0000001602/30" office:value-type="float" office:value="0" calcext:value-type="float">
            <text:p>0</text:p>
          </table:table-cell>
          <table:table-cell table:style-name="ce3" table:formula="of:=([.F17]-[.C17])/([.E17]-[.B17])" office:value-type="string" office:string-value="" calcext:value-type="error">
            <text:p>#DIV/0!</text:p>
          </table:table-cell>
          <table:table-cell table:style-name="ce3" table:formula="of:=([.G17]-[.D17])/([.E17]-[.B17])" office:value-type="string" office:string-value="" calcext:value-type="error">
            <text:p>#DIV/0!</text:p>
          </table:table-cell>
          <table:table-cell table:style-name="ce13" table:formula="of:=[.B17]-([.D17]-[Constants.$C$2])/[.I17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formula="of:=[.C18]/0.0000001602/30" office:value-type="float" office:value="0" calcext:value-type="float">
            <text:p>0</text:p>
          </table:table-cell>
          <table:table-cell table:number-columns-repeated="2"/>
          <table:table-cell table:style-name="ce8" table:formula="of:=[.F18]/0.0000001602/30" office:value-type="float" office:value="0" calcext:value-type="float">
            <text:p>0</text:p>
          </table:table-cell>
          <table:table-cell table:style-name="ce3" table:formula="of:=([.F18]-[.C18])/([.E18]-[.B18])" office:value-type="string" office:string-value="" calcext:value-type="error">
            <text:p>#DIV/0!</text:p>
          </table:table-cell>
          <table:table-cell table:style-name="ce3" table:formula="of:=([.G18]-[.D18])/([.E18]-[.B18])" office:value-type="string" office:string-value="" calcext:value-type="error">
            <text:p>#DIV/0!</text:p>
          </table:table-cell>
          <table:table-cell table:style-name="ce13" table:formula="of:=[.B18]-([.D18]-[Constants.$C$2])/[.I18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formula="of:=[.C19]/0.0000001602/30" office:value-type="float" office:value="0" calcext:value-type="float">
            <text:p>0</text:p>
          </table:table-cell>
          <table:table-cell table:number-columns-repeated="2"/>
          <table:table-cell table:style-name="ce8" table:formula="of:=[.F19]/0.0000001602/30" office:value-type="float" office:value="0" calcext:value-type="float">
            <text:p>0</text:p>
          </table:table-cell>
          <table:table-cell table:style-name="ce3" table:formula="of:=([.F19]-[.C19])/([.E19]-[.B19])" office:value-type="string" office:string-value="" calcext:value-type="error">
            <text:p>#DIV/0!</text:p>
          </table:table-cell>
          <table:table-cell table:style-name="ce3" table:formula="of:=([.G19]-[.D19])/([.E19]-[.B19])" office:value-type="string" office:string-value="" calcext:value-type="error">
            <text:p>#DIV/0!</text:p>
          </table:table-cell>
          <table:table-cell table:style-name="ce13" table:formula="of:=[.B19]-([.D19]-[Constants.$C$2])/[.I19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formula="of:=[.C20]/0.0000001602/30" office:value-type="float" office:value="0" calcext:value-type="float">
            <text:p>0</text:p>
          </table:table-cell>
          <table:table-cell table:number-columns-repeated="2"/>
          <table:table-cell table:style-name="ce8" table:formula="of:=[.F20]/0.0000001602/30" office:value-type="float" office:value="0" calcext:value-type="float">
            <text:p>0</text:p>
          </table:table-cell>
          <table:table-cell table:style-name="ce3" table:formula="of:=([.F20]-[.C20])/([.E20]-[.B20])" office:value-type="string" office:string-value="" calcext:value-type="error">
            <text:p>#DIV/0!</text:p>
          </table:table-cell>
          <table:table-cell table:style-name="ce3" table:formula="of:=([.G20]-[.D20])/([.E20]-[.B20])" office:value-type="string" office:string-value="" calcext:value-type="error">
            <text:p>#DIV/0!</text:p>
          </table:table-cell>
          <table:table-cell table:style-name="ce13" table:formula="of:=[.B20]-([.D20]-[Constants.$C$2])/[.I20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formula="of:=[.C21]/0.0000001602/30" office:value-type="float" office:value="0" calcext:value-type="float">
            <text:p>0</text:p>
          </table:table-cell>
          <table:table-cell table:number-columns-repeated="2"/>
          <table:table-cell table:style-name="ce8" table:formula="of:=[.F21]/0.0000001602/30" office:value-type="float" office:value="0" calcext:value-type="float">
            <text:p>0</text:p>
          </table:table-cell>
          <table:table-cell table:style-name="ce3" table:formula="of:=([.F21]-[.C21])/([.E21]-[.B21])" office:value-type="string" office:string-value="" calcext:value-type="error">
            <text:p>#DIV/0!</text:p>
          </table:table-cell>
          <table:table-cell table:style-name="ce3" table:formula="of:=([.G21]-[.D21])/([.E21]-[.B21])" office:value-type="string" office:string-value="" calcext:value-type="error">
            <text:p>#DIV/0!</text:p>
          </table:table-cell>
          <table:table-cell table:style-name="ce13" table:formula="of:=[.B21]-([.D21]-[Constants.$C$2])/[.I21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formula="of:=[.C22]/0.0000001602/30" office:value-type="float" office:value="0" calcext:value-type="float">
            <text:p>0</text:p>
          </table:table-cell>
          <table:table-cell table:number-columns-repeated="2"/>
          <table:table-cell table:style-name="ce8" table:formula="of:=[.F22]/0.0000001602/30" office:value-type="float" office:value="0" calcext:value-type="float">
            <text:p>0</text:p>
          </table:table-cell>
          <table:table-cell table:style-name="ce3" table:formula="of:=([.F22]-[.C22])/([.E22]-[.B22])" office:value-type="string" office:string-value="" calcext:value-type="error">
            <text:p>#DIV/0!</text:p>
          </table:table-cell>
          <table:table-cell table:style-name="ce3" table:formula="of:=([.G22]-[.D22])/([.E22]-[.B22])" office:value-type="string" office:string-value="" calcext:value-type="error">
            <text:p>#DIV/0!</text:p>
          </table:table-cell>
          <table:table-cell table:style-name="ce13" table:formula="of:=[.B22]-([.D22]-[Constants.$C$2])/[.I22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formula="of:=[.C23]/0.0000001602/30" office:value-type="float" office:value="0" calcext:value-type="float">
            <text:p>0</text:p>
          </table:table-cell>
          <table:table-cell table:number-columns-repeated="2"/>
          <table:table-cell table:style-name="ce8" table:formula="of:=[.F23]/0.0000001602/30" office:value-type="float" office:value="0" calcext:value-type="float">
            <text:p>0</text:p>
          </table:table-cell>
          <table:table-cell table:style-name="ce3" table:formula="of:=([.F23]-[.C23])/([.E23]-[.B23])" office:value-type="string" office:string-value="" calcext:value-type="error">
            <text:p>#DIV/0!</text:p>
          </table:table-cell>
          <table:table-cell table:style-name="ce3" table:formula="of:=([.G23]-[.D23])/([.E23]-[.B23])" office:value-type="string" office:string-value="" calcext:value-type="error">
            <text:p>#DIV/0!</text:p>
          </table:table-cell>
          <table:table-cell table:style-name="ce13" table:formula="of:=[.B23]-([.D23]-[Constants.$C$2])/[.I23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formula="of:=[.C24]/0.0000001602/30" office:value-type="float" office:value="0" calcext:value-type="float">
            <text:p>0</text:p>
          </table:table-cell>
          <table:table-cell table:number-columns-repeated="2"/>
          <table:table-cell table:style-name="ce8" table:formula="of:=[.F24]/0.0000001602/30" office:value-type="float" office:value="0" calcext:value-type="float">
            <text:p>0</text:p>
          </table:table-cell>
          <table:table-cell table:style-name="ce3" table:formula="of:=([.F24]-[.C24])/([.E24]-[.B24])" office:value-type="string" office:string-value="" calcext:value-type="error">
            <text:p>#DIV/0!</text:p>
          </table:table-cell>
          <table:table-cell table:style-name="ce3" table:formula="of:=([.G24]-[.D24])/([.E24]-[.B24])" office:value-type="string" office:string-value="" calcext:value-type="error">
            <text:p>#DIV/0!</text:p>
          </table:table-cell>
          <table:table-cell table:style-name="ce13" table:formula="of:=[.B24]-([.D24]-[Constants.$C$2])/[.I24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formula="of:=[.C25]/0.0000001602/30" office:value-type="float" office:value="0" calcext:value-type="float">
            <text:p>0</text:p>
          </table:table-cell>
          <table:table-cell table:number-columns-repeated="2"/>
          <table:table-cell table:style-name="ce8" table:formula="of:=[.F25]/0.0000001602/30" office:value-type="float" office:value="0" calcext:value-type="float">
            <text:p>0</text:p>
          </table:table-cell>
          <table:table-cell table:style-name="ce3" table:formula="of:=([.F25]-[.C25])/([.E25]-[.B25])" office:value-type="string" office:string-value="" calcext:value-type="error">
            <text:p>#DIV/0!</text:p>
          </table:table-cell>
          <table:table-cell table:style-name="ce3" table:formula="of:=([.G25]-[.D25])/([.E25]-[.B25])" office:value-type="string" office:string-value="" calcext:value-type="error">
            <text:p>#DIV/0!</text:p>
          </table:table-cell>
          <table:table-cell table:style-name="ce13" table:formula="of:=[.B25]-([.D25]-[Constants.$C$2])/[.I25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formula="of:=[.C26]/0.0000001602/30" office:value-type="float" office:value="0" calcext:value-type="float">
            <text:p>0</text:p>
          </table:table-cell>
          <table:table-cell table:number-columns-repeated="2"/>
          <table:table-cell table:style-name="ce8" table:formula="of:=[.F26]/0.0000001602/30" office:value-type="float" office:value="0" calcext:value-type="float">
            <text:p>0</text:p>
          </table:table-cell>
          <table:table-cell table:style-name="ce3" table:formula="of:=([.F26]-[.C26])/([.E26]-[.B26])" office:value-type="string" office:string-value="" calcext:value-type="error">
            <text:p>#DIV/0!</text:p>
          </table:table-cell>
          <table:table-cell table:style-name="ce3" table:formula="of:=([.G26]-[.D26])/([.E26]-[.B26])" office:value-type="string" office:string-value="" calcext:value-type="error">
            <text:p>#DIV/0!</text:p>
          </table:table-cell>
          <table:table-cell table:style-name="ce13" table:formula="of:=[.B26]-([.D26]-[Constants.$C$2])/[.I26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formula="of:=[.C27]/0.0000001602/30" office:value-type="float" office:value="0" calcext:value-type="float">
            <text:p>0</text:p>
          </table:table-cell>
          <table:table-cell table:number-columns-repeated="2"/>
          <table:table-cell table:style-name="ce8" table:formula="of:=[.F27]/0.0000001602/30" office:value-type="float" office:value="0" calcext:value-type="float">
            <text:p>0</text:p>
          </table:table-cell>
          <table:table-cell table:style-name="ce3" table:formula="of:=([.F27]-[.C27])/([.E27]-[.B27])" office:value-type="string" office:string-value="" calcext:value-type="error">
            <text:p>#DIV/0!</text:p>
          </table:table-cell>
          <table:table-cell table:style-name="ce3" table:formula="of:=([.G27]-[.D27])/([.E27]-[.B27])" office:value-type="string" office:string-value="" calcext:value-type="error">
            <text:p>#DIV/0!</text:p>
          </table:table-cell>
          <table:table-cell table:style-name="ce13" table:formula="of:=[.B27]-([.D27]-[Constants.$C$2])/[.I27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formula="of:=[.C28]/0.0000001602/30" office:value-type="float" office:value="0" calcext:value-type="float">
            <text:p>0</text:p>
          </table:table-cell>
          <table:table-cell table:number-columns-repeated="2"/>
          <table:table-cell table:style-name="ce8" table:formula="of:=[.F28]/0.0000001602/30" office:value-type="float" office:value="0" calcext:value-type="float">
            <text:p>0</text:p>
          </table:table-cell>
          <table:table-cell table:style-name="ce3" table:formula="of:=([.F28]-[.C28])/([.E28]-[.B28])" office:value-type="string" office:string-value="" calcext:value-type="error">
            <text:p>#DIV/0!</text:p>
          </table:table-cell>
          <table:table-cell table:style-name="ce3" table:formula="of:=([.G28]-[.D28])/([.E28]-[.B28])" office:value-type="string" office:string-value="" calcext:value-type="error">
            <text:p>#DIV/0!</text:p>
          </table:table-cell>
          <table:table-cell table:style-name="ce13" table:formula="of:=[.B28]-([.D28]-[Constants.$C$2])/[.I28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formula="of:=[.C29]/0.0000001602/30" office:value-type="float" office:value="0" calcext:value-type="float">
            <text:p>0</text:p>
          </table:table-cell>
          <table:table-cell table:number-columns-repeated="2"/>
          <table:table-cell table:style-name="ce8" table:formula="of:=[.F29]/0.0000001602/30" office:value-type="float" office:value="0" calcext:value-type="float">
            <text:p>0</text:p>
          </table:table-cell>
          <table:table-cell table:style-name="ce3" table:formula="of:=([.F29]-[.C29])/([.E29]-[.B29])" office:value-type="string" office:string-value="" calcext:value-type="error">
            <text:p>#DIV/0!</text:p>
          </table:table-cell>
          <table:table-cell table:style-name="ce3" table:formula="of:=([.G29]-[.D29])/([.E29]-[.B29])" office:value-type="string" office:string-value="" calcext:value-type="error">
            <text:p>#DIV/0!</text:p>
          </table:table-cell>
          <table:table-cell table:style-name="ce13" table:formula="of:=[.B29]-([.D29]-[Constants.$C$2])/[.I29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C64S2v5andOldFEE_NICA" table:style-name="ta1">
        <table:table-column table:style-name="co1" table:default-cell-style-name="Default"/>
        <table:table-column table:style-name="co1" table:default-cell-style-name="ce42"/>
        <table:table-row table:style-name="ro1">
          <table:table-cell office:value-type="string" calcext:value-type="string">
            <text:p>ADC</text:p>
          </table:table-cell>
          <table:table-cell table:style-name="Default"/>
        </table:table-row>
        <table:table-row table:style-name="ro1">
          <table:table-cell office:value-type="string" calcext:value-type="string">
            <text:p>Root ch#</text:p>
          </table:table-cell>
          <table:table-cell table:style-name="Default" office:value-type="string" calcext:value-type="string">
            <text:p>K (0-8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471" calcext:value-type="float">
            <text:p>1.04E+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085" calcext:value-type="float">
            <text:p>1.03E+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2862" calcext:value-type="float">
            <text:p>1.03E+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7611" calcext:value-type="float">
            <text:p>1.08E+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5939" calcext:value-type="float">
            <text:p>1.06E+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2559" calcext:value-type="float">
            <text:p>1.03E+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2088" calcext:value-type="float">
            <text:p>1.02E+01</text:p>
          </table:table-cell>
        </table:table-row>
        <table:table-row table:style-name="ro1">
          <table:table-cell office:value-type="string" calcext:value-type="string">
            <text:p>QDC</text:p>
          </table:table-cell>
          <table:table-cell table:style-name="Default"/>
        </table:table-row>
        <table:table-row table:style-name="ro1">
          <table:table-cell office:value-type="string" calcext:value-type="string">
            <text:p>Root ch#</text:p>
          </table:table-cell>
          <table:table-cell table:style-name="Default" office:value-type="string" calcext:value-type="string">
            <text:p>K (0-120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2.248" calcext:value-type="float">
            <text:p>1.62E+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.526" calcext:value-type="float">
            <text:p>1.61E+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.874" calcext:value-type="float">
            <text:p>1.59E+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0.449" calcext:value-type="float">
            <text:p>1.60E+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.274" calcext:value-type="float">
            <text:p>1.58E+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6.153" calcext:value-type="float">
            <text:p>1.56E+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7.832" calcext:value-type="float">
            <text:p>1.58E+02</text:p>
          </table:table-cell>
        </table:table-row>
        <table:table-row table:style-name="ro1">
          <table:table-cell office:value-type="string" calcext:value-type="string">
            <text:p>Channel map</text:p>
          </table:table-cell>
          <table:table-cell table:style-name="Default"/>
        </table:table-row>
        <table:table-row table:style-name="ro1">
          <table:table-cell office:value-type="string" calcext:value-type="string">
            <text:p>Root ch#</text:p>
          </table:table-cell>
          <table:table-cell table:style-name="Default" office:value-type="string" calcext:value-type="string">
            <text:p>sec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6" calcext:value-type="float">
            <text:p>6</text:p>
          </table:table-cell>
        </table:table-row>
      </table:table>
      <table:table table:name="CBM serial FE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CB#</text:p>
          </table:table-cell>
          <table:table-cell office:value-type="string" calcext:value-type="string">
            <text:p>LED mc</text:p>
          </table:table-cell>
          <table:table-cell office:value-type="string" calcext:value-type="string">
            <text:p>HV mc</text:p>
          </table:table-cell>
          <table:table-cell office:value-type="string" calcext:value-type="string">
            <text:p>Voltage, 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1.1" calcext:value-type="float">
            <text:p>71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1.15" calcext:value-type="float">
            <text:p>71.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1.15" calcext:value-type="float">
            <text:p>71.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1.23" calcext:value-type="float">
            <text:p>71.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1.25" calcext:value-type="float">
            <text:p>71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.3" calcext:value-type="float">
            <text:p>71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1.35" calcext:value-type="float">
            <text:p>71.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1.4" calcext:value-type="float">
            <text:p>71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.48" calcext:value-type="float">
            <text:p>71.48</text:p>
          </table:table-cell>
        </table:table-row>
      </table:table>
      <table:table table:name="NICA serial FE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CB#</text:p>
          </table:table-cell>
          <table:table-cell office:value-type="string" calcext:value-type="string">
            <text:p>LED mc</text:p>
          </table:table-cell>
          <table:table-cell office:value-type="string" calcext:value-type="string">
            <text:p>HV mc</text:p>
          </table:table-cell>
          <table:table-cell office:value-type="string" calcext:value-type="string">
            <text:p>Voltage, V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.45" calcext:value-type="float">
            <text:p>70.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0.48" calcext:value-type="float">
            <text:p>70.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0.51" calcext:value-type="float">
            <text:p>70.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0.55" calcext:value-type="float">
            <text:p>70.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0.58" calcext:value-type="float">
            <text:p>70.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0.6" calcext:value-type="float">
            <text:p>70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0.62" calcext:value-type="float">
            <text:p>70.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0.65" calcext:value-type="float">
            <text:p>70.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0.66" calcext:value-type="float">
            <text:p>70.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0.7" calcext:value-type="float">
            <text:p>70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70.73" calcext:value-type="float">
            <text:p>70.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70.8" calcext:value-type="float">
            <text:p>70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70.81" calcext:value-type="float">
            <text:p>70.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70.86" calcext:value-type="float">
            <text:p>70.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70.92" calcext:value-type="float">
            <text:p>70.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71.08" calcext:value-type="float">
            <text:p>71.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71.12" calcext:value-type="float">
            <text:p>71.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71.14" calcext:value-type="float">
            <text:p>71.14</text:p>
          </table:table-cell>
        </table:table-row>
      </table:table>
      <table:table table:name="ADC64 channel map 6connX10ch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DC64 ch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NICA sect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heet6" table:style-name="ta1">
        <table:shapes>
          <draw:frame draw:z-index="0" draw:style-name="gr1" draw:text-style-name="P1" svg:width="453.46pt" svg:height="255.23pt" svg:x="124.1pt" svg:y="37.64pt">
            <loext:p draw:notify-on-update-of-ranges="individual.J43:individual.J52 individual.I77:individual.I86 individual.O54:individual.O63 individual.O66:individual.O7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9_mod_map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DC64 ch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Section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????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?????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транно шумит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?????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</table:table-row>
      </table:table>
      <table:named-expressions/>
      <table:database-ranges>
        <table:database-range table:name="__Anonymous_Sheet_DB__3" table:target-range-address="'na61 Channel map'.A1:'na61 Channel map'.E11" table:display-filter-buttons="true">
          <table:sort>
            <table:sort-by table:field-number="2" table:data-type="automatic"/>
          </table:sort>
        </table:database-range>
        <table:database-range table:name="__Anonymous_Sheet_DB__4" table:target-range-address="'newFEE CBM channel map'.A1:'newFEE CBM channel map'.E11" table:display-filter-buttons="true">
          <table:sort>
            <table:sort-by table:field-number="0" table:data-type="automatic"/>
          </table:sort>
        </table:database-range>
        <table:database-range table:name="__Anonymous_Sheet_DB__5" table:target-range-address="'newFEE NICA channel map'.A1:'newFEE NICA channel map'.F8" table:display-filter-buttons="true">
          <table:sort>
            <table:sort-by table:field-number="3" table:data-type="automatic"/>
          </table:sort>
        </table:database-range>
        <table:database-range table:name="__Anonymous_Sheet_DB__8" table:target-range-address="ADC64S2v5andOldFEE_NICA.A20:ADC64S2v5andOldFEE_NICA.B27" table:display-filter-buttons="true">
          <table:sort>
            <table:sort-by table:field-number="1" table:data-type="automatic"/>
          </table:sort>
        </table:database-range>
        <table:database-range table:name="__Anonymous_Sheet_DB__11" table:target-range-address="'ADC64 channel map 6connX10ch'.A1:'ADC64 channel map 6connX10ch'.D6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8">00/00/0000</text:date>, <text:time style:data-style-name="N2" text:time-value="11:10:03.780891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q </meta:initial-creator>
    <meta:creation-date>2016-10-20T15:47:29.898052633</meta:creation-date>
    <meta:generator>LibreOffice/5.0.6.2$Linux_X86_64 LibreOffice_project/00$Build-2</meta:generator>
    <dc:date>2019-10-28T15:23:11.846959692</dc:date>
    <meta:editing-duration>P8DT20H40M17S</meta:editing-duration>
    <meta:editing-cycles>61</meta:editing-cycles>
    <meta:document-statistic meta:table-count="14" meta:cell-count="33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643cm" svg:y="3.456cm" style:legend-expansion="high" chart:style-name="ch2"/>
        <chart:plot-area chart:style-name="ch3" table:cell-range-address="individual.J43:individual.J52 individual.I77:individual.I86 individual.O54:individual.O63 individual.O66:individual.O75" chart:data-source-has-labels="row" svg:x="0.319cm" svg:y="0.18cm" svg:width="12.005cm" svg:height="8.645cm">
          <chartooo:coordinate-region svg:x="0.755cm" svg:y="0.379cm" svg:width="11.19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dividual.J43:individual.J52" loext:label-string="&quot;ADC&quot;" chart:class="chart:line">
            <chart:data-point chart:repeated="10"/>
          </chart:series>
          <chart:series chart:style-name="ch7" chart:values-cell-range-address="individual.I77:individual.I86" loext:label-string="&quot;ADC_new&quot;" chart:class="chart:line">
            <chart:data-point chart:repeated="10"/>
          </chart:series>
          <chart:series chart:style-name="ch8" chart:values-cell-range-address="individual.O54:individual.O63" loext:label-string="&quot;QDC/16&quot;" chart:class="chart:line">
            <chart:data-point chart:repeated="10"/>
          </chart:series>
          <chart:series chart:style-name="ch9" chart:values-cell-range-address="individual.O66:individual.O75" loext:label-string="&quot;QDC_new/16&quot;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C</text:p>
              </table:table-cell>
              <table:table-cell office:value-type="string">
                <text:p>ADC_new</text:p>
              </table:table-cell>
              <table:table-cell office:value-type="string">
                <text:p>QDC/16</text:p>
              </table:table-cell>
              <table:table-cell office:value-type="string">
                <text:p>QDC_new/1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5954954464814">
                <text:p>11.5954954464814</text:p>
                <draw:g>
                  <svg:desc>individual.J43:individual.J52</svg:desc>
                </draw:g>
              </table:table-cell>
              <table:table-cell office:value-type="float" office:value="12.628580129736">
                <text:p>12.628580129736</text:p>
                <draw:g>
                  <svg:desc>individual.I77:individual.I86</svg:desc>
                </draw:g>
              </table:table-cell>
              <table:table-cell office:value-type="float" office:value="10.674883605894">
                <text:p>10.674883605894</text:p>
                <draw:g>
                  <svg:desc>individual.O54:individual.O63</svg:desc>
                </draw:g>
              </table:table-cell>
              <table:table-cell office:value-type="float" office:value="12.3786298847484">
                <text:p>12.3786298847484</text:p>
                <draw:g>
                  <svg:desc>individual.O66:individual.O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5060421962034">
                <text:p>11.5060421962034</text:p>
              </table:table-cell>
              <table:table-cell office:value-type="float" office:value="12.7285748966468">
                <text:p>12.7285748966468</text:p>
              </table:table-cell>
              <table:table-cell office:value-type="float" office:value="10.4041631447119">
                <text:p>10.4041631447119</text:p>
              </table:table-cell>
              <table:table-cell office:value-type="float" office:value="12.7231414897207">
                <text:p>12.7231414897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0898098974462">
                <text:p>12.0898098974462</text:p>
              </table:table-cell>
              <table:table-cell office:value-type="float" office:value="12.9736858450358">
                <text:p>12.9736858450358</text:p>
              </table:table-cell>
              <table:table-cell office:value-type="float" office:value="11.5242402758024">
                <text:p>11.5242402758024</text:p>
              </table:table-cell>
              <table:table-cell office:value-type="float" office:value="12.6716286196391">
                <text:p>12.67162861963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631452670515">
                <text:p>12.0631452670515</text:p>
              </table:table-cell>
              <table:table-cell office:value-type="float" office:value="12.4558116831424">
                <text:p>12.4558116831424</text:p>
              </table:table-cell>
              <table:table-cell office:value-type="float" office:value="11.1489464326298">
                <text:p>11.1489464326298</text:p>
              </table:table-cell>
              <table:table-cell office:value-type="float" office:value="12.208440034469">
                <text:p>12.2084400344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1821366114482">
                <text:p>11.1821366114482</text:p>
              </table:table-cell>
              <table:table-cell office:value-type="float" office:value="11.8128416305832">
                <text:p>11.8128416305832</text:p>
              </table:table-cell>
              <table:table-cell office:value-type="float" office:value="10.0646302735718">
                <text:p>10.0646302735718</text:p>
              </table:table-cell>
              <table:table-cell office:value-type="float" office:value="10.8937621846202">
                <text:p>10.8937621846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7895245771726">
                <text:p>10.7895245771726</text:p>
              </table:table-cell>
              <table:table-cell office:value-type="float" office:value="12.2678496008155">
                <text:p>12.2678496008155</text:p>
              </table:table-cell>
              <table:table-cell office:value-type="float" office:value="10.2275935164911">
                <text:p>10.2275935164911</text:p>
              </table:table-cell>
              <table:table-cell office:value-type="float" office:value="12.0310408823638">
                <text:p>12.03104088236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9829446317642">
                <text:p>11.9829446317642</text:p>
              </table:table-cell>
              <table:table-cell office:value-type="float" office:value="12.6696312851942">
                <text:p>12.6696312851942</text:p>
              </table:table-cell>
              <table:table-cell office:value-type="float" office:value="11.4028797989893">
                <text:p>11.4028797989893</text:p>
              </table:table-cell>
              <table:table-cell office:value-type="float" office:value="12.6153249935311">
                <text:p>12.61532499353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5296943440743">
                <text:p>12.5296943440743</text:p>
              </table:table-cell>
              <table:table-cell office:value-type="float" office:value="13.2429377286721">
                <text:p>13.2429377286721</text:p>
              </table:table-cell>
              <table:table-cell office:value-type="float" office:value="11.6609586510415">
                <text:p>11.6609586510415</text:p>
              </table:table-cell>
              <table:table-cell office:value-type="float" office:value="13.4456524531844">
                <text:p>13.44565245318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4671370957212">
                <text:p>12.4671370957212</text:p>
              </table:table-cell>
              <table:table-cell office:value-type="float" office:value="12.3428767143743">
                <text:p>12.3428767143743</text:p>
              </table:table-cell>
              <table:table-cell office:value-type="float" office:value="11.4118021375046">
                <text:p>11.4118021375046</text:p>
              </table:table-cell>
              <table:table-cell office:value-type="float" office:value="12.1847384465592">
                <text:p>12.1847384465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0606619190871">
                <text:p>12.0606619190871</text:p>
              </table:table-cell>
              <table:table-cell office:value-type="float" office:value="13.2753897246798">
                <text:p>13.2753897246798</text:p>
              </table:table-cell>
              <table:table-cell office:value-type="float" office:value="11.3560878451336">
                <text:p>11.3560878451336</text:p>
              </table:table-cell>
              <table:table-cell office:value-type="float" office:value="12.28681166044">
                <text:p>12.286811660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